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00000007FC3A3C2EF99FE1046.png" manifest:media-type="image/png"/>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officeooo:rsid="0019f43d" officeooo:paragraph-rsid="001e45a2"/>
    </style:style>
    <style:style style:name="P2" style:family="paragraph" style:parent-style-name="Standard">
      <style:text-properties fo:language="ru" fo:country="RU" officeooo:rsid="0019f43d" officeooo:paragraph-rsid="0019f43d"/>
    </style:style>
    <style:style style:name="P3" style:family="paragraph" style:parent-style-name="Standard">
      <style:text-properties fo:language="ru" fo:country="RU" officeooo:rsid="0019f43d" officeooo:paragraph-rsid="0056e8d5"/>
    </style:style>
    <style:style style:name="P4" style:family="paragraph" style:parent-style-name="Standard">
      <style:text-properties fo:language="ru" fo:country="RU" officeooo:rsid="0019f43d" officeooo:paragraph-rsid="0056ee81"/>
    </style:style>
    <style:style style:name="P5" style:family="paragraph" style:parent-style-name="Standard">
      <style:text-properties fo:language="ru" fo:country="RU" officeooo:rsid="0019f43d" officeooo:paragraph-rsid="005a70fb"/>
    </style:style>
    <style:style style:name="P6" style:family="paragraph" style:parent-style-name="Standard">
      <style:text-properties fo:language="ru" fo:country="RU" officeooo:rsid="0019f43d" officeooo:paragraph-rsid="005dc8e7"/>
    </style:style>
    <style:style style:name="P7" style:family="paragraph" style:parent-style-name="Standard">
      <style:text-properties fo:language="ru" fo:country="RU" officeooo:rsid="0019f43d" officeooo:paragraph-rsid="0070ba3a"/>
    </style:style>
    <style:style style:name="P8" style:family="paragraph" style:parent-style-name="Standard">
      <style:text-properties fo:language="ru" fo:country="RU" officeooo:rsid="0019f43d" officeooo:paragraph-rsid="0402ef49"/>
    </style:style>
    <style:style style:name="P9" style:family="paragraph" style:parent-style-name="Standard">
      <style:text-properties fo:language="ru" fo:country="RU" officeooo:rsid="0019f43d" officeooo:paragraph-rsid="05e7cc16"/>
    </style:style>
    <style:style style:name="P10" style:family="paragraph" style:parent-style-name="Standard">
      <style:text-properties fo:language="ru" fo:country="RU" officeooo:rsid="0019f43d" officeooo:paragraph-rsid="06efdc05"/>
    </style:style>
    <style:style style:name="P11" style:family="paragraph" style:parent-style-name="Standard">
      <style:text-properties fo:language="ru" fo:country="RU" officeooo:rsid="0025f552" officeooo:paragraph-rsid="0054d7d4"/>
    </style:style>
    <style:style style:name="P12" style:family="paragraph" style:parent-style-name="Standard">
      <style:text-properties fo:language="ru" fo:country="RU" officeooo:rsid="00259911" officeooo:paragraph-rsid="00396b1b"/>
    </style:style>
    <style:style style:name="P13" style:family="paragraph" style:parent-style-name="Standard">
      <style:text-properties fo:language="ru" fo:country="RU" officeooo:rsid="003ec289" officeooo:paragraph-rsid="00428e1b"/>
    </style:style>
    <style:style style:name="P14" style:family="paragraph" style:parent-style-name="Standard">
      <style:text-properties fo:language="ru" fo:country="RU" officeooo:rsid="004af42d" officeooo:paragraph-rsid="0052e461"/>
    </style:style>
    <style:style style:name="P15" style:family="paragraph" style:parent-style-name="Standard">
      <style:text-properties fo:language="ru" fo:country="RU" officeooo:rsid="00588865" officeooo:paragraph-rsid="00588865"/>
    </style:style>
    <style:style style:name="P16" style:family="paragraph" style:parent-style-name="Standard">
      <style:text-properties fo:language="ru" fo:country="RU" officeooo:rsid="005fa1c7" officeooo:paragraph-rsid="00620f99"/>
    </style:style>
    <style:style style:name="P17" style:family="paragraph" style:parent-style-name="Standard">
      <style:text-properties fo:language="ru" fo:country="RU" officeooo:rsid="006cf9eb" officeooo:paragraph-rsid="006deb58"/>
    </style:style>
    <style:style style:name="P18" style:family="paragraph" style:parent-style-name="Standard">
      <style:text-properties fo:language="ru" fo:country="RU" officeooo:rsid="006deb58" officeooo:paragraph-rsid="00706c04"/>
    </style:style>
    <style:style style:name="P19" style:family="paragraph" style:parent-style-name="Standard">
      <style:text-properties fo:language="ru" fo:country="RU" officeooo:rsid="0079c8f4" officeooo:paragraph-rsid="0081a9f9"/>
    </style:style>
    <style:style style:name="P20" style:family="paragraph" style:parent-style-name="Standard">
      <style:text-properties fo:language="ru" fo:country="RU" officeooo:rsid="00820473" officeooo:paragraph-rsid="00820473"/>
    </style:style>
    <style:style style:name="P21" style:family="paragraph" style:parent-style-name="Standard">
      <style:text-properties fo:language="ru" fo:country="RU" officeooo:rsid="00855aa2" officeooo:paragraph-rsid="0096aeaf"/>
    </style:style>
    <style:style style:name="P22" style:family="paragraph" style:parent-style-name="Standard">
      <style:text-properties fo:language="ru" fo:country="RU" officeooo:rsid="00709c9d" officeooo:paragraph-rsid="00706c04"/>
    </style:style>
    <style:style style:name="P23" style:family="paragraph" style:parent-style-name="Standard">
      <style:text-properties fo:language="ru" fo:country="RU" style:text-underline-style="none" officeooo:rsid="0025f552" officeooo:paragraph-rsid="009a69dd"/>
    </style:style>
    <style:style style:name="P24" style:family="paragraph" style:parent-style-name="Standard">
      <style:text-properties fo:language="ru" fo:country="RU" style:text-underline-style="none" officeooo:rsid="009bf781" officeooo:paragraph-rsid="009bf781"/>
    </style:style>
    <style:style style:name="P25" style:family="paragraph" style:parent-style-name="Standard">
      <style:text-properties fo:language="ru" fo:country="RU" style:text-underline-style="none" officeooo:rsid="00a099c3" officeooo:paragraph-rsid="00a099c3"/>
    </style:style>
    <style:style style:name="P26" style:family="paragraph" style:parent-style-name="Standard">
      <style:text-properties fo:language="ru" fo:country="RU" style:text-underline-style="none" officeooo:rsid="00a7f456" officeooo:paragraph-rsid="00a7f456"/>
    </style:style>
    <style:style style:name="P27" style:family="paragraph" style:parent-style-name="Standard">
      <style:text-properties fo:language="ru" fo:country="RU" style:text-underline-style="none" officeooo:rsid="00aee08f" officeooo:paragraph-rsid="00b80096"/>
    </style:style>
    <style:style style:name="P28" style:family="paragraph" style:parent-style-name="Standard">
      <style:text-properties fo:language="ru" fo:country="RU" style:text-underline-style="none" officeooo:rsid="00c4cf50" officeooo:paragraph-rsid="00cce89c"/>
    </style:style>
    <style:style style:name="P29" style:family="paragraph" style:parent-style-name="Standard">
      <style:text-properties fo:language="ru" fo:country="RU" style:text-underline-style="none" officeooo:rsid="00c4cf50" officeooo:paragraph-rsid="00ce7e39"/>
    </style:style>
    <style:style style:name="P30" style:family="paragraph" style:parent-style-name="Standard">
      <style:text-properties fo:language="ru" fo:country="RU" style:text-underline-style="none" officeooo:rsid="00b80096" officeooo:paragraph-rsid="00be57a5"/>
    </style:style>
    <style:style style:name="P31" style:family="paragraph" style:parent-style-name="Standard">
      <style:text-properties fo:language="ru" fo:country="RU" style:text-underline-style="none" officeooo:rsid="00d2e24b" officeooo:paragraph-rsid="00d35ad4"/>
    </style:style>
    <style:style style:name="P32" style:family="paragraph" style:parent-style-name="Standard">
      <style:text-properties fo:language="ru" fo:country="RU" style:text-underline-style="none" officeooo:rsid="00d537e7" officeooo:paragraph-rsid="00da6bd0"/>
    </style:style>
    <style:style style:name="P33" style:family="paragraph" style:parent-style-name="Standard">
      <style:text-properties fo:language="ru" fo:country="RU" style:text-underline-style="none" officeooo:rsid="0019f43d" officeooo:paragraph-rsid="00dfeb65"/>
    </style:style>
    <style:style style:name="P34" style:family="paragraph" style:parent-style-name="Standard">
      <style:text-properties fo:language="ru" fo:country="RU" style:text-underline-style="none" officeooo:rsid="0019f43d" officeooo:paragraph-rsid="012c8153"/>
    </style:style>
    <style:style style:name="P35" style:family="paragraph" style:parent-style-name="Standard">
      <style:text-properties fo:language="ru" fo:country="RU" style:text-underline-style="none" officeooo:rsid="0019f43d" officeooo:paragraph-rsid="01711763"/>
    </style:style>
    <style:style style:name="P36" style:family="paragraph" style:parent-style-name="Standard">
      <style:text-properties fo:language="ru" fo:country="RU" style:text-underline-style="none" officeooo:rsid="0019f43d" officeooo:paragraph-rsid="0171f55f"/>
    </style:style>
    <style:style style:name="P37" style:family="paragraph" style:parent-style-name="Standard">
      <style:text-properties fo:language="ru" fo:country="RU" style:text-underline-style="none" officeooo:rsid="0019f43d" officeooo:paragraph-rsid="01743a71"/>
    </style:style>
    <style:style style:name="P38" style:family="paragraph" style:parent-style-name="Standard">
      <style:text-properties fo:language="ru" fo:country="RU" style:text-underline-style="none" officeooo:rsid="0019f43d" officeooo:paragraph-rsid="01762ed7"/>
    </style:style>
    <style:style style:name="P39" style:family="paragraph" style:parent-style-name="Standard">
      <style:text-properties fo:language="ru" fo:country="RU" style:text-underline-style="none" officeooo:rsid="0019f43d" officeooo:paragraph-rsid="0177f2e5"/>
    </style:style>
    <style:style style:name="P40" style:family="paragraph" style:parent-style-name="Standard">
      <style:text-properties fo:language="ru" fo:country="RU" style:text-underline-style="none" officeooo:rsid="0019f43d" officeooo:paragraph-rsid="01ecc3b2"/>
    </style:style>
    <style:style style:name="P41" style:family="paragraph" style:parent-style-name="Standard">
      <style:text-properties fo:language="ru" fo:country="RU" style:text-underline-style="none" officeooo:rsid="0019f43d" officeooo:paragraph-rsid="01eda8a9"/>
    </style:style>
    <style:style style:name="P42" style:family="paragraph" style:parent-style-name="Standard">
      <style:text-properties fo:language="ru" fo:country="RU" style:text-underline-style="none" officeooo:rsid="0019f43d" officeooo:paragraph-rsid="01ef4787"/>
    </style:style>
    <style:style style:name="P43" style:family="paragraph" style:parent-style-name="Standard">
      <style:text-properties fo:language="ru" fo:country="RU" style:text-underline-style="none" officeooo:rsid="0019f43d" officeooo:paragraph-rsid="01f0ff82"/>
    </style:style>
    <style:style style:name="P44" style:family="paragraph" style:parent-style-name="Standard">
      <style:text-properties fo:language="ru" fo:country="RU" style:text-underline-style="none" officeooo:rsid="0019f43d" officeooo:paragraph-rsid="0225aba6"/>
    </style:style>
    <style:style style:name="P45" style:family="paragraph" style:parent-style-name="Standard">
      <style:text-properties fo:language="ru" fo:country="RU" style:text-underline-style="none" officeooo:rsid="0019f43d" officeooo:paragraph-rsid="022cdf7a"/>
    </style:style>
    <style:style style:name="P46" style:family="paragraph" style:parent-style-name="Standard">
      <style:text-properties fo:language="ru" fo:country="RU" style:text-underline-style="none" officeooo:rsid="0019f43d" officeooo:paragraph-rsid="022e0c47"/>
    </style:style>
    <style:style style:name="P47" style:family="paragraph" style:parent-style-name="Standard">
      <style:text-properties fo:language="ru" fo:country="RU" style:text-underline-style="none" officeooo:rsid="0019f43d" officeooo:paragraph-rsid="023556a2"/>
    </style:style>
    <style:style style:name="P48" style:family="paragraph" style:parent-style-name="Standard">
      <style:text-properties fo:language="ru" fo:country="RU" style:text-underline-style="none" officeooo:rsid="0019f43d" officeooo:paragraph-rsid="02365aff"/>
    </style:style>
    <style:style style:name="P49" style:family="paragraph" style:parent-style-name="Standard">
      <style:text-properties fo:language="ru" fo:country="RU" style:text-underline-style="none" officeooo:rsid="0019f43d" officeooo:paragraph-rsid="0251005a"/>
    </style:style>
    <style:style style:name="P50" style:family="paragraph" style:parent-style-name="Standard">
      <style:text-properties fo:language="ru" fo:country="RU" style:text-underline-style="none" officeooo:rsid="0019f43d" officeooo:paragraph-rsid="034cde68"/>
    </style:style>
    <style:style style:name="P51" style:family="paragraph" style:parent-style-name="Standard">
      <style:text-properties fo:language="ru" fo:country="RU" style:text-underline-style="none" officeooo:rsid="0019f43d" officeooo:paragraph-rsid="034eec9e"/>
    </style:style>
    <style:style style:name="P52" style:family="paragraph" style:parent-style-name="Standard">
      <style:text-properties fo:language="ru" fo:country="RU" style:text-underline-style="none" officeooo:rsid="0019f43d" officeooo:paragraph-rsid="034f538c"/>
    </style:style>
    <style:style style:name="P53" style:family="paragraph" style:parent-style-name="Standard">
      <style:text-properties fo:language="ru" fo:country="RU" style:text-underline-style="none" officeooo:rsid="0019f43d" officeooo:paragraph-rsid="034fbbf3"/>
    </style:style>
    <style:style style:name="P54" style:family="paragraph" style:parent-style-name="Standard">
      <style:text-properties fo:language="ru" fo:country="RU" style:text-underline-style="none" officeooo:rsid="0019f43d" officeooo:paragraph-rsid="03595d21"/>
    </style:style>
    <style:style style:name="P55" style:family="paragraph" style:parent-style-name="Standard">
      <style:text-properties fo:language="ru" fo:country="RU" style:text-underline-style="none" officeooo:rsid="0019f43d" officeooo:paragraph-rsid="035992e7"/>
    </style:style>
    <style:style style:name="P56" style:family="paragraph" style:parent-style-name="Standard">
      <style:text-properties fo:language="ru" fo:country="RU" style:text-underline-style="none" officeooo:rsid="0019f43d" officeooo:paragraph-rsid="035b1908"/>
    </style:style>
    <style:style style:name="P57" style:family="paragraph" style:parent-style-name="Standard">
      <style:text-properties fo:language="ru" fo:country="RU" style:text-underline-style="none" officeooo:rsid="0019f43d" officeooo:paragraph-rsid="035f6d65"/>
    </style:style>
    <style:style style:name="P58" style:family="paragraph" style:parent-style-name="Standard">
      <style:text-properties fo:language="ru" fo:country="RU" style:text-underline-style="none" officeooo:rsid="0019f43d" officeooo:paragraph-rsid="0361bfeb"/>
    </style:style>
    <style:style style:name="P59" style:family="paragraph" style:parent-style-name="Standard">
      <style:text-properties fo:language="ru" fo:country="RU" style:text-underline-style="none" officeooo:rsid="0019f43d" officeooo:paragraph-rsid="0367a1e9"/>
    </style:style>
    <style:style style:name="P60" style:family="paragraph" style:parent-style-name="Standard">
      <style:text-properties fo:language="ru" fo:country="RU" style:text-underline-style="none" officeooo:rsid="0019f43d" officeooo:paragraph-rsid="0369303e"/>
    </style:style>
    <style:style style:name="P61" style:family="paragraph" style:parent-style-name="Standard">
      <style:text-properties fo:language="ru" fo:country="RU" style:text-underline-style="none" officeooo:rsid="0019f43d" officeooo:paragraph-rsid="036a3fe7"/>
    </style:style>
    <style:style style:name="P62" style:family="paragraph" style:parent-style-name="Standard">
      <style:text-properties fo:language="ru" fo:country="RU" style:text-underline-style="none" officeooo:rsid="0019f43d" officeooo:paragraph-rsid="036b428e"/>
    </style:style>
    <style:style style:name="P63" style:family="paragraph" style:parent-style-name="Standard">
      <style:text-properties fo:language="ru" fo:country="RU" style:text-underline-style="none" officeooo:rsid="0019f43d" officeooo:paragraph-rsid="038084f8"/>
    </style:style>
    <style:style style:name="P64" style:family="paragraph" style:parent-style-name="Standard">
      <style:text-properties fo:language="ru" fo:country="RU" style:text-underline-style="none" officeooo:rsid="0019f43d" officeooo:paragraph-rsid="03a43373"/>
    </style:style>
    <style:style style:name="P65" style:family="paragraph" style:parent-style-name="Standard">
      <style:text-properties fo:language="ru" fo:country="RU" style:text-underline-style="none" officeooo:rsid="0019f43d" officeooo:paragraph-rsid="03bb1f0a"/>
    </style:style>
    <style:style style:name="P66" style:family="paragraph" style:parent-style-name="Standard">
      <style:text-properties fo:language="ru" fo:country="RU" style:text-underline-style="none" officeooo:rsid="0019f43d" officeooo:paragraph-rsid="03bcebcb"/>
    </style:style>
    <style:style style:name="P67" style:family="paragraph" style:parent-style-name="Standard">
      <style:text-properties fo:language="ru" fo:country="RU" style:text-underline-style="none" officeooo:rsid="0019f43d" officeooo:paragraph-rsid="03bd94ee"/>
    </style:style>
    <style:style style:name="P68" style:family="paragraph" style:parent-style-name="Standard">
      <style:text-properties fo:language="ru" fo:country="RU" style:text-underline-style="none" officeooo:rsid="0019f43d" officeooo:paragraph-rsid="03c09961"/>
    </style:style>
    <style:style style:name="P69" style:family="paragraph" style:parent-style-name="Standard">
      <style:text-properties fo:language="ru" fo:country="RU" style:text-underline-style="none" officeooo:rsid="0019f43d" officeooo:paragraph-rsid="03c6e892"/>
    </style:style>
    <style:style style:name="P70" style:family="paragraph" style:parent-style-name="Standard">
      <style:text-properties fo:language="ru" fo:country="RU" style:text-underline-style="none" officeooo:rsid="0019f43d" officeooo:paragraph-rsid="03d4f318"/>
    </style:style>
    <style:style style:name="P71" style:family="paragraph" style:parent-style-name="Standard">
      <style:text-properties fo:language="ru" fo:country="RU" style:text-underline-style="none" officeooo:rsid="0019f43d" officeooo:paragraph-rsid="03e14bdb"/>
    </style:style>
    <style:style style:name="P72" style:family="paragraph" style:parent-style-name="Standard">
      <style:text-properties fo:language="ru" fo:country="RU" style:text-underline-style="none" officeooo:rsid="0019f43d" officeooo:paragraph-rsid="03e2fa00"/>
    </style:style>
    <style:style style:name="P73" style:family="paragraph" style:parent-style-name="Standard">
      <style:text-properties fo:language="ru" fo:country="RU" style:text-underline-style="none" officeooo:rsid="0019f43d" officeooo:paragraph-rsid="03e4cbfe"/>
    </style:style>
    <style:style style:name="P74" style:family="paragraph" style:parent-style-name="Standard">
      <style:text-properties fo:language="ru" fo:country="RU" style:text-underline-style="none" officeooo:rsid="0019f43d" officeooo:paragraph-rsid="03e8fa57"/>
    </style:style>
    <style:style style:name="P75" style:family="paragraph" style:parent-style-name="Standard">
      <style:text-properties fo:language="ru" fo:country="RU" style:text-underline-style="none" officeooo:rsid="0019f43d" officeooo:paragraph-rsid="03ec1b53"/>
    </style:style>
    <style:style style:name="P76" style:family="paragraph" style:parent-style-name="Standard">
      <style:text-properties fo:language="ru" fo:country="RU" style:text-underline-style="none" officeooo:rsid="0019f43d" officeooo:paragraph-rsid="03ec41ae"/>
    </style:style>
    <style:style style:name="P77" style:family="paragraph" style:parent-style-name="Standard">
      <style:text-properties fo:language="ru" fo:country="RU" style:text-underline-style="none" officeooo:rsid="0019f43d" officeooo:paragraph-rsid="03f45b8c"/>
    </style:style>
    <style:style style:name="P78" style:family="paragraph" style:parent-style-name="Standard">
      <style:text-properties fo:language="ru" fo:country="RU" style:text-underline-style="none" officeooo:rsid="0019f43d" officeooo:paragraph-rsid="040e86ef"/>
    </style:style>
    <style:style style:name="P79" style:family="paragraph" style:parent-style-name="Standard">
      <style:text-properties fo:language="ru" fo:country="RU" style:text-underline-style="none" officeooo:rsid="0019f43d" officeooo:paragraph-rsid="0410246e"/>
    </style:style>
    <style:style style:name="P80" style:family="paragraph" style:parent-style-name="Standard">
      <style:text-properties fo:language="ru" fo:country="RU" style:text-underline-style="none" officeooo:rsid="0019f43d" officeooo:paragraph-rsid="0412785f"/>
    </style:style>
    <style:style style:name="P81" style:family="paragraph" style:parent-style-name="Standard">
      <style:text-properties fo:language="ru" fo:country="RU" style:text-underline-style="none" officeooo:rsid="0019f43d" officeooo:paragraph-rsid="0413896f"/>
    </style:style>
    <style:style style:name="P82" style:family="paragraph" style:parent-style-name="Standard">
      <style:text-properties fo:language="ru" fo:country="RU" style:text-underline-style="none" officeooo:rsid="0019f43d" officeooo:paragraph-rsid="0415532c"/>
    </style:style>
    <style:style style:name="P83" style:family="paragraph" style:parent-style-name="Standard">
      <style:text-properties fo:language="ru" fo:country="RU" style:text-underline-style="none" officeooo:rsid="0019f43d" officeooo:paragraph-rsid="0415e672"/>
    </style:style>
    <style:style style:name="P84" style:family="paragraph" style:parent-style-name="Standard">
      <style:text-properties fo:language="ru" fo:country="RU" style:text-underline-style="none" officeooo:rsid="0019f43d" officeooo:paragraph-rsid="0417e312"/>
    </style:style>
    <style:style style:name="P85" style:family="paragraph" style:parent-style-name="Standard">
      <style:text-properties fo:language="ru" fo:country="RU" style:text-underline-style="none" officeooo:rsid="0019f43d" officeooo:paragraph-rsid="041899ac"/>
    </style:style>
    <style:style style:name="P86" style:family="paragraph" style:parent-style-name="Standard">
      <style:text-properties fo:language="ru" fo:country="RU" style:text-underline-style="none" officeooo:rsid="0019f43d" officeooo:paragraph-rsid="041e1e64"/>
    </style:style>
    <style:style style:name="P87" style:family="paragraph" style:parent-style-name="Standard">
      <style:text-properties fo:language="ru" fo:country="RU" style:text-underline-style="none" officeooo:rsid="0019f43d" officeooo:paragraph-rsid="0421a646"/>
    </style:style>
    <style:style style:name="P88" style:family="paragraph" style:parent-style-name="Standard">
      <style:text-properties fo:language="ru" fo:country="RU" style:text-underline-style="none" officeooo:rsid="0019f43d" officeooo:paragraph-rsid="04342d68"/>
    </style:style>
    <style:style style:name="P89" style:family="paragraph" style:parent-style-name="Standard">
      <style:text-properties fo:language="ru" fo:country="RU" style:text-underline-style="none" officeooo:rsid="0019f43d" officeooo:paragraph-rsid="04395a63"/>
    </style:style>
    <style:style style:name="P90" style:family="paragraph" style:parent-style-name="Standard">
      <style:text-properties fo:language="ru" fo:country="RU" style:text-underline-style="none" officeooo:rsid="0019f43d" officeooo:paragraph-rsid="0448f389"/>
    </style:style>
    <style:style style:name="P91" style:family="paragraph" style:parent-style-name="Standard">
      <style:text-properties fo:language="ru" fo:country="RU" style:text-underline-style="none" officeooo:rsid="0019f43d" officeooo:paragraph-rsid="044ad065"/>
    </style:style>
    <style:style style:name="P92" style:family="paragraph" style:parent-style-name="Standard">
      <style:text-properties fo:language="ru" fo:country="RU" style:text-underline-style="none" officeooo:rsid="0019f43d" officeooo:paragraph-rsid="044c8933"/>
    </style:style>
    <style:style style:name="P93" style:family="paragraph" style:parent-style-name="Standard">
      <style:text-properties fo:language="ru" fo:country="RU" style:text-underline-style="none" officeooo:rsid="0019f43d" officeooo:paragraph-rsid="04542831"/>
    </style:style>
    <style:style style:name="P94" style:family="paragraph" style:parent-style-name="Standard">
      <style:text-properties fo:language="ru" fo:country="RU" style:text-underline-style="none" officeooo:rsid="0019f43d" officeooo:paragraph-rsid="05d1a48e"/>
    </style:style>
    <style:style style:name="P95" style:family="paragraph" style:parent-style-name="Standard">
      <style:text-properties fo:language="ru" fo:country="RU" style:text-underline-style="none" officeooo:rsid="0019f43d" officeooo:paragraph-rsid="05df07e2"/>
    </style:style>
    <style:style style:name="P96" style:family="paragraph" style:parent-style-name="Standard">
      <style:text-properties fo:language="ru" fo:country="RU" style:text-underline-style="none" officeooo:rsid="0019f43d" officeooo:paragraph-rsid="05df7b81"/>
    </style:style>
    <style:style style:name="P97" style:family="paragraph" style:parent-style-name="Standard">
      <style:text-properties fo:language="ru" fo:country="RU" style:text-underline-style="none" officeooo:rsid="0019f43d" officeooo:paragraph-rsid="05dff4b1"/>
    </style:style>
    <style:style style:name="P98" style:family="paragraph" style:parent-style-name="Standard">
      <style:text-properties fo:language="ru" fo:country="RU" style:text-underline-style="none" officeooo:rsid="0019f43d" officeooo:paragraph-rsid="05e0feb5"/>
    </style:style>
    <style:style style:name="P99" style:family="paragraph" style:parent-style-name="Standard">
      <style:text-properties fo:language="ru" fo:country="RU" style:text-underline-style="none" officeooo:rsid="0019f43d" officeooo:paragraph-rsid="05e47207"/>
    </style:style>
    <style:style style:name="P100" style:family="paragraph" style:parent-style-name="Standard">
      <style:text-properties fo:language="ru" fo:country="RU" style:text-underline-style="none" officeooo:rsid="00ee26c6" officeooo:paragraph-rsid="0100d1cd"/>
    </style:style>
    <style:style style:name="P101" style:family="paragraph" style:parent-style-name="Standard">
      <style:text-properties fo:language="ru" fo:country="RU" style:text-underline-style="none" officeooo:rsid="011139fe" officeooo:paragraph-rsid="011139fe"/>
    </style:style>
    <style:style style:name="P102" style:family="paragraph" style:parent-style-name="Standard">
      <style:text-properties fo:language="ru" fo:country="RU" style:text-underline-style="none" officeooo:rsid="010251e8" officeooo:paragraph-rsid="011139fe"/>
    </style:style>
    <style:style style:name="P103" style:family="paragraph" style:parent-style-name="Standard">
      <style:text-properties fo:language="ru" fo:country="RU" style:text-underline-style="none" officeooo:rsid="011a4b18" officeooo:paragraph-rsid="011eb187"/>
    </style:style>
    <style:style style:name="P104" style:family="paragraph" style:parent-style-name="Standard">
      <style:text-properties fo:language="ru" fo:country="RU" style:text-underline-style="none" officeooo:rsid="0125d127" officeooo:paragraph-rsid="0129eedf"/>
    </style:style>
    <style:style style:name="P105" style:family="paragraph" style:parent-style-name="Standard">
      <style:text-properties fo:language="ru" fo:country="RU" style:text-underline-style="none" officeooo:rsid="012aa4ac" officeooo:paragraph-rsid="012c8153"/>
    </style:style>
    <style:style style:name="P106" style:family="paragraph" style:parent-style-name="Standard">
      <style:text-properties fo:language="ru" fo:country="RU" style:text-underline-style="none" officeooo:rsid="012c8153" officeooo:paragraph-rsid="012c8153"/>
    </style:style>
    <style:style style:name="P107" style:family="paragraph" style:parent-style-name="Standard">
      <style:text-properties fo:language="ru" fo:country="RU" style:text-underline-style="none" officeooo:rsid="01639c7a" officeooo:paragraph-rsid="0170f344"/>
    </style:style>
    <style:style style:name="P108" style:family="paragraph" style:parent-style-name="Standard">
      <style:text-properties fo:language="ru" fo:country="RU" style:text-underline-style="none" officeooo:rsid="01721d36" officeooo:paragraph-rsid="0172c364"/>
    </style:style>
    <style:style style:name="P109" style:family="paragraph" style:parent-style-name="Standard">
      <style:text-properties fo:language="ru" fo:country="RU" style:text-underline-style="none" officeooo:rsid="0177f2e5" officeooo:paragraph-rsid="0177f2e5"/>
    </style:style>
    <style:style style:name="P110" style:family="paragraph" style:parent-style-name="Standard">
      <style:text-properties fo:language="ru" fo:country="RU" style:text-underline-style="none" officeooo:rsid="017e41f2" officeooo:paragraph-rsid="018a9308"/>
    </style:style>
    <style:style style:name="P111" style:family="paragraph" style:parent-style-name="Standard">
      <style:text-properties fo:language="ru" fo:country="RU" style:text-underline-style="none" officeooo:rsid="01909b82" officeooo:paragraph-rsid="019ade2d"/>
    </style:style>
    <style:style style:name="P112" style:family="paragraph" style:parent-style-name="Standard">
      <style:text-properties fo:language="ru" fo:country="RU" style:text-underline-style="none" officeooo:rsid="0198e286" officeooo:paragraph-rsid="0198e286"/>
    </style:style>
    <style:style style:name="P113" style:family="paragraph" style:parent-style-name="Standard">
      <style:text-properties fo:language="ru" fo:country="RU" style:text-underline-style="none" officeooo:rsid="01a31b95" officeooo:paragraph-rsid="01a31b95"/>
    </style:style>
    <style:style style:name="P114" style:family="paragraph" style:parent-style-name="Standard">
      <style:text-properties fo:language="ru" fo:country="RU" style:text-underline-style="none" officeooo:rsid="01aa35ee" officeooo:paragraph-rsid="01c62a2b"/>
    </style:style>
    <style:style style:name="P115" style:family="paragraph" style:parent-style-name="Standard">
      <style:text-properties fo:language="ru" fo:country="RU" style:text-underline-style="none" officeooo:rsid="01d00874" officeooo:paragraph-rsid="01d58f7d"/>
    </style:style>
    <style:style style:name="P116" style:family="paragraph" style:parent-style-name="Standard">
      <style:text-properties fo:language="ru" fo:country="RU" style:text-underline-style="none" officeooo:rsid="01d69d41" officeooo:paragraph-rsid="01e10390"/>
    </style:style>
    <style:style style:name="P117" style:family="paragraph" style:parent-style-name="Standard">
      <style:text-properties fo:language="ru" fo:country="RU" style:text-underline-style="none" officeooo:rsid="01e20984" officeooo:paragraph-rsid="01e32dfa"/>
    </style:style>
    <style:style style:name="P118" style:family="paragraph" style:parent-style-name="Standard">
      <style:text-properties fo:language="ru" fo:country="RU" style:text-underline-style="none" officeooo:rsid="01e9735b" officeooo:paragraph-rsid="01ecc3b2"/>
    </style:style>
    <style:style style:name="P119" style:family="paragraph" style:parent-style-name="Standard">
      <style:text-properties fo:language="ru" fo:country="RU" style:text-underline-style="none" officeooo:rsid="01ef4787" officeooo:paragraph-rsid="01f0ff82"/>
    </style:style>
    <style:style style:name="P120" style:family="paragraph" style:parent-style-name="Standard">
      <style:text-properties fo:language="ru" fo:country="RU" style:text-underline-style="none" officeooo:rsid="01f0ff82" officeooo:paragraph-rsid="01f0ff82"/>
    </style:style>
    <style:style style:name="P121" style:family="paragraph" style:parent-style-name="Standard">
      <style:text-properties fo:language="ru" fo:country="RU" style:text-underline-style="none" officeooo:rsid="01f31853" officeooo:paragraph-rsid="01f65e9a"/>
    </style:style>
    <style:style style:name="P122" style:family="paragraph" style:parent-style-name="Standard">
      <style:text-properties fo:language="ru" fo:country="RU" style:text-underline-style="none" officeooo:rsid="01f31853" officeooo:paragraph-rsid="01f7db89"/>
    </style:style>
    <style:style style:name="P123" style:family="paragraph" style:parent-style-name="Standard">
      <style:text-properties fo:language="ru" fo:country="RU" style:text-underline-style="none" officeooo:rsid="02062b15" officeooo:paragraph-rsid="0206830a"/>
    </style:style>
    <style:style style:name="P124" style:family="paragraph" style:parent-style-name="Standard">
      <style:text-properties fo:language="ru" fo:country="RU" style:text-underline-style="none" officeooo:rsid="0206a5d9" officeooo:paragraph-rsid="0206a5d9"/>
    </style:style>
    <style:style style:name="P125" style:family="paragraph" style:parent-style-name="Standard">
      <style:text-properties fo:language="ru" fo:country="RU" style:text-underline-style="none" officeooo:rsid="020a3844" officeooo:paragraph-rsid="0213fb1a"/>
    </style:style>
    <style:style style:name="P126" style:family="paragraph" style:parent-style-name="Standard">
      <style:text-properties fo:language="ru" fo:country="RU" style:text-underline-style="none" officeooo:rsid="021813f7" officeooo:paragraph-rsid="02188b67"/>
    </style:style>
    <style:style style:name="P127" style:family="paragraph" style:parent-style-name="Standard">
      <style:text-properties fo:language="ru" fo:country="RU" style:text-underline-style="none" officeooo:rsid="022020fa" officeooo:paragraph-rsid="022020fa"/>
    </style:style>
    <style:style style:name="P128" style:family="paragraph" style:parent-style-name="Standard">
      <style:text-properties fo:language="ru" fo:country="RU" style:text-underline-style="none" officeooo:rsid="022e0c47" officeooo:paragraph-rsid="022e0c47"/>
    </style:style>
    <style:style style:name="P129" style:family="paragraph" style:parent-style-name="Standard">
      <style:text-properties fo:language="ru" fo:country="RU" style:text-underline-style="none" officeooo:rsid="023b4649" officeooo:paragraph-rsid="023b4649"/>
    </style:style>
    <style:style style:name="P130" style:family="paragraph" style:parent-style-name="Standard">
      <style:text-properties fo:language="ru" fo:country="RU" style:text-underline-style="none" officeooo:rsid="023b5d4d" officeooo:paragraph-rsid="023fa9f4"/>
    </style:style>
    <style:style style:name="P131" style:family="paragraph" style:parent-style-name="Standard">
      <style:text-properties fo:language="ru" fo:country="RU" style:text-underline-style="none" officeooo:rsid="0244597f" officeooo:paragraph-rsid="0244597f"/>
    </style:style>
    <style:style style:name="P132" style:family="paragraph" style:parent-style-name="Standard">
      <style:text-properties fo:language="ru" fo:country="RU" style:text-underline-style="none" officeooo:rsid="024ee6b1" officeooo:paragraph-rsid="024ee6b1"/>
    </style:style>
    <style:style style:name="P133" style:family="paragraph" style:parent-style-name="Standard">
      <style:text-properties fo:language="ru" fo:country="RU" style:text-underline-style="none" officeooo:rsid="0252e5e1" officeooo:paragraph-rsid="02566222"/>
    </style:style>
    <style:style style:name="P134" style:family="paragraph" style:parent-style-name="Standard">
      <style:text-properties fo:language="ru" fo:country="RU" style:text-underline-style="none" officeooo:rsid="0256d932" officeooo:paragraph-rsid="0257d347"/>
    </style:style>
    <style:style style:name="P135" style:family="paragraph" style:parent-style-name="Standard">
      <style:text-properties fo:language="ru" fo:country="RU" style:text-underline-style="none" officeooo:rsid="026029fd" officeooo:paragraph-rsid="026029fd"/>
    </style:style>
    <style:style style:name="P136" style:family="paragraph" style:parent-style-name="Standard">
      <style:text-properties fo:language="ru" fo:country="RU" style:text-underline-style="none" officeooo:rsid="0266475c" officeooo:paragraph-rsid="026d4944"/>
    </style:style>
    <style:style style:name="P137" style:family="paragraph" style:parent-style-name="Standard">
      <style:text-properties fo:language="ru" fo:country="RU" style:text-underline-style="none" officeooo:rsid="026f2ebd" officeooo:paragraph-rsid="026f2ebd"/>
    </style:style>
    <style:style style:name="P138" style:family="paragraph" style:parent-style-name="Standard">
      <style:text-properties fo:language="ru" fo:country="RU" style:text-underline-style="none" officeooo:rsid="0272ec1b" officeooo:paragraph-rsid="027e7bbd"/>
    </style:style>
    <style:style style:name="P139" style:family="paragraph" style:parent-style-name="Standard">
      <style:text-properties fo:language="ru" fo:country="RU" style:text-underline-style="none" officeooo:rsid="0350e6f5" officeooo:paragraph-rsid="0350e6f5"/>
    </style:style>
    <style:style style:name="P140" style:family="paragraph" style:parent-style-name="Standard">
      <style:text-properties fo:language="ru" fo:country="RU" style:text-underline-style="none" officeooo:rsid="035f6d65" officeooo:paragraph-rsid="0361bfeb"/>
    </style:style>
    <style:style style:name="P141" style:family="paragraph" style:parent-style-name="Standard">
      <style:text-properties fo:language="ru" fo:country="RU" style:text-underline-style="none" officeooo:rsid="03836cfb" officeooo:paragraph-rsid="03836cfb"/>
    </style:style>
    <style:style style:name="P142" style:family="paragraph" style:parent-style-name="Standard">
      <style:text-properties fo:language="ru" fo:country="RU" style:text-underline-style="none" officeooo:rsid="038bc73a" officeooo:paragraph-rsid="0391d5ae"/>
    </style:style>
    <style:style style:name="P143" style:family="paragraph" style:parent-style-name="Standard">
      <style:text-properties fo:language="ru" fo:country="RU" style:text-underline-style="none" officeooo:rsid="03a8211b" officeooo:paragraph-rsid="03ab3f89"/>
    </style:style>
    <style:style style:name="P144" style:family="paragraph" style:parent-style-name="Standard">
      <style:text-properties fo:language="ru" fo:country="RU" style:text-underline-style="none" officeooo:rsid="03d5d2e3" officeooo:paragraph-rsid="03d5d2e3"/>
    </style:style>
    <style:style style:name="P145" style:family="paragraph" style:parent-style-name="Standard">
      <style:text-properties fo:language="ru" fo:country="RU" style:text-underline-style="none" officeooo:rsid="03d7f5e3" officeooo:paragraph-rsid="03df59fe"/>
    </style:style>
    <style:style style:name="P146" style:family="paragraph" style:parent-style-name="Standard">
      <style:text-properties fo:language="ru" fo:country="RU" style:text-underline-style="none" officeooo:rsid="03eea0ee" officeooo:paragraph-rsid="03f1116f"/>
    </style:style>
    <style:style style:name="P147" style:family="paragraph" style:parent-style-name="Standard">
      <style:text-properties fo:language="ru" fo:country="RU" style:text-underline-style="none" officeooo:rsid="03f53538" officeooo:paragraph-rsid="03f53538"/>
    </style:style>
    <style:style style:name="P148" style:family="paragraph" style:parent-style-name="Standard">
      <style:text-properties fo:language="ru" fo:country="RU" style:text-underline-style="none" officeooo:rsid="0403ba7e" officeooo:paragraph-rsid="0403ba7e"/>
    </style:style>
    <style:style style:name="P149" style:family="paragraph" style:parent-style-name="Standard">
      <style:text-properties fo:language="ru" fo:country="RU" style:text-underline-style="none" officeooo:rsid="04150360" officeooo:paragraph-rsid="04150360"/>
    </style:style>
    <style:style style:name="P150" style:family="paragraph" style:parent-style-name="Standard">
      <style:text-properties fo:language="ru" fo:country="RU" style:text-underline-style="none" officeooo:rsid="0419de36" officeooo:paragraph-rsid="0419de36"/>
    </style:style>
    <style:style style:name="P151" style:family="paragraph" style:parent-style-name="Standard">
      <style:text-properties fo:language="ru" fo:country="RU" style:text-underline-style="none" officeooo:rsid="0421a646" officeooo:paragraph-rsid="042e9807"/>
    </style:style>
    <style:style style:name="P152" style:family="paragraph" style:parent-style-name="Standard">
      <style:text-properties fo:language="ru" fo:country="RU" style:text-underline-style="none" officeooo:rsid="043ab624" officeooo:paragraph-rsid="043ab624"/>
    </style:style>
    <style:style style:name="P153" style:family="paragraph" style:parent-style-name="Standard">
      <style:text-properties fo:language="ru" fo:country="RU" style:text-underline-style="none" officeooo:rsid="044929e0" officeooo:paragraph-rsid="044929e0"/>
    </style:style>
    <style:style style:name="P154" style:family="paragraph" style:parent-style-name="Standard">
      <style:text-properties fo:language="ru" fo:country="RU" style:text-underline-style="none" officeooo:rsid="044f212e" officeooo:paragraph-rsid="0450d767"/>
    </style:style>
    <style:style style:name="P155" style:family="paragraph" style:parent-style-name="Standard">
      <style:text-properties fo:language="ru" fo:country="RU" style:text-underline-style="none" officeooo:rsid="04542831" officeooo:paragraph-rsid="04595b1e"/>
    </style:style>
    <style:style style:name="P156" style:family="paragraph" style:parent-style-name="Standard">
      <style:text-properties fo:language="ru" fo:country="RU" style:text-underline-style="none" officeooo:rsid="045a6b03" officeooo:paragraph-rsid="045a6b03"/>
    </style:style>
    <style:style style:name="P157" style:family="paragraph" style:parent-style-name="Standard">
      <style:text-properties fo:language="ru" fo:country="RU" style:text-underline-style="none" officeooo:rsid="04601464" officeooo:paragraph-rsid="04601464"/>
    </style:style>
    <style:style style:name="P158" style:family="paragraph" style:parent-style-name="Standard">
      <style:text-properties fo:language="ru" fo:country="RU" style:text-underline-style="none" officeooo:rsid="0469049e" officeooo:paragraph-rsid="0469049e"/>
    </style:style>
    <style:style style:name="P159" style:family="paragraph" style:parent-style-name="Standard">
      <style:text-properties fo:language="ru" fo:country="RU" style:text-underline-style="none" officeooo:rsid="046ede9d" officeooo:paragraph-rsid="047900c3"/>
    </style:style>
    <style:style style:name="P160" style:family="paragraph" style:parent-style-name="Standard">
      <style:text-properties fo:language="ru" fo:country="RU" style:text-underline-style="none" officeooo:rsid="047a981a" officeooo:paragraph-rsid="047d1794"/>
    </style:style>
    <style:style style:name="P161" style:family="paragraph" style:parent-style-name="Standard">
      <style:text-properties fo:language="ru" fo:country="RU" style:text-underline-style="none" officeooo:rsid="04920d36" officeooo:paragraph-rsid="04990e29"/>
    </style:style>
    <style:style style:name="P162" style:family="paragraph" style:parent-style-name="Standard">
      <style:text-properties fo:language="ru" fo:country="RU" style:text-underline-style="none" officeooo:rsid="04920d36" officeooo:paragraph-rsid="04a8f05d"/>
    </style:style>
    <style:style style:name="P163" style:family="paragraph" style:parent-style-name="Standard">
      <style:text-properties fo:language="ru" fo:country="RU" style:text-underline-style="none" officeooo:rsid="04b613bb" officeooo:paragraph-rsid="04b613bb"/>
    </style:style>
    <style:style style:name="P164" style:family="paragraph" style:parent-style-name="Standard">
      <style:text-properties fo:language="ru" fo:country="RU" style:text-underline-style="none" officeooo:rsid="04c01fef" officeooo:paragraph-rsid="04c01fef"/>
    </style:style>
    <style:style style:name="P165" style:family="paragraph" style:parent-style-name="Standard">
      <style:text-properties fo:language="ru" fo:country="RU" style:text-underline-style="none" officeooo:rsid="04c87949" officeooo:paragraph-rsid="04e29972"/>
    </style:style>
    <style:style style:name="P166" style:family="paragraph" style:parent-style-name="Standard">
      <style:text-properties fo:language="ru" fo:country="RU" style:text-underline-style="none" officeooo:rsid="050572c9" officeooo:paragraph-rsid="050572c9"/>
    </style:style>
    <style:style style:name="P167" style:family="paragraph" style:parent-style-name="Standard">
      <style:text-properties fo:language="ru" fo:country="RU" style:text-underline-style="none" officeooo:rsid="0508c2a9" officeooo:paragraph-rsid="05156a7d"/>
    </style:style>
    <style:style style:name="P168" style:family="paragraph" style:parent-style-name="Standard">
      <style:text-properties fo:language="ru" fo:country="RU" style:text-underline-style="none" officeooo:rsid="051726fd" officeooo:paragraph-rsid="054bfe3d"/>
    </style:style>
    <style:style style:name="P169" style:family="paragraph" style:parent-style-name="Standard">
      <style:text-properties fo:language="ru" fo:country="RU" style:text-underline-style="none" officeooo:rsid="0551ff33" officeooo:paragraph-rsid="0551ff33"/>
    </style:style>
    <style:style style:name="P170" style:family="paragraph" style:parent-style-name="Standard">
      <style:text-properties fo:language="ru" fo:country="RU" style:text-underline-style="none" officeooo:rsid="055e0c40" officeooo:paragraph-rsid="056c9ef3"/>
    </style:style>
    <style:style style:name="P171" style:family="paragraph" style:parent-style-name="Standard">
      <style:text-properties fo:language="ru" fo:country="RU" style:text-underline-style="none" officeooo:rsid="056e76b5" officeooo:paragraph-rsid="05898149"/>
    </style:style>
    <style:style style:name="P172" style:family="paragraph" style:parent-style-name="Standard">
      <style:text-properties fo:language="ru" fo:country="RU" style:text-underline-style="none" officeooo:rsid="058b600f" officeooo:paragraph-rsid="058b600f"/>
    </style:style>
    <style:style style:name="P173" style:family="paragraph" style:parent-style-name="Standard">
      <style:text-properties fo:language="ru" fo:country="RU" style:text-underline-style="none" officeooo:rsid="05a533eb" officeooo:paragraph-rsid="05a85e70"/>
    </style:style>
    <style:style style:name="P174" style:family="paragraph" style:parent-style-name="Standard">
      <style:text-properties fo:language="ru" fo:country="RU" style:text-underline-style="none" officeooo:rsid="05b8f5cc" officeooo:paragraph-rsid="05c52008"/>
    </style:style>
    <style:style style:name="P175" style:family="paragraph" style:parent-style-name="Standard">
      <style:text-properties fo:language="ru" fo:country="RU" style:text-underline-style="none" officeooo:rsid="05e62aa0" officeooo:paragraph-rsid="05e62aa0"/>
    </style:style>
    <style:style style:name="P176" style:family="paragraph" style:parent-style-name="Standard">
      <style:text-properties fo:language="ru" fo:country="RU" style:text-underline-style="none" fo:font-weight="normal" officeooo:rsid="0019f43d" officeooo:paragraph-rsid="05e7cc16" style:font-weight-asian="normal" style:font-weight-complex="normal"/>
    </style:style>
    <style:style style:name="P177" style:family="paragraph" style:parent-style-name="Standard">
      <style:text-properties fo:language="ru" fo:country="RU" style:text-underline-style="none" fo:font-weight="normal" officeooo:rsid="05e7eb7c" officeooo:paragraph-rsid="05fd7b8a" style:font-weight-asian="normal" style:font-weight-complex="normal"/>
    </style:style>
    <style:style style:name="P178" style:family="paragraph" style:parent-style-name="Standard">
      <style:text-properties fo:language="ru" fo:country="RU" officeooo:rsid="012ce071" officeooo:paragraph-rsid="01328e8a"/>
    </style:style>
    <style:style style:name="P179" style:family="paragraph" style:parent-style-name="Standard">
      <style:text-properties fo:language="ru" fo:country="RU" officeooo:rsid="0138e065" officeooo:paragraph-rsid="014e070e"/>
    </style:style>
    <style:style style:name="P180" style:family="paragraph" style:parent-style-name="Standard">
      <style:text-properties fo:language="ru" fo:country="RU" officeooo:rsid="0156eabe" officeooo:paragraph-rsid="0156eabe"/>
    </style:style>
    <style:style style:name="P181" style:family="paragraph" style:parent-style-name="Standard">
      <style:text-properties fo:language="ru" fo:country="RU" fo:font-style="normal" style:text-underline-style="none" officeooo:rsid="01cc0f6f" officeooo:paragraph-rsid="01cc0f6f" style:font-style-asian="normal" style:font-style-complex="normal"/>
    </style:style>
    <style:style style:name="P182" style:family="paragraph" style:parent-style-name="Standard">
      <style:text-properties fo:language="ru" fo:country="RU" fo:font-style="normal" style:text-underline-style="none" officeooo:rsid="022cdf7a" officeooo:paragraph-rsid="022cdf7a" style:font-style-asian="normal" style:font-style-complex="normal"/>
    </style:style>
    <style:style style:name="P183" style:family="paragraph" style:parent-style-name="Standard">
      <style:text-properties fo:language="ru" fo:country="RU" fo:font-style="normal" style:text-underline-style="none" officeooo:rsid="02854ec6" officeooo:paragraph-rsid="02854ec6" style:font-style-asian="normal" style:font-style-complex="normal"/>
    </style:style>
    <style:style style:name="P184" style:family="paragraph" style:parent-style-name="Standard">
      <style:text-properties fo:language="ru" fo:country="RU" fo:font-style="normal" style:text-underline-style="none" officeooo:rsid="028769c0" officeooo:paragraph-rsid="028d6b3d" style:font-style-asian="normal" style:font-style-complex="normal"/>
    </style:style>
    <style:style style:name="P185" style:family="paragraph" style:parent-style-name="Standard">
      <style:text-properties fo:language="ru" fo:country="RU" fo:font-style="normal" style:text-underline-style="none" officeooo:rsid="028ed7f0" officeooo:paragraph-rsid="028ed7f0" style:font-style-asian="normal" style:font-style-complex="normal"/>
    </style:style>
    <style:style style:name="P186" style:family="paragraph" style:parent-style-name="Standard">
      <style:text-properties fo:language="ru" fo:country="RU" fo:font-style="normal" style:text-underline-style="none" officeooo:rsid="0298d852" officeooo:paragraph-rsid="02a0930b" style:font-style-asian="normal" style:font-style-complex="normal"/>
    </style:style>
    <style:style style:name="P187" style:family="paragraph" style:parent-style-name="Standard">
      <style:text-properties fo:language="ru" fo:country="RU" fo:font-style="normal" style:text-underline-style="none" officeooo:rsid="02a9f4ce" officeooo:paragraph-rsid="02a9f4ce" style:font-style-asian="normal" style:font-style-complex="normal"/>
    </style:style>
    <style:style style:name="P188" style:family="paragraph" style:parent-style-name="Standard">
      <style:text-properties fo:language="ru" fo:country="RU" fo:font-style="normal" style:text-underline-style="none" officeooo:rsid="02abf015" officeooo:paragraph-rsid="02d09f1a" style:font-style-asian="normal" style:font-style-complex="normal"/>
    </style:style>
    <style:style style:name="P189" style:family="paragraph" style:parent-style-name="Standard">
      <style:text-properties fo:language="ru" fo:country="RU" fo:font-style="normal" style:text-underline-style="none" officeooo:rsid="0019f43d" officeooo:paragraph-rsid="02d3113f" style:font-style-asian="normal" style:font-style-complex="normal"/>
    </style:style>
    <style:style style:name="P190" style:family="paragraph" style:parent-style-name="Standard">
      <style:text-properties fo:language="ru" fo:country="RU" fo:font-style="normal" style:text-underline-style="none" officeooo:rsid="0019f43d" officeooo:paragraph-rsid="02d454b1" style:font-style-asian="normal" style:font-style-complex="normal"/>
    </style:style>
    <style:style style:name="P191" style:family="paragraph" style:parent-style-name="Standard">
      <style:text-properties fo:language="ru" fo:country="RU" fo:font-style="normal" style:text-underline-style="none" officeooo:rsid="0019f43d" officeooo:paragraph-rsid="02d55aaf" style:font-style-asian="normal" style:font-style-complex="normal"/>
    </style:style>
    <style:style style:name="P192" style:family="paragraph" style:parent-style-name="Standard">
      <style:text-properties fo:language="ru" fo:country="RU" fo:font-style="normal" style:text-underline-style="none" officeooo:rsid="0019f43d" officeooo:paragraph-rsid="04c8e23f" style:font-style-asian="normal" style:font-style-complex="normal"/>
    </style:style>
    <style:style style:name="P193" style:family="paragraph" style:parent-style-name="Standard">
      <style:text-properties fo:language="ru" fo:country="RU" fo:font-style="normal" style:text-underline-style="none" officeooo:rsid="02dae795" officeooo:paragraph-rsid="02dc5457" style:font-style-asian="normal" style:font-style-complex="normal"/>
    </style:style>
    <style:style style:name="P194" style:family="paragraph" style:parent-style-name="Standard">
      <style:text-properties fo:language="ru" fo:country="RU" fo:font-style="normal" style:text-underline-style="none" officeooo:rsid="02e637cd" officeooo:paragraph-rsid="02f1d020" style:font-style-asian="normal" style:font-style-complex="normal"/>
    </style:style>
    <style:style style:name="P195" style:family="paragraph" style:parent-style-name="Standard">
      <style:text-properties fo:language="ru" fo:country="RU" fo:font-style="normal" style:text-underline-style="none" officeooo:rsid="02f329fe" officeooo:paragraph-rsid="02f329fe" style:font-style-asian="normal" style:font-style-complex="normal"/>
    </style:style>
    <style:style style:name="P196" style:family="paragraph" style:parent-style-name="Standard">
      <style:text-properties fo:language="ru" fo:country="RU" fo:font-style="normal" style:text-underline-style="none" officeooo:rsid="02fbc2f6" officeooo:paragraph-rsid="0302967a" style:font-style-asian="normal" style:font-style-complex="normal"/>
    </style:style>
    <style:style style:name="P197" style:family="paragraph" style:parent-style-name="Standard">
      <style:text-properties fo:language="ru" fo:country="RU" fo:font-style="normal" style:text-underline-style="none" officeooo:rsid="03075f68" officeooo:paragraph-rsid="030afdc9" style:font-style-asian="normal" style:font-style-complex="normal"/>
    </style:style>
    <style:style style:name="P198" style:family="paragraph" style:parent-style-name="Standard">
      <style:text-properties fo:language="ru" fo:country="RU" fo:font-style="normal" style:text-underline-style="none" officeooo:rsid="030ef134" officeooo:paragraph-rsid="030ef134" style:font-style-asian="normal" style:font-style-complex="normal"/>
    </style:style>
    <style:style style:name="P199" style:family="paragraph" style:parent-style-name="Standard">
      <style:text-properties fo:language="ru" fo:country="RU" fo:font-style="normal" style:text-underline-style="none" officeooo:rsid="02d0cc2f" officeooo:paragraph-rsid="02d09f1a" style:font-style-asian="normal" style:font-style-complex="normal"/>
    </style:style>
    <style:style style:name="P200" style:family="paragraph" style:parent-style-name="Standard">
      <style:text-properties fo:language="ru" fo:country="RU" fo:font-style="normal" style:text-underline-style="none" officeooo:rsid="032bd92a" officeooo:paragraph-rsid="03422ea5" style:font-style-asian="normal" style:font-style-complex="normal"/>
    </style:style>
    <style:style style:name="P201" style:family="paragraph" style:parent-style-name="Standard">
      <style:text-properties fo:language="ru" fo:country="RU" fo:font-style="normal" style:text-underline-style="none" officeooo:rsid="04f6070f" officeooo:paragraph-rsid="0502332a" style:font-style-asian="normal" style:font-style-complex="normal"/>
    </style:style>
    <style:style style:name="P202" style:family="paragraph" style:parent-style-name="Standard">
      <style:text-properties fo:language="ru" fo:country="RU" fo:font-style="normal" style:text-underline-style="none" officeooo:rsid="05dff4b1" officeooo:paragraph-rsid="05dff4b1" style:font-style-asian="normal" style:font-style-complex="normal"/>
    </style:style>
    <style:style style:name="P203" style:family="paragraph" style:parent-style-name="Standard">
      <style:text-properties fo:language="ru" fo:country="RU" fo:font-style="normal" style:text-underline-style="none" officeooo:rsid="05e13d0a" officeooo:paragraph-rsid="05e13d0a" style:font-style-asian="normal" style:font-style-complex="normal"/>
    </style:style>
    <style:style style:name="P204" style:family="paragraph" style:parent-style-name="Standard">
      <style:text-properties fo:language="ru" fo:country="RU" fo:font-style="normal" style:text-underline-style="none" fo:font-weight="normal" officeooo:rsid="05e7cc16" officeooo:paragraph-rsid="05e7cc16" style:font-style-asian="normal" style:font-weight-asian="normal" style:font-style-complex="normal" style:font-weight-complex="normal"/>
    </style:style>
    <style:style style:name="P205" style:family="paragraph" style:parent-style-name="Standard">
      <style:text-properties fo:language="ru" fo:country="RU" fo:font-style="normal" style:text-underline-style="none" fo:font-weight="normal" officeooo:rsid="06018ef2" officeooo:paragraph-rsid="06018ef2" style:font-style-asian="normal" style:font-weight-asian="normal" style:font-style-complex="normal" style:font-weight-complex="normal"/>
    </style:style>
    <style:style style:name="P206" style:family="paragraph" style:parent-style-name="Standard">
      <style:text-properties fo:language="ru" fo:country="RU" fo:font-style="normal" style:text-underline-style="none" fo:font-weight="normal" officeooo:rsid="0608a34c" officeooo:paragraph-rsid="0608a34c" style:font-style-asian="normal" style:font-weight-asian="normal" style:font-style-complex="normal" style:font-weight-complex="normal"/>
    </style:style>
    <style:style style:name="P207" style:family="paragraph" style:parent-style-name="Standard">
      <style:text-properties fo:language="ru" fo:country="RU" fo:font-style="normal" style:text-underline-style="none" fo:font-weight="normal" officeooo:rsid="0019f43d" officeooo:paragraph-rsid="060c370c" style:font-style-asian="normal" style:font-weight-asian="normal" style:font-style-complex="normal" style:font-weight-complex="normal"/>
    </style:style>
    <style:style style:name="P208" style:family="paragraph" style:parent-style-name="Standard">
      <style:text-properties fo:language="ru" fo:country="RU" fo:font-style="normal" style:text-underline-style="none" fo:font-weight="normal" officeooo:rsid="0019f43d" officeooo:paragraph-rsid="060da6f6" style:font-style-asian="normal" style:font-weight-asian="normal" style:font-style-complex="normal" style:font-weight-complex="normal"/>
    </style:style>
    <style:style style:name="P209" style:family="paragraph" style:parent-style-name="Standard">
      <style:text-properties fo:language="ru" fo:country="RU" fo:font-style="normal" style:text-underline-style="none" fo:font-weight="normal" officeooo:rsid="0019f43d" officeooo:paragraph-rsid="060e6cf1" style:font-style-asian="normal" style:font-weight-asian="normal" style:font-style-complex="normal" style:font-weight-complex="normal"/>
    </style:style>
    <style:style style:name="P210" style:family="paragraph" style:parent-style-name="Standard">
      <style:text-properties fo:language="ru" fo:country="RU" fo:font-style="normal" style:text-underline-style="none" fo:font-weight="normal" officeooo:rsid="0019f43d" officeooo:paragraph-rsid="0617ca7b" style:font-style-asian="normal" style:font-weight-asian="normal" style:font-style-complex="normal" style:font-weight-complex="normal"/>
    </style:style>
    <style:style style:name="P211" style:family="paragraph" style:parent-style-name="Standard">
      <style:text-properties fo:language="ru" fo:country="RU" fo:font-style="normal" style:text-underline-style="none" fo:font-weight="normal" officeooo:rsid="0019f43d" officeooo:paragraph-rsid="061a33da" style:font-style-asian="normal" style:font-weight-asian="normal" style:font-style-complex="normal" style:font-weight-complex="normal"/>
    </style:style>
    <style:style style:name="P212" style:family="paragraph" style:parent-style-name="Standard">
      <style:text-properties fo:language="ru" fo:country="RU" fo:font-style="normal" style:text-underline-style="none" fo:font-weight="normal" officeooo:rsid="0019f43d" officeooo:paragraph-rsid="061b1985" style:font-style-asian="normal" style:font-weight-asian="normal" style:font-style-complex="normal" style:font-weight-complex="normal"/>
    </style:style>
    <style:style style:name="P213" style:family="paragraph" style:parent-style-name="Standard">
      <style:text-properties fo:language="ru" fo:country="RU" fo:font-style="normal" style:text-underline-style="none" fo:font-weight="normal" officeooo:rsid="0019f43d" officeooo:paragraph-rsid="061c3d19" style:font-style-asian="normal" style:font-weight-asian="normal" style:font-style-complex="normal" style:font-weight-complex="normal"/>
    </style:style>
    <style:style style:name="P214" style:family="paragraph" style:parent-style-name="Standard">
      <style:text-properties fo:language="ru" fo:country="RU" fo:font-style="normal" style:text-underline-style="none" fo:font-weight="normal" officeooo:rsid="0019f43d" officeooo:paragraph-rsid="061d4602" style:font-style-asian="normal" style:font-weight-asian="normal" style:font-style-complex="normal" style:font-weight-complex="normal"/>
    </style:style>
    <style:style style:name="P215" style:family="paragraph" style:parent-style-name="Standard">
      <style:text-properties fo:language="ru" fo:country="RU" fo:font-style="normal" style:text-underline-style="none" fo:font-weight="normal" officeooo:rsid="0019f43d" officeooo:paragraph-rsid="061f347e" style:font-style-asian="normal" style:font-weight-asian="normal" style:font-style-complex="normal" style:font-weight-complex="normal"/>
    </style:style>
    <style:style style:name="P216" style:family="paragraph" style:parent-style-name="Standard">
      <style:text-properties fo:language="ru" fo:country="RU" fo:font-style="normal" style:text-underline-style="none" fo:font-weight="normal" officeooo:rsid="0019f43d" officeooo:paragraph-rsid="061f8a61" style:font-style-asian="normal" style:font-weight-asian="normal" style:font-style-complex="normal" style:font-weight-complex="normal"/>
    </style:style>
    <style:style style:name="P217" style:family="paragraph" style:parent-style-name="Standard">
      <style:text-properties fo:language="ru" fo:country="RU" fo:font-style="normal" style:text-underline-style="none" fo:font-weight="normal" officeooo:rsid="0019f43d" officeooo:paragraph-rsid="06301574" style:font-style-asian="normal" style:font-weight-asian="normal" style:font-style-complex="normal" style:font-weight-complex="normal"/>
    </style:style>
    <style:style style:name="P218" style:family="paragraph" style:parent-style-name="Standard">
      <style:text-properties fo:language="ru" fo:country="RU" fo:font-style="normal" style:text-underline-style="none" fo:font-weight="normal" officeooo:rsid="0019f43d" officeooo:paragraph-rsid="0631a996" style:font-style-asian="normal" style:font-weight-asian="normal" style:font-style-complex="normal" style:font-weight-complex="normal"/>
    </style:style>
    <style:style style:name="P219" style:family="paragraph" style:parent-style-name="Standard">
      <style:text-properties fo:language="ru" fo:country="RU" fo:font-style="normal" style:text-underline-style="none" fo:font-weight="normal" officeooo:rsid="0019f43d" officeooo:paragraph-rsid="063a8985" style:font-style-asian="normal" style:font-weight-asian="normal" style:font-style-complex="normal" style:font-weight-complex="normal"/>
    </style:style>
    <style:style style:name="P220" style:family="paragraph" style:parent-style-name="Standard">
      <style:text-properties fo:language="ru" fo:country="RU" fo:font-style="normal" style:text-underline-style="none" fo:font-weight="normal" officeooo:rsid="0019f43d" officeooo:paragraph-rsid="063bf5bb" style:font-style-asian="normal" style:font-weight-asian="normal" style:font-style-complex="normal" style:font-weight-complex="normal"/>
    </style:style>
    <style:style style:name="P221" style:family="paragraph" style:parent-style-name="Standard">
      <style:text-properties fo:language="ru" fo:country="RU" fo:font-style="normal" style:text-underline-style="none" fo:font-weight="normal" officeooo:rsid="0019f43d" officeooo:paragraph-rsid="069adef1" style:font-style-asian="normal" style:font-weight-asian="normal" style:font-style-complex="normal" style:font-weight-complex="normal"/>
    </style:style>
    <style:style style:name="P222" style:family="paragraph" style:parent-style-name="Standard">
      <style:text-properties fo:language="ru" fo:country="RU" fo:font-style="normal" style:text-underline-style="none" fo:font-weight="normal" officeooo:rsid="0019f43d" officeooo:paragraph-rsid="06b824d0" style:font-style-asian="normal" style:font-weight-asian="normal" style:font-style-complex="normal" style:font-weight-complex="normal"/>
    </style:style>
    <style:style style:name="P223" style:family="paragraph" style:parent-style-name="Standard">
      <style:text-properties fo:language="ru" fo:country="RU" fo:font-style="normal" style:text-underline-style="none" fo:font-weight="normal" officeooo:rsid="0019f43d" officeooo:paragraph-rsid="06ba03cb" style:font-style-asian="normal" style:font-weight-asian="normal" style:font-style-complex="normal" style:font-weight-complex="normal"/>
    </style:style>
    <style:style style:name="P224" style:family="paragraph" style:parent-style-name="Standard">
      <style:text-properties fo:language="ru" fo:country="RU" fo:font-style="normal" style:text-underline-style="none" fo:font-weight="normal" officeooo:rsid="0019f43d" officeooo:paragraph-rsid="06ba5d42" style:font-style-asian="normal" style:font-weight-asian="normal" style:font-style-complex="normal" style:font-weight-complex="normal"/>
    </style:style>
    <style:style style:name="P225" style:family="paragraph" style:parent-style-name="Standard">
      <style:text-properties fo:language="ru" fo:country="RU" fo:font-style="normal" style:text-underline-style="none" fo:font-weight="normal" officeooo:rsid="0019f43d" officeooo:paragraph-rsid="06d9b297" style:font-style-asian="normal" style:font-weight-asian="normal" style:font-style-complex="normal" style:font-weight-complex="normal"/>
    </style:style>
    <style:style style:name="P226" style:family="paragraph" style:parent-style-name="Standard">
      <style:text-properties fo:language="ru" fo:country="RU" fo:font-style="normal" style:text-underline-style="none" fo:font-weight="normal" officeooo:rsid="0019f43d" officeooo:paragraph-rsid="06f7bb45" style:font-style-asian="normal" style:font-weight-asian="normal" style:font-style-complex="normal" style:font-weight-complex="normal"/>
    </style:style>
    <style:style style:name="P227" style:family="paragraph" style:parent-style-name="Standard">
      <style:text-properties fo:language="ru" fo:country="RU" fo:font-style="normal" style:text-underline-style="none" fo:font-weight="normal" officeooo:rsid="0019f43d" officeooo:paragraph-rsid="06f95436" style:font-style-asian="normal" style:font-weight-asian="normal" style:font-style-complex="normal" style:font-weight-complex="normal"/>
    </style:style>
    <style:style style:name="P228" style:family="paragraph" style:parent-style-name="Standard">
      <style:text-properties fo:language="ru" fo:country="RU" fo:font-style="normal" style:text-underline-style="none" fo:font-weight="normal" officeooo:rsid="0019f43d" officeooo:paragraph-rsid="06fad612" style:font-style-asian="normal" style:font-weight-asian="normal" style:font-style-complex="normal" style:font-weight-complex="normal"/>
    </style:style>
    <style:style style:name="P229" style:family="paragraph" style:parent-style-name="Standard">
      <style:text-properties fo:language="ru" fo:country="RU" fo:font-style="normal" style:text-underline-style="none" fo:font-weight="normal" officeooo:rsid="0019f43d" officeooo:paragraph-rsid="070428b6" style:font-style-asian="normal" style:font-weight-asian="normal" style:font-style-complex="normal" style:font-weight-complex="normal"/>
    </style:style>
    <style:style style:name="P230" style:family="paragraph" style:parent-style-name="Standard">
      <style:text-properties fo:language="ru" fo:country="RU" fo:font-style="normal" style:text-underline-style="none" fo:font-weight="normal" officeooo:rsid="0019f43d" officeooo:paragraph-rsid="0705f132" style:font-style-asian="normal" style:font-weight-asian="normal" style:font-style-complex="normal" style:font-weight-complex="normal"/>
    </style:style>
    <style:style style:name="P231" style:family="paragraph" style:parent-style-name="Standard">
      <style:text-properties fo:language="ru" fo:country="RU" fo:font-style="normal" style:text-underline-style="none" fo:font-weight="normal" officeooo:rsid="0019f43d" officeooo:paragraph-rsid="070970b2" style:font-style-asian="normal" style:font-weight-asian="normal" style:font-style-complex="normal" style:font-weight-complex="normal"/>
    </style:style>
    <style:style style:name="P232" style:family="paragraph" style:parent-style-name="Standard">
      <style:text-properties fo:language="ru" fo:country="RU" fo:font-style="normal" style:text-underline-style="none" fo:font-weight="normal" officeooo:rsid="0019f43d" officeooo:paragraph-rsid="070eda28" style:font-style-asian="normal" style:font-weight-asian="normal" style:font-style-complex="normal" style:font-weight-complex="normal"/>
    </style:style>
    <style:style style:name="P233" style:family="paragraph" style:parent-style-name="Standard">
      <style:text-properties fo:language="ru" fo:country="RU" fo:font-style="normal" style:text-underline-style="none" fo:font-weight="normal" officeooo:rsid="0019f43d" officeooo:paragraph-rsid="0714ef4f" style:font-style-asian="normal" style:font-weight-asian="normal" style:font-style-complex="normal" style:font-weight-complex="normal"/>
    </style:style>
    <style:style style:name="P234" style:family="paragraph" style:parent-style-name="Standard">
      <style:text-properties fo:language="ru" fo:country="RU" fo:font-style="normal" style:text-underline-style="none" fo:font-weight="normal" officeooo:rsid="0019f43d" officeooo:paragraph-rsid="071ba51b" style:font-style-asian="normal" style:font-weight-asian="normal" style:font-style-complex="normal" style:font-weight-complex="normal"/>
    </style:style>
    <style:style style:name="P235" style:family="paragraph" style:parent-style-name="Standard">
      <style:text-properties fo:language="ru" fo:country="RU" fo:font-style="normal" style:text-underline-style="none" fo:font-weight="normal" officeooo:rsid="0019f43d" officeooo:paragraph-rsid="0724114f" style:font-style-asian="normal" style:font-weight-asian="normal" style:font-style-complex="normal" style:font-weight-complex="normal"/>
    </style:style>
    <style:style style:name="P236" style:family="paragraph" style:parent-style-name="Standard">
      <style:text-properties fo:language="ru" fo:country="RU" fo:font-style="normal" style:text-underline-style="none" fo:font-weight="normal" officeooo:rsid="0019f43d" officeooo:paragraph-rsid="07253056" style:font-style-asian="normal" style:font-weight-asian="normal" style:font-style-complex="normal" style:font-weight-complex="normal"/>
    </style:style>
    <style:style style:name="P237" style:family="paragraph" style:parent-style-name="Standard">
      <style:text-properties fo:language="ru" fo:country="RU" fo:font-style="normal" style:text-underline-style="none" fo:font-weight="normal" officeooo:rsid="0019f43d" officeooo:paragraph-rsid="072d8186" style:font-style-asian="normal" style:font-weight-asian="normal" style:font-style-complex="normal" style:font-weight-complex="normal"/>
    </style:style>
    <style:style style:name="P238" style:family="paragraph" style:parent-style-name="Standard">
      <style:text-properties fo:language="ru" fo:country="RU" fo:font-style="normal" style:text-underline-style="none" fo:font-weight="normal" officeooo:rsid="0019f43d" officeooo:paragraph-rsid="07308a63" style:font-style-asian="normal" style:font-weight-asian="normal" style:font-style-complex="normal" style:font-weight-complex="normal"/>
    </style:style>
    <style:style style:name="P239" style:family="paragraph" style:parent-style-name="Standard">
      <style:text-properties fo:language="ru" fo:country="RU" fo:font-style="normal" style:text-underline-style="none" fo:font-weight="normal" officeooo:rsid="0019f43d" officeooo:paragraph-rsid="073bf243" style:font-style-asian="normal" style:font-weight-asian="normal" style:font-style-complex="normal" style:font-weight-complex="normal"/>
    </style:style>
    <style:style style:name="P240" style:family="paragraph" style:parent-style-name="Standard">
      <style:text-properties fo:language="ru" fo:country="RU" fo:font-style="normal" style:text-underline-style="none" fo:font-weight="normal" officeooo:rsid="0019f43d" officeooo:paragraph-rsid="07423cd9" style:font-style-asian="normal" style:font-weight-asian="normal" style:font-style-complex="normal" style:font-weight-complex="normal"/>
    </style:style>
    <style:style style:name="P241" style:family="paragraph" style:parent-style-name="Standard">
      <style:text-properties fo:language="ru" fo:country="RU" fo:font-style="normal" style:text-underline-style="none" fo:font-weight="normal" officeooo:rsid="0019f43d" officeooo:paragraph-rsid="076a18fa" style:font-style-asian="normal" style:font-weight-asian="normal" style:font-style-complex="normal" style:font-weight-complex="normal"/>
    </style:style>
    <style:style style:name="P242" style:family="paragraph" style:parent-style-name="Standard">
      <style:text-properties fo:language="ru" fo:country="RU" fo:font-style="normal" style:text-underline-style="none" fo:font-weight="normal" officeooo:rsid="0019f43d" officeooo:paragraph-rsid="076d063a" style:font-style-asian="normal" style:font-weight-asian="normal" style:font-style-complex="normal" style:font-weight-complex="normal"/>
    </style:style>
    <style:style style:name="P243" style:family="paragraph" style:parent-style-name="Standard">
      <style:text-properties fo:language="ru" fo:country="RU" fo:font-style="normal" style:text-underline-style="none" fo:font-weight="normal" officeooo:rsid="0019f43d" officeooo:paragraph-rsid="077662b5" style:font-style-asian="normal" style:font-weight-asian="normal" style:font-style-complex="normal" style:font-weight-complex="normal"/>
    </style:style>
    <style:style style:name="P244" style:family="paragraph" style:parent-style-name="Standard">
      <style:text-properties fo:language="ru" fo:country="RU" fo:font-style="normal" style:text-underline-style="none" fo:font-weight="normal" officeooo:rsid="0019f43d" officeooo:paragraph-rsid="077825bd" style:font-style-asian="normal" style:font-weight-asian="normal" style:font-style-complex="normal" style:font-weight-complex="normal"/>
    </style:style>
    <style:style style:name="P245" style:family="paragraph" style:parent-style-name="Standard">
      <style:text-properties fo:language="ru" fo:country="RU" fo:font-style="normal" style:text-underline-style="none" fo:font-weight="normal" officeooo:rsid="0019f43d" officeooo:paragraph-rsid="07964edb" style:font-style-asian="normal" style:font-weight-asian="normal" style:font-style-complex="normal" style:font-weight-complex="normal"/>
    </style:style>
    <style:style style:name="P246" style:family="paragraph" style:parent-style-name="Standard">
      <style:text-properties fo:language="ru" fo:country="RU" fo:font-style="normal" style:text-underline-style="none" fo:font-weight="normal" officeooo:rsid="0019f43d" officeooo:paragraph-rsid="07b774ea" style:font-style-asian="normal" style:font-weight-asian="normal" style:font-style-complex="normal" style:font-weight-complex="normal"/>
    </style:style>
    <style:style style:name="P247" style:family="paragraph" style:parent-style-name="Standard">
      <style:text-properties fo:language="ru" fo:country="RU" fo:font-style="normal" style:text-underline-style="none" fo:font-weight="normal" officeooo:rsid="0019f43d" officeooo:paragraph-rsid="07d7abbc" style:font-style-asian="normal" style:font-weight-asian="normal" style:font-style-complex="normal" style:font-weight-complex="normal"/>
    </style:style>
    <style:style style:name="P248" style:family="paragraph" style:parent-style-name="Standard">
      <style:text-properties fo:language="ru" fo:country="RU" fo:font-style="normal" style:text-underline-style="none" fo:font-weight="normal" officeooo:rsid="0019f43d" officeooo:paragraph-rsid="07d99475" style:font-style-asian="normal" style:font-weight-asian="normal" style:font-style-complex="normal" style:font-weight-complex="normal"/>
    </style:style>
    <style:style style:name="P249" style:family="paragraph" style:parent-style-name="Standard">
      <style:text-properties fo:language="ru" fo:country="RU" fo:font-style="normal" style:text-underline-style="none" fo:font-weight="normal" officeooo:rsid="0019f43d" officeooo:paragraph-rsid="07d9b6d8" style:font-style-asian="normal" style:font-weight-asian="normal" style:font-style-complex="normal" style:font-weight-complex="normal"/>
    </style:style>
    <style:style style:name="P250" style:family="paragraph" style:parent-style-name="Standard">
      <style:text-properties fo:language="ru" fo:country="RU" fo:font-style="normal" style:text-underline-style="none" fo:font-weight="normal" officeooo:rsid="0019f43d" officeooo:paragraph-rsid="07dbc136" style:font-style-asian="normal" style:font-weight-asian="normal" style:font-style-complex="normal" style:font-weight-complex="normal"/>
    </style:style>
    <style:style style:name="P251" style:family="paragraph" style:parent-style-name="Standard">
      <style:text-properties fo:language="ru" fo:country="RU" fo:font-style="normal" style:text-underline-style="none" fo:font-weight="normal" officeooo:rsid="0019f43d" officeooo:paragraph-rsid="07ddd54c" style:font-style-asian="normal" style:font-weight-asian="normal" style:font-style-complex="normal" style:font-weight-complex="normal"/>
    </style:style>
    <style:style style:name="P252" style:family="paragraph" style:parent-style-name="Standard">
      <style:text-properties fo:language="ru" fo:country="RU" fo:font-style="normal" style:text-underline-style="none" fo:font-weight="normal" officeooo:rsid="0019f43d" officeooo:paragraph-rsid="07dfe42d" style:font-style-asian="normal" style:font-weight-asian="normal" style:font-style-complex="normal" style:font-weight-complex="normal"/>
    </style:style>
    <style:style style:name="P253" style:family="paragraph" style:parent-style-name="Standard">
      <style:text-properties fo:language="ru" fo:country="RU" fo:font-style="normal" style:text-underline-style="none" fo:font-weight="normal" officeooo:rsid="0019f43d" officeooo:paragraph-rsid="07f23b68" style:font-style-asian="normal" style:font-weight-asian="normal" style:font-style-complex="normal" style:font-weight-complex="normal"/>
    </style:style>
    <style:style style:name="P254" style:family="paragraph" style:parent-style-name="Standard">
      <style:text-properties fo:language="ru" fo:country="RU" fo:font-style="normal" style:text-underline-style="none" fo:font-weight="normal" officeooo:rsid="0019f43d" officeooo:paragraph-rsid="083b8757" style:font-style-asian="normal" style:font-weight-asian="normal" style:font-style-complex="normal" style:font-weight-complex="normal"/>
    </style:style>
    <style:style style:name="P255" style:family="paragraph" style:parent-style-name="Standard">
      <style:text-properties fo:language="ru" fo:country="RU" fo:font-style="normal" style:text-underline-style="none" fo:font-weight="normal" officeooo:rsid="0019f43d" officeooo:paragraph-rsid="083b8ff8" style:font-style-asian="normal" style:font-weight-asian="normal" style:font-style-complex="normal" style:font-weight-complex="normal"/>
    </style:style>
    <style:style style:name="P256" style:family="paragraph" style:parent-style-name="Standard">
      <style:text-properties fo:language="ru" fo:country="RU" fo:font-style="normal" style:text-underline-style="none" fo:font-weight="normal" officeooo:rsid="0019f43d" officeooo:paragraph-rsid="083d6786" style:font-style-asian="normal" style:font-weight-asian="normal" style:font-style-complex="normal" style:font-weight-complex="normal"/>
    </style:style>
    <style:style style:name="P257" style:family="paragraph" style:parent-style-name="Standard">
      <style:text-properties fo:language="ru" fo:country="RU" fo:font-style="normal" style:text-underline-style="none" fo:font-weight="normal" officeooo:rsid="0019f43d" officeooo:paragraph-rsid="08411dd3" style:font-style-asian="normal" style:font-weight-asian="normal" style:font-style-complex="normal" style:font-weight-complex="normal"/>
    </style:style>
    <style:style style:name="P258" style:family="paragraph" style:parent-style-name="Standard">
      <style:text-properties fo:language="ru" fo:country="RU" fo:font-style="normal" style:text-underline-style="none" fo:font-weight="normal" officeooo:rsid="0019f43d" officeooo:paragraph-rsid="084239b4" style:font-style-asian="normal" style:font-weight-asian="normal" style:font-style-complex="normal" style:font-weight-complex="normal"/>
    </style:style>
    <style:style style:name="P259" style:family="paragraph" style:parent-style-name="Standard">
      <style:text-properties fo:language="ru" fo:country="RU" fo:font-style="normal" style:text-underline-style="none" fo:font-weight="normal" officeooo:rsid="0019f43d" officeooo:paragraph-rsid="0843a7a1" style:font-style-asian="normal" style:font-weight-asian="normal" style:font-style-complex="normal" style:font-weight-complex="normal"/>
    </style:style>
    <style:style style:name="P260" style:family="paragraph" style:parent-style-name="Standard">
      <style:text-properties fo:language="ru" fo:country="RU" fo:font-style="normal" style:text-underline-style="none" fo:font-weight="normal" officeooo:rsid="0019f43d" officeooo:paragraph-rsid="08462442" style:font-style-asian="normal" style:font-weight-asian="normal" style:font-style-complex="normal" style:font-weight-complex="normal"/>
    </style:style>
    <style:style style:name="P261" style:family="paragraph" style:parent-style-name="Standard">
      <style:text-properties fo:language="ru" fo:country="RU" fo:font-style="normal" style:text-underline-style="none" fo:font-weight="normal" officeooo:rsid="0019f43d" officeooo:paragraph-rsid="0871cb88" style:font-style-asian="normal" style:font-weight-asian="normal" style:font-style-complex="normal" style:font-weight-complex="normal"/>
    </style:style>
    <style:style style:name="P262" style:family="paragraph" style:parent-style-name="Standard">
      <style:text-properties fo:language="ru" fo:country="RU" fo:font-style="normal" style:text-underline-style="none" fo:font-weight="normal" officeooo:rsid="0019f43d" officeooo:paragraph-rsid="08a5d5f0" style:font-style-asian="normal" style:font-weight-asian="normal" style:font-style-complex="normal" style:font-weight-complex="normal"/>
    </style:style>
    <style:style style:name="P263" style:family="paragraph" style:parent-style-name="Standard">
      <style:text-properties fo:language="ru" fo:country="RU" fo:font-style="normal" style:text-underline-style="none" fo:font-weight="normal" officeooo:rsid="0019f43d" officeooo:paragraph-rsid="08a962e1" style:font-style-asian="normal" style:font-weight-asian="normal" style:font-style-complex="normal" style:font-weight-complex="normal"/>
    </style:style>
    <style:style style:name="P264" style:family="paragraph" style:parent-style-name="Standard">
      <style:text-properties fo:language="ru" fo:country="RU" fo:font-style="normal" style:text-underline-style="none" fo:font-weight="normal" officeooo:rsid="0019f43d" officeooo:paragraph-rsid="0928bc34" style:font-style-asian="normal" style:font-weight-asian="normal" style:font-style-complex="normal" style:font-weight-complex="normal"/>
    </style:style>
    <style:style style:name="P265" style:family="paragraph" style:parent-style-name="Standard">
      <style:text-properties fo:language="ru" fo:country="RU" fo:font-style="normal" style:text-underline-style="none" fo:font-weight="normal" officeooo:rsid="0019f43d" officeooo:paragraph-rsid="092bd3af" style:font-style-asian="normal" style:font-weight-asian="normal" style:font-style-complex="normal" style:font-weight-complex="normal"/>
    </style:style>
    <style:style style:name="P266" style:family="paragraph" style:parent-style-name="Standard">
      <style:text-properties fo:language="ru" fo:country="RU" fo:font-style="normal" style:text-underline-style="none" fo:font-weight="normal" officeooo:rsid="0019f43d" officeooo:paragraph-rsid="092d90e3" style:font-style-asian="normal" style:font-weight-asian="normal" style:font-style-complex="normal" style:font-weight-complex="normal"/>
    </style:style>
    <style:style style:name="P267" style:family="paragraph" style:parent-style-name="Standard">
      <style:text-properties fo:language="ru" fo:country="RU" fo:font-style="normal" style:text-underline-style="none" fo:font-weight="normal" officeooo:rsid="0019f43d" officeooo:paragraph-rsid="093ac2fb" style:font-style-asian="normal" style:font-weight-asian="normal" style:font-style-complex="normal" style:font-weight-complex="normal"/>
    </style:style>
    <style:style style:name="P268" style:family="paragraph" style:parent-style-name="Standard">
      <style:text-properties fo:language="ru" fo:country="RU" fo:font-style="normal" style:text-underline-style="none" fo:font-weight="normal" officeooo:rsid="0019f43d" officeooo:paragraph-rsid="093ae0ae" style:font-style-asian="normal" style:font-weight-asian="normal" style:font-style-complex="normal" style:font-weight-complex="normal"/>
    </style:style>
    <style:style style:name="P269" style:family="paragraph" style:parent-style-name="Standard">
      <style:text-properties fo:language="ru" fo:country="RU" fo:font-style="normal" style:text-underline-style="none" fo:font-weight="normal" officeooo:rsid="0019f43d" officeooo:paragraph-rsid="093cb02b" style:font-style-asian="normal" style:font-weight-asian="normal" style:font-style-complex="normal" style:font-weight-complex="normal"/>
    </style:style>
    <style:style style:name="P270" style:family="paragraph" style:parent-style-name="Standard">
      <style:text-properties fo:language="ru" fo:country="RU" fo:font-style="normal" style:text-underline-style="none" fo:font-weight="normal" officeooo:rsid="0019f43d" officeooo:paragraph-rsid="09471cdd" style:font-style-asian="normal" style:font-weight-asian="normal" style:font-style-complex="normal" style:font-weight-complex="normal"/>
    </style:style>
    <style:style style:name="P271" style:family="paragraph" style:parent-style-name="Standard">
      <style:text-properties fo:language="ru" fo:country="RU" fo:font-style="normal" style:text-underline-style="none" fo:font-weight="normal" officeooo:rsid="0019f43d" officeooo:paragraph-rsid="09475400" style:font-style-asian="normal" style:font-weight-asian="normal" style:font-style-complex="normal" style:font-weight-complex="normal"/>
    </style:style>
    <style:style style:name="P272" style:family="paragraph" style:parent-style-name="Standard">
      <style:text-properties fo:language="ru" fo:country="RU" fo:font-style="normal" style:text-underline-style="none" fo:font-weight="normal" officeooo:rsid="0019f43d" officeooo:paragraph-rsid="09475d4f" style:font-style-asian="normal" style:font-weight-asian="normal" style:font-style-complex="normal" style:font-weight-complex="normal"/>
    </style:style>
    <style:style style:name="P273" style:family="paragraph" style:parent-style-name="Standard">
      <style:text-properties fo:language="ru" fo:country="RU" fo:font-style="normal" style:text-underline-style="none" fo:font-weight="normal" officeooo:rsid="0019f43d" officeooo:paragraph-rsid="09502862" style:font-style-asian="normal" style:font-weight-asian="normal" style:font-style-complex="normal" style:font-weight-complex="normal"/>
    </style:style>
    <style:style style:name="P274" style:family="paragraph" style:parent-style-name="Standard">
      <style:text-properties fo:language="ru" fo:country="RU" fo:font-style="normal" style:text-underline-style="none" fo:font-weight="normal" officeooo:rsid="0019f43d" officeooo:paragraph-rsid="0a198e92" style:font-style-asian="normal" style:font-weight-asian="normal" style:font-style-complex="normal" style:font-weight-complex="normal"/>
    </style:style>
    <style:style style:name="P275" style:family="paragraph" style:parent-style-name="Standard">
      <style:text-properties fo:language="ru" fo:country="RU" fo:font-style="normal" style:text-underline-style="none" fo:font-weight="normal" officeooo:rsid="0019f43d" officeooo:paragraph-rsid="0a28a982" style:font-style-asian="normal" style:font-weight-asian="normal" style:font-style-complex="normal" style:font-weight-complex="normal"/>
    </style:style>
    <style:style style:name="P276" style:family="paragraph" style:parent-style-name="Standard">
      <style:text-properties fo:language="ru" fo:country="RU" fo:font-style="normal" style:text-underline-style="none" fo:font-weight="normal" officeooo:rsid="0019f43d" officeooo:paragraph-rsid="0a52d69a" style:font-style-asian="normal" style:font-weight-asian="normal" style:font-style-complex="normal" style:font-weight-complex="normal"/>
    </style:style>
    <style:style style:name="P277" style:family="paragraph" style:parent-style-name="Standard">
      <style:text-properties fo:language="ru" fo:country="RU" fo:font-style="normal" style:text-underline-style="none" fo:font-weight="normal" officeooo:rsid="0019f43d" officeooo:paragraph-rsid="0a54869b" style:font-style-asian="normal" style:font-weight-asian="normal" style:font-style-complex="normal" style:font-weight-complex="normal"/>
    </style:style>
    <style:style style:name="P278" style:family="paragraph" style:parent-style-name="Standard">
      <style:text-properties fo:language="ru" fo:country="RU" fo:font-style="normal" style:text-underline-style="none" fo:font-weight="normal" officeooo:rsid="0019f43d" officeooo:paragraph-rsid="0a590f91" style:font-style-asian="normal" style:font-weight-asian="normal" style:font-style-complex="normal" style:font-weight-complex="normal"/>
    </style:style>
    <style:style style:name="P279" style:family="paragraph" style:parent-style-name="Standard">
      <style:text-properties fo:language="ru" fo:country="RU" fo:font-style="normal" style:text-underline-style="none" fo:font-weight="normal" officeooo:rsid="0019f43d" officeooo:paragraph-rsid="0a5d083a" style:font-style-asian="normal" style:font-weight-asian="normal" style:font-style-complex="normal" style:font-weight-complex="normal"/>
    </style:style>
    <style:style style:name="P280" style:family="paragraph" style:parent-style-name="Standard">
      <style:text-properties fo:language="ru" fo:country="RU" fo:font-style="normal" style:text-underline-style="none" fo:font-weight="normal" officeooo:rsid="0019f43d" officeooo:paragraph-rsid="0a5eaae8" style:font-style-asian="normal" style:font-weight-asian="normal" style:font-style-complex="normal" style:font-weight-complex="normal"/>
    </style:style>
    <style:style style:name="P281" style:family="paragraph" style:parent-style-name="Standard">
      <style:text-properties fo:language="ru" fo:country="RU" fo:font-style="normal" style:text-underline-style="none" fo:font-weight="normal" officeooo:rsid="0019f43d" officeooo:paragraph-rsid="0a6a507c" style:font-style-asian="normal" style:font-weight-asian="normal" style:font-style-complex="normal" style:font-weight-complex="normal"/>
    </style:style>
    <style:style style:name="P282" style:family="paragraph" style:parent-style-name="Standard">
      <style:text-properties fo:language="ru" fo:country="RU" fo:font-style="normal" style:text-underline-style="none" fo:font-weight="normal" officeooo:rsid="0019f43d" officeooo:paragraph-rsid="0a70c7dd" style:font-style-asian="normal" style:font-weight-asian="normal" style:font-style-complex="normal" style:font-weight-complex="normal"/>
    </style:style>
    <style:style style:name="P283" style:family="paragraph" style:parent-style-name="Standard">
      <style:text-properties fo:language="ru" fo:country="RU" fo:font-style="normal" style:text-underline-style="none" fo:font-weight="normal" officeooo:rsid="0019f43d" officeooo:paragraph-rsid="0a779aa6" style:font-style-asian="normal" style:font-weight-asian="normal" style:font-style-complex="normal" style:font-weight-complex="normal"/>
    </style:style>
    <style:style style:name="P284" style:family="paragraph" style:parent-style-name="Standard">
      <style:text-properties fo:language="ru" fo:country="RU" fo:font-style="normal" style:text-underline-style="none" fo:font-weight="normal" officeooo:rsid="0019f43d" officeooo:paragraph-rsid="0a79e0b4" style:font-style-asian="normal" style:font-weight-asian="normal" style:font-style-complex="normal" style:font-weight-complex="normal"/>
    </style:style>
    <style:style style:name="P285" style:family="paragraph" style:parent-style-name="Standard">
      <style:text-properties fo:language="ru" fo:country="RU" fo:font-style="normal" style:text-underline-style="none" fo:font-weight="normal" officeooo:rsid="0019f43d" officeooo:paragraph-rsid="0a95ce93" style:font-style-asian="normal" style:font-weight-asian="normal" style:font-style-complex="normal" style:font-weight-complex="normal"/>
    </style:style>
    <style:style style:name="P286" style:family="paragraph" style:parent-style-name="Standard">
      <style:text-properties fo:language="ru" fo:country="RU" fo:font-style="normal" style:text-underline-style="none" fo:font-weight="normal" officeooo:rsid="0019f43d" officeooo:paragraph-rsid="0a991cde" style:font-style-asian="normal" style:font-weight-asian="normal" style:font-style-complex="normal" style:font-weight-complex="normal"/>
    </style:style>
    <style:style style:name="P287" style:family="paragraph" style:parent-style-name="Standard">
      <style:text-properties fo:language="ru" fo:country="RU" fo:font-style="normal" style:text-underline-style="none" fo:font-weight="normal" officeooo:rsid="0019f43d" officeooo:paragraph-rsid="0a993e5e" style:font-style-asian="normal" style:font-weight-asian="normal" style:font-style-complex="normal" style:font-weight-complex="normal"/>
    </style:style>
    <style:style style:name="P288" style:family="paragraph" style:parent-style-name="Standard">
      <style:text-properties fo:language="ru" fo:country="RU" fo:font-style="normal" style:text-underline-style="none" fo:font-weight="normal" officeooo:rsid="0019f43d" officeooo:paragraph-rsid="0a995460" style:font-style-asian="normal" style:font-weight-asian="normal" style:font-style-complex="normal" style:font-weight-complex="normal"/>
    </style:style>
    <style:style style:name="P289" style:family="paragraph" style:parent-style-name="Standard">
      <style:text-properties fo:language="ru" fo:country="RU" fo:font-style="normal" style:text-underline-style="none" fo:font-weight="normal" officeooo:rsid="0019f43d" officeooo:paragraph-rsid="0a9bdb93" style:font-style-asian="normal" style:font-weight-asian="normal" style:font-style-complex="normal" style:font-weight-complex="normal"/>
    </style:style>
    <style:style style:name="P290" style:family="paragraph" style:parent-style-name="Standard">
      <style:text-properties fo:language="ru" fo:country="RU" fo:font-style="normal" style:text-underline-style="none" fo:font-weight="normal" officeooo:rsid="0019f43d" officeooo:paragraph-rsid="0a9d52c5" style:font-style-asian="normal" style:font-weight-asian="normal" style:font-style-complex="normal" style:font-weight-complex="normal"/>
    </style:style>
    <style:style style:name="P291" style:family="paragraph" style:parent-style-name="Standard">
      <style:text-properties fo:language="ru" fo:country="RU" fo:font-style="normal" style:text-underline-style="none" fo:font-weight="normal" officeooo:rsid="0019f43d" officeooo:paragraph-rsid="0aa0e815" style:font-style-asian="normal" style:font-weight-asian="normal" style:font-style-complex="normal" style:font-weight-complex="normal"/>
    </style:style>
    <style:style style:name="P292" style:family="paragraph" style:parent-style-name="Standard">
      <style:text-properties fo:language="ru" fo:country="RU" fo:font-style="normal" style:text-underline-style="none" fo:font-weight="normal" officeooo:rsid="0019f43d" officeooo:paragraph-rsid="0aa138fa" style:font-style-asian="normal" style:font-weight-asian="normal" style:font-style-complex="normal" style:font-weight-complex="normal"/>
    </style:style>
    <style:style style:name="P293" style:family="paragraph" style:parent-style-name="Standard">
      <style:text-properties fo:language="ru" fo:country="RU" fo:font-style="normal" style:text-underline-style="none" fo:font-weight="normal" officeooo:rsid="0019f43d" officeooo:paragraph-rsid="0aa27677" style:font-style-asian="normal" style:font-weight-asian="normal" style:font-style-complex="normal" style:font-weight-complex="normal"/>
    </style:style>
    <style:style style:name="P294" style:family="paragraph" style:parent-style-name="Standard">
      <style:text-properties fo:language="ru" fo:country="RU" fo:font-style="normal" style:text-underline-style="none" fo:font-weight="normal" officeooo:rsid="0019f43d" officeooo:paragraph-rsid="0aa35f8f" style:font-style-asian="normal" style:font-weight-asian="normal" style:font-style-complex="normal" style:font-weight-complex="normal"/>
    </style:style>
    <style:style style:name="P295" style:family="paragraph" style:parent-style-name="Standard">
      <style:text-properties fo:language="ru" fo:country="RU" fo:font-style="normal" style:text-underline-style="none" fo:font-weight="normal" officeooo:rsid="0019f43d" officeooo:paragraph-rsid="0aa6664c" style:font-style-asian="normal" style:font-weight-asian="normal" style:font-style-complex="normal" style:font-weight-complex="normal"/>
    </style:style>
    <style:style style:name="P296" style:family="paragraph" style:parent-style-name="Standard">
      <style:text-properties fo:language="ru" fo:country="RU" fo:font-style="normal" style:text-underline-style="none" fo:font-weight="normal" officeooo:rsid="0019f43d" officeooo:paragraph-rsid="0ac7daea" style:font-style-asian="normal" style:font-weight-asian="normal" style:font-style-complex="normal" style:font-weight-complex="normal"/>
    </style:style>
    <style:style style:name="P297" style:family="paragraph" style:parent-style-name="Standard">
      <style:text-properties fo:language="ru" fo:country="RU" fo:font-style="normal" style:text-underline-style="none" fo:font-weight="normal" officeooo:rsid="0019f43d" officeooo:paragraph-rsid="0ac8e7dc" style:font-style-asian="normal" style:font-weight-asian="normal" style:font-style-complex="normal" style:font-weight-complex="normal"/>
    </style:style>
    <style:style style:name="P298" style:family="paragraph" style:parent-style-name="Standard">
      <style:text-properties fo:language="ru" fo:country="RU" fo:font-style="normal" style:text-underline-style="none" fo:font-weight="normal" officeooo:rsid="0019f43d" officeooo:paragraph-rsid="0ac9b1dd" style:font-style-asian="normal" style:font-weight-asian="normal" style:font-style-complex="normal" style:font-weight-complex="normal"/>
    </style:style>
    <style:style style:name="P299" style:family="paragraph" style:parent-style-name="Standard">
      <style:text-properties fo:language="ru" fo:country="RU" fo:font-style="normal" style:text-underline-style="none" fo:font-weight="normal" officeooo:rsid="0019f43d" officeooo:paragraph-rsid="0acb3beb" style:font-style-asian="normal" style:font-weight-asian="normal" style:font-style-complex="normal" style:font-weight-complex="normal"/>
    </style:style>
    <style:style style:name="P300" style:family="paragraph" style:parent-style-name="Standard">
      <style:text-properties fo:language="ru" fo:country="RU" fo:font-style="normal" style:text-underline-style="none" fo:font-weight="normal" officeooo:rsid="0019f43d" officeooo:paragraph-rsid="0acd1d84" style:font-style-asian="normal" style:font-weight-asian="normal" style:font-style-complex="normal" style:font-weight-complex="normal"/>
    </style:style>
    <style:style style:name="P301" style:family="paragraph" style:parent-style-name="Standard">
      <style:text-properties fo:language="ru" fo:country="RU" fo:font-style="normal" style:text-underline-style="none" fo:font-weight="normal" officeooo:rsid="0019f43d" officeooo:paragraph-rsid="0ad406b7" style:font-style-asian="normal" style:font-weight-asian="normal" style:font-style-complex="normal" style:font-weight-complex="normal"/>
    </style:style>
    <style:style style:name="P302" style:family="paragraph" style:parent-style-name="Standard">
      <style:text-properties fo:language="ru" fo:country="RU" fo:font-style="normal" style:text-underline-style="none" fo:font-weight="normal" officeooo:rsid="0019f43d" officeooo:paragraph-rsid="0ad4bc66" style:font-style-asian="normal" style:font-weight-asian="normal" style:font-style-complex="normal" style:font-weight-complex="normal"/>
    </style:style>
    <style:style style:name="P303" style:family="paragraph" style:parent-style-name="Standard">
      <style:text-properties fo:language="ru" fo:country="RU" fo:font-style="normal" style:text-underline-style="none" fo:font-weight="normal" officeooo:rsid="0019f43d" officeooo:paragraph-rsid="0ad74a1a" style:font-style-asian="normal" style:font-weight-asian="normal" style:font-style-complex="normal" style:font-weight-complex="normal"/>
    </style:style>
    <style:style style:name="P304" style:family="paragraph" style:parent-style-name="Standard">
      <style:text-properties fo:language="ru" fo:country="RU" fo:font-style="normal" style:text-underline-style="none" fo:font-weight="normal" officeooo:rsid="0019f43d" officeooo:paragraph-rsid="0ad92926" style:font-style-asian="normal" style:font-weight-asian="normal" style:font-style-complex="normal" style:font-weight-complex="normal"/>
    </style:style>
    <style:style style:name="P305" style:family="paragraph" style:parent-style-name="Standard">
      <style:text-properties fo:language="ru" fo:country="RU" fo:font-style="normal" style:text-underline-style="none" fo:font-weight="normal" officeooo:rsid="0019f43d" officeooo:paragraph-rsid="0ad9d0b6" style:font-style-asian="normal" style:font-weight-asian="normal" style:font-style-complex="normal" style:font-weight-complex="normal"/>
    </style:style>
    <style:style style:name="P306" style:family="paragraph" style:parent-style-name="Standard">
      <style:text-properties fo:language="ru" fo:country="RU" fo:font-style="normal" style:text-underline-style="none" fo:font-weight="normal" officeooo:rsid="0019f43d" officeooo:paragraph-rsid="0adc2860" style:font-style-asian="normal" style:font-weight-asian="normal" style:font-style-complex="normal" style:font-weight-complex="normal"/>
    </style:style>
    <style:style style:name="P307" style:family="paragraph" style:parent-style-name="Standard">
      <style:text-properties fo:language="ru" fo:country="RU" fo:font-style="normal" style:text-underline-style="none" fo:font-weight="normal" officeooo:rsid="0019f43d" officeooo:paragraph-rsid="0b0bbfc0" style:font-style-asian="normal" style:font-weight-asian="normal" style:font-style-complex="normal" style:font-weight-complex="normal"/>
    </style:style>
    <style:style style:name="P308" style:family="paragraph" style:parent-style-name="Standard">
      <style:text-properties fo:language="ru" fo:country="RU" fo:font-style="normal" style:text-underline-style="none" fo:font-weight="normal" officeooo:rsid="0019f43d" officeooo:paragraph-rsid="0b1ce609" style:font-style-asian="normal" style:font-weight-asian="normal" style:font-style-complex="normal" style:font-weight-complex="normal"/>
    </style:style>
    <style:style style:name="P309" style:family="paragraph" style:parent-style-name="Standard">
      <style:text-properties fo:language="ru" fo:country="RU" fo:font-style="normal" style:text-underline-style="none" fo:font-weight="normal" officeooo:rsid="0019f43d" officeooo:paragraph-rsid="0ac2c07c" style:font-style-asian="normal" style:font-weight-asian="normal" style:font-style-complex="normal" style:font-weight-complex="normal"/>
    </style:style>
    <style:style style:name="P310" style:family="paragraph" style:parent-style-name="Standard">
      <style:text-properties fo:language="ru" fo:country="RU" fo:font-style="normal" style:text-underline-style="none" fo:font-weight="normal" officeooo:rsid="0019f43d" officeooo:paragraph-rsid="0ac4308d" style:font-style-asian="normal" style:font-weight-asian="normal" style:font-style-complex="normal" style:font-weight-complex="normal"/>
    </style:style>
    <style:style style:name="P311" style:family="paragraph" style:parent-style-name="Standard">
      <style:text-properties fo:language="ru" fo:country="RU" fo:font-style="normal" style:text-underline-style="none" fo:font-weight="normal" officeooo:rsid="0019f43d" officeooo:paragraph-rsid="0ac54325" style:font-style-asian="normal" style:font-weight-asian="normal" style:font-style-complex="normal" style:font-weight-complex="normal"/>
    </style:style>
    <style:style style:name="P312" style:family="paragraph" style:parent-style-name="Standard">
      <style:text-properties fo:language="ru" fo:country="RU" fo:font-style="normal" style:text-underline-style="none" fo:font-weight="normal" officeooo:rsid="0019f43d" officeooo:paragraph-rsid="0b570dc6" style:font-style-asian="normal" style:font-weight-asian="normal" style:font-style-complex="normal" style:font-weight-complex="normal"/>
    </style:style>
    <style:style style:name="P313" style:family="paragraph" style:parent-style-name="Standard">
      <style:text-properties fo:language="ru" fo:country="RU" fo:font-style="normal" style:text-underline-style="none" fo:font-weight="normal" officeooo:rsid="0019f43d" officeooo:paragraph-rsid="0b898d12" style:font-style-asian="normal" style:font-weight-asian="normal" style:font-style-complex="normal" style:font-weight-complex="normal"/>
    </style:style>
    <style:style style:name="P314" style:family="paragraph" style:parent-style-name="Standard">
      <style:text-properties fo:language="ru" fo:country="RU" fo:font-style="normal" style:text-underline-style="none" fo:font-weight="normal" officeooo:rsid="0634692d" officeooo:paragraph-rsid="0634692d" style:font-style-asian="normal" style:font-weight-asian="normal" style:font-style-complex="normal" style:font-weight-complex="normal"/>
    </style:style>
    <style:style style:name="P315" style:family="paragraph" style:parent-style-name="Standard">
      <style:text-properties fo:language="ru" fo:country="RU" fo:font-style="normal" style:text-underline-style="none" fo:font-weight="normal" officeooo:rsid="0641ce9c" officeooo:paragraph-rsid="0640160f" style:font-style-asian="normal" style:font-weight-asian="normal" style:font-style-complex="normal" style:font-weight-complex="normal"/>
    </style:style>
    <style:style style:name="P316" style:family="paragraph" style:parent-style-name="Standard">
      <style:text-properties fo:language="ru" fo:country="RU" fo:font-style="normal" style:text-underline-style="none" fo:font-weight="normal" officeooo:rsid="065c36db" officeooo:paragraph-rsid="065c36db" style:font-style-asian="normal" style:font-weight-asian="normal" style:font-style-complex="normal" style:font-weight-complex="normal"/>
    </style:style>
    <style:style style:name="P317" style:family="paragraph" style:parent-style-name="Standard">
      <style:text-properties fo:language="ru" fo:country="RU" fo:font-style="normal" style:text-underline-style="none" fo:font-weight="normal" officeooo:rsid="069bfdbf" officeooo:paragraph-rsid="069bfdbf" style:font-style-asian="normal" style:font-weight-asian="normal" style:font-style-complex="normal" style:font-weight-complex="normal"/>
    </style:style>
    <style:style style:name="P318" style:family="paragraph" style:parent-style-name="Standard">
      <style:text-properties fo:language="ru" fo:country="RU" fo:font-style="normal" style:text-underline-style="none" fo:font-weight="normal" officeooo:rsid="069faea3" officeooo:paragraph-rsid="069faea3" style:font-style-asian="normal" style:font-weight-asian="normal" style:font-style-complex="normal" style:font-weight-complex="normal"/>
    </style:style>
    <style:style style:name="P319" style:family="paragraph" style:parent-style-name="Standard">
      <style:text-properties fo:language="ru" fo:country="RU" fo:font-style="normal" style:text-underline-style="none" fo:font-weight="normal" officeooo:rsid="06ac16a2" officeooo:paragraph-rsid="06b60bc9" style:font-style-asian="normal" style:font-weight-asian="normal" style:font-style-complex="normal" style:font-weight-complex="normal"/>
    </style:style>
    <style:style style:name="P320" style:family="paragraph" style:parent-style-name="Standard">
      <style:text-properties fo:language="ru" fo:country="RU" fo:font-style="normal" style:text-underline-style="none" fo:font-weight="normal" officeooo:rsid="06be8277" officeooo:paragraph-rsid="06be8277" style:font-style-asian="normal" style:font-weight-asian="normal" style:font-style-complex="normal" style:font-weight-complex="normal"/>
    </style:style>
    <style:style style:name="P321" style:family="paragraph" style:parent-style-name="Standard">
      <style:text-properties fo:language="ru" fo:country="RU" fo:font-style="normal" style:text-underline-style="none" fo:font-weight="normal" officeooo:rsid="06d7b001" officeooo:paragraph-rsid="06d7b001" style:font-style-asian="normal" style:font-weight-asian="normal" style:font-style-complex="normal" style:font-weight-complex="normal"/>
    </style:style>
    <style:style style:name="P322" style:family="paragraph" style:parent-style-name="Standard">
      <style:text-properties fo:language="ru" fo:country="RU" fo:font-style="normal" style:text-underline-style="none" fo:font-weight="normal" officeooo:rsid="06d9bd1c" officeooo:paragraph-rsid="06e71f6e" style:font-style-asian="normal" style:font-weight-asian="normal" style:font-style-complex="normal" style:font-weight-complex="normal"/>
    </style:style>
    <style:style style:name="P323" style:family="paragraph" style:parent-style-name="Standard">
      <style:text-properties fo:language="ru" fo:country="RU" fo:font-style="normal" style:text-underline-style="none" fo:font-weight="normal" officeooo:rsid="06fa2fe1" officeooo:paragraph-rsid="06fad612" style:font-style-asian="normal" style:font-weight-asian="normal" style:font-style-complex="normal" style:font-weight-complex="normal"/>
    </style:style>
    <style:style style:name="P324" style:family="paragraph" style:parent-style-name="Standard">
      <style:text-properties fo:language="ru" fo:country="RU" fo:font-style="normal" style:text-underline-style="none" fo:font-weight="normal" officeooo:rsid="0700cc3d" officeooo:paragraph-rsid="0700cc3d" style:font-style-asian="normal" style:font-weight-asian="normal" style:font-style-complex="normal" style:font-weight-complex="normal"/>
    </style:style>
    <style:style style:name="P325" style:family="paragraph" style:parent-style-name="Standard">
      <style:text-properties fo:language="ru" fo:country="RU" fo:font-style="normal" style:text-underline-style="none" fo:font-weight="normal" officeooo:rsid="070a27d8" officeooo:paragraph-rsid="070a27d8" style:font-style-asian="normal" style:font-weight-asian="normal" style:font-style-complex="normal" style:font-weight-complex="normal"/>
    </style:style>
    <style:style style:name="P326" style:family="paragraph" style:parent-style-name="Standard">
      <style:text-properties fo:language="ru" fo:country="RU" fo:font-style="normal" style:text-underline-style="none" fo:font-weight="normal" officeooo:rsid="0733bd61" officeooo:paragraph-rsid="0733bd61" style:font-style-asian="normal" style:font-weight-asian="normal" style:font-style-complex="normal" style:font-weight-complex="normal"/>
    </style:style>
    <style:style style:name="P327" style:family="paragraph" style:parent-style-name="Standard">
      <style:text-properties fo:language="ru" fo:country="RU" fo:font-style="normal" style:text-underline-style="none" fo:font-weight="normal" officeooo:rsid="07432da7" officeooo:paragraph-rsid="07432da7" style:font-style-asian="normal" style:font-weight-asian="normal" style:font-style-complex="normal" style:font-weight-complex="normal"/>
    </style:style>
    <style:style style:name="P328" style:family="paragraph" style:parent-style-name="Standard">
      <style:text-properties fo:language="ru" fo:country="RU" fo:font-style="normal" style:text-underline-style="none" fo:font-weight="normal" officeooo:rsid="0745f334" officeooo:paragraph-rsid="0745f334" style:font-style-asian="normal" style:font-weight-asian="normal" style:font-style-complex="normal" style:font-weight-complex="normal"/>
    </style:style>
    <style:style style:name="P329" style:family="paragraph" style:parent-style-name="Standard">
      <style:text-properties fo:language="ru" fo:country="RU" fo:font-style="normal" style:text-underline-style="none" fo:font-weight="normal" officeooo:rsid="0746b609" officeooo:paragraph-rsid="0746b609" style:font-style-asian="normal" style:font-weight-asian="normal" style:font-style-complex="normal" style:font-weight-complex="normal"/>
    </style:style>
    <style:style style:name="P330" style:family="paragraph" style:parent-style-name="Standard">
      <style:text-properties fo:language="ru" fo:country="RU" fo:font-style="normal" style:text-underline-style="none" fo:font-weight="normal" officeooo:rsid="07475d3d" officeooo:paragraph-rsid="07475d3d" style:font-style-asian="normal" style:font-weight-asian="normal" style:font-style-complex="normal" style:font-weight-complex="normal"/>
    </style:style>
    <style:style style:name="P331" style:family="paragraph" style:parent-style-name="Standard">
      <style:text-properties fo:language="ru" fo:country="RU" fo:font-style="normal" style:text-underline-style="none" fo:font-weight="normal" officeooo:rsid="07476af5" officeooo:paragraph-rsid="07476af5" style:font-style-asian="normal" style:font-weight-asian="normal" style:font-style-complex="normal" style:font-weight-complex="normal"/>
    </style:style>
    <style:style style:name="P332" style:family="paragraph" style:parent-style-name="Standard">
      <style:text-properties fo:language="ru" fo:country="RU" fo:font-style="normal" style:text-underline-style="none" fo:font-weight="normal" officeooo:rsid="07476af5" officeooo:paragraph-rsid="08239c89" style:font-style-asian="normal" style:font-weight-asian="normal" style:font-style-complex="normal" style:font-weight-complex="normal"/>
    </style:style>
    <style:style style:name="P333" style:family="paragraph" style:parent-style-name="Standard">
      <style:text-properties fo:language="ru" fo:country="RU" fo:font-style="normal" style:text-underline-style="none" fo:font-weight="normal" officeooo:rsid="07477211" officeooo:paragraph-rsid="07477211" style:font-style-asian="normal" style:font-weight-asian="normal" style:font-style-complex="normal" style:font-weight-complex="normal"/>
    </style:style>
    <style:style style:name="P334" style:family="paragraph" style:parent-style-name="Standard">
      <style:text-properties fo:language="ru" fo:country="RU" fo:font-style="normal" style:text-underline-style="none" fo:font-weight="normal" officeooo:rsid="0748bfb5" officeooo:paragraph-rsid="0748bfb5" style:font-style-asian="normal" style:font-weight-asian="normal" style:font-style-complex="normal" style:font-weight-complex="normal"/>
    </style:style>
    <style:style style:name="P335" style:family="paragraph" style:parent-style-name="Standard">
      <style:text-properties fo:language="ru" fo:country="RU" fo:font-style="normal" style:text-underline-style="none" fo:font-weight="normal" officeooo:rsid="074a0cc1" officeooo:paragraph-rsid="074a0cc1" style:font-style-asian="normal" style:font-weight-asian="normal" style:font-style-complex="normal" style:font-weight-complex="normal"/>
    </style:style>
    <style:style style:name="P336" style:family="paragraph" style:parent-style-name="Standard">
      <style:text-properties fo:language="ru" fo:country="RU" fo:font-style="normal" style:text-underline-style="none" fo:font-weight="normal" officeooo:rsid="074af9ff" officeooo:paragraph-rsid="074af9ff" style:font-style-asian="normal" style:font-weight-asian="normal" style:font-style-complex="normal" style:font-weight-complex="normal"/>
    </style:style>
    <style:style style:name="P337" style:family="paragraph" style:parent-style-name="Standard">
      <style:text-properties fo:language="ru" fo:country="RU" fo:font-style="normal" style:text-underline-style="none" fo:font-weight="normal" officeooo:rsid="074cd883" officeooo:paragraph-rsid="074cd883" style:font-style-asian="normal" style:font-weight-asian="normal" style:font-style-complex="normal" style:font-weight-complex="normal"/>
    </style:style>
    <style:style style:name="P338" style:family="paragraph" style:parent-style-name="Standard">
      <style:text-properties fo:language="ru" fo:country="RU" fo:font-style="normal" style:text-underline-style="none" fo:font-weight="normal" officeooo:rsid="07598498" officeooo:paragraph-rsid="076455d5" style:font-style-asian="normal" style:font-weight-asian="normal" style:font-style-complex="normal" style:font-weight-complex="normal"/>
    </style:style>
    <style:style style:name="P339" style:family="paragraph" style:parent-style-name="Standard">
      <style:text-properties fo:language="ru" fo:country="RU" fo:font-style="normal" style:text-underline-style="none" fo:font-weight="normal" officeooo:rsid="07650253" officeooo:paragraph-rsid="07650253" style:font-style-asian="normal" style:font-weight-asian="normal" style:font-style-complex="normal" style:font-weight-complex="normal"/>
    </style:style>
    <style:style style:name="P340" style:family="paragraph" style:parent-style-name="Standard">
      <style:text-properties fo:language="ru" fo:country="RU" fo:font-style="normal" style:text-underline-style="none" fo:font-weight="normal" officeooo:rsid="07750800" officeooo:paragraph-rsid="07750800" style:font-style-asian="normal" style:font-weight-asian="normal" style:font-style-complex="normal" style:font-weight-complex="normal"/>
    </style:style>
    <style:style style:name="P341" style:family="paragraph" style:parent-style-name="Standard">
      <style:text-properties fo:language="ru" fo:country="RU" fo:font-style="normal" style:text-underline-style="none" fo:font-weight="normal" officeooo:rsid="077cca22" officeooo:paragraph-rsid="07822d18" style:font-style-asian="normal" style:font-weight-asian="normal" style:font-style-complex="normal" style:font-weight-complex="normal"/>
    </style:style>
    <style:style style:name="P342" style:family="paragraph" style:parent-style-name="Standard">
      <style:text-properties fo:language="ru" fo:country="RU" fo:font-style="normal" style:text-underline-style="none" fo:font-weight="normal" officeooo:rsid="078788d9" officeooo:paragraph-rsid="078788d9" style:font-style-asian="normal" style:font-weight-asian="normal" style:font-style-complex="normal" style:font-weight-complex="normal"/>
    </style:style>
    <style:style style:name="P343" style:family="paragraph" style:parent-style-name="Standard">
      <style:text-properties fo:language="ru" fo:country="RU" fo:font-style="normal" style:text-underline-style="none" fo:font-weight="normal" officeooo:rsid="078c9fea" officeooo:paragraph-rsid="078c9fea" style:font-style-asian="normal" style:font-weight-asian="normal" style:font-style-complex="normal" style:font-weight-complex="normal"/>
    </style:style>
    <style:style style:name="P344" style:family="paragraph" style:parent-style-name="Standard">
      <style:text-properties fo:language="ru" fo:country="RU" fo:font-style="normal" style:text-underline-style="none" fo:font-weight="normal" officeooo:rsid="07b85046" officeooo:paragraph-rsid="07c016b7" style:font-style-asian="normal" style:font-weight-asian="normal" style:font-style-complex="normal" style:font-weight-complex="normal"/>
    </style:style>
    <style:style style:name="P345" style:family="paragraph" style:parent-style-name="Standard">
      <style:text-properties fo:language="ru" fo:country="RU" fo:font-style="normal" style:text-underline-style="none" fo:font-weight="normal" officeooo:rsid="07c485b2" officeooo:paragraph-rsid="07cf7c48" style:font-style-asian="normal" style:font-weight-asian="normal" style:font-style-complex="normal" style:font-weight-complex="normal"/>
    </style:style>
    <style:style style:name="P346" style:family="paragraph" style:parent-style-name="Standard">
      <style:text-properties fo:language="ru" fo:country="RU" fo:font-style="normal" style:text-underline-style="none" fo:font-weight="normal" officeooo:rsid="080b8213" officeooo:paragraph-rsid="08124eb0" style:font-style-asian="normal" style:font-weight-asian="normal" style:font-style-complex="normal" style:font-weight-complex="normal"/>
    </style:style>
    <style:style style:name="P347" style:family="paragraph" style:parent-style-name="Standard">
      <style:text-properties fo:language="ru" fo:country="RU" fo:font-style="normal" style:text-underline-style="none" fo:font-weight="normal" officeooo:rsid="0819865c" officeooo:paragraph-rsid="08239c89" style:font-style-asian="normal" style:font-weight-asian="normal" style:font-style-complex="normal" style:font-weight-complex="normal"/>
    </style:style>
    <style:style style:name="P348" style:family="paragraph" style:parent-style-name="Standard">
      <style:text-properties fo:language="ru" fo:country="RU" fo:font-style="normal" style:text-underline-style="none" fo:font-weight="normal" officeooo:rsid="082bbb6f" officeooo:paragraph-rsid="082bbb6f" style:font-style-asian="normal" style:font-weight-asian="normal" style:font-style-complex="normal" style:font-weight-complex="normal"/>
    </style:style>
    <style:style style:name="P349" style:family="paragraph" style:parent-style-name="Standard">
      <style:text-properties fo:language="ru" fo:country="RU" fo:font-style="normal" style:text-underline-style="none" fo:font-weight="normal" officeooo:rsid="083ccebb" officeooo:paragraph-rsid="083ccebb" style:font-style-asian="normal" style:font-weight-asian="normal" style:font-style-complex="normal" style:font-weight-complex="normal"/>
    </style:style>
    <style:style style:name="P350" style:family="paragraph" style:parent-style-name="Standard">
      <style:text-properties fo:language="ru" fo:country="RU" fo:font-style="normal" style:text-underline-style="none" fo:font-weight="normal" officeooo:rsid="08441bc4" officeooo:paragraph-rsid="08441bc4" style:font-style-asian="normal" style:font-weight-asian="normal" style:font-style-complex="normal" style:font-weight-complex="normal"/>
    </style:style>
    <style:style style:name="P351" style:family="paragraph" style:parent-style-name="Standard">
      <style:text-properties fo:language="ru" fo:country="RU" fo:font-style="normal" style:text-underline-style="none" fo:font-weight="normal" officeooo:rsid="087e629a" officeooo:paragraph-rsid="087fa244" style:font-style-asian="normal" style:font-weight-asian="normal" style:font-style-complex="normal" style:font-weight-complex="normal"/>
    </style:style>
    <style:style style:name="P352" style:family="paragraph" style:parent-style-name="Standard">
      <style:text-properties fo:language="ru" fo:country="RU" fo:font-style="normal" style:text-underline-style="none" fo:font-weight="normal" officeooo:rsid="08938790" officeooo:paragraph-rsid="08938790" style:font-style-asian="normal" style:font-weight-asian="normal" style:font-style-complex="normal" style:font-weight-complex="normal"/>
    </style:style>
    <style:style style:name="P353" style:family="paragraph" style:parent-style-name="Standard">
      <style:text-properties fo:language="ru" fo:country="RU" fo:font-style="normal" style:text-underline-style="none" fo:font-weight="normal" officeooo:rsid="089efbab" officeooo:paragraph-rsid="089efbab" style:font-style-asian="normal" style:font-weight-asian="normal" style:font-style-complex="normal" style:font-weight-complex="normal"/>
    </style:style>
    <style:style style:name="P354" style:family="paragraph" style:parent-style-name="Standard">
      <style:text-properties fo:language="ru" fo:country="RU" fo:font-style="normal" style:text-underline-style="none" fo:font-weight="normal" officeooo:rsid="08a5d5f0" officeooo:paragraph-rsid="08a5d5f0" style:font-style-asian="normal" style:font-weight-asian="normal" style:font-style-complex="normal" style:font-weight-complex="normal"/>
    </style:style>
    <style:style style:name="P355" style:family="paragraph" style:parent-style-name="Standard">
      <style:text-properties fo:language="ru" fo:country="RU" fo:font-style="normal" style:text-underline-style="none" fo:font-weight="normal" officeooo:rsid="08a962e1" officeooo:paragraph-rsid="08a962e1" style:font-style-asian="normal" style:font-weight-asian="normal" style:font-style-complex="normal" style:font-weight-complex="normal"/>
    </style:style>
    <style:style style:name="P356" style:family="paragraph" style:parent-style-name="Standard">
      <style:text-properties fo:language="ru" fo:country="RU" fo:font-style="normal" style:text-underline-style="none" fo:font-weight="normal" officeooo:rsid="08aee179" officeooo:paragraph-rsid="08b2940f" style:font-style-asian="normal" style:font-weight-asian="normal" style:font-style-complex="normal" style:font-weight-complex="normal"/>
    </style:style>
    <style:style style:name="P357" style:family="paragraph" style:parent-style-name="Standard">
      <style:text-properties fo:language="ru" fo:country="RU" fo:font-style="normal" style:text-underline-style="none" fo:font-weight="normal" officeooo:rsid="08b52388" officeooo:paragraph-rsid="08b52388" style:font-style-asian="normal" style:font-weight-asian="normal" style:font-style-complex="normal" style:font-weight-complex="normal"/>
    </style:style>
    <style:style style:name="P358" style:family="paragraph" style:parent-style-name="Standard">
      <style:text-properties fo:language="ru" fo:country="RU" fo:font-style="normal" style:text-underline-style="none" fo:font-weight="normal" officeooo:rsid="08c0eed2" officeooo:paragraph-rsid="08c0eed2" style:font-style-asian="normal" style:font-weight-asian="normal" style:font-style-complex="normal" style:font-weight-complex="normal"/>
    </style:style>
    <style:style style:name="P359" style:family="paragraph" style:parent-style-name="Standard">
      <style:text-properties fo:language="ru" fo:country="RU" fo:font-style="normal" style:text-underline-style="none" fo:font-weight="normal" officeooo:rsid="08dcb3aa" officeooo:paragraph-rsid="08f7a4f2" style:font-style-asian="normal" style:font-weight-asian="normal" style:font-style-complex="normal" style:font-weight-complex="normal"/>
    </style:style>
    <style:style style:name="P360" style:family="paragraph" style:parent-style-name="Standard">
      <style:text-properties fo:language="ru" fo:country="RU" fo:font-style="normal" style:text-underline-style="none" fo:font-weight="normal" officeooo:rsid="08fd2433" officeooo:paragraph-rsid="0902e63e" style:font-style-asian="normal" style:font-weight-asian="normal" style:font-style-complex="normal" style:font-weight-complex="normal"/>
    </style:style>
    <style:style style:name="P361" style:family="paragraph" style:parent-style-name="Standard">
      <style:text-properties fo:language="ru" fo:country="RU" fo:font-style="normal" style:text-underline-style="none" fo:font-weight="normal" officeooo:rsid="09067260" officeooo:paragraph-rsid="090fa021" style:font-style-asian="normal" style:font-weight-asian="normal" style:font-style-complex="normal" style:font-weight-complex="normal"/>
    </style:style>
    <style:style style:name="P362" style:family="paragraph" style:parent-style-name="Standard">
      <style:text-properties fo:language="ru" fo:country="RU" fo:font-style="normal" style:text-underline-style="none" fo:font-weight="normal" officeooo:rsid="09154549" officeooo:paragraph-rsid="09226c7b" style:font-style-asian="normal" style:font-weight-asian="normal" style:font-style-complex="normal" style:font-weight-complex="normal"/>
    </style:style>
    <style:style style:name="P363" style:family="paragraph" style:parent-style-name="Standard">
      <style:text-properties fo:language="ru" fo:country="RU" fo:font-style="normal" style:text-underline-style="none" fo:font-weight="normal" officeooo:rsid="091f8041" officeooo:paragraph-rsid="09226c7b" style:font-style-asian="normal" style:font-weight-asian="normal" style:font-style-complex="normal" style:font-weight-complex="normal"/>
    </style:style>
    <style:style style:name="P364" style:family="paragraph" style:parent-style-name="Standard">
      <style:text-properties fo:language="ru" fo:country="RU" fo:font-style="normal" style:text-underline-style="none" fo:font-weight="normal" officeooo:rsid="092d90e3" officeooo:paragraph-rsid="092d90e3" style:font-style-asian="normal" style:font-weight-asian="normal" style:font-style-complex="normal" style:font-weight-complex="normal"/>
    </style:style>
    <style:style style:name="P365" style:family="paragraph" style:parent-style-name="Standard">
      <style:text-properties fo:language="ru" fo:country="RU" fo:font-style="normal" style:text-underline-style="none" fo:font-weight="normal" officeooo:rsid="09344a84" officeooo:paragraph-rsid="09368a44" style:font-style-asian="normal" style:font-weight-asian="normal" style:font-style-complex="normal" style:font-weight-complex="normal"/>
    </style:style>
    <style:style style:name="P366" style:family="paragraph" style:parent-style-name="Standard">
      <style:text-properties fo:language="ru" fo:country="RU" fo:font-style="normal" style:text-underline-style="none" fo:font-weight="normal" officeooo:rsid="095105c4" officeooo:paragraph-rsid="095153a9" style:font-style-asian="normal" style:font-weight-asian="normal" style:font-style-complex="normal" style:font-weight-complex="normal"/>
    </style:style>
    <style:style style:name="P367" style:family="paragraph" style:parent-style-name="Standard">
      <style:text-properties fo:language="ru" fo:country="RU" fo:font-style="normal" style:text-underline-style="none" fo:font-weight="normal" officeooo:rsid="0952d07f" officeooo:paragraph-rsid="0952d07f" style:font-style-asian="normal" style:font-weight-asian="normal" style:font-style-complex="normal" style:font-weight-complex="normal"/>
    </style:style>
    <style:style style:name="P368" style:family="paragraph" style:parent-style-name="Standard">
      <style:text-properties fo:language="ru" fo:country="RU" fo:font-style="normal" style:text-underline-style="none" fo:font-weight="normal" officeooo:rsid="0959de01" officeooo:paragraph-rsid="0959de01" style:font-style-asian="normal" style:font-weight-asian="normal" style:font-style-complex="normal" style:font-weight-complex="normal"/>
    </style:style>
    <style:style style:name="P369" style:family="paragraph" style:parent-style-name="Standard">
      <style:text-properties fo:language="ru" fo:country="RU" fo:font-style="normal" style:text-underline-style="none" fo:font-weight="normal" officeooo:rsid="0961a074" officeooo:paragraph-rsid="0961a074" style:font-style-asian="normal" style:font-weight-asian="normal" style:font-style-complex="normal" style:font-weight-complex="normal"/>
    </style:style>
    <style:style style:name="P370" style:family="paragraph" style:parent-style-name="Standard">
      <style:text-properties fo:language="ru" fo:country="RU" fo:font-style="normal" style:text-underline-style="none" fo:font-weight="normal" officeooo:rsid="0966013a" officeooo:paragraph-rsid="0966013a" style:font-style-asian="normal" style:font-weight-asian="normal" style:font-style-complex="normal" style:font-weight-complex="normal"/>
    </style:style>
    <style:style style:name="P371" style:family="paragraph" style:parent-style-name="Standard">
      <style:text-properties fo:language="ru" fo:country="RU" fo:font-style="normal" style:text-underline-style="none" fo:font-weight="normal" officeooo:rsid="09679dbd" officeooo:paragraph-rsid="09679dbd" style:font-style-asian="normal" style:font-weight-asian="normal" style:font-style-complex="normal" style:font-weight-complex="normal"/>
    </style:style>
    <style:style style:name="P372" style:family="paragraph" style:parent-style-name="Standard">
      <style:text-properties fo:language="ru" fo:country="RU" fo:font-style="normal" style:text-underline-style="none" fo:font-weight="normal" officeooo:rsid="096fd31f" officeooo:paragraph-rsid="096fd31f" style:font-style-asian="normal" style:font-weight-asian="normal" style:font-style-complex="normal" style:font-weight-complex="normal"/>
    </style:style>
    <style:style style:name="P373" style:family="paragraph" style:parent-style-name="Standard">
      <style:text-properties fo:language="ru" fo:country="RU" fo:font-style="normal" style:text-underline-style="none" fo:font-weight="normal" officeooo:rsid="097bfbfb" officeooo:paragraph-rsid="097bfbfb" style:font-style-asian="normal" style:font-weight-asian="normal" style:font-style-complex="normal" style:font-weight-complex="normal"/>
    </style:style>
    <style:style style:name="P374" style:family="paragraph" style:parent-style-name="Standard">
      <style:text-properties fo:language="ru" fo:country="RU" fo:font-style="normal" style:text-underline-style="none" fo:font-weight="normal" officeooo:rsid="09853b81" officeooo:paragraph-rsid="09887de3" style:font-style-asian="normal" style:font-weight-asian="normal" style:font-style-complex="normal" style:font-weight-complex="normal"/>
    </style:style>
    <style:style style:name="P375" style:family="paragraph" style:parent-style-name="Standard">
      <style:text-properties fo:language="ru" fo:country="RU" fo:font-style="normal" style:text-underline-style="none" fo:font-weight="normal" officeooo:rsid="09903a5c" officeooo:paragraph-rsid="09903a5c" style:font-style-asian="normal" style:font-weight-asian="normal" style:font-style-complex="normal" style:font-weight-complex="normal"/>
    </style:style>
    <style:style style:name="P376" style:family="paragraph" style:parent-style-name="Standard">
      <style:text-properties fo:language="ru" fo:country="RU" fo:font-style="normal" style:text-underline-style="none" fo:font-weight="normal" officeooo:rsid="099900c5" officeooo:paragraph-rsid="09a2e58f" style:font-style-asian="normal" style:font-weight-asian="normal" style:font-style-complex="normal" style:font-weight-complex="normal"/>
    </style:style>
    <style:style style:name="P377" style:family="paragraph" style:parent-style-name="Standard">
      <style:text-properties fo:language="ru" fo:country="RU" fo:font-style="normal" style:text-underline-style="none" fo:font-weight="normal" officeooo:rsid="09b692a8" officeooo:paragraph-rsid="09b692a8" style:font-style-asian="normal" style:font-weight-asian="normal" style:font-style-complex="normal" style:font-weight-complex="normal"/>
    </style:style>
    <style:style style:name="P378" style:family="paragraph" style:parent-style-name="Standard">
      <style:text-properties fo:language="ru" fo:country="RU" fo:font-style="normal" style:text-underline-style="none" fo:font-weight="normal" officeooo:rsid="09c7004a" officeooo:paragraph-rsid="09eb11a1" style:font-style-asian="normal" style:font-weight-asian="normal" style:font-style-complex="normal" style:font-weight-complex="normal"/>
    </style:style>
    <style:style style:name="P379" style:family="paragraph" style:parent-style-name="Standard">
      <style:text-properties fo:language="ru" fo:country="RU" fo:font-style="normal" style:text-underline-style="none" fo:font-weight="normal" officeooo:rsid="09ef85b2" officeooo:paragraph-rsid="0a01d82b" style:font-style-asian="normal" style:font-weight-asian="normal" style:font-style-complex="normal" style:font-weight-complex="normal"/>
    </style:style>
    <style:style style:name="P380" style:family="paragraph" style:parent-style-name="Standard">
      <style:text-properties fo:language="ru" fo:country="RU" fo:font-style="normal" style:text-underline-style="none" fo:font-weight="normal" officeooo:rsid="0a025afd" officeooo:paragraph-rsid="0a025afd" style:font-style-asian="normal" style:font-weight-asian="normal" style:font-style-complex="normal" style:font-weight-complex="normal"/>
    </style:style>
    <style:style style:name="P381" style:family="paragraph" style:parent-style-name="Standard">
      <style:text-properties fo:language="ru" fo:country="RU" fo:font-style="normal" style:text-underline-style="none" fo:font-weight="normal" officeooo:rsid="0a10bf07" officeooo:paragraph-rsid="0a195f8a" style:font-style-asian="normal" style:font-weight-asian="normal" style:font-style-complex="normal" style:font-weight-complex="normal"/>
    </style:style>
    <style:style style:name="P382" style:family="paragraph" style:parent-style-name="Standard">
      <style:text-properties fo:language="ru" fo:country="RU" fo:font-style="normal" style:text-underline-style="none" fo:font-weight="normal" officeooo:rsid="0a29bbe8" officeooo:paragraph-rsid="0a304547" style:font-style-asian="normal" style:font-weight-asian="normal" style:font-style-complex="normal" style:font-weight-complex="normal"/>
    </style:style>
    <style:style style:name="P383" style:family="paragraph" style:parent-style-name="Standard">
      <style:text-properties fo:language="ru" fo:country="RU" fo:font-style="normal" style:text-underline-style="none" fo:font-weight="normal" officeooo:rsid="0a325b68" officeooo:paragraph-rsid="0a325b68" style:font-style-asian="normal" style:font-weight-asian="normal" style:font-style-complex="normal" style:font-weight-complex="normal"/>
    </style:style>
    <style:style style:name="P384" style:family="paragraph" style:parent-style-name="Standard">
      <style:text-properties fo:language="ru" fo:country="RU" fo:font-style="normal" style:text-underline-style="none" fo:font-weight="normal" officeooo:rsid="0a3a9684" officeooo:paragraph-rsid="0a3dfdce" style:font-style-asian="normal" style:font-weight-asian="normal" style:font-style-complex="normal" style:font-weight-complex="normal"/>
    </style:style>
    <style:style style:name="P385" style:family="paragraph" style:parent-style-name="Standard">
      <style:text-properties fo:language="ru" fo:country="RU" fo:font-style="normal" style:text-underline-style="none" fo:font-weight="normal" officeooo:rsid="0a49f224" officeooo:paragraph-rsid="0a4e9e3b" style:font-style-asian="normal" style:font-weight-asian="normal" style:font-style-complex="normal" style:font-weight-complex="normal"/>
    </style:style>
    <style:style style:name="P386" style:family="paragraph" style:parent-style-name="Standard">
      <style:text-properties fo:language="ru" fo:country="RU" fo:font-style="normal" style:text-underline-style="none" fo:font-weight="normal" officeooo:rsid="0a51d6ee" officeooo:paragraph-rsid="0a51d6ee" style:font-style-asian="normal" style:font-weight-asian="normal" style:font-style-complex="normal" style:font-weight-complex="normal"/>
    </style:style>
    <style:style style:name="P387" style:family="paragraph" style:parent-style-name="Standard">
      <style:text-properties fo:language="ru" fo:country="RU" fo:font-style="normal" style:text-underline-style="none" fo:font-weight="normal" officeooo:rsid="0a6c4b93" officeooo:paragraph-rsid="0a6c4b93" style:font-style-asian="normal" style:font-weight-asian="normal" style:font-style-complex="normal" style:font-weight-complex="normal"/>
    </style:style>
    <style:style style:name="P388" style:family="paragraph" style:parent-style-name="Standard">
      <style:text-properties fo:language="ru" fo:country="RU" fo:font-style="normal" style:text-underline-style="none" fo:font-weight="normal" officeooo:rsid="0a70e86c" officeooo:paragraph-rsid="0a76df1d" style:font-style-asian="normal" style:font-weight-asian="normal" style:font-style-complex="normal" style:font-weight-complex="normal"/>
    </style:style>
    <style:style style:name="P389" style:family="paragraph" style:parent-style-name="Standard">
      <style:text-properties fo:language="ru" fo:country="RU" fo:font-style="normal" style:text-underline-style="none" fo:font-weight="normal" officeooo:rsid="0a83eda5" officeooo:paragraph-rsid="0a83eda5" style:font-style-asian="normal" style:font-weight-asian="normal" style:font-style-complex="normal" style:font-weight-complex="normal"/>
    </style:style>
    <style:style style:name="P390" style:family="paragraph" style:parent-style-name="Standard">
      <style:text-properties fo:language="ru" fo:country="RU" fo:font-style="normal" style:text-underline-style="none" fo:font-weight="normal" officeooo:rsid="0a883a00" officeooo:paragraph-rsid="0a909663" style:font-style-asian="normal" style:font-weight-asian="normal" style:font-style-complex="normal" style:font-weight-complex="normal"/>
    </style:style>
    <style:style style:name="P391" style:family="paragraph" style:parent-style-name="Standard">
      <style:text-properties fo:language="ru" fo:country="RU" fo:font-style="normal" style:text-underline-style="none" fo:font-weight="normal" officeooo:rsid="0aa46ad7" officeooo:paragraph-rsid="0aa46ad7" style:font-style-asian="normal" style:font-weight-asian="normal" style:font-style-complex="normal" style:font-weight-complex="normal"/>
    </style:style>
    <style:style style:name="P392" style:family="paragraph" style:parent-style-name="Standard">
      <style:text-properties fo:language="ru" fo:country="RU" fo:font-style="normal" style:text-underline-style="none" fo:font-weight="normal" officeooo:rsid="0aa80e52" officeooo:paragraph-rsid="0aa80e52" style:font-style-asian="normal" style:font-weight-asian="normal" style:font-style-complex="normal" style:font-weight-complex="normal"/>
    </style:style>
    <style:style style:name="P393" style:family="paragraph" style:parent-style-name="Standard">
      <style:text-properties fo:language="ru" fo:country="RU" fo:font-style="normal" style:text-underline-style="none" fo:font-weight="normal" officeooo:rsid="0aac381f" officeooo:paragraph-rsid="0abc80c4" style:font-style-asian="normal" style:font-weight-asian="normal" style:font-style-complex="normal" style:font-weight-complex="normal"/>
    </style:style>
    <style:style style:name="P394" style:family="paragraph" style:parent-style-name="Standard">
      <style:text-properties fo:language="ru" fo:country="RU" fo:font-style="normal" style:text-underline-style="none" fo:font-weight="normal" officeooo:rsid="0abe308c" officeooo:paragraph-rsid="0ac1dc2f" style:font-style-asian="normal" style:font-weight-asian="normal" style:font-style-complex="normal" style:font-weight-complex="normal"/>
    </style:style>
    <style:style style:name="P395" style:family="paragraph" style:parent-style-name="Standard">
      <style:text-properties fo:language="ru" fo:country="RU" fo:font-style="normal" style:text-underline-style="none" fo:font-weight="normal" officeooo:rsid="0ad5e6c8" officeooo:paragraph-rsid="0ad5e6c8" style:font-style-asian="normal" style:font-weight-asian="normal" style:font-style-complex="normal" style:font-weight-complex="normal"/>
    </style:style>
    <style:style style:name="P396" style:family="paragraph" style:parent-style-name="Standard">
      <style:text-properties fo:language="ru" fo:country="RU" fo:font-style="normal" style:text-underline-style="none" fo:font-weight="normal" officeooo:rsid="0adc3a41" officeooo:paragraph-rsid="0adc3a41" style:font-style-asian="normal" style:font-weight-asian="normal" style:font-style-complex="normal" style:font-weight-complex="normal"/>
    </style:style>
    <style:style style:name="P397" style:family="paragraph" style:parent-style-name="Standard">
      <style:text-properties fo:language="ru" fo:country="RU" fo:font-style="normal" style:text-underline-style="none" fo:font-weight="normal" officeooo:rsid="0ae5441a" officeooo:paragraph-rsid="0aec10b6" style:font-style-asian="normal" style:font-weight-asian="normal" style:font-style-complex="normal" style:font-weight-complex="normal"/>
    </style:style>
    <style:style style:name="P398" style:family="paragraph" style:parent-style-name="Standard">
      <style:text-properties fo:language="ru" fo:country="RU" fo:font-style="normal" style:text-underline-style="none" fo:font-weight="normal" officeooo:rsid="0af8f324" officeooo:paragraph-rsid="0b015b73" style:font-style-asian="normal" style:font-weight-asian="normal" style:font-style-complex="normal" style:font-weight-complex="normal"/>
    </style:style>
    <style:style style:name="P399" style:family="paragraph" style:parent-style-name="Standard">
      <style:text-properties fo:language="ru" fo:country="RU" fo:font-style="normal" style:text-underline-style="none" fo:font-weight="normal" officeooo:rsid="0b0c1919" officeooo:paragraph-rsid="0b0c1919" style:font-style-asian="normal" style:font-weight-asian="normal" style:font-style-complex="normal" style:font-weight-complex="normal"/>
    </style:style>
    <style:style style:name="P400" style:family="paragraph" style:parent-style-name="Standard">
      <style:text-properties fo:language="ru" fo:country="RU" fo:font-style="normal" style:text-underline-style="none" fo:font-weight="normal" officeooo:rsid="0b0ef1f5" officeooo:paragraph-rsid="0b0ef1f5" style:font-style-asian="normal" style:font-weight-asian="normal" style:font-style-complex="normal" style:font-weight-complex="normal"/>
    </style:style>
    <style:style style:name="P401" style:family="paragraph" style:parent-style-name="Standard">
      <style:text-properties fo:language="ru" fo:country="RU" fo:font-style="normal" style:text-underline-style="none" fo:font-weight="normal" officeooo:rsid="0b1ce609" officeooo:paragraph-rsid="0b1f72bd" style:font-style-asian="normal" style:font-weight-asian="normal" style:font-style-complex="normal" style:font-weight-complex="normal"/>
    </style:style>
    <style:style style:name="P402" style:family="paragraph" style:parent-style-name="Standard">
      <style:text-properties fo:language="ru" fo:country="RU" fo:font-style="normal" style:text-underline-style="none" fo:font-weight="normal" officeooo:rsid="0b24daa1" officeooo:paragraph-rsid="0b26a0f9" style:font-style-asian="normal" style:font-weight-asian="normal" style:font-style-complex="normal" style:font-weight-complex="normal"/>
    </style:style>
    <style:style style:name="P403" style:family="paragraph" style:parent-style-name="Standard">
      <style:text-properties fo:language="ru" fo:country="RU" fo:font-style="normal" style:text-underline-style="none" fo:font-weight="normal" officeooo:rsid="0b2fe24e" officeooo:paragraph-rsid="0b2fe24e" style:font-style-asian="normal" style:font-weight-asian="normal" style:font-style-complex="normal" style:font-weight-complex="normal"/>
    </style:style>
    <style:style style:name="P404" style:family="paragraph" style:parent-style-name="Standard">
      <style:text-properties fo:language="ru" fo:country="RU" fo:font-style="normal" style:text-underline-style="none" fo:font-weight="normal" officeooo:rsid="0b5fcde6" officeooo:paragraph-rsid="0b5fcde6" style:font-style-asian="normal" style:font-weight-asian="normal" style:font-style-complex="normal" style:font-weight-complex="normal"/>
    </style:style>
    <style:style style:name="P405" style:family="paragraph" style:parent-style-name="Standard">
      <style:text-properties fo:language="ru" fo:country="RU" fo:font-style="normal" style:text-underline-style="none" fo:font-weight="normal" officeooo:rsid="0b68af36" officeooo:paragraph-rsid="0b68af36" style:font-style-asian="normal" style:font-weight-asian="normal" style:font-style-complex="normal" style:font-weight-complex="normal"/>
    </style:style>
    <style:style style:name="P406" style:family="paragraph" style:parent-style-name="Standard">
      <style:text-properties fo:language="ru" fo:country="RU" fo:font-style="normal" style:text-underline-style="none" fo:font-weight="normal" officeooo:rsid="0b6d991c" officeooo:paragraph-rsid="0b6d991c" style:font-style-asian="normal" style:font-weight-asian="normal" style:font-style-complex="normal" style:font-weight-complex="normal"/>
    </style:style>
    <style:style style:name="P407" style:family="paragraph" style:parent-style-name="Standard">
      <style:text-properties fo:language="ru" fo:country="RU" fo:font-style="normal" style:text-underline-style="none" fo:font-weight="normal" officeooo:rsid="0b780a83" officeooo:paragraph-rsid="0b79d31a" style:font-style-asian="normal" style:font-weight-asian="normal" style:font-style-complex="normal" style:font-weight-complex="normal"/>
    </style:style>
    <style:style style:name="P408" style:family="paragraph" style:parent-style-name="Standard">
      <style:text-properties fo:language="ru" fo:country="RU" fo:font-style="normal" style:text-underline-style="none" fo:font-weight="normal" officeooo:rsid="0b7bc000" officeooo:paragraph-rsid="0b7bc000" style:font-style-asian="normal" style:font-weight-asian="normal" style:font-style-complex="normal" style:font-weight-complex="normal"/>
    </style:style>
    <style:style style:name="P409" style:family="paragraph" style:parent-style-name="Standard">
      <style:text-properties fo:language="ru" fo:country="RU" fo:font-style="normal" style:text-underline-style="none" fo:font-weight="normal" officeooo:rsid="0b854014" officeooo:paragraph-rsid="0b86ad88" style:font-style-asian="normal" style:font-weight-asian="normal" style:font-style-complex="normal" style:font-weight-complex="normal"/>
    </style:style>
    <style:style style:name="P410" style:family="paragraph" style:parent-style-name="Standard">
      <style:text-properties fo:language="ru" fo:country="RU" fo:font-style="normal" style:text-underline-style="none" fo:font-weight="normal" officeooo:rsid="0b870535" officeooo:paragraph-rsid="0b898d12" style:font-style-asian="normal" style:font-weight-asian="normal" style:font-style-complex="normal" style:font-weight-complex="normal"/>
    </style:style>
    <style:style style:name="P411" style:family="paragraph" style:parent-style-name="Standard">
      <style:text-properties fo:language="ru" fo:country="RU" fo:font-style="normal" style:text-underline-style="none" fo:font-weight="normal" officeooo:rsid="0b95cfd4" officeooo:paragraph-rsid="0ba5e5f2" style:font-style-asian="normal" style:font-weight-asian="normal" style:font-style-complex="normal" style:font-weight-complex="normal"/>
    </style:style>
    <style:style style:name="P412" style:family="paragraph" style:parent-style-name="Standard">
      <style:text-properties fo:language="ru" fo:country="RU" fo:font-style="normal" style:text-underline-style="none" fo:font-weight="bold" officeooo:rsid="0019f43d" officeooo:paragraph-rsid="063ccbf0" style:font-style-asian="normal" style:font-weight-asian="bold" style:font-style-complex="normal" style:font-weight-complex="bold"/>
    </style:style>
    <style:style style:name="P413" style:family="paragraph" style:parent-style-name="Standard">
      <style:text-properties fo:language="ru" fo:country="RU" fo:font-style="normal" style:text-underline-style="none" fo:font-weight="bold" officeooo:rsid="0019f43d" officeooo:paragraph-rsid="065c36db" style:font-style-asian="normal" style:font-weight-asian="bold" style:font-style-complex="normal" style:font-weight-complex="bold"/>
    </style:style>
    <style:style style:name="P414" style:family="paragraph" style:parent-style-name="Standard">
      <style:text-properties fo:language="ru" fo:country="RU" fo:font-style="normal" style:text-underline-style="none" fo:font-weight="bold" officeooo:rsid="0019f43d" officeooo:paragraph-rsid="06976423" style:font-style-asian="normal" style:font-weight-asian="bold" style:font-style-complex="normal" style:font-weight-complex="bold"/>
    </style:style>
    <style:style style:name="P415" style:family="paragraph" style:parent-style-name="Standard">
      <style:text-properties fo:language="ru" fo:country="RU" fo:font-style="normal" style:text-underline-style="none" fo:font-weight="bold" officeooo:rsid="063e0086" officeooo:paragraph-rsid="0640160f" style:font-style-asian="normal" style:font-weight-asian="bold" style:font-style-complex="normal" style:font-weight-complex="bold"/>
    </style:style>
    <style:style style:name="P416" style:family="paragraph" style:parent-style-name="Standard">
      <style:text-properties fo:language="ru" fo:country="RU" fo:font-style="normal" style:text-underline-style="none" fo:font-weight="bold" officeooo:rsid="0642477c" officeooo:paragraph-rsid="064d2cce" style:font-style-asian="normal" style:font-weight-asian="bold" style:font-style-complex="normal" style:font-weight-complex="bold"/>
    </style:style>
    <style:style style:name="P417" style:family="paragraph" style:parent-style-name="Standard">
      <style:text-properties fo:language="ru" fo:country="RU" fo:font-style="normal" style:text-underline-style="none" fo:font-weight="bold" officeooo:rsid="0659d9cb" officeooo:paragraph-rsid="0659d9cb" style:font-style-asian="normal" style:font-weight-asian="bold" style:font-style-complex="normal" style:font-weight-complex="bold"/>
    </style:style>
    <style:style style:name="P418" style:family="paragraph" style:parent-style-name="Standard">
      <style:text-properties fo:language="ru" fo:country="RU" fo:font-style="normal" style:text-underline-style="none" fo:font-weight="bold" officeooo:rsid="065de99e" officeooo:paragraph-rsid="065de99e" style:font-style-asian="normal" style:font-weight-asian="bold" style:font-style-complex="normal" style:font-weight-complex="bold"/>
    </style:style>
    <style:style style:name="P419" style:family="paragraph" style:parent-style-name="Standard">
      <style:text-properties fo:language="ru" fo:country="RU" fo:font-style="normal" style:text-underline-style="none" fo:font-weight="bold" officeooo:rsid="066b1237" officeooo:paragraph-rsid="066b1237" style:font-style-asian="normal" style:font-weight-asian="bold" style:font-style-complex="normal" style:font-weight-complex="bold"/>
    </style:style>
    <style:style style:name="P420" style:family="paragraph" style:parent-style-name="Standard">
      <style:text-properties fo:language="ru" fo:country="RU" fo:font-style="normal" style:text-underline-style="none" fo:font-weight="bold" officeooo:rsid="067357c3" officeooo:paragraph-rsid="067a3d45" style:font-style-asian="normal" style:font-weight-asian="bold" style:font-style-complex="normal" style:font-weight-complex="bold"/>
    </style:style>
    <style:style style:name="P421" style:family="paragraph" style:parent-style-name="Standard">
      <style:text-properties fo:language="ru" fo:country="RU" fo:font-style="normal" style:text-underline-style="none" fo:font-weight="bold" officeooo:rsid="068210ed" officeooo:paragraph-rsid="069445d0" style:font-style-asian="normal" style:font-weight-asian="bold" style:font-style-complex="normal" style:font-weight-complex="bold"/>
    </style:style>
    <style:style style:name="P422" style:family="paragraph" style:parent-style-name="Standard">
      <style:text-properties fo:language="ru" fo:country="RU" fo:font-style="italic" style:text-underline-style="none" officeooo:rsid="023fa9f4" officeooo:paragraph-rsid="023b5d4d" style:font-style-asian="italic" style:font-style-complex="italic"/>
    </style:style>
    <style:style style:name="P423" style:family="paragraph" style:parent-style-name="Standard">
      <style:text-properties fo:language="ru" fo:country="RU" officeooo:paragraph-rsid="03fd034a"/>
    </style:style>
    <style:style style:name="P424" style:family="paragraph" style:parent-style-name="Standard">
      <style:text-properties style:text-position="0% 100%" fo:language="ru" fo:country="RU" fo:font-style="normal" style:text-underline-style="none" officeooo:rsid="0344a843" officeooo:paragraph-rsid="034a2fc5" style:font-style-asian="normal" style:font-style-complex="normal"/>
    </style:style>
    <style:style style:name="P425" style:family="paragraph" style:parent-style-name="Standard">
      <style:text-properties style:text-position="0% 100%" fo:language="ru" fo:country="RU" fo:font-style="normal" style:text-underline-style="none" officeooo:rsid="0019f43d" officeooo:paragraph-rsid="034be8d4" style:font-style-asian="normal" style:font-style-complex="normal"/>
    </style:style>
    <style:style style:name="P426" style:family="paragraph" style:parent-style-name="Standard">
      <style:text-properties style:text-position="0% 100%" fo:language="ru" fo:country="RU" fo:font-style="normal" style:text-underline-style="none" officeooo:rsid="034cde68" officeooo:paragraph-rsid="034cde68" style:font-style-asian="normal" style:font-style-complex="normal"/>
    </style:style>
    <style:style style:name="P427" style:family="paragraph" style:parent-style-name="Standard">
      <style:text-properties fo:font-variant="normal" fo:text-transform="none" fo:language="ru" fo:country="RU" style:text-underline-style="none" officeooo:rsid="04be0740" officeooo:paragraph-rsid="04b613bb"/>
    </style:style>
    <style:style style:name="P428" style:family="paragraph" style:parent-style-name="Standard">
      <style:paragraph-properties fo:text-align="center" style:justify-single-word="false"/>
      <style:text-properties fo:font-variant="small-caps" fo:language="ru" fo:country="RU" fo:font-style="normal" style:text-underline-style="none" fo:font-weight="normal" officeooo:rsid="0745f334" officeooo:paragraph-rsid="0745f334" style:font-style-asian="normal" style:font-weight-asian="normal" style:font-style-complex="normal" style:font-weight-complex="normal"/>
    </style:style>
    <style:style style:name="P429" style:family="paragraph" style:parent-style-name="Standard">
      <style:paragraph-properties fo:text-align="center" style:justify-single-word="false"/>
      <style:text-properties fo:font-variant="small-caps" fo:language="ru" fo:country="RU" fo:font-style="normal" style:text-underline-style="none" fo:font-weight="normal" officeooo:rsid="0952096e" officeooo:paragraph-rsid="0952096e" style:font-style-asian="normal" style:font-weight-asian="normal" style:font-style-complex="normal" style:font-weight-complex="normal"/>
    </style:style>
    <style:style style:name="P430" style:family="paragraph" style:parent-style-name="Standard">
      <style:paragraph-properties fo:margin-left="0.9846in" fo:margin-right="0in" fo:text-indent="0in" style:auto-text-indent="false"/>
      <style:text-properties fo:language="ru" fo:country="RU" officeooo:rsid="0020dee0" officeooo:paragraph-rsid="0020dee0"/>
    </style:style>
    <style:style style:name="P431" style:family="paragraph" style:parent-style-name="Standard">
      <style:paragraph-properties fo:margin-left="0.9846in" fo:margin-right="0in" fo:text-indent="0in" style:auto-text-indent="false"/>
      <style:text-properties fo:language="ru" fo:country="RU" officeooo:rsid="00217d3d" officeooo:paragraph-rsid="00217d3d"/>
    </style:style>
    <style:style style:name="P432" style:family="paragraph" style:parent-style-name="Standard">
      <style:paragraph-properties fo:margin-left="0.9846in" fo:margin-right="0in" fo:text-indent="0in" style:auto-text-indent="false"/>
      <style:text-properties fo:language="ru" fo:country="RU" officeooo:rsid="0024c044" officeooo:paragraph-rsid="0024c044"/>
    </style:style>
    <style:style style:name="P433" style:family="paragraph" style:parent-style-name="Standard">
      <style:paragraph-properties fo:margin-left="0.9846in" fo:margin-right="0in" fo:text-indent="0in" style:auto-text-indent="false"/>
      <style:text-properties fo:language="ru" fo:country="RU" officeooo:rsid="003451d3" officeooo:paragraph-rsid="003451d3"/>
    </style:style>
    <style:style style:name="P434" style:family="paragraph" style:parent-style-name="Standard">
      <style:paragraph-properties fo:margin-left="0.9846in" fo:margin-right="0in" fo:text-indent="0in" style:auto-text-indent="false"/>
      <style:text-properties style:text-position="0% 100%" fo:language="ru" fo:country="RU" fo:font-style="normal" style:text-underline-style="none" officeooo:rsid="034cde68" officeooo:paragraph-rsid="034cde68" style:font-style-asian="normal" style:font-style-complex="normal"/>
    </style:style>
    <style:style style:name="P435" style:family="paragraph" style:parent-style-name="Standard">
      <style:paragraph-properties fo:margin-left="1.4772in" fo:margin-right="0in" fo:text-indent="0in" style:auto-text-indent="false"/>
      <style:text-properties fo:language="ru" fo:country="RU" fo:font-style="normal" style:text-underline-style="none" officeooo:rsid="04ef6a38" officeooo:paragraph-rsid="04ef6a38" style:font-style-asian="normal" style:font-style-complex="normal"/>
    </style:style>
    <style:style style:name="P436" style:family="paragraph" style:parent-style-name="Standard">
      <style:paragraph-properties fo:margin-left="1.4772in" fo:margin-right="0in" fo:text-indent="0in" style:auto-text-indent="false"/>
      <style:text-properties fo:language="ru" fo:country="RU" fo:font-style="normal" style:text-underline-style="none" officeooo:rsid="04f0e211" officeooo:paragraph-rsid="04f0e211" style:font-style-asian="normal" style:font-style-complex="normal"/>
    </style:style>
    <style:style style:name="P437" style:family="paragraph" style:parent-style-name="Standard">
      <style:paragraph-properties fo:margin-left="1.4772in" fo:margin-right="0in" fo:text-indent="0in" style:auto-text-indent="false"/>
      <style:text-properties fo:language="ru" fo:country="RU" fo:font-style="normal" style:text-underline-style="none" officeooo:rsid="04f0e211" officeooo:paragraph-rsid="0503e1c6" style:font-style-asian="normal" style:font-style-complex="normal"/>
    </style:style>
    <style:style style:name="P438" style:family="paragraph" style:parent-style-name="Standard">
      <style:paragraph-properties fo:margin-left="1.4772in" fo:margin-right="0in" fo:text-indent="0in" style:auto-text-indent="false"/>
      <style:text-properties fo:language="ru" fo:country="RU" fo:font-style="normal" style:text-underline-style="none" officeooo:rsid="04f2e030" officeooo:paragraph-rsid="04f2e030" style:font-style-asian="normal" style:font-style-complex="normal"/>
    </style:style>
    <style:style style:name="P439" style:family="paragraph" style:parent-style-name="Standard">
      <style:paragraph-properties fo:margin-left="1.4772in" fo:margin-right="0in" fo:text-indent="0in" style:auto-text-indent="false"/>
      <style:text-properties fo:language="ru" fo:country="RU" fo:font-style="normal" style:text-underline-style="none" officeooo:rsid="04f2e030" officeooo:paragraph-rsid="0503e1c6" style:font-style-asian="normal" style:font-style-complex="normal"/>
    </style:style>
    <style:style style:name="P440" style:family="paragraph" style:parent-style-name="Standard">
      <style:paragraph-properties fo:margin-left="1.4772in" fo:margin-right="0in" fo:text-indent="0in" style:auto-text-indent="false"/>
      <style:text-properties fo:language="ru" fo:country="RU" fo:font-style="normal" style:text-underline-style="none" officeooo:rsid="04f2e030" officeooo:paragraph-rsid="050572c9" style:font-style-asian="normal" style:font-style-complex="normal"/>
    </style:style>
    <style:style style:name="P441" style:family="paragraph" style:parent-style-name="Standard">
      <style:paragraph-properties fo:margin-left="1.4772in" fo:margin-right="0in" fo:text-indent="0in" style:auto-text-indent="false"/>
      <style:text-properties fo:language="ru" fo:country="RU" fo:font-style="normal" style:text-underline-style="none" officeooo:rsid="0503e1c6" officeooo:paragraph-rsid="050572c9" style:font-style-asian="normal" style:font-style-complex="normal"/>
    </style:style>
    <style:style style:name="P442" style:family="paragraph" style:parent-style-name="Standard">
      <style:text-properties fo:language="ru" fo:country="RU" fo:font-style="normal" style:text-underline-style="none" fo:font-weight="normal" officeooo:rsid="0b588559" officeooo:paragraph-rsid="0b570dc6" style:font-style-asian="normal" style:font-weight-asian="normal" style:font-style-complex="normal" style:font-weight-complex="normal"/>
    </style:style>
    <style:style style:name="P443" style:family="paragraph" style:parent-style-name="Standard">
      <style:text-properties fo:language="ru" fo:country="RU" fo:font-style="normal" style:text-underline-style="none" fo:font-weight="normal" officeooo:rsid="0bb447fc" officeooo:paragraph-rsid="0be5b930" style:font-style-asian="normal" style:font-weight-asian="normal" style:font-style-complex="normal" style:font-weight-complex="normal"/>
    </style:style>
    <style:style style:name="P444" style:family="paragraph" style:parent-style-name="Standard">
      <style:text-properties fo:language="ru" fo:country="RU" fo:font-style="normal" style:text-underline-style="none" fo:font-weight="normal" officeooo:rsid="0019f43d" officeooo:paragraph-rsid="0be5b930" style:font-style-asian="normal" style:font-weight-asian="normal" style:font-style-complex="normal" style:font-weight-complex="normal"/>
    </style:style>
    <style:style style:name="P445" style:family="paragraph" style:parent-style-name="Standard">
      <style:text-properties fo:language="ru" fo:country="RU" officeooo:paragraph-rsid="0c293422"/>
    </style:style>
    <style:style style:name="P446" style:family="paragraph" style:parent-style-name="Standard">
      <style:text-properties fo:language="ru" fo:country="RU" officeooo:rsid="0c2b0d47" officeooo:paragraph-rsid="0c2b0d47"/>
    </style:style>
    <style:style style:name="T1" style:family="text">
      <style:text-properties officeooo:rsid="001bce18"/>
    </style:style>
    <style:style style:name="T2" style:family="text">
      <style:text-properties officeooo:rsid="001e45a2"/>
    </style:style>
    <style:style style:name="T3" style:family="text">
      <style:text-properties fo:font-variant="small-caps" officeooo:rsid="00232ce5"/>
    </style:style>
    <style:style style:name="T4" style:family="text">
      <style:text-properties fo:font-variant="small-caps" officeooo:rsid="003451d3"/>
    </style:style>
    <style:style style:name="T5" style:family="text">
      <style:text-properties fo:font-variant="small-caps" officeooo:rsid="0287a659"/>
    </style:style>
    <style:style style:name="T6" style:family="text">
      <style:text-properties fo:font-variant="small-caps" officeooo:rsid="04604fee"/>
    </style:style>
    <style:style style:name="T7" style:family="text">
      <style:text-properties officeooo:rsid="0025f552"/>
    </style:style>
    <style:style style:name="T8" style:family="text">
      <style:text-properties fo:font-style="italic" style:font-style-asian="italic" style:font-style-complex="italic"/>
    </style:style>
    <style:style style:name="T9" style:family="text">
      <style:text-properties fo:font-style="italic" officeooo:rsid="0025f552" style:font-style-asian="italic" style:font-style-complex="italic"/>
    </style:style>
    <style:style style:name="T10" style:family="text">
      <style:text-properties fo:font-style="italic" officeooo:rsid="00403371" style:font-style-asian="italic" style:font-style-complex="italic"/>
    </style:style>
    <style:style style:name="T11" style:family="text">
      <style:text-properties fo:font-style="italic" officeooo:rsid="004bd250" style:font-style-asian="italic" style:font-style-complex="italic"/>
    </style:style>
    <style:style style:name="T12" style:family="text">
      <style:text-properties fo:font-style="italic" officeooo:rsid="0019f43d" style:font-style-asian="italic" style:font-style-complex="italic"/>
    </style:style>
    <style:style style:name="T13" style:family="text">
      <style:text-properties fo:font-style="italic" officeooo:rsid="007a424a" style:font-style-asian="italic" style:font-style-complex="italic"/>
    </style:style>
    <style:style style:name="T14" style:family="text">
      <style:text-properties fo:font-style="italic" officeooo:rsid="00c5a49f" style:font-style-asian="italic" style:font-style-complex="italic"/>
    </style:style>
    <style:style style:name="T15" style:family="text">
      <style:text-properties fo:font-style="italic" officeooo:rsid="00ee7ae6" style:font-style-asian="italic" style:font-style-complex="italic"/>
    </style:style>
    <style:style style:name="T16" style:family="text">
      <style:text-properties fo:font-style="italic" officeooo:rsid="01131fe8" style:font-style-asian="italic" style:font-style-complex="italic"/>
    </style:style>
    <style:style style:name="T17" style:family="text">
      <style:text-properties fo:font-style="italic" officeooo:rsid="01743a71" style:font-style-asian="italic" style:font-style-complex="italic"/>
    </style:style>
    <style:style style:name="T18" style:family="text">
      <style:text-properties fo:font-style="italic" officeooo:rsid="0191109d" style:font-style-asian="italic" style:font-style-complex="italic"/>
    </style:style>
    <style:style style:name="T19" style:family="text">
      <style:text-properties fo:font-style="italic" officeooo:rsid="01c38447" style:font-style-asian="italic" style:font-style-complex="italic"/>
    </style:style>
    <style:style style:name="T20" style:family="text">
      <style:text-properties fo:font-style="italic" officeooo:rsid="01f669eb" style:font-style-asian="italic" style:font-style-complex="italic"/>
    </style:style>
    <style:style style:name="T21" style:family="text">
      <style:text-properties fo:font-style="italic" officeooo:rsid="022cdf7a" style:font-style-asian="italic" style:font-style-complex="italic"/>
    </style:style>
    <style:style style:name="T22" style:family="text">
      <style:text-properties fo:font-style="italic" officeooo:rsid="02486425" style:font-style-asian="italic" style:font-style-complex="italic"/>
    </style:style>
    <style:style style:name="T23" style:family="text">
      <style:text-properties fo:font-style="italic" officeooo:rsid="026b3b99" style:font-style-asian="italic" style:font-style-complex="italic"/>
    </style:style>
    <style:style style:name="T24" style:family="text">
      <style:text-properties fo:font-style="italic" officeooo:rsid="02abbae2" style:font-style-asian="italic" style:font-style-complex="italic"/>
    </style:style>
    <style:style style:name="T25" style:family="text">
      <style:text-properties fo:font-style="italic" officeooo:rsid="02ade1d9" style:font-style-asian="italic" style:font-style-complex="italic"/>
    </style:style>
    <style:style style:name="T26" style:family="text">
      <style:text-properties fo:font-style="italic" officeooo:rsid="02d55aaf" style:font-style-asian="italic" style:font-style-complex="italic"/>
    </style:style>
    <style:style style:name="T27" style:family="text">
      <style:text-properties fo:font-style="italic" officeooo:rsid="02da6a23" style:font-style-asian="italic" style:font-style-complex="italic"/>
    </style:style>
    <style:style style:name="T28" style:family="text">
      <style:text-properties fo:font-style="italic" officeooo:rsid="02db5c92" style:font-style-asian="italic" style:font-style-complex="italic"/>
    </style:style>
    <style:style style:name="T29" style:family="text">
      <style:text-properties fo:font-style="italic" officeooo:rsid="02df832e" style:font-style-asian="italic" style:font-style-complex="italic"/>
    </style:style>
    <style:style style:name="T30" style:family="text">
      <style:text-properties fo:font-style="italic" officeooo:rsid="02e76b3b" style:font-style-asian="italic" style:font-style-complex="italic"/>
    </style:style>
    <style:style style:name="T31" style:family="text">
      <style:text-properties fo:font-style="italic" officeooo:rsid="02f4b72e" style:font-style-asian="italic" style:font-style-complex="italic"/>
    </style:style>
    <style:style style:name="T32" style:family="text">
      <style:text-properties fo:font-style="italic" officeooo:rsid="034652c9" style:font-style-asian="italic" style:font-style-complex="italic"/>
    </style:style>
    <style:style style:name="T33" style:family="text">
      <style:text-properties fo:font-style="italic" officeooo:rsid="036c53cb" style:font-style-asian="italic" style:font-style-complex="italic"/>
    </style:style>
    <style:style style:name="T34" style:family="text">
      <style:text-properties fo:font-style="italic" officeooo:rsid="038c6041" style:font-style-asian="italic" style:font-style-complex="italic"/>
    </style:style>
    <style:style style:name="T35" style:family="text">
      <style:text-properties fo:font-style="italic" officeooo:rsid="03980e34" style:font-style-asian="italic" style:font-style-complex="italic"/>
    </style:style>
    <style:style style:name="T36" style:family="text">
      <style:text-properties fo:font-style="italic" officeooo:rsid="039a3595" style:font-style-asian="italic" style:font-style-complex="italic"/>
    </style:style>
    <style:style style:name="T37" style:family="text">
      <style:text-properties fo:font-style="italic" officeooo:rsid="03a00a32" style:font-style-asian="italic" style:font-style-complex="italic"/>
    </style:style>
    <style:style style:name="T38" style:family="text">
      <style:text-properties fo:font-style="italic" officeooo:rsid="03afa14f" style:font-style-asian="italic" style:font-style-complex="italic"/>
    </style:style>
    <style:style style:name="T39" style:family="text">
      <style:text-properties fo:font-style="italic" officeooo:rsid="03b6157d" style:font-style-asian="italic" style:font-style-complex="italic"/>
    </style:style>
    <style:style style:name="T40" style:family="text">
      <style:text-properties fo:font-style="italic" officeooo:rsid="03bcebcb" style:font-style-asian="italic" style:font-style-complex="italic"/>
    </style:style>
    <style:style style:name="T41" style:family="text">
      <style:text-properties fo:font-style="italic" officeooo:rsid="03c09961" style:font-style-asian="italic" style:font-style-complex="italic"/>
    </style:style>
    <style:style style:name="T42" style:family="text">
      <style:text-properties fo:font-style="italic" officeooo:rsid="03c17397" style:font-style-asian="italic" style:font-style-complex="italic"/>
    </style:style>
    <style:style style:name="T43" style:family="text">
      <style:text-properties fo:font-style="italic" officeooo:rsid="03c3d23c" style:font-style-asian="italic" style:font-style-complex="italic"/>
    </style:style>
    <style:style style:name="T44" style:family="text">
      <style:text-properties fo:font-style="italic" officeooo:rsid="03c6e892" style:font-style-asian="italic" style:font-style-complex="italic"/>
    </style:style>
    <style:style style:name="T45" style:family="text">
      <style:text-properties fo:font-style="italic" officeooo:rsid="03d24971" style:font-style-asian="italic" style:font-style-complex="italic"/>
    </style:style>
    <style:style style:name="T46" style:family="text">
      <style:text-properties fo:font-style="italic" officeooo:rsid="03e4cbfe" style:font-style-asian="italic" style:font-style-complex="italic"/>
    </style:style>
    <style:style style:name="T47" style:family="text">
      <style:text-properties fo:font-style="italic" officeooo:rsid="03e7349e" style:font-style-asian="italic" style:font-style-complex="italic"/>
    </style:style>
    <style:style style:name="T48" style:family="text">
      <style:text-properties fo:font-style="italic" officeooo:rsid="03e8fa57" style:font-style-asian="italic" style:font-style-complex="italic"/>
    </style:style>
    <style:style style:name="T49" style:family="text">
      <style:text-properties fo:font-style="italic" officeooo:rsid="03ea5114" style:font-style-asian="italic" style:font-style-complex="italic"/>
    </style:style>
    <style:style style:name="T50" style:family="text">
      <style:text-properties fo:font-style="italic" officeooo:rsid="03ec1b53" style:font-style-asian="italic" style:font-style-complex="italic"/>
    </style:style>
    <style:style style:name="T51" style:family="text">
      <style:text-properties fo:font-style="italic" officeooo:rsid="03ec41ae" style:font-style-asian="italic" style:font-style-complex="italic"/>
    </style:style>
    <style:style style:name="T52" style:family="text">
      <style:text-properties fo:font-style="italic" officeooo:rsid="03ef3e45" style:font-style-asian="italic" style:font-style-complex="italic"/>
    </style:style>
    <style:style style:name="T53" style:family="text">
      <style:text-properties fo:font-style="italic" officeooo:rsid="0415532c" style:font-style-asian="italic" style:font-style-complex="italic"/>
    </style:style>
    <style:style style:name="T54" style:family="text">
      <style:text-properties fo:font-style="italic" officeooo:rsid="0417e312" style:font-style-asian="italic" style:font-style-complex="italic"/>
    </style:style>
    <style:style style:name="T55" style:family="text">
      <style:text-properties fo:font-style="italic" officeooo:rsid="0422619a" style:font-style-asian="italic" style:font-style-complex="italic"/>
    </style:style>
    <style:style style:name="T56" style:family="text">
      <style:text-properties fo:font-style="italic" officeooo:rsid="04342d68" style:font-style-asian="italic" style:font-style-complex="italic"/>
    </style:style>
    <style:style style:name="T57" style:family="text">
      <style:text-properties fo:font-style="italic" officeooo:rsid="044ad065" style:font-style-asian="italic" style:font-style-complex="italic"/>
    </style:style>
    <style:style style:name="T58" style:family="text">
      <style:text-properties fo:font-style="italic" officeooo:rsid="044c8933" style:font-style-asian="italic" style:font-style-complex="italic"/>
    </style:style>
    <style:style style:name="T59" style:family="text">
      <style:text-properties fo:font-style="italic" officeooo:rsid="0450d767" style:font-style-asian="italic" style:font-style-complex="italic"/>
    </style:style>
    <style:style style:name="T60" style:family="text">
      <style:text-properties fo:font-style="italic" officeooo:rsid="04604fee" style:font-style-asian="italic" style:font-style-complex="italic"/>
    </style:style>
    <style:style style:name="T61" style:family="text">
      <style:text-properties fo:font-style="italic" officeooo:rsid="04c1dc8a" style:font-style-asian="italic" style:font-style-complex="italic"/>
    </style:style>
    <style:style style:name="T62" style:family="text">
      <style:text-properties fo:font-style="italic" officeooo:rsid="04c5ca6e" style:font-style-asian="italic" style:font-style-complex="italic"/>
    </style:style>
    <style:style style:name="T63" style:family="text">
      <style:text-properties fo:font-style="italic" officeooo:rsid="04d0e250" style:font-style-asian="italic" style:font-style-complex="italic"/>
    </style:style>
    <style:style style:name="T64" style:family="text">
      <style:text-properties fo:font-style="italic" officeooo:rsid="04d96b23" style:font-style-asian="italic" style:font-style-complex="italic"/>
    </style:style>
    <style:style style:name="T65" style:family="text">
      <style:text-properties fo:font-style="italic" officeooo:rsid="04f9255a" style:font-style-asian="italic" style:font-style-complex="italic"/>
    </style:style>
    <style:style style:name="T66" style:family="text">
      <style:text-properties fo:font-style="italic" officeooo:rsid="05125f20" style:font-style-asian="italic" style:font-style-complex="italic"/>
    </style:style>
    <style:style style:name="T67" style:family="text">
      <style:text-properties fo:font-style="italic" officeooo:rsid="05156a7d" style:font-style-asian="italic" style:font-style-complex="italic"/>
    </style:style>
    <style:style style:name="T68" style:family="text">
      <style:text-properties fo:font-style="italic" officeooo:rsid="0517ebfe" style:font-style-asian="italic" style:font-style-complex="italic"/>
    </style:style>
    <style:style style:name="T69" style:family="text">
      <style:text-properties fo:font-style="italic" officeooo:rsid="055329a3" style:font-style-asian="italic" style:font-style-complex="italic"/>
    </style:style>
    <style:style style:name="T70" style:family="text">
      <style:text-properties fo:font-style="italic" officeooo:rsid="055e9943" style:font-style-asian="italic" style:font-style-complex="italic"/>
    </style:style>
    <style:style style:name="T71" style:family="text">
      <style:text-properties fo:font-style="italic" officeooo:rsid="058d46e9" style:font-style-asian="italic" style:font-style-complex="italic"/>
    </style:style>
    <style:style style:name="T72" style:family="text">
      <style:text-properties fo:font-style="italic" officeooo:rsid="059ab714" style:font-style-asian="italic" style:font-style-complex="italic"/>
    </style:style>
    <style:style style:name="T73" style:family="text">
      <style:text-properties fo:font-style="italic" officeooo:rsid="05b14250" style:font-style-asian="italic" style:font-style-complex="italic"/>
    </style:style>
    <style:style style:name="T74" style:family="text">
      <style:text-properties fo:font-style="italic" officeooo:rsid="05d80498" style:font-style-asian="italic" style:font-style-complex="italic"/>
    </style:style>
    <style:style style:name="T75" style:family="text">
      <style:text-properties fo:font-style="italic" officeooo:rsid="05dc7859" style:font-style-asian="italic" style:font-style-complex="italic"/>
    </style:style>
    <style:style style:name="T76" style:family="text">
      <style:text-properties fo:font-style="italic" officeooo:rsid="05fd7b8a" style:font-style-asian="italic" style:font-style-complex="italic"/>
    </style:style>
    <style:style style:name="T77" style:family="text">
      <style:text-properties fo:font-style="italic" officeooo:rsid="061c3d19" style:font-style-asian="italic" style:font-style-complex="italic"/>
    </style:style>
    <style:style style:name="T78" style:family="text">
      <style:text-properties fo:font-style="italic" officeooo:rsid="069d7812" style:font-style-asian="italic" style:font-style-complex="italic"/>
    </style:style>
    <style:style style:name="T79" style:family="text">
      <style:text-properties fo:font-style="italic" officeooo:rsid="06a0356e" style:font-style-asian="italic" style:font-style-complex="italic"/>
    </style:style>
    <style:style style:name="T80" style:family="text">
      <style:text-properties fo:font-style="italic" officeooo:rsid="06aeeece" style:font-style-asian="italic" style:font-style-complex="italic"/>
    </style:style>
    <style:style style:name="T81" style:family="text">
      <style:text-properties fo:font-style="italic" officeooo:rsid="070eda28" style:font-style-asian="italic" style:font-style-complex="italic"/>
    </style:style>
    <style:style style:name="T82" style:family="text">
      <style:text-properties fo:font-style="italic" officeooo:rsid="074eb604" style:font-style-asian="italic" style:font-style-complex="italic"/>
    </style:style>
    <style:style style:name="T83" style:family="text">
      <style:text-properties fo:font-style="italic" officeooo:rsid="075a4d91" style:font-style-asian="italic" style:font-style-complex="italic"/>
    </style:style>
    <style:style style:name="T84" style:family="text">
      <style:text-properties fo:font-style="italic" officeooo:rsid="0768a266" style:font-style-asian="italic" style:font-style-complex="italic"/>
    </style:style>
    <style:style style:name="T85" style:family="text">
      <style:text-properties fo:font-style="italic" officeooo:rsid="076d063a" style:font-style-asian="italic" style:font-style-complex="italic"/>
    </style:style>
    <style:style style:name="T86" style:family="text">
      <style:text-properties fo:font-style="italic" officeooo:rsid="077e4daf" style:font-style-asian="italic" style:font-style-complex="italic"/>
    </style:style>
    <style:style style:name="T87" style:family="text">
      <style:text-properties fo:font-style="italic" officeooo:rsid="082d3ec3" style:font-style-asian="italic" style:font-style-complex="italic"/>
    </style:style>
    <style:style style:name="T88" style:family="text">
      <style:text-properties fo:font-style="italic" officeooo:rsid="083d6786" style:font-style-asian="italic" style:font-style-complex="italic"/>
    </style:style>
    <style:style style:name="T89" style:family="text">
      <style:text-properties fo:font-style="italic" officeooo:rsid="084239b4" style:font-style-asian="italic" style:font-style-complex="italic"/>
    </style:style>
    <style:style style:name="T90" style:family="text">
      <style:text-properties fo:font-style="italic" officeooo:rsid="087ef663" style:font-style-asian="italic" style:font-style-complex="italic"/>
    </style:style>
    <style:style style:name="T91" style:family="text">
      <style:text-properties fo:font-style="italic" officeooo:rsid="08aab712" style:font-style-asian="italic" style:font-style-complex="italic"/>
    </style:style>
    <style:style style:name="T92" style:family="text">
      <style:text-properties fo:font-style="italic" officeooo:rsid="08e0bad7" style:font-style-asian="italic" style:font-style-complex="italic"/>
    </style:style>
    <style:style style:name="T93" style:family="text">
      <style:text-properties fo:font-style="italic" officeooo:rsid="0906efde" style:font-style-asian="italic" style:font-style-complex="italic"/>
    </style:style>
    <style:style style:name="T94" style:family="text">
      <style:text-properties fo:font-style="italic" officeooo:rsid="09165277" style:font-style-asian="italic" style:font-style-complex="italic"/>
    </style:style>
    <style:style style:name="T95" style:family="text">
      <style:text-properties fo:font-style="italic" officeooo:rsid="091da918" style:font-style-asian="italic" style:font-style-complex="italic"/>
    </style:style>
    <style:style style:name="T96" style:family="text">
      <style:text-properties fo:font-style="italic" officeooo:rsid="091f8041" style:font-style-asian="italic" style:font-style-complex="italic"/>
    </style:style>
    <style:style style:name="T97" style:family="text">
      <style:text-properties fo:font-style="italic" officeooo:rsid="0928bc34" style:font-style-asian="italic" style:font-style-complex="italic"/>
    </style:style>
    <style:style style:name="T98" style:family="text">
      <style:text-properties fo:font-style="italic" officeooo:rsid="092d90e3" style:font-style-asian="italic" style:font-style-complex="italic"/>
    </style:style>
    <style:style style:name="T99" style:family="text">
      <style:text-properties fo:font-style="italic" officeooo:rsid="092bd3af" style:font-style-asian="italic" style:font-style-complex="italic"/>
    </style:style>
    <style:style style:name="T100" style:family="text">
      <style:text-properties fo:font-style="italic" officeooo:rsid="097018d7" style:font-style-asian="italic" style:font-style-complex="italic"/>
    </style:style>
    <style:style style:name="T101" style:family="text">
      <style:text-properties fo:font-style="italic" officeooo:rsid="0985da68" style:font-style-asian="italic" style:font-style-complex="italic"/>
    </style:style>
    <style:style style:name="T102" style:family="text">
      <style:text-properties fo:font-style="italic" officeooo:rsid="0999c1ed" style:font-style-asian="italic" style:font-style-complex="italic"/>
    </style:style>
    <style:style style:name="T103" style:family="text">
      <style:text-properties fo:font-style="italic" officeooo:rsid="09c7ba71" style:font-style-asian="italic" style:font-style-complex="italic"/>
    </style:style>
    <style:style style:name="T104" style:family="text">
      <style:text-properties fo:font-style="italic" officeooo:rsid="0a292781" style:font-style-asian="italic" style:font-style-complex="italic"/>
    </style:style>
    <style:style style:name="T105" style:family="text">
      <style:text-properties fo:font-style="italic" officeooo:rsid="0a29e361" style:font-style-asian="italic" style:font-style-complex="italic"/>
    </style:style>
    <style:style style:name="T106" style:family="text">
      <style:text-properties fo:font-style="italic" officeooo:rsid="0a53fee0" style:font-style-asian="italic" style:font-style-complex="italic"/>
    </style:style>
    <style:style style:name="T107" style:family="text">
      <style:text-properties fo:font-style="italic" officeooo:rsid="0a5d083a" style:font-style-asian="italic" style:font-style-complex="italic"/>
    </style:style>
    <style:style style:name="T108" style:family="text">
      <style:text-properties fo:font-style="italic" officeooo:rsid="0aa91e8e" style:font-style-asian="italic" style:font-style-complex="italic"/>
    </style:style>
    <style:style style:name="T109" style:family="text">
      <style:text-properties fo:font-style="italic" officeooo:rsid="0ad74a1a" style:font-style-asian="italic" style:font-style-complex="italic"/>
    </style:style>
    <style:style style:name="T110" style:family="text">
      <style:text-properties fo:font-style="italic" officeooo:rsid="0ada4257" style:font-style-asian="italic" style:font-style-complex="italic"/>
    </style:style>
    <style:style style:name="T111" style:family="text">
      <style:text-properties fo:font-style="italic" officeooo:rsid="0ade3523" style:font-style-asian="italic" style:font-style-complex="italic"/>
    </style:style>
    <style:style style:name="T112" style:family="text">
      <style:text-properties fo:font-style="italic" officeooo:rsid="0b13af21" style:font-style-asian="italic" style:font-style-complex="italic"/>
    </style:style>
    <style:style style:name="T113" style:family="text">
      <style:text-properties fo:font-style="italic" officeooo:rsid="0b1d232c" style:font-style-asian="italic" style:font-style-complex="italic"/>
    </style:style>
    <style:style style:name="T114" style:family="text">
      <style:text-properties fo:font-style="italic" officeooo:rsid="0b451901" style:font-style-asian="italic" style:font-style-complex="italic"/>
    </style:style>
    <style:style style:name="T115" style:family="text">
      <style:text-properties fo:font-style="italic" officeooo:rsid="0b7cc40d" style:font-style-asian="italic" style:font-style-complex="italic"/>
    </style:style>
    <style:style style:name="T116" style:family="text">
      <style:text-properties fo:font-style="italic" officeooo:rsid="0b85b74a" style:font-style-asian="italic" style:font-style-complex="italic"/>
    </style:style>
    <style:style style:name="T117" style:family="text">
      <style:text-properties fo:font-style="italic" officeooo:rsid="0b973941" style:font-style-asian="italic" style:font-style-complex="italic"/>
    </style:style>
    <style:style style:name="T118" style:family="text">
      <style:text-properties fo:font-style="italic" officeooo:rsid="0bb57552" style:font-style-asian="italic" style:font-style-complex="italic"/>
    </style:style>
    <style:style style:name="T119" style:family="text">
      <style:text-properties fo:font-style="italic" style:text-underline-style="none" officeooo:rsid="014b3314" style:font-style-asian="italic" style:font-style-complex="italic"/>
    </style:style>
    <style:style style:name="T120" style:family="text">
      <style:text-properties fo:font-style="italic" style:text-underline-style="none" fo:font-weight="normal" officeooo:rsid="0c083583" style:font-style-asian="italic" style:font-weight-asian="normal" style:font-style-complex="italic" style:font-weight-complex="normal"/>
    </style:style>
    <style:style style:name="T121" style:family="text">
      <style:text-properties fo:font-style="italic" fo:font-weight="normal" style:font-style-asian="italic" style:font-weight-asian="normal" style:font-style-complex="italic" style:font-weight-complex="normal"/>
    </style:style>
    <style:style style:name="T122" style:family="text">
      <style:text-properties fo:font-style="italic" fo:font-weight="normal" officeooo:rsid="020c0968" style:font-style-asian="italic" style:font-weight-asian="normal" style:font-style-complex="italic" style:font-weight-complex="normal"/>
    </style:style>
    <style:style style:name="T123" style:family="text">
      <style:text-properties fo:font-style="italic" fo:font-weight="normal" officeooo:rsid="0213fb1a" style:font-style-asian="italic" style:font-weight-asian="normal" style:font-style-complex="italic" style:font-weight-complex="normal"/>
    </style:style>
    <style:style style:name="T124" style:family="text">
      <style:text-properties fo:font-style="italic" fo:font-weight="normal" officeooo:rsid="0214b3fd" style:font-style-asian="italic" style:font-weight-asian="normal" style:font-style-complex="italic" style:font-weight-complex="normal"/>
    </style:style>
    <style:style style:name="T125" style:family="text">
      <style:text-properties fo:font-style="italic" fo:font-weight="normal" officeooo:rsid="02165805" style:font-style-asian="italic" style:font-weight-asian="normal" style:font-style-complex="italic" style:font-weight-complex="normal"/>
    </style:style>
    <style:style style:name="T126" style:family="text">
      <style:text-properties fo:font-style="italic" fo:font-weight="normal" officeooo:rsid="068a7bc5" style:font-style-asian="italic" style:font-weight-asian="normal" style:font-style-complex="italic" style:font-weight-complex="normal"/>
    </style:style>
    <style:style style:name="T127" style:family="text">
      <style:text-properties fo:font-style="italic" fo:font-weight="normal" officeooo:rsid="069230ef" style:font-style-asian="italic" style:font-weight-asian="normal" style:font-style-complex="italic" style:font-weight-complex="normal"/>
    </style:style>
    <style:style style:name="T128" style:family="text">
      <style:text-properties officeooo:rsid="0024c044"/>
    </style:style>
    <style:style style:name="T129" style:family="text">
      <style:text-properties officeooo:rsid="00232ce5"/>
    </style:style>
    <style:style style:name="T130" style:family="text">
      <style:text-properties officeooo:rsid="003538e9"/>
    </style:style>
    <style:style style:name="T131" style:family="text">
      <style:text-properties officeooo:rsid="0019f43d"/>
    </style:style>
    <style:style style:name="T132" style:family="text">
      <style:text-properties officeooo:rsid="00403371"/>
    </style:style>
    <style:style style:name="T133" style:family="text">
      <style:text-properties officeooo:rsid="004bd250"/>
    </style:style>
    <style:style style:name="T134" style:family="text">
      <style:text-properties officeooo:rsid="0052e461"/>
    </style:style>
    <style:style style:name="T135" style:family="text">
      <style:text-properties style:text-position="super 58%" fo:font-weight="bold" officeooo:rsid="0052e461" style:font-weight-asian="bold" style:font-weight-complex="bold"/>
    </style:style>
    <style:style style:name="T136" style:family="text">
      <style:text-properties style:text-position="super 58%" fo:font-style="italic" fo:font-weight="bold" officeooo:rsid="02f4b72e" style:font-style-asian="italic" style:font-weight-asian="bold" style:font-style-complex="italic" style:font-weight-complex="bold"/>
    </style:style>
    <style:style style:name="T137" style:family="text">
      <style:text-properties style:text-position="super 58%" style:font-name="Liberation Serif1" fo:font-style="italic" fo:font-weight="bold" officeooo:rsid="06e45e91" style:font-style-asian="italic" style:font-weight-asian="bold" style:font-style-complex="italic" style:font-weight-complex="bold"/>
    </style:style>
    <style:style style:name="T138" style:family="text">
      <style:text-properties officeooo:rsid="0056e8d5"/>
    </style:style>
    <style:style style:name="T139" style:family="text">
      <style:text-properties officeooo:rsid="0056ee81"/>
    </style:style>
    <style:style style:name="T140" style:family="text">
      <style:text-properties officeooo:rsid="005a70fb"/>
    </style:style>
    <style:style style:name="T141" style:family="text">
      <style:text-properties officeooo:rsid="005c6b44"/>
    </style:style>
    <style:style style:name="T142" style:family="text">
      <style:text-properties officeooo:rsid="005dc8e7"/>
    </style:style>
    <style:style style:name="T143" style:family="text">
      <style:text-properties officeooo:rsid="00616366"/>
    </style:style>
    <style:style style:name="T144" style:family="text">
      <style:text-properties officeooo:rsid="006d6772"/>
    </style:style>
    <style:style style:name="T145" style:family="text">
      <style:text-properties officeooo:rsid="006ee287"/>
    </style:style>
    <style:style style:name="T146" style:family="text">
      <style:text-properties fo:font-style="normal" style:font-style-asian="normal" style:font-style-complex="normal"/>
    </style:style>
    <style:style style:name="T147" style:family="text">
      <style:text-properties fo:font-style="normal" officeooo:rsid="006ee287" style:font-style-asian="normal" style:font-style-complex="normal"/>
    </style:style>
    <style:style style:name="T148" style:family="text">
      <style:text-properties fo:font-style="normal" officeooo:rsid="019257b6" style:font-style-asian="normal" style:font-style-complex="normal"/>
    </style:style>
    <style:style style:name="T149" style:family="text">
      <style:text-properties fo:font-style="normal" officeooo:rsid="0192c575" style:font-style-asian="normal" style:font-style-complex="normal"/>
    </style:style>
    <style:style style:name="T150" style:family="text">
      <style:text-properties fo:font-style="normal" officeooo:rsid="0193d4fb" style:font-style-asian="normal" style:font-style-complex="normal"/>
    </style:style>
    <style:style style:name="T151" style:family="text">
      <style:text-properties fo:font-style="normal" officeooo:rsid="0193eaec" style:font-style-asian="normal" style:font-style-complex="normal"/>
    </style:style>
    <style:style style:name="T152" style:family="text">
      <style:text-properties fo:font-style="normal" officeooo:rsid="0195ea74" style:font-style-asian="normal" style:font-style-complex="normal"/>
    </style:style>
    <style:style style:name="T153" style:family="text">
      <style:text-properties fo:font-style="normal" officeooo:rsid="0197caa3" style:font-style-asian="normal" style:font-style-complex="normal"/>
    </style:style>
    <style:style style:name="T154" style:family="text">
      <style:text-properties fo:font-style="normal" officeooo:rsid="01987a17" style:font-style-asian="normal" style:font-style-complex="normal"/>
    </style:style>
    <style:style style:name="T155" style:family="text">
      <style:text-properties fo:font-style="normal" officeooo:rsid="0019f43d" style:font-style-asian="normal" style:font-style-complex="normal"/>
    </style:style>
    <style:style style:name="T156" style:family="text">
      <style:text-properties fo:font-style="normal" officeooo:rsid="019ade2d" style:font-style-asian="normal" style:font-style-complex="normal"/>
    </style:style>
    <style:style style:name="T157" style:family="text">
      <style:text-properties fo:font-style="normal" officeooo:rsid="019c3da0" style:font-style-asian="normal" style:font-style-complex="normal"/>
    </style:style>
    <style:style style:name="T158" style:family="text">
      <style:text-properties fo:font-style="normal" officeooo:rsid="019d7fd7" style:font-style-asian="normal" style:font-style-complex="normal"/>
    </style:style>
    <style:style style:name="T159" style:family="text">
      <style:text-properties fo:font-style="normal" officeooo:rsid="019e192b" style:font-style-asian="normal" style:font-style-complex="normal"/>
    </style:style>
    <style:style style:name="T160" style:family="text">
      <style:text-properties fo:font-style="normal" officeooo:rsid="019ef839" style:font-style-asian="normal" style:font-style-complex="normal"/>
    </style:style>
    <style:style style:name="T161" style:family="text">
      <style:text-properties fo:font-style="normal" officeooo:rsid="01a0cb66" style:font-style-asian="normal" style:font-style-complex="normal"/>
    </style:style>
    <style:style style:name="T162" style:family="text">
      <style:text-properties fo:font-style="normal" officeooo:rsid="01a236ba" style:font-style-asian="normal" style:font-style-complex="normal"/>
    </style:style>
    <style:style style:name="T163" style:family="text">
      <style:text-properties fo:font-style="normal" officeooo:rsid="01a3c254" style:font-style-asian="normal" style:font-style-complex="normal"/>
    </style:style>
    <style:style style:name="T164" style:family="text">
      <style:text-properties fo:font-style="normal" officeooo:rsid="01a4a89f" style:font-style-asian="normal" style:font-style-complex="normal"/>
    </style:style>
    <style:style style:name="T165" style:family="text">
      <style:text-properties fo:font-style="normal" officeooo:rsid="01a57018" style:font-style-asian="normal" style:font-style-complex="normal"/>
    </style:style>
    <style:style style:name="T166" style:family="text">
      <style:text-properties fo:font-style="normal" officeooo:rsid="01a674d2" style:font-style-asian="normal" style:font-style-complex="normal"/>
    </style:style>
    <style:style style:name="T167" style:family="text">
      <style:text-properties fo:font-style="normal" officeooo:rsid="01a821fa" style:font-style-asian="normal" style:font-style-complex="normal"/>
    </style:style>
    <style:style style:name="T168" style:family="text">
      <style:text-properties fo:font-style="normal" officeooo:rsid="01a86a4b" style:font-style-asian="normal" style:font-style-complex="normal"/>
    </style:style>
    <style:style style:name="T169" style:family="text">
      <style:text-properties fo:font-style="normal" officeooo:rsid="01a99bd1" style:font-style-asian="normal" style:font-style-complex="normal"/>
    </style:style>
    <style:style style:name="T170" style:family="text">
      <style:text-properties fo:font-style="normal" officeooo:rsid="01aa3c2e" style:font-style-asian="normal" style:font-style-complex="normal"/>
    </style:style>
    <style:style style:name="T171" style:family="text">
      <style:text-properties fo:font-style="normal" officeooo:rsid="01ac0743" style:font-style-asian="normal" style:font-style-complex="normal"/>
    </style:style>
    <style:style style:name="T172" style:family="text">
      <style:text-properties fo:font-style="normal" officeooo:rsid="01ac8a96" style:font-style-asian="normal" style:font-style-complex="normal"/>
    </style:style>
    <style:style style:name="T173" style:family="text">
      <style:text-properties fo:font-style="normal" officeooo:rsid="01acc37b" style:font-style-asian="normal" style:font-style-complex="normal"/>
    </style:style>
    <style:style style:name="T174" style:family="text">
      <style:text-properties fo:font-style="normal" officeooo:rsid="01acc420" style:font-style-asian="normal" style:font-style-complex="normal"/>
    </style:style>
    <style:style style:name="T175" style:family="text">
      <style:text-properties fo:font-style="normal" officeooo:rsid="01adb694" style:font-style-asian="normal" style:font-style-complex="normal"/>
    </style:style>
    <style:style style:name="T176" style:family="text">
      <style:text-properties fo:font-style="normal" officeooo:rsid="01ae35ff" style:font-style-asian="normal" style:font-style-complex="normal"/>
    </style:style>
    <style:style style:name="T177" style:family="text">
      <style:text-properties fo:font-style="normal" officeooo:rsid="01af8090" style:font-style-asian="normal" style:font-style-complex="normal"/>
    </style:style>
    <style:style style:name="T178" style:family="text">
      <style:text-properties fo:font-style="normal" officeooo:rsid="01afb70f" style:font-style-asian="normal" style:font-style-complex="normal"/>
    </style:style>
    <style:style style:name="T179" style:family="text">
      <style:text-properties fo:font-style="normal" officeooo:rsid="01b0dcdc" style:font-style-asian="normal" style:font-style-complex="normal"/>
    </style:style>
    <style:style style:name="T180" style:family="text">
      <style:text-properties fo:font-style="normal" officeooo:rsid="01b14a58" style:font-style-asian="normal" style:font-style-complex="normal"/>
    </style:style>
    <style:style style:name="T181" style:family="text">
      <style:text-properties fo:font-style="normal" officeooo:rsid="01b3386f" style:font-style-asian="normal" style:font-style-complex="normal"/>
    </style:style>
    <style:style style:name="T182" style:family="text">
      <style:text-properties fo:font-style="normal" officeooo:rsid="01b40fa2" style:font-style-asian="normal" style:font-style-complex="normal"/>
    </style:style>
    <style:style style:name="T183" style:family="text">
      <style:text-properties fo:font-style="normal" officeooo:rsid="01b4967f" style:font-style-asian="normal" style:font-style-complex="normal"/>
    </style:style>
    <style:style style:name="T184" style:family="text">
      <style:text-properties fo:font-style="normal" officeooo:rsid="01b5770a" style:font-style-asian="normal" style:font-style-complex="normal"/>
    </style:style>
    <style:style style:name="T185" style:family="text">
      <style:text-properties fo:font-style="normal" officeooo:rsid="01b58bae" style:font-style-asian="normal" style:font-style-complex="normal"/>
    </style:style>
    <style:style style:name="T186" style:family="text">
      <style:text-properties fo:font-style="normal" officeooo:rsid="01b72bd7" style:font-style-asian="normal" style:font-style-complex="normal"/>
    </style:style>
    <style:style style:name="T187" style:family="text">
      <style:text-properties fo:font-style="normal" officeooo:rsid="01b81198" style:font-style-asian="normal" style:font-style-complex="normal"/>
    </style:style>
    <style:style style:name="T188" style:family="text">
      <style:text-properties fo:font-style="normal" officeooo:rsid="01b9be07" style:font-style-asian="normal" style:font-style-complex="normal"/>
    </style:style>
    <style:style style:name="T189" style:family="text">
      <style:text-properties fo:font-style="normal" officeooo:rsid="01bb8ce5" style:font-style-asian="normal" style:font-style-complex="normal"/>
    </style:style>
    <style:style style:name="T190" style:family="text">
      <style:text-properties fo:font-style="normal" officeooo:rsid="01bbfb0d" style:font-style-asian="normal" style:font-style-complex="normal"/>
    </style:style>
    <style:style style:name="T191" style:family="text">
      <style:text-properties fo:font-style="normal" officeooo:rsid="01bd36c2" style:font-style-asian="normal" style:font-style-complex="normal"/>
    </style:style>
    <style:style style:name="T192" style:family="text">
      <style:text-properties fo:font-style="normal" officeooo:rsid="01be0769" style:font-style-asian="normal" style:font-style-complex="normal"/>
    </style:style>
    <style:style style:name="T193" style:family="text">
      <style:text-properties fo:font-style="normal" officeooo:rsid="01bfd3cf" style:font-style-asian="normal" style:font-style-complex="normal"/>
    </style:style>
    <style:style style:name="T194" style:family="text">
      <style:text-properties fo:font-style="normal" officeooo:rsid="01c075a6" style:font-style-asian="normal" style:font-style-complex="normal"/>
    </style:style>
    <style:style style:name="T195" style:family="text">
      <style:text-properties fo:font-style="normal" officeooo:rsid="01c0c329" style:font-style-asian="normal" style:font-style-complex="normal"/>
    </style:style>
    <style:style style:name="T196" style:family="text">
      <style:text-properties fo:font-style="normal" officeooo:rsid="01c135ce" style:font-style-asian="normal" style:font-style-complex="normal"/>
    </style:style>
    <style:style style:name="T197" style:family="text">
      <style:text-properties fo:font-style="normal" officeooo:rsid="01c202fe" style:font-style-asian="normal" style:font-style-complex="normal"/>
    </style:style>
    <style:style style:name="T198" style:family="text">
      <style:text-properties fo:font-style="normal" officeooo:rsid="01c38447" style:font-style-asian="normal" style:font-style-complex="normal"/>
    </style:style>
    <style:style style:name="T199" style:family="text">
      <style:text-properties fo:font-style="normal" officeooo:rsid="01c4b24f" style:font-style-asian="normal" style:font-style-complex="normal"/>
    </style:style>
    <style:style style:name="T200" style:family="text">
      <style:text-properties fo:font-style="normal" officeooo:rsid="01c5118a" style:font-style-asian="normal" style:font-style-complex="normal"/>
    </style:style>
    <style:style style:name="T201" style:family="text">
      <style:text-properties fo:font-style="normal" officeooo:rsid="01c62a2b" style:font-style-asian="normal" style:font-style-complex="normal"/>
    </style:style>
    <style:style style:name="T202" style:family="text">
      <style:text-properties fo:font-style="normal" officeooo:rsid="01c6f47a" style:font-style-asian="normal" style:font-style-complex="normal"/>
    </style:style>
    <style:style style:name="T203" style:family="text">
      <style:text-properties fo:font-style="normal" officeooo:rsid="01c89fbb" style:font-style-asian="normal" style:font-style-complex="normal"/>
    </style:style>
    <style:style style:name="T204" style:family="text">
      <style:text-properties fo:font-style="normal" officeooo:rsid="01ca19fe" style:font-style-asian="normal" style:font-style-complex="normal"/>
    </style:style>
    <style:style style:name="T205" style:family="text">
      <style:text-properties fo:font-style="normal" officeooo:rsid="01caf37d" style:font-style-asian="normal" style:font-style-complex="normal"/>
    </style:style>
    <style:style style:name="T206" style:family="text">
      <style:text-properties fo:font-style="normal" officeooo:rsid="01e2bd32" style:font-style-asian="normal" style:font-style-complex="normal"/>
    </style:style>
    <style:style style:name="T207" style:family="text">
      <style:text-properties fo:font-style="normal" officeooo:rsid="01e32dfa" style:font-style-asian="normal" style:font-style-complex="normal"/>
    </style:style>
    <style:style style:name="T208" style:family="text">
      <style:text-properties fo:font-style="normal" officeooo:rsid="01e3dc34" style:font-style-asian="normal" style:font-style-complex="normal"/>
    </style:style>
    <style:style style:name="T209" style:family="text">
      <style:text-properties fo:font-style="normal" officeooo:rsid="01e59c91" style:font-style-asian="normal" style:font-style-complex="normal"/>
    </style:style>
    <style:style style:name="T210" style:family="text">
      <style:text-properties fo:font-style="normal" officeooo:rsid="01e73e1d" style:font-style-asian="normal" style:font-style-complex="normal"/>
    </style:style>
    <style:style style:name="T211" style:family="text">
      <style:text-properties fo:font-style="normal" officeooo:rsid="01e8384f" style:font-style-asian="normal" style:font-style-complex="normal"/>
    </style:style>
    <style:style style:name="T212" style:family="text">
      <style:text-properties fo:font-style="normal" officeooo:rsid="01e8f5f0" style:font-style-asian="normal" style:font-style-complex="normal"/>
    </style:style>
    <style:style style:name="T213" style:family="text">
      <style:text-properties fo:font-style="normal" officeooo:rsid="01e92c0f" style:font-style-asian="normal" style:font-style-complex="normal"/>
    </style:style>
    <style:style style:name="T214" style:family="text">
      <style:text-properties fo:font-style="normal" officeooo:rsid="01e9735b" style:font-style-asian="normal" style:font-style-complex="normal"/>
    </style:style>
    <style:style style:name="T215" style:family="text">
      <style:text-properties fo:font-style="normal" officeooo:rsid="01ea202b" style:font-style-asian="normal" style:font-style-complex="normal"/>
    </style:style>
    <style:style style:name="T216" style:family="text">
      <style:text-properties fo:font-style="normal" officeooo:rsid="01eb92ef" style:font-style-asian="normal" style:font-style-complex="normal"/>
    </style:style>
    <style:style style:name="T217" style:family="text">
      <style:text-properties fo:font-style="normal" officeooo:rsid="01ecc3b2" style:font-style-asian="normal" style:font-style-complex="normal"/>
    </style:style>
    <style:style style:name="T218" style:family="text">
      <style:text-properties fo:font-style="normal" officeooo:rsid="01eda8a9" style:font-style-asian="normal" style:font-style-complex="normal"/>
    </style:style>
    <style:style style:name="T219" style:family="text">
      <style:text-properties fo:font-style="normal" officeooo:rsid="01ee3357" style:font-style-asian="normal" style:font-style-complex="normal"/>
    </style:style>
    <style:style style:name="T220" style:family="text">
      <style:text-properties fo:font-style="normal" officeooo:rsid="01ef4787" style:font-style-asian="normal" style:font-style-complex="normal"/>
    </style:style>
    <style:style style:name="T221" style:family="text">
      <style:text-properties fo:font-style="normal" officeooo:rsid="01f0ff82" style:font-style-asian="normal" style:font-style-complex="normal"/>
    </style:style>
    <style:style style:name="T222" style:family="text">
      <style:text-properties fo:font-style="normal" officeooo:rsid="02190a0b" style:font-style-asian="normal" style:font-style-complex="normal"/>
    </style:style>
    <style:style style:name="T223" style:family="text">
      <style:text-properties fo:font-style="normal" officeooo:rsid="021ae8f1" style:font-style-asian="normal" style:font-style-complex="normal"/>
    </style:style>
    <style:style style:name="T224" style:family="text">
      <style:text-properties fo:font-style="normal" officeooo:rsid="021bc97f" style:font-style-asian="normal" style:font-style-complex="normal"/>
    </style:style>
    <style:style style:name="T225" style:family="text">
      <style:text-properties fo:font-style="normal" officeooo:rsid="021ca887" style:font-style-asian="normal" style:font-style-complex="normal"/>
    </style:style>
    <style:style style:name="T226" style:family="text">
      <style:text-properties fo:font-style="normal" officeooo:rsid="021d6454" style:font-style-asian="normal" style:font-style-complex="normal"/>
    </style:style>
    <style:style style:name="T227" style:family="text">
      <style:text-properties fo:font-style="normal" officeooo:rsid="021e44f6" style:font-style-asian="normal" style:font-style-complex="normal"/>
    </style:style>
    <style:style style:name="T228" style:family="text">
      <style:text-properties fo:font-style="normal" officeooo:rsid="0221aa6c" style:font-style-asian="normal" style:font-style-complex="normal"/>
    </style:style>
    <style:style style:name="T229" style:family="text">
      <style:text-properties fo:font-style="normal" officeooo:rsid="0222e880" style:font-style-asian="normal" style:font-style-complex="normal"/>
    </style:style>
    <style:style style:name="T230" style:family="text">
      <style:text-properties fo:font-style="normal" officeooo:rsid="022350ac" style:font-style-asian="normal" style:font-style-complex="normal"/>
    </style:style>
    <style:style style:name="T231" style:family="text">
      <style:text-properties fo:font-style="normal" officeooo:rsid="0224f116" style:font-style-asian="normal" style:font-style-complex="normal"/>
    </style:style>
    <style:style style:name="T232" style:family="text">
      <style:text-properties fo:font-style="normal" officeooo:rsid="0225aba6" style:font-style-asian="normal" style:font-style-complex="normal"/>
    </style:style>
    <style:style style:name="T233" style:family="text">
      <style:text-properties fo:font-style="normal" officeooo:rsid="022795f8" style:font-style-asian="normal" style:font-style-complex="normal"/>
    </style:style>
    <style:style style:name="T234" style:family="text">
      <style:text-properties fo:font-style="normal" officeooo:rsid="02294be6" style:font-style-asian="normal" style:font-style-complex="normal"/>
    </style:style>
    <style:style style:name="T235" style:family="text">
      <style:text-properties fo:font-style="normal" officeooo:rsid="0229bf78" style:font-style-asian="normal" style:font-style-complex="normal"/>
    </style:style>
    <style:style style:name="T236" style:family="text">
      <style:text-properties fo:font-style="normal" officeooo:rsid="022aef30" style:font-style-asian="normal" style:font-style-complex="normal"/>
    </style:style>
    <style:style style:name="T237" style:family="text">
      <style:text-properties fo:font-style="normal" officeooo:rsid="022cdf7a" style:font-style-asian="normal" style:font-style-complex="normal"/>
    </style:style>
    <style:style style:name="T238" style:family="text">
      <style:text-properties fo:font-style="normal" officeooo:rsid="022e0c47" style:font-style-asian="normal" style:font-style-complex="normal"/>
    </style:style>
    <style:style style:name="T239" style:family="text">
      <style:text-properties fo:font-style="normal" officeooo:rsid="022ffcdc" style:font-style-asian="normal" style:font-style-complex="normal"/>
    </style:style>
    <style:style style:name="T240" style:family="text">
      <style:text-properties fo:font-style="normal" officeooo:rsid="0230cbfe" style:font-style-asian="normal" style:font-style-complex="normal"/>
    </style:style>
    <style:style style:name="T241" style:family="text">
      <style:text-properties fo:font-style="normal" officeooo:rsid="02313ce5" style:font-style-asian="normal" style:font-style-complex="normal"/>
    </style:style>
    <style:style style:name="T242" style:family="text">
      <style:text-properties fo:font-style="normal" officeooo:rsid="02316685" style:font-style-asian="normal" style:font-style-complex="normal"/>
    </style:style>
    <style:style style:name="T243" style:family="text">
      <style:text-properties fo:font-style="normal" officeooo:rsid="02330c82" style:font-style-asian="normal" style:font-style-complex="normal"/>
    </style:style>
    <style:style style:name="T244" style:family="text">
      <style:text-properties fo:font-style="normal" officeooo:rsid="0233e034" style:font-style-asian="normal" style:font-style-complex="normal"/>
    </style:style>
    <style:style style:name="T245" style:family="text">
      <style:text-properties fo:font-style="normal" officeooo:rsid="023556a2" style:font-style-asian="normal" style:font-style-complex="normal"/>
    </style:style>
    <style:style style:name="T246" style:family="text">
      <style:text-properties fo:font-style="normal" officeooo:rsid="02365aff" style:font-style-asian="normal" style:font-style-complex="normal"/>
    </style:style>
    <style:style style:name="T247" style:family="text">
      <style:text-properties fo:font-style="normal" officeooo:rsid="023790cd" style:font-style-asian="normal" style:font-style-complex="normal"/>
    </style:style>
    <style:style style:name="T248" style:family="text">
      <style:text-properties fo:font-style="normal" officeooo:rsid="0238d806" style:font-style-asian="normal" style:font-style-complex="normal"/>
    </style:style>
    <style:style style:name="T249" style:family="text">
      <style:text-properties fo:font-style="normal" officeooo:rsid="023a5c73" style:font-style-asian="normal" style:font-style-complex="normal"/>
    </style:style>
    <style:style style:name="T250" style:family="text">
      <style:text-properties fo:font-style="normal" officeooo:rsid="023a6666" style:font-style-asian="normal" style:font-style-complex="normal"/>
    </style:style>
    <style:style style:name="T251" style:family="text">
      <style:text-properties fo:font-style="normal" officeooo:rsid="023b5d4d" style:font-style-asian="normal" style:font-style-complex="normal"/>
    </style:style>
    <style:style style:name="T252" style:family="text">
      <style:text-properties fo:font-style="normal" officeooo:rsid="023cc328" style:font-style-asian="normal" style:font-style-complex="normal"/>
    </style:style>
    <style:style style:name="T253" style:family="text">
      <style:text-properties fo:font-style="normal" officeooo:rsid="023df2ca" style:font-style-asian="normal" style:font-style-complex="normal"/>
    </style:style>
    <style:style style:name="T254" style:family="text">
      <style:text-properties fo:font-style="normal" officeooo:rsid="023fa9f4" style:font-style-asian="normal" style:font-style-complex="normal"/>
    </style:style>
    <style:style style:name="T255" style:family="text">
      <style:text-properties fo:font-style="normal" officeooo:rsid="0241711c" style:font-style-asian="normal" style:font-style-complex="normal"/>
    </style:style>
    <style:style style:name="T256" style:family="text">
      <style:text-properties fo:font-style="normal" officeooo:rsid="024308f8" style:font-style-asian="normal" style:font-style-complex="normal"/>
    </style:style>
    <style:style style:name="T257" style:family="text">
      <style:text-properties fo:font-style="normal" officeooo:rsid="02458b86" style:font-style-asian="normal" style:font-style-complex="normal"/>
    </style:style>
    <style:style style:name="T258" style:family="text">
      <style:text-properties fo:font-style="normal" officeooo:rsid="0245feee" style:font-style-asian="normal" style:font-style-complex="normal"/>
    </style:style>
    <style:style style:name="T259" style:family="text">
      <style:text-properties fo:font-style="normal" officeooo:rsid="02478449" style:font-style-asian="normal" style:font-style-complex="normal"/>
    </style:style>
    <style:style style:name="T260" style:family="text">
      <style:text-properties fo:font-style="normal" officeooo:rsid="0247db75" style:font-style-asian="normal" style:font-style-complex="normal"/>
    </style:style>
    <style:style style:name="T261" style:family="text">
      <style:text-properties fo:font-style="normal" officeooo:rsid="02486425" style:font-style-asian="normal" style:font-style-complex="normal"/>
    </style:style>
    <style:style style:name="T262" style:family="text">
      <style:text-properties fo:font-style="normal" officeooo:rsid="0248ff4b" style:font-style-asian="normal" style:font-style-complex="normal"/>
    </style:style>
    <style:style style:name="T263" style:family="text">
      <style:text-properties fo:font-style="normal" officeooo:rsid="024af498" style:font-style-asian="normal" style:font-style-complex="normal"/>
    </style:style>
    <style:style style:name="T264" style:family="text">
      <style:text-properties fo:font-style="normal" officeooo:rsid="024d3923" style:font-style-asian="normal" style:font-style-complex="normal"/>
    </style:style>
    <style:style style:name="T265" style:family="text">
      <style:text-properties fo:font-style="normal" officeooo:rsid="024e64cc" style:font-style-asian="normal" style:font-style-complex="normal"/>
    </style:style>
    <style:style style:name="T266" style:family="text">
      <style:text-properties fo:font-style="normal" officeooo:rsid="024f0929" style:font-style-asian="normal" style:font-style-complex="normal"/>
    </style:style>
    <style:style style:name="T267" style:family="text">
      <style:text-properties fo:font-style="normal" officeooo:rsid="0251005a" style:font-style-asian="normal" style:font-style-complex="normal"/>
    </style:style>
    <style:style style:name="T268" style:family="text">
      <style:text-properties fo:font-style="normal" officeooo:rsid="0252ec85" style:font-style-asian="normal" style:font-style-complex="normal"/>
    </style:style>
    <style:style style:name="T269" style:family="text">
      <style:text-properties fo:font-style="normal" officeooo:rsid="02538d73" style:font-style-asian="normal" style:font-style-complex="normal"/>
    </style:style>
    <style:style style:name="T270" style:family="text">
      <style:text-properties fo:font-style="normal" officeooo:rsid="0253b90d" style:font-style-asian="normal" style:font-style-complex="normal"/>
    </style:style>
    <style:style style:name="T271" style:family="text">
      <style:text-properties fo:font-style="normal" officeooo:rsid="02550640" style:font-style-asian="normal" style:font-style-complex="normal"/>
    </style:style>
    <style:style style:name="T272" style:family="text">
      <style:text-properties fo:font-style="normal" officeooo:rsid="02566222" style:font-style-asian="normal" style:font-style-complex="normal"/>
    </style:style>
    <style:style style:name="T273" style:family="text">
      <style:text-properties fo:font-style="normal" officeooo:rsid="0256d932" style:font-style-asian="normal" style:font-style-complex="normal"/>
    </style:style>
    <style:style style:name="T274" style:family="text">
      <style:text-properties fo:font-style="normal" officeooo:rsid="0257d347" style:font-style-asian="normal" style:font-style-complex="normal"/>
    </style:style>
    <style:style style:name="T275" style:family="text">
      <style:text-properties fo:font-style="normal" officeooo:rsid="0258104f" style:font-style-asian="normal" style:font-style-complex="normal"/>
    </style:style>
    <style:style style:name="T276" style:family="text">
      <style:text-properties fo:font-style="normal" officeooo:rsid="02585d5e" style:font-style-asian="normal" style:font-style-complex="normal"/>
    </style:style>
    <style:style style:name="T277" style:family="text">
      <style:text-properties fo:font-style="normal" officeooo:rsid="025a3469" style:font-style-asian="normal" style:font-style-complex="normal"/>
    </style:style>
    <style:style style:name="T278" style:family="text">
      <style:text-properties fo:font-style="normal" officeooo:rsid="025ba0fe" style:font-style-asian="normal" style:font-style-complex="normal"/>
    </style:style>
    <style:style style:name="T279" style:family="text">
      <style:text-properties fo:font-style="normal" officeooo:rsid="025cf2b7" style:font-style-asian="normal" style:font-style-complex="normal"/>
    </style:style>
    <style:style style:name="T280" style:family="text">
      <style:text-properties fo:font-style="normal" officeooo:rsid="025d647e" style:font-style-asian="normal" style:font-style-complex="normal"/>
    </style:style>
    <style:style style:name="T281" style:family="text">
      <style:text-properties fo:font-style="normal" officeooo:rsid="025dc6b1" style:font-style-asian="normal" style:font-style-complex="normal"/>
    </style:style>
    <style:style style:name="T282" style:family="text">
      <style:text-properties fo:font-style="normal" officeooo:rsid="025ebe95" style:font-style-asian="normal" style:font-style-complex="normal"/>
    </style:style>
    <style:style style:name="T283" style:family="text">
      <style:text-properties fo:font-style="normal" officeooo:rsid="026007d9" style:font-style-asian="normal" style:font-style-complex="normal"/>
    </style:style>
    <style:style style:name="T284" style:family="text">
      <style:text-properties fo:font-style="normal" officeooo:rsid="026029fd" style:font-style-asian="normal" style:font-style-complex="normal"/>
    </style:style>
    <style:style style:name="T285" style:family="text">
      <style:text-properties fo:font-style="normal" officeooo:rsid="02610287" style:font-style-asian="normal" style:font-style-complex="normal"/>
    </style:style>
    <style:style style:name="T286" style:family="text">
      <style:text-properties fo:font-style="normal" officeooo:rsid="02629d41" style:font-style-asian="normal" style:font-style-complex="normal"/>
    </style:style>
    <style:style style:name="T287" style:family="text">
      <style:text-properties fo:font-style="normal" officeooo:rsid="02642094" style:font-style-asian="normal" style:font-style-complex="normal"/>
    </style:style>
    <style:style style:name="T288" style:family="text">
      <style:text-properties fo:font-style="normal" officeooo:rsid="0265477c" style:font-style-asian="normal" style:font-style-complex="normal"/>
    </style:style>
    <style:style style:name="T289" style:family="text">
      <style:text-properties fo:font-style="normal" officeooo:rsid="026574b3" style:font-style-asian="normal" style:font-style-complex="normal"/>
    </style:style>
    <style:style style:name="T290" style:family="text">
      <style:text-properties fo:font-style="normal" officeooo:rsid="0266c4bf" style:font-style-asian="normal" style:font-style-complex="normal"/>
    </style:style>
    <style:style style:name="T291" style:family="text">
      <style:text-properties fo:font-style="normal" officeooo:rsid="02687aeb" style:font-style-asian="normal" style:font-style-complex="normal"/>
    </style:style>
    <style:style style:name="T292" style:family="text">
      <style:text-properties fo:font-style="normal" officeooo:rsid="0269e5c9" style:font-style-asian="normal" style:font-style-complex="normal"/>
    </style:style>
    <style:style style:name="T293" style:family="text">
      <style:text-properties fo:font-style="normal" officeooo:rsid="026af481" style:font-style-asian="normal" style:font-style-complex="normal"/>
    </style:style>
    <style:style style:name="T294" style:family="text">
      <style:text-properties fo:font-style="normal" officeooo:rsid="026b3b99" style:font-style-asian="normal" style:font-style-complex="normal"/>
    </style:style>
    <style:style style:name="T295" style:family="text">
      <style:text-properties fo:font-style="normal" officeooo:rsid="026c450d" style:font-style-asian="normal" style:font-style-complex="normal"/>
    </style:style>
    <style:style style:name="T296" style:family="text">
      <style:text-properties fo:font-style="normal" officeooo:rsid="026d4944" style:font-style-asian="normal" style:font-style-complex="normal"/>
    </style:style>
    <style:style style:name="T297" style:family="text">
      <style:text-properties fo:font-style="normal" officeooo:rsid="02708767" style:font-style-asian="normal" style:font-style-complex="normal"/>
    </style:style>
    <style:style style:name="T298" style:family="text">
      <style:text-properties fo:font-style="normal" officeooo:rsid="02713169" style:font-style-asian="normal" style:font-style-complex="normal"/>
    </style:style>
    <style:style style:name="T299" style:family="text">
      <style:text-properties fo:font-style="normal" officeooo:rsid="0271a5b6" style:font-style-asian="normal" style:font-style-complex="normal"/>
    </style:style>
    <style:style style:name="T300" style:family="text">
      <style:text-properties fo:font-style="normal" officeooo:rsid="02720667" style:font-style-asian="normal" style:font-style-complex="normal"/>
    </style:style>
    <style:style style:name="T301" style:family="text">
      <style:text-properties fo:font-style="normal" officeooo:rsid="02747809" style:font-style-asian="normal" style:font-style-complex="normal"/>
    </style:style>
    <style:style style:name="T302" style:family="text">
      <style:text-properties fo:font-style="normal" officeooo:rsid="0274b3f1" style:font-style-asian="normal" style:font-style-complex="normal"/>
    </style:style>
    <style:style style:name="T303" style:family="text">
      <style:text-properties fo:font-style="normal" officeooo:rsid="0274f207" style:font-style-asian="normal" style:font-style-complex="normal"/>
    </style:style>
    <style:style style:name="T304" style:family="text">
      <style:text-properties fo:font-style="normal" officeooo:rsid="0275792e" style:font-style-asian="normal" style:font-style-complex="normal"/>
    </style:style>
    <style:style style:name="T305" style:family="text">
      <style:text-properties fo:font-style="normal" officeooo:rsid="0276c216" style:font-style-asian="normal" style:font-style-complex="normal"/>
    </style:style>
    <style:style style:name="T306" style:family="text">
      <style:text-properties fo:font-style="normal" officeooo:rsid="027723c3" style:font-style-asian="normal" style:font-style-complex="normal"/>
    </style:style>
    <style:style style:name="T307" style:family="text">
      <style:text-properties fo:font-style="normal" officeooo:rsid="0277eb85" style:font-style-asian="normal" style:font-style-complex="normal"/>
    </style:style>
    <style:style style:name="T308" style:family="text">
      <style:text-properties fo:font-style="normal" officeooo:rsid="02791201" style:font-style-asian="normal" style:font-style-complex="normal"/>
    </style:style>
    <style:style style:name="T309" style:family="text">
      <style:text-properties fo:font-style="normal" officeooo:rsid="027a729b" style:font-style-asian="normal" style:font-style-complex="normal"/>
    </style:style>
    <style:style style:name="T310" style:family="text">
      <style:text-properties fo:font-style="normal" officeooo:rsid="027a9438" style:font-style-asian="normal" style:font-style-complex="normal"/>
    </style:style>
    <style:style style:name="T311" style:family="text">
      <style:text-properties fo:font-style="normal" officeooo:rsid="027c622a" style:font-style-asian="normal" style:font-style-complex="normal"/>
    </style:style>
    <style:style style:name="T312" style:family="text">
      <style:text-properties fo:font-style="normal" officeooo:rsid="027c9686" style:font-style-asian="normal" style:font-style-complex="normal"/>
    </style:style>
    <style:style style:name="T313" style:family="text">
      <style:text-properties fo:font-style="normal" officeooo:rsid="027e7bbd" style:font-style-asian="normal" style:font-style-complex="normal"/>
    </style:style>
    <style:style style:name="T314" style:family="text">
      <style:text-properties fo:font-style="normal" officeooo:rsid="02800787" style:font-style-asian="normal" style:font-style-complex="normal"/>
    </style:style>
    <style:style style:name="T315" style:family="text">
      <style:text-properties fo:font-style="normal" officeooo:rsid="02813390" style:font-style-asian="normal" style:font-style-complex="normal"/>
    </style:style>
    <style:style style:name="T316" style:family="text">
      <style:text-properties fo:font-style="normal" officeooo:rsid="0281a355" style:font-style-asian="normal" style:font-style-complex="normal"/>
    </style:style>
    <style:style style:name="T317" style:family="text">
      <style:text-properties fo:font-style="normal" officeooo:rsid="02835ec3" style:font-style-asian="normal" style:font-style-complex="normal"/>
    </style:style>
    <style:style style:name="T318" style:family="text">
      <style:text-properties fo:font-style="normal" officeooo:rsid="039a3595" style:font-style-asian="normal" style:font-style-complex="normal"/>
    </style:style>
    <style:style style:name="T319" style:family="text">
      <style:text-properties fo:font-style="normal" officeooo:rsid="039c1638" style:font-style-asian="normal" style:font-style-complex="normal"/>
    </style:style>
    <style:style style:name="T320" style:family="text">
      <style:text-properties fo:font-style="normal" officeooo:rsid="039e0b7a" style:font-style-asian="normal" style:font-style-complex="normal"/>
    </style:style>
    <style:style style:name="T321" style:family="text">
      <style:text-properties fo:font-style="normal" officeooo:rsid="03a00a32" style:font-style-asian="normal" style:font-style-complex="normal"/>
    </style:style>
    <style:style style:name="T322" style:family="text">
      <style:text-properties fo:font-style="normal" officeooo:rsid="03a0573a" style:font-style-asian="normal" style:font-style-complex="normal"/>
    </style:style>
    <style:style style:name="T323" style:family="text">
      <style:text-properties fo:font-style="normal" officeooo:rsid="03a22562" style:font-style-asian="normal" style:font-style-complex="normal"/>
    </style:style>
    <style:style style:name="T324" style:family="text">
      <style:text-properties fo:font-style="normal" officeooo:rsid="03a2823f" style:font-style-asian="normal" style:font-style-complex="normal"/>
    </style:style>
    <style:style style:name="T325" style:family="text">
      <style:text-properties fo:font-style="normal" officeooo:rsid="03a43373" style:font-style-asian="normal" style:font-style-complex="normal"/>
    </style:style>
    <style:style style:name="T326" style:family="text">
      <style:text-properties fo:font-style="normal" officeooo:rsid="03a57728" style:font-style-asian="normal" style:font-style-complex="normal"/>
    </style:style>
    <style:style style:name="T327" style:family="text">
      <style:text-properties fo:font-style="normal" officeooo:rsid="03a6c896" style:font-style-asian="normal" style:font-style-complex="normal"/>
    </style:style>
    <style:style style:name="T328" style:family="text">
      <style:text-properties fo:font-style="normal" officeooo:rsid="03a82089" style:font-style-asian="normal" style:font-style-complex="normal"/>
    </style:style>
    <style:style style:name="T329" style:family="text">
      <style:text-properties fo:font-style="normal" officeooo:rsid="03a9058f" style:font-style-asian="normal" style:font-style-complex="normal"/>
    </style:style>
    <style:style style:name="T330" style:family="text">
      <style:text-properties fo:font-style="normal" officeooo:rsid="03a978d9" style:font-style-asian="normal" style:font-style-complex="normal"/>
    </style:style>
    <style:style style:name="T331" style:family="text">
      <style:text-properties fo:font-style="normal" officeooo:rsid="03ab3f89" style:font-style-asian="normal" style:font-style-complex="normal"/>
    </style:style>
    <style:style style:name="T332" style:family="text">
      <style:text-properties fo:font-style="normal" officeooo:rsid="03abfb80" style:font-style-asian="normal" style:font-style-complex="normal"/>
    </style:style>
    <style:style style:name="T333" style:family="text">
      <style:text-properties fo:font-style="normal" officeooo:rsid="03ac0505" style:font-style-asian="normal" style:font-style-complex="normal"/>
    </style:style>
    <style:style style:name="T334" style:family="text">
      <style:text-properties fo:font-style="normal" officeooo:rsid="03adad87" style:font-style-asian="normal" style:font-style-complex="normal"/>
    </style:style>
    <style:style style:name="T335" style:family="text">
      <style:text-properties fo:font-style="normal" officeooo:rsid="03afa14f" style:font-style-asian="normal" style:font-style-complex="normal"/>
    </style:style>
    <style:style style:name="T336" style:family="text">
      <style:text-properties fo:font-style="normal" officeooo:rsid="03b18697" style:font-style-asian="normal" style:font-style-complex="normal"/>
    </style:style>
    <style:style style:name="T337" style:family="text">
      <style:text-properties fo:font-style="normal" officeooo:rsid="03b1a1c2" style:font-style-asian="normal" style:font-style-complex="normal"/>
    </style:style>
    <style:style style:name="T338" style:family="text">
      <style:text-properties fo:font-style="normal" officeooo:rsid="03b3293b" style:font-style-asian="normal" style:font-style-complex="normal"/>
    </style:style>
    <style:style style:name="T339" style:family="text">
      <style:text-properties fo:font-style="normal" officeooo:rsid="03b3d14d" style:font-style-asian="normal" style:font-style-complex="normal"/>
    </style:style>
    <style:style style:name="T340" style:family="text">
      <style:text-properties fo:font-style="normal" officeooo:rsid="03b4d97e" style:font-style-asian="normal" style:font-style-complex="normal"/>
    </style:style>
    <style:style style:name="T341" style:family="text">
      <style:text-properties fo:font-style="normal" officeooo:rsid="03b6157d" style:font-style-asian="normal" style:font-style-complex="normal"/>
    </style:style>
    <style:style style:name="T342" style:family="text">
      <style:text-properties fo:font-style="normal" officeooo:rsid="03b6f096" style:font-style-asian="normal" style:font-style-complex="normal"/>
    </style:style>
    <style:style style:name="T343" style:family="text">
      <style:text-properties fo:font-style="normal" officeooo:rsid="03b8b1bc" style:font-style-asian="normal" style:font-style-complex="normal"/>
    </style:style>
    <style:style style:name="T344" style:family="text">
      <style:text-properties fo:font-style="normal" officeooo:rsid="03ba26b7" style:font-style-asian="normal" style:font-style-complex="normal"/>
    </style:style>
    <style:style style:name="T345" style:family="text">
      <style:text-properties fo:font-style="normal" officeooo:rsid="03bb1f0a" style:font-style-asian="normal" style:font-style-complex="normal"/>
    </style:style>
    <style:style style:name="T346" style:family="text">
      <style:text-properties fo:font-style="normal" officeooo:rsid="03bcebcb" style:font-style-asian="normal" style:font-style-complex="normal"/>
    </style:style>
    <style:style style:name="T347" style:family="text">
      <style:text-properties fo:font-style="normal" officeooo:rsid="03d22c97" style:font-style-asian="normal" style:font-style-complex="normal"/>
    </style:style>
    <style:style style:name="T348" style:family="text">
      <style:text-properties fo:font-style="normal" officeooo:rsid="03c6e892" style:font-style-asian="normal" style:font-style-complex="normal"/>
    </style:style>
    <style:style style:name="T349" style:family="text">
      <style:text-properties fo:font-style="normal" officeooo:rsid="03d24971" style:font-style-asian="normal" style:font-style-complex="normal"/>
    </style:style>
    <style:style style:name="T350" style:family="text">
      <style:text-properties fo:font-style="normal" officeooo:rsid="03e2fa00" style:font-style-asian="normal" style:font-style-complex="normal"/>
    </style:style>
    <style:style style:name="T351" style:family="text">
      <style:text-properties fo:font-style="normal" officeooo:rsid="03e40d46" style:font-style-asian="normal" style:font-style-complex="normal"/>
    </style:style>
    <style:style style:name="T352" style:family="text">
      <style:text-properties fo:font-style="normal" officeooo:rsid="03e493d4" style:font-style-asian="normal" style:font-style-complex="normal"/>
    </style:style>
    <style:style style:name="T353" style:family="text">
      <style:text-properties fo:font-style="normal" officeooo:rsid="03e4b3fd" style:font-style-asian="normal" style:font-style-complex="normal"/>
    </style:style>
    <style:style style:name="T354" style:family="text">
      <style:text-properties fo:font-style="normal" officeooo:rsid="03e7349e" style:font-style-asian="normal" style:font-style-complex="normal"/>
    </style:style>
    <style:style style:name="T355" style:family="text">
      <style:text-properties fo:font-style="normal" officeooo:rsid="03e8fa57" style:font-style-asian="normal" style:font-style-complex="normal"/>
    </style:style>
    <style:style style:name="T356" style:family="text">
      <style:text-properties fo:font-style="normal" officeooo:rsid="03e8fc70" style:font-style-asian="normal" style:font-style-complex="normal"/>
    </style:style>
    <style:style style:name="T357" style:family="text">
      <style:text-properties fo:font-style="normal" officeooo:rsid="03e8fe3e" style:font-style-asian="normal" style:font-style-complex="normal"/>
    </style:style>
    <style:style style:name="T358" style:family="text">
      <style:text-properties fo:font-style="normal" officeooo:rsid="03ea5114" style:font-style-asian="normal" style:font-style-complex="normal"/>
    </style:style>
    <style:style style:name="T359" style:family="text">
      <style:text-properties fo:font-style="normal" officeooo:rsid="03ec1b53" style:font-style-asian="normal" style:font-style-complex="normal"/>
    </style:style>
    <style:style style:name="T360" style:family="text">
      <style:text-properties fo:font-style="normal" officeooo:rsid="04c1e21e" style:font-style-asian="normal" style:font-style-complex="normal"/>
    </style:style>
    <style:style style:name="T361" style:family="text">
      <style:text-properties fo:font-style="normal" officeooo:rsid="04c21749" style:font-style-asian="normal" style:font-style-complex="normal"/>
    </style:style>
    <style:style style:name="T362" style:family="text">
      <style:text-properties fo:font-style="normal" officeooo:rsid="04c27748" style:font-style-asian="normal" style:font-style-complex="normal"/>
    </style:style>
    <style:style style:name="T363" style:family="text">
      <style:text-properties fo:font-style="normal" officeooo:rsid="04c46124" style:font-style-asian="normal" style:font-style-complex="normal"/>
    </style:style>
    <style:style style:name="T364" style:family="text">
      <style:text-properties fo:font-style="normal" officeooo:rsid="04c5ca6e" style:font-style-asian="normal" style:font-style-complex="normal"/>
    </style:style>
    <style:style style:name="T365" style:family="text">
      <style:text-properties fo:font-style="normal" officeooo:rsid="04c71180" style:font-style-asian="normal" style:font-style-complex="normal"/>
    </style:style>
    <style:style style:name="T366" style:family="text">
      <style:text-properties fo:font-style="normal" officeooo:rsid="04c87949" style:font-style-asian="normal" style:font-style-complex="normal"/>
    </style:style>
    <style:style style:name="T367" style:family="text">
      <style:text-properties fo:font-style="normal" officeooo:rsid="04c8e23f" style:font-style-asian="normal" style:font-style-complex="normal"/>
    </style:style>
    <style:style style:name="T368" style:family="text">
      <style:text-properties fo:font-style="normal" officeooo:rsid="04c939e5" style:font-style-asian="normal" style:font-style-complex="normal"/>
    </style:style>
    <style:style style:name="T369" style:family="text">
      <style:text-properties fo:font-style="normal" officeooo:rsid="04c95ebc" style:font-style-asian="normal" style:font-style-complex="normal"/>
    </style:style>
    <style:style style:name="T370" style:family="text">
      <style:text-properties fo:font-style="normal" officeooo:rsid="04ca32de" style:font-style-asian="normal" style:font-style-complex="normal"/>
    </style:style>
    <style:style style:name="T371" style:family="text">
      <style:text-properties fo:font-style="normal" officeooo:rsid="04cbf729" style:font-style-asian="normal" style:font-style-complex="normal"/>
    </style:style>
    <style:style style:name="T372" style:family="text">
      <style:text-properties fo:font-style="normal" officeooo:rsid="04cc8b97" style:font-style-asian="normal" style:font-style-complex="normal"/>
    </style:style>
    <style:style style:name="T373" style:family="text">
      <style:text-properties fo:font-style="normal" officeooo:rsid="04cd76ba" style:font-style-asian="normal" style:font-style-complex="normal"/>
    </style:style>
    <style:style style:name="T374" style:family="text">
      <style:text-properties fo:font-style="normal" officeooo:rsid="04ce1a83" style:font-style-asian="normal" style:font-style-complex="normal"/>
    </style:style>
    <style:style style:name="T375" style:family="text">
      <style:text-properties fo:font-style="normal" officeooo:rsid="04ce3052" style:font-style-asian="normal" style:font-style-complex="normal"/>
    </style:style>
    <style:style style:name="T376" style:family="text">
      <style:text-properties fo:font-style="normal" officeooo:rsid="04cf3bd1" style:font-style-asian="normal" style:font-style-complex="normal"/>
    </style:style>
    <style:style style:name="T377" style:family="text">
      <style:text-properties fo:font-style="normal" officeooo:rsid="04d05ace" style:font-style-asian="normal" style:font-style-complex="normal"/>
    </style:style>
    <style:style style:name="T378" style:family="text">
      <style:text-properties fo:font-style="normal" officeooo:rsid="04d0e250" style:font-style-asian="normal" style:font-style-complex="normal"/>
    </style:style>
    <style:style style:name="T379" style:family="text">
      <style:text-properties fo:font-style="normal" officeooo:rsid="04d224a5" style:font-style-asian="normal" style:font-style-complex="normal"/>
    </style:style>
    <style:style style:name="T380" style:family="text">
      <style:text-properties fo:font-style="normal" officeooo:rsid="04d32a8b" style:font-style-asian="normal" style:font-style-complex="normal"/>
    </style:style>
    <style:style style:name="T381" style:family="text">
      <style:text-properties fo:font-style="normal" officeooo:rsid="04d4563c" style:font-style-asian="normal" style:font-style-complex="normal"/>
    </style:style>
    <style:style style:name="T382" style:family="text">
      <style:text-properties fo:font-style="normal" officeooo:rsid="04d5b316" style:font-style-asian="normal" style:font-style-complex="normal"/>
    </style:style>
    <style:style style:name="T383" style:family="text">
      <style:text-properties fo:font-style="normal" officeooo:rsid="04d76ba7" style:font-style-asian="normal" style:font-style-complex="normal"/>
    </style:style>
    <style:style style:name="T384" style:family="text">
      <style:text-properties fo:font-style="normal" officeooo:rsid="04d96b23" style:font-style-asian="normal" style:font-style-complex="normal"/>
    </style:style>
    <style:style style:name="T385" style:family="text">
      <style:text-properties fo:font-style="normal" officeooo:rsid="04da7a0b" style:font-style-asian="normal" style:font-style-complex="normal"/>
    </style:style>
    <style:style style:name="T386" style:family="text">
      <style:text-properties fo:font-style="normal" officeooo:rsid="04db3abd" style:font-style-asian="normal" style:font-style-complex="normal"/>
    </style:style>
    <style:style style:name="T387" style:family="text">
      <style:text-properties fo:font-style="normal" officeooo:rsid="04dd1a9c" style:font-style-asian="normal" style:font-style-complex="normal"/>
    </style:style>
    <style:style style:name="T388" style:family="text">
      <style:text-properties fo:font-style="normal" officeooo:rsid="04ddfe91" style:font-style-asian="normal" style:font-style-complex="normal"/>
    </style:style>
    <style:style style:name="T389" style:family="text">
      <style:text-properties fo:font-style="normal" officeooo:rsid="04de0c61" style:font-style-asian="normal" style:font-style-complex="normal"/>
    </style:style>
    <style:style style:name="T390" style:family="text">
      <style:text-properties fo:font-style="normal" officeooo:rsid="04df360f" style:font-style-asian="normal" style:font-style-complex="normal"/>
    </style:style>
    <style:style style:name="T391" style:family="text">
      <style:text-properties fo:font-style="normal" officeooo:rsid="04e0c69d" style:font-style-asian="normal" style:font-style-complex="normal"/>
    </style:style>
    <style:style style:name="T392" style:family="text">
      <style:text-properties fo:font-style="normal" officeooo:rsid="04e0f584" style:font-style-asian="normal" style:font-style-complex="normal"/>
    </style:style>
    <style:style style:name="T393" style:family="text">
      <style:text-properties fo:font-style="normal" officeooo:rsid="04e29972" style:font-style-asian="normal" style:font-style-complex="normal"/>
    </style:style>
    <style:style style:name="T394" style:family="text">
      <style:text-properties fo:font-style="normal" officeooo:rsid="04e2c0c0" style:font-style-asian="normal" style:font-style-complex="normal"/>
    </style:style>
    <style:style style:name="T395" style:family="text">
      <style:text-properties fo:font-style="normal" officeooo:rsid="04e485c0" style:font-style-asian="normal" style:font-style-complex="normal"/>
    </style:style>
    <style:style style:name="T396" style:family="text">
      <style:text-properties fo:font-style="normal" officeooo:rsid="04e4ba5b" style:font-style-asian="normal" style:font-style-complex="normal"/>
    </style:style>
    <style:style style:name="T397" style:family="text">
      <style:text-properties fo:font-style="normal" officeooo:rsid="04e65ab9" style:font-style-asian="normal" style:font-style-complex="normal"/>
    </style:style>
    <style:style style:name="T398" style:family="text">
      <style:text-properties fo:font-style="normal" officeooo:rsid="04e763c9" style:font-style-asian="normal" style:font-style-complex="normal"/>
    </style:style>
    <style:style style:name="T399" style:family="text">
      <style:text-properties fo:font-style="normal" officeooo:rsid="04e829a7" style:font-style-asian="normal" style:font-style-complex="normal"/>
    </style:style>
    <style:style style:name="T400" style:family="text">
      <style:text-properties fo:font-style="normal" officeooo:rsid="04e96ba4" style:font-style-asian="normal" style:font-style-complex="normal"/>
    </style:style>
    <style:style style:name="T401" style:family="text">
      <style:text-properties fo:font-style="normal" officeooo:rsid="04ea75da" style:font-style-asian="normal" style:font-style-complex="normal"/>
    </style:style>
    <style:style style:name="T402" style:family="text">
      <style:text-properties fo:font-style="normal" officeooo:rsid="04ec4889" style:font-style-asian="normal" style:font-style-complex="normal"/>
    </style:style>
    <style:style style:name="T403" style:family="text">
      <style:text-properties fo:font-style="normal" officeooo:rsid="04ee35f5" style:font-style-asian="normal" style:font-style-complex="normal"/>
    </style:style>
    <style:style style:name="T404" style:family="text">
      <style:text-properties fo:font-style="normal" officeooo:rsid="04ef6a38" style:font-style-asian="normal" style:font-style-complex="normal"/>
    </style:style>
    <style:style style:name="T405" style:family="text">
      <style:text-properties fo:font-style="normal" officeooo:rsid="050c744e" style:font-style-asian="normal" style:font-style-complex="normal"/>
    </style:style>
    <style:style style:name="T406" style:family="text">
      <style:text-properties fo:font-style="normal" officeooo:rsid="050cd6a4" style:font-style-asian="normal" style:font-style-complex="normal"/>
    </style:style>
    <style:style style:name="T407" style:family="text">
      <style:text-properties fo:font-style="normal" officeooo:rsid="050e6f6c" style:font-style-asian="normal" style:font-style-complex="normal"/>
    </style:style>
    <style:style style:name="T408" style:family="text">
      <style:text-properties fo:font-style="normal" officeooo:rsid="050ecde5" style:font-style-asian="normal" style:font-style-complex="normal"/>
    </style:style>
    <style:style style:name="T409" style:family="text">
      <style:text-properties fo:font-style="normal" officeooo:rsid="0510a190" style:font-style-asian="normal" style:font-style-complex="normal"/>
    </style:style>
    <style:style style:name="T410" style:family="text">
      <style:text-properties fo:font-style="normal" officeooo:rsid="0510e5f1" style:font-style-asian="normal" style:font-style-complex="normal"/>
    </style:style>
    <style:style style:name="T411" style:family="text">
      <style:text-properties fo:font-style="normal" officeooo:rsid="051237ca" style:font-style-asian="normal" style:font-style-complex="normal"/>
    </style:style>
    <style:style style:name="T412" style:family="text">
      <style:text-properties fo:font-style="normal" officeooo:rsid="05125f20" style:font-style-asian="normal" style:font-style-complex="normal"/>
    </style:style>
    <style:style style:name="T413" style:family="text">
      <style:text-properties fo:font-style="normal" officeooo:rsid="0512725a" style:font-style-asian="normal" style:font-style-complex="normal"/>
    </style:style>
    <style:style style:name="T414" style:family="text">
      <style:text-properties fo:font-style="normal" officeooo:rsid="0513e602" style:font-style-asian="normal" style:font-style-complex="normal"/>
    </style:style>
    <style:style style:name="T415" style:family="text">
      <style:text-properties fo:font-style="normal" officeooo:rsid="05156a7d" style:font-style-asian="normal" style:font-style-complex="normal"/>
    </style:style>
    <style:style style:name="T416" style:family="text">
      <style:text-properties fo:font-style="normal" officeooo:rsid="059677a8" style:font-style-asian="normal" style:font-style-complex="normal"/>
    </style:style>
    <style:style style:name="T417" style:family="text">
      <style:text-properties fo:font-style="normal" officeooo:rsid="05980c00" style:font-style-asian="normal" style:font-style-complex="normal"/>
    </style:style>
    <style:style style:name="T418" style:family="text">
      <style:text-properties fo:font-style="normal" officeooo:rsid="05982546" style:font-style-asian="normal" style:font-style-complex="normal"/>
    </style:style>
    <style:style style:name="T419" style:family="text">
      <style:text-properties fo:font-style="normal" officeooo:rsid="0599fa2e" style:font-style-asian="normal" style:font-style-complex="normal"/>
    </style:style>
    <style:style style:name="T420" style:family="text">
      <style:text-properties fo:font-style="normal" officeooo:rsid="059ab714" style:font-style-asian="normal" style:font-style-complex="normal"/>
    </style:style>
    <style:style style:name="T421" style:family="text">
      <style:text-properties fo:font-style="normal" officeooo:rsid="059b3d8f" style:font-style-asian="normal" style:font-style-complex="normal"/>
    </style:style>
    <style:style style:name="T422" style:family="text">
      <style:text-properties fo:font-style="normal" officeooo:rsid="059b5714" style:font-style-asian="normal" style:font-style-complex="normal"/>
    </style:style>
    <style:style style:name="T423" style:family="text">
      <style:text-properties fo:font-style="normal" officeooo:rsid="059cb610" style:font-style-asian="normal" style:font-style-complex="normal"/>
    </style:style>
    <style:style style:name="T424" style:family="text">
      <style:text-properties fo:font-style="normal" officeooo:rsid="059dad2b" style:font-style-asian="normal" style:font-style-complex="normal"/>
    </style:style>
    <style:style style:name="T425" style:family="text">
      <style:text-properties fo:font-style="normal" officeooo:rsid="059eadac" style:font-style-asian="normal" style:font-style-complex="normal"/>
    </style:style>
    <style:style style:name="T426" style:family="text">
      <style:text-properties fo:font-style="normal" officeooo:rsid="05a03d42" style:font-style-asian="normal" style:font-style-complex="normal"/>
    </style:style>
    <style:style style:name="T427" style:family="text">
      <style:text-properties fo:font-style="normal" officeooo:rsid="05a14e62" style:font-style-asian="normal" style:font-style-complex="normal"/>
    </style:style>
    <style:style style:name="T428" style:family="text">
      <style:text-properties fo:font-style="normal" officeooo:rsid="05a20fd0" style:font-style-asian="normal" style:font-style-complex="normal"/>
    </style:style>
    <style:style style:name="T429" style:family="text">
      <style:text-properties fo:font-style="normal" officeooo:rsid="05a34d00" style:font-style-asian="normal" style:font-style-complex="normal"/>
    </style:style>
    <style:style style:name="T430" style:family="text">
      <style:text-properties fo:font-style="normal" officeooo:rsid="05a3d095" style:font-style-asian="normal" style:font-style-complex="normal"/>
    </style:style>
    <style:style style:name="T431" style:family="text">
      <style:text-properties fo:font-style="normal" officeooo:rsid="05a69e57" style:font-style-asian="normal" style:font-style-complex="normal"/>
    </style:style>
    <style:style style:name="T432" style:family="text">
      <style:text-properties fo:font-style="normal" officeooo:rsid="05a6de75" style:font-style-asian="normal" style:font-style-complex="normal"/>
    </style:style>
    <style:style style:name="T433" style:family="text">
      <style:text-properties fo:font-style="normal" officeooo:rsid="05a85e70" style:font-style-asian="normal" style:font-style-complex="normal"/>
    </style:style>
    <style:style style:name="T434" style:family="text">
      <style:text-properties fo:font-style="normal" officeooo:rsid="05a9ab37" style:font-style-asian="normal" style:font-style-complex="normal"/>
    </style:style>
    <style:style style:name="T435" style:family="text">
      <style:text-properties fo:font-style="normal" officeooo:rsid="05ab69dc" style:font-style-asian="normal" style:font-style-complex="normal"/>
    </style:style>
    <style:style style:name="T436" style:family="text">
      <style:text-properties fo:font-style="normal" officeooo:rsid="05ad5e2b" style:font-style-asian="normal" style:font-style-complex="normal"/>
    </style:style>
    <style:style style:name="T437" style:family="text">
      <style:text-properties fo:font-style="normal" officeooo:rsid="05ae798e" style:font-style-asian="normal" style:font-style-complex="normal"/>
    </style:style>
    <style:style style:name="T438" style:family="text">
      <style:text-properties fo:font-style="normal" officeooo:rsid="05af7869" style:font-style-asian="normal" style:font-style-complex="normal"/>
    </style:style>
    <style:style style:name="T439" style:family="text">
      <style:text-properties fo:font-style="normal" officeooo:rsid="05b09df6" style:font-style-asian="normal" style:font-style-complex="normal"/>
    </style:style>
    <style:style style:name="T440" style:family="text">
      <style:text-properties fo:font-style="normal" officeooo:rsid="05b14250" style:font-style-asian="normal" style:font-style-complex="normal"/>
    </style:style>
    <style:style style:name="T441" style:family="text">
      <style:text-properties fo:font-style="normal" officeooo:rsid="05b2f5f6" style:font-style-asian="normal" style:font-style-complex="normal"/>
    </style:style>
    <style:style style:name="T442" style:family="text">
      <style:text-properties fo:font-style="normal" officeooo:rsid="05b3b25e" style:font-style-asian="normal" style:font-style-complex="normal"/>
    </style:style>
    <style:style style:name="T443" style:family="text">
      <style:text-properties fo:font-style="normal" officeooo:rsid="05b57540" style:font-style-asian="normal" style:font-style-complex="normal"/>
    </style:style>
    <style:style style:name="T444" style:family="text">
      <style:text-properties fo:font-style="normal" officeooo:rsid="05b5d28d" style:font-style-asian="normal" style:font-style-complex="normal"/>
    </style:style>
    <style:style style:name="T445" style:family="text">
      <style:text-properties fo:font-style="normal" officeooo:rsid="05b72540" style:font-style-asian="normal" style:font-style-complex="normal"/>
    </style:style>
    <style:style style:name="T446" style:family="text">
      <style:text-properties fo:font-style="normal" officeooo:rsid="05b9392f" style:font-style-asian="normal" style:font-style-complex="normal"/>
    </style:style>
    <style:style style:name="T447" style:family="text">
      <style:text-properties fo:font-style="normal" officeooo:rsid="05bacb99" style:font-style-asian="normal" style:font-style-complex="normal"/>
    </style:style>
    <style:style style:name="T448" style:family="text">
      <style:text-properties fo:font-style="normal" officeooo:rsid="05bb0ce8" style:font-style-asian="normal" style:font-style-complex="normal"/>
    </style:style>
    <style:style style:name="T449" style:family="text">
      <style:text-properties fo:font-style="normal" officeooo:rsid="05bb7910" style:font-style-asian="normal" style:font-style-complex="normal"/>
    </style:style>
    <style:style style:name="T450" style:family="text">
      <style:text-properties fo:font-style="normal" officeooo:rsid="05bc7bbb" style:font-style-asian="normal" style:font-style-complex="normal"/>
    </style:style>
    <style:style style:name="T451" style:family="text">
      <style:text-properties fo:font-style="normal" officeooo:rsid="05bd0e03" style:font-style-asian="normal" style:font-style-complex="normal"/>
    </style:style>
    <style:style style:name="T452" style:family="text">
      <style:text-properties fo:font-style="normal" officeooo:rsid="05bdb749" style:font-style-asian="normal" style:font-style-complex="normal"/>
    </style:style>
    <style:style style:name="T453" style:family="text">
      <style:text-properties fo:font-style="normal" officeooo:rsid="05bed226" style:font-style-asian="normal" style:font-style-complex="normal"/>
    </style:style>
    <style:style style:name="T454" style:family="text">
      <style:text-properties fo:font-style="normal" officeooo:rsid="05bedcf7" style:font-style-asian="normal" style:font-style-complex="normal"/>
    </style:style>
    <style:style style:name="T455" style:family="text">
      <style:text-properties fo:font-style="normal" officeooo:rsid="05bf5f29" style:font-style-asian="normal" style:font-style-complex="normal"/>
    </style:style>
    <style:style style:name="T456" style:family="text">
      <style:text-properties fo:font-style="normal" officeooo:rsid="05c0a74f" style:font-style-asian="normal" style:font-style-complex="normal"/>
    </style:style>
    <style:style style:name="T457" style:family="text">
      <style:text-properties fo:font-style="normal" officeooo:rsid="05c0b67b" style:font-style-asian="normal" style:font-style-complex="normal"/>
    </style:style>
    <style:style style:name="T458" style:family="text">
      <style:text-properties fo:font-style="normal" officeooo:rsid="05c29ab9" style:font-style-asian="normal" style:font-style-complex="normal"/>
    </style:style>
    <style:style style:name="T459" style:family="text">
      <style:text-properties fo:font-style="normal" officeooo:rsid="05c4967a" style:font-style-asian="normal" style:font-style-complex="normal"/>
    </style:style>
    <style:style style:name="T460" style:family="text">
      <style:text-properties fo:font-style="normal" officeooo:rsid="05c4b461" style:font-style-asian="normal" style:font-style-complex="normal"/>
    </style:style>
    <style:style style:name="T461" style:family="text">
      <style:text-properties fo:font-style="normal" officeooo:rsid="05c52008" style:font-style-asian="normal" style:font-style-complex="normal"/>
    </style:style>
    <style:style style:name="T462" style:family="text">
      <style:text-properties fo:font-style="normal" officeooo:rsid="05c658ed" style:font-style-asian="normal" style:font-style-complex="normal"/>
    </style:style>
    <style:style style:name="T463" style:family="text">
      <style:text-properties fo:font-style="normal" officeooo:rsid="05c7ea1a" style:font-style-asian="normal" style:font-style-complex="normal"/>
    </style:style>
    <style:style style:name="T464" style:family="text">
      <style:text-properties fo:font-style="normal" officeooo:rsid="05c8d88c" style:font-style-asian="normal" style:font-style-complex="normal"/>
    </style:style>
    <style:style style:name="T465" style:family="text">
      <style:text-properties fo:font-style="normal" officeooo:rsid="05ca944e" style:font-style-asian="normal" style:font-style-complex="normal"/>
    </style:style>
    <style:style style:name="T466" style:family="text">
      <style:text-properties fo:font-style="normal" officeooo:rsid="05cabced" style:font-style-asian="normal" style:font-style-complex="normal"/>
    </style:style>
    <style:style style:name="T467" style:family="text">
      <style:text-properties fo:font-style="normal" officeooo:rsid="05cc7d8d" style:font-style-asian="normal" style:font-style-complex="normal"/>
    </style:style>
    <style:style style:name="T468" style:family="text">
      <style:text-properties fo:font-style="normal" officeooo:rsid="05cdd045" style:font-style-asian="normal" style:font-style-complex="normal"/>
    </style:style>
    <style:style style:name="T469" style:family="text">
      <style:text-properties fo:font-style="normal" officeooo:rsid="05ce804a" style:font-style-asian="normal" style:font-style-complex="normal"/>
    </style:style>
    <style:style style:name="T470" style:family="text">
      <style:text-properties fo:font-style="normal" officeooo:rsid="05cf4bc7" style:font-style-asian="normal" style:font-style-complex="normal"/>
    </style:style>
    <style:style style:name="T471" style:family="text">
      <style:text-properties fo:font-style="normal" officeooo:rsid="05cff4a2" style:font-style-asian="normal" style:font-style-complex="normal"/>
    </style:style>
    <style:style style:name="T472" style:family="text">
      <style:text-properties fo:font-style="normal" officeooo:rsid="05d12604" style:font-style-asian="normal" style:font-style-complex="normal"/>
    </style:style>
    <style:style style:name="T473" style:family="text">
      <style:text-properties fo:font-style="normal" officeooo:rsid="05d1a48e" style:font-style-asian="normal" style:font-style-complex="normal"/>
    </style:style>
    <style:style style:name="T474" style:family="text">
      <style:text-properties fo:font-style="normal" officeooo:rsid="05d1c26c" style:font-style-asian="normal" style:font-style-complex="normal"/>
    </style:style>
    <style:style style:name="T475" style:family="text">
      <style:text-properties fo:font-style="normal" officeooo:rsid="05d20c69" style:font-style-asian="normal" style:font-style-complex="normal"/>
    </style:style>
    <style:style style:name="T476" style:family="text">
      <style:text-properties fo:font-style="normal" officeooo:rsid="05d31faf" style:font-style-asian="normal" style:font-style-complex="normal"/>
    </style:style>
    <style:style style:name="T477" style:family="text">
      <style:text-properties fo:font-style="normal" officeooo:rsid="05d35f23" style:font-style-asian="normal" style:font-style-complex="normal"/>
    </style:style>
    <style:style style:name="T478" style:family="text">
      <style:text-properties fo:font-style="normal" officeooo:rsid="05d52c1d" style:font-style-asian="normal" style:font-style-complex="normal"/>
    </style:style>
    <style:style style:name="T479" style:family="text">
      <style:text-properties fo:font-style="normal" officeooo:rsid="05d6c9ca" style:font-style-asian="normal" style:font-style-complex="normal"/>
    </style:style>
    <style:style style:name="T480" style:family="text">
      <style:text-properties fo:font-style="normal" officeooo:rsid="05d7d505" style:font-style-asian="normal" style:font-style-complex="normal"/>
    </style:style>
    <style:style style:name="T481" style:family="text">
      <style:text-properties fo:font-style="normal" officeooo:rsid="05d80498" style:font-style-asian="normal" style:font-style-complex="normal"/>
    </style:style>
    <style:style style:name="T482" style:family="text">
      <style:text-properties fo:font-style="normal" officeooo:rsid="05d94738" style:font-style-asian="normal" style:font-style-complex="normal"/>
    </style:style>
    <style:style style:name="T483" style:family="text">
      <style:text-properties fo:font-style="normal" officeooo:rsid="05dacc44" style:font-style-asian="normal" style:font-style-complex="normal"/>
    </style:style>
    <style:style style:name="T484" style:family="text">
      <style:text-properties fo:font-style="normal" officeooo:rsid="05dae861" style:font-style-asian="normal" style:font-style-complex="normal"/>
    </style:style>
    <style:style style:name="T485" style:family="text">
      <style:text-properties fo:font-style="normal" officeooo:rsid="05dc7859" style:font-style-asian="normal" style:font-style-complex="normal"/>
    </style:style>
    <style:style style:name="T486" style:family="text">
      <style:text-properties fo:font-style="normal" officeooo:rsid="05de5a95" style:font-style-asian="normal" style:font-style-complex="normal"/>
    </style:style>
    <style:style style:name="T487" style:family="text">
      <style:text-properties fo:font-style="normal" officeooo:rsid="05df07e2" style:font-style-asian="normal" style:font-style-complex="normal"/>
    </style:style>
    <style:style style:name="T488" style:family="text">
      <style:text-properties fo:font-style="normal" officeooo:rsid="05df7b81" style:font-style-asian="normal" style:font-style-complex="normal"/>
    </style:style>
    <style:style style:name="T489" style:family="text">
      <style:text-properties fo:font-style="normal" officeooo:rsid="05dff4b1" style:font-style-asian="normal" style:font-style-complex="normal"/>
    </style:style>
    <style:style style:name="T490" style:family="text">
      <style:text-properties fo:font-style="normal" officeooo:rsid="05e0feb5" style:font-style-asian="normal" style:font-style-complex="normal"/>
    </style:style>
    <style:style style:name="T491" style:family="text">
      <style:text-properties fo:font-style="normal" officeooo:rsid="05e13d0a" style:font-style-asian="normal" style:font-style-complex="normal"/>
    </style:style>
    <style:style style:name="T492" style:family="text">
      <style:text-properties fo:font-style="normal" officeooo:rsid="05e16c7b" style:font-style-asian="normal" style:font-style-complex="normal"/>
    </style:style>
    <style:style style:name="T493" style:family="text">
      <style:text-properties fo:font-style="normal" officeooo:rsid="05e2a57d" style:font-style-asian="normal" style:font-style-complex="normal"/>
    </style:style>
    <style:style style:name="T494" style:family="text">
      <style:text-properties fo:font-style="normal" officeooo:rsid="05e3d0aa" style:font-style-asian="normal" style:font-style-complex="normal"/>
    </style:style>
    <style:style style:name="T495" style:family="text">
      <style:text-properties fo:font-style="normal" officeooo:rsid="05e47207" style:font-style-asian="normal" style:font-style-complex="normal"/>
    </style:style>
    <style:style style:name="T496" style:family="text">
      <style:text-properties fo:font-style="normal" officeooo:rsid="05e62aa0" style:font-style-asian="normal" style:font-style-complex="normal"/>
    </style:style>
    <style:style style:name="T497" style:family="text">
      <style:text-properties fo:font-style="normal" officeooo:rsid="05e79957" style:font-style-asian="normal" style:font-style-complex="normal"/>
    </style:style>
    <style:style style:name="T498" style:family="text">
      <style:text-properties fo:font-style="normal" officeooo:rsid="05e7cc16" style:font-style-asian="normal" style:font-style-complex="normal"/>
    </style:style>
    <style:style style:name="T499" style:family="text">
      <style:text-properties fo:font-style="normal" officeooo:rsid="05e92e1d" style:font-style-asian="normal" style:font-style-complex="normal"/>
    </style:style>
    <style:style style:name="T500" style:family="text">
      <style:text-properties fo:font-style="normal" officeooo:rsid="05eaff2e" style:font-style-asian="normal" style:font-style-complex="normal"/>
    </style:style>
    <style:style style:name="T501" style:family="text">
      <style:text-properties fo:font-style="normal" officeooo:rsid="05ec6c34" style:font-style-asian="normal" style:font-style-complex="normal"/>
    </style:style>
    <style:style style:name="T502" style:family="text">
      <style:text-properties fo:font-style="normal" officeooo:rsid="05ed62e3" style:font-style-asian="normal" style:font-style-complex="normal"/>
    </style:style>
    <style:style style:name="T503" style:family="text">
      <style:text-properties fo:font-style="normal" officeooo:rsid="05eea832" style:font-style-asian="normal" style:font-style-complex="normal"/>
    </style:style>
    <style:style style:name="T504" style:family="text">
      <style:text-properties fo:font-style="normal" officeooo:rsid="05eec30f" style:font-style-asian="normal" style:font-style-complex="normal"/>
    </style:style>
    <style:style style:name="T505" style:family="text">
      <style:text-properties fo:font-style="normal" officeooo:rsid="05f07269" style:font-style-asian="normal" style:font-style-complex="normal"/>
    </style:style>
    <style:style style:name="T506" style:family="text">
      <style:text-properties fo:font-style="normal" officeooo:rsid="05f21e9b" style:font-style-asian="normal" style:font-style-complex="normal"/>
    </style:style>
    <style:style style:name="T507" style:family="text">
      <style:text-properties fo:font-style="normal" officeooo:rsid="05f3b95a" style:font-style-asian="normal" style:font-style-complex="normal"/>
    </style:style>
    <style:style style:name="T508" style:family="text">
      <style:text-properties fo:font-style="normal" officeooo:rsid="05f4bf9b" style:font-style-asian="normal" style:font-style-complex="normal"/>
    </style:style>
    <style:style style:name="T509" style:family="text">
      <style:text-properties fo:font-style="normal" officeooo:rsid="05f512ba" style:font-style-asian="normal" style:font-style-complex="normal"/>
    </style:style>
    <style:style style:name="T510" style:family="text">
      <style:text-properties fo:font-style="normal" officeooo:rsid="05f618e0" style:font-style-asian="normal" style:font-style-complex="normal"/>
    </style:style>
    <style:style style:name="T511" style:family="text">
      <style:text-properties fo:font-style="normal" officeooo:rsid="05f7da5a" style:font-style-asian="normal" style:font-style-complex="normal"/>
    </style:style>
    <style:style style:name="T512" style:family="text">
      <style:text-properties fo:font-style="normal" officeooo:rsid="05f9b123" style:font-style-asian="normal" style:font-style-complex="normal"/>
    </style:style>
    <style:style style:name="T513" style:family="text">
      <style:text-properties fo:font-style="normal" officeooo:rsid="05fa28da" style:font-style-asian="normal" style:font-style-complex="normal"/>
    </style:style>
    <style:style style:name="T514" style:family="text">
      <style:text-properties fo:font-style="normal" officeooo:rsid="05fb0f46" style:font-style-asian="normal" style:font-style-complex="normal"/>
    </style:style>
    <style:style style:name="T515" style:family="text">
      <style:text-properties fo:font-style="normal" officeooo:rsid="05fbb574" style:font-style-asian="normal" style:font-style-complex="normal"/>
    </style:style>
    <style:style style:name="T516" style:family="text">
      <style:text-properties fo:font-style="normal" officeooo:rsid="05fd1245" style:font-style-asian="normal" style:font-style-complex="normal"/>
    </style:style>
    <style:style style:name="T517" style:family="text">
      <style:text-properties fo:font-style="normal" officeooo:rsid="05fd7b8a" style:font-style-asian="normal" style:font-style-complex="normal"/>
    </style:style>
    <style:style style:name="T518" style:family="text">
      <style:text-properties fo:font-style="normal" officeooo:rsid="05fe5d2f" style:font-style-asian="normal" style:font-style-complex="normal"/>
    </style:style>
    <style:style style:name="T519" style:family="text">
      <style:text-properties fo:font-style="normal" officeooo:rsid="05ff9d56" style:font-style-asian="normal" style:font-style-complex="normal"/>
    </style:style>
    <style:style style:name="T520" style:family="text">
      <style:text-properties fo:font-style="normal" fo:font-weight="normal" officeooo:rsid="020c0968" style:font-style-asian="normal" style:font-weight-asian="normal" style:font-style-complex="normal" style:font-weight-complex="normal"/>
    </style:style>
    <style:style style:name="T521" style:family="text">
      <style:text-properties fo:font-style="normal" fo:font-weight="normal" officeooo:rsid="020d4ffd" style:font-style-asian="normal" style:font-weight-asian="normal" style:font-style-complex="normal" style:font-weight-complex="normal"/>
    </style:style>
    <style:style style:name="T522" style:family="text">
      <style:text-properties fo:font-style="normal" fo:font-weight="normal" officeooo:rsid="020f413e" style:font-style-asian="normal" style:font-weight-asian="normal" style:font-style-complex="normal" style:font-weight-complex="normal"/>
    </style:style>
    <style:style style:name="T523" style:family="text">
      <style:text-properties fo:font-style="normal" fo:font-weight="normal" officeooo:rsid="020f5e2d" style:font-style-asian="normal" style:font-weight-asian="normal" style:font-style-complex="normal" style:font-weight-complex="normal"/>
    </style:style>
    <style:style style:name="T524" style:family="text">
      <style:text-properties fo:font-style="normal" fo:font-weight="normal" officeooo:rsid="0210d154" style:font-style-asian="normal" style:font-weight-asian="normal" style:font-style-complex="normal" style:font-weight-complex="normal"/>
    </style:style>
    <style:style style:name="T525" style:family="text">
      <style:text-properties fo:font-style="normal" fo:font-weight="normal" officeooo:rsid="02123c8e" style:font-style-asian="normal" style:font-weight-asian="normal" style:font-style-complex="normal" style:font-weight-complex="normal"/>
    </style:style>
    <style:style style:name="T526" style:family="text">
      <style:text-properties fo:font-style="normal" fo:font-weight="normal" officeooo:rsid="0213fb1a" style:font-style-asian="normal" style:font-weight-asian="normal" style:font-style-complex="normal" style:font-weight-complex="normal"/>
    </style:style>
    <style:style style:name="T527" style:family="text">
      <style:text-properties fo:font-style="normal" fo:font-weight="normal" officeooo:rsid="0019f43d" style:font-style-asian="normal" style:font-weight-asian="normal" style:font-style-complex="normal" style:font-weight-complex="normal"/>
    </style:style>
    <style:style style:name="T528" style:family="text">
      <style:text-properties fo:font-style="normal" fo:font-weight="normal" officeooo:rsid="0214b3fd" style:font-style-asian="normal" style:font-weight-asian="normal" style:font-style-complex="normal" style:font-weight-complex="normal"/>
    </style:style>
    <style:style style:name="T529" style:family="text">
      <style:text-properties fo:font-style="normal" fo:font-weight="normal" officeooo:rsid="0215dcd3" style:font-style-asian="normal" style:font-weight-asian="normal" style:font-style-complex="normal" style:font-weight-complex="normal"/>
    </style:style>
    <style:style style:name="T530" style:family="text">
      <style:text-properties fo:font-style="normal" fo:font-weight="normal" officeooo:rsid="02165805" style:font-style-asian="normal" style:font-weight-asian="normal" style:font-style-complex="normal" style:font-weight-complex="normal"/>
    </style:style>
    <style:style style:name="T531" style:family="text">
      <style:text-properties fo:font-style="normal" fo:font-weight="normal" officeooo:rsid="021757f1" style:font-style-asian="normal" style:font-weight-asian="normal" style:font-style-complex="normal" style:font-weight-complex="normal"/>
    </style:style>
    <style:style style:name="T532" style:family="text">
      <style:text-properties fo:font-style="normal" fo:font-weight="normal" officeooo:rsid="021813f7" style:font-style-asian="normal" style:font-weight-asian="normal" style:font-style-complex="normal" style:font-weight-complex="normal"/>
    </style:style>
    <style:style style:name="T533" style:family="text">
      <style:text-properties fo:font-style="normal" style:text-underline-style="solid" style:text-underline-type="double" style:text-underline-width="auto" style:text-underline-color="font-color" officeooo:rsid="0238d806" style:font-style-asian="normal" style:font-style-complex="normal"/>
    </style:style>
    <style:style style:name="T534" style:family="text">
      <style:text-properties fo:font-style="normal" style:text-underline-style="none" fo:font-weight="normal" style:font-style-asian="normal" style:font-weight-asian="normal" style:font-style-complex="normal" style:font-weight-complex="normal"/>
    </style:style>
    <style:style style:name="T535" style:family="text">
      <style:text-properties fo:font-style="normal" style:text-underline-style="none" fo:font-weight="normal" officeooo:rsid="0019f43d" style:font-style-asian="normal" style:font-weight-asian="normal" style:font-style-complex="normal" style:font-weight-complex="normal"/>
    </style:style>
    <style:style style:name="T536" style:family="text">
      <style:text-properties fo:font-style="normal" style:text-underline-style="none" fo:font-weight="normal" officeooo:rsid="0be5b930" style:font-style-asian="normal" style:font-weight-asian="normal" style:font-style-complex="normal" style:font-weight-complex="normal"/>
    </style:style>
    <style:style style:name="T537" style:family="text">
      <style:text-properties fo:font-style="normal" style:text-underline-style="none" fo:font-weight="normal" officeooo:rsid="0be9051c" style:font-style-asian="normal" style:font-weight-asian="normal" style:font-style-complex="normal" style:font-weight-complex="normal"/>
    </style:style>
    <style:style style:name="T538" style:family="text">
      <style:text-properties fo:font-style="normal" style:text-underline-style="none" fo:font-weight="normal" officeooo:rsid="0beff130" style:font-style-asian="normal" style:font-weight-asian="normal" style:font-style-complex="normal" style:font-weight-complex="normal"/>
    </style:style>
    <style:style style:name="T539" style:family="text">
      <style:text-properties fo:font-style="normal" style:text-underline-style="none" fo:font-weight="normal" officeooo:rsid="0bf240c2" style:font-style-asian="normal" style:font-weight-asian="normal" style:font-style-complex="normal" style:font-weight-complex="normal"/>
    </style:style>
    <style:style style:name="T540" style:family="text">
      <style:text-properties fo:font-style="normal" style:text-underline-style="none" fo:font-weight="normal" officeooo:rsid="0bf25162" style:font-style-asian="normal" style:font-weight-asian="normal" style:font-style-complex="normal" style:font-weight-complex="normal"/>
    </style:style>
    <style:style style:name="T541" style:family="text">
      <style:text-properties fo:font-style="normal" style:text-underline-style="none" fo:font-weight="normal" officeooo:rsid="0bf2d994" style:font-style-asian="normal" style:font-weight-asian="normal" style:font-style-complex="normal" style:font-weight-complex="normal"/>
    </style:style>
    <style:style style:name="T542" style:family="text">
      <style:text-properties fo:font-style="normal" style:text-underline-style="none" fo:font-weight="normal" officeooo:rsid="0bf4b295" style:font-style-asian="normal" style:font-weight-asian="normal" style:font-style-complex="normal" style:font-weight-complex="normal"/>
    </style:style>
    <style:style style:name="T543" style:family="text">
      <style:text-properties fo:font-style="normal" style:text-underline-style="none" fo:font-weight="normal" officeooo:rsid="0bf63669" style:font-style-asian="normal" style:font-weight-asian="normal" style:font-style-complex="normal" style:font-weight-complex="normal"/>
    </style:style>
    <style:style style:name="T544" style:family="text">
      <style:text-properties fo:font-style="normal" style:text-underline-style="none" fo:font-weight="normal" officeooo:rsid="0bf6a7f8" style:font-style-asian="normal" style:font-weight-asian="normal" style:font-style-complex="normal" style:font-weight-complex="normal"/>
    </style:style>
    <style:style style:name="T545" style:family="text">
      <style:text-properties fo:font-style="normal" style:text-underline-style="none" fo:font-weight="normal" officeooo:rsid="0bf6cfb6" style:font-style-asian="normal" style:font-weight-asian="normal" style:font-style-complex="normal" style:font-weight-complex="normal"/>
    </style:style>
    <style:style style:name="T546" style:family="text">
      <style:text-properties fo:font-style="normal" style:text-underline-style="none" fo:font-weight="normal" officeooo:rsid="0bf88250" style:font-style-asian="normal" style:font-weight-asian="normal" style:font-style-complex="normal" style:font-weight-complex="normal"/>
    </style:style>
    <style:style style:name="T547" style:family="text">
      <style:text-properties fo:font-style="normal" style:text-underline-style="none" fo:font-weight="normal" officeooo:rsid="0bf944a0" style:font-style-asian="normal" style:font-weight-asian="normal" style:font-style-complex="normal" style:font-weight-complex="normal"/>
    </style:style>
    <style:style style:name="T548" style:family="text">
      <style:text-properties fo:font-style="normal" style:text-underline-style="none" fo:font-weight="normal" officeooo:rsid="0bfa3d2e" style:font-style-asian="normal" style:font-weight-asian="normal" style:font-style-complex="normal" style:font-weight-complex="normal"/>
    </style:style>
    <style:style style:name="T549" style:family="text">
      <style:text-properties fo:font-style="normal" style:text-underline-style="none" fo:font-weight="normal" officeooo:rsid="0bfbc0b3" style:font-style-asian="normal" style:font-weight-asian="normal" style:font-style-complex="normal" style:font-weight-complex="normal"/>
    </style:style>
    <style:style style:name="T550" style:family="text">
      <style:text-properties fo:font-style="normal" style:text-underline-style="none" fo:font-weight="normal" officeooo:rsid="0bfcd6ef" style:font-style-asian="normal" style:font-weight-asian="normal" style:font-style-complex="normal" style:font-weight-complex="normal"/>
    </style:style>
    <style:style style:name="T551" style:family="text">
      <style:text-properties fo:font-style="normal" style:text-underline-style="none" fo:font-weight="normal" officeooo:rsid="0bfd7459" style:font-style-asian="normal" style:font-weight-asian="normal" style:font-style-complex="normal" style:font-weight-complex="normal"/>
    </style:style>
    <style:style style:name="T552" style:family="text">
      <style:text-properties fo:font-style="normal" style:text-underline-style="none" fo:font-weight="normal" officeooo:rsid="0bfd9583" style:font-style-asian="normal" style:font-weight-asian="normal" style:font-style-complex="normal" style:font-weight-complex="normal"/>
    </style:style>
    <style:style style:name="T553" style:family="text">
      <style:text-properties fo:font-style="normal" style:text-underline-style="none" fo:font-weight="normal" officeooo:rsid="0bfec1b1" style:font-style-asian="normal" style:font-weight-asian="normal" style:font-style-complex="normal" style:font-weight-complex="normal"/>
    </style:style>
    <style:style style:name="T554" style:family="text">
      <style:text-properties fo:font-style="normal" style:text-underline-style="none" fo:font-weight="normal" officeooo:rsid="0c0096c4" style:font-style-asian="normal" style:font-weight-asian="normal" style:font-style-complex="normal" style:font-weight-complex="normal"/>
    </style:style>
    <style:style style:name="T555" style:family="text">
      <style:text-properties fo:font-style="normal" style:text-underline-style="none" fo:font-weight="normal" officeooo:rsid="0c021268" style:font-style-asian="normal" style:font-weight-asian="normal" style:font-style-complex="normal" style:font-weight-complex="normal"/>
    </style:style>
    <style:style style:name="T556" style:family="text">
      <style:text-properties fo:font-style="normal" style:text-underline-style="none" fo:font-weight="normal" officeooo:rsid="0c02622f" style:font-style-asian="normal" style:font-weight-asian="normal" style:font-style-complex="normal" style:font-weight-complex="normal"/>
    </style:style>
    <style:style style:name="T557" style:family="text">
      <style:text-properties fo:font-style="normal" style:text-underline-style="none" fo:font-weight="normal" officeooo:rsid="0c038ae1" style:font-style-asian="normal" style:font-weight-asian="normal" style:font-style-complex="normal" style:font-weight-complex="normal"/>
    </style:style>
    <style:style style:name="T558" style:family="text">
      <style:text-properties fo:font-style="normal" style:text-underline-style="none" fo:font-weight="normal" officeooo:rsid="0c040c33" style:font-style-asian="normal" style:font-weight-asian="normal" style:font-style-complex="normal" style:font-weight-complex="normal"/>
    </style:style>
    <style:style style:name="T559" style:family="text">
      <style:text-properties fo:font-style="normal" style:text-underline-style="none" fo:font-weight="normal" officeooo:rsid="0c04ab23" style:font-style-asian="normal" style:font-weight-asian="normal" style:font-style-complex="normal" style:font-weight-complex="normal"/>
    </style:style>
    <style:style style:name="T560" style:family="text">
      <style:text-properties fo:font-style="normal" style:text-underline-style="none" fo:font-weight="normal" officeooo:rsid="0c055e33" style:font-style-asian="normal" style:font-weight-asian="normal" style:font-style-complex="normal" style:font-weight-complex="normal"/>
    </style:style>
    <style:style style:name="T561" style:family="text">
      <style:text-properties fo:font-style="normal" style:text-underline-style="none" fo:font-weight="normal" officeooo:rsid="0c06d36b" style:font-style-asian="normal" style:font-weight-asian="normal" style:font-style-complex="normal" style:font-weight-complex="normal"/>
    </style:style>
    <style:style style:name="T562" style:family="text">
      <style:text-properties fo:font-style="normal" style:text-underline-style="none" fo:font-weight="normal" officeooo:rsid="0c083583" style:font-style-asian="normal" style:font-weight-asian="normal" style:font-style-complex="normal" style:font-weight-complex="normal"/>
    </style:style>
    <style:style style:name="T563" style:family="text">
      <style:text-properties fo:font-style="normal" style:text-underline-style="none" fo:font-weight="normal" officeooo:rsid="0c09648a" style:font-style-asian="normal" style:font-weight-asian="normal" style:font-style-complex="normal" style:font-weight-complex="normal"/>
    </style:style>
    <style:style style:name="T564" style:family="text">
      <style:text-properties fo:font-style="normal" style:text-underline-style="none" fo:font-weight="normal" officeooo:rsid="0c0ab349" style:font-style-asian="normal" style:font-weight-asian="normal" style:font-style-complex="normal" style:font-weight-complex="normal"/>
    </style:style>
    <style:style style:name="T565" style:family="text">
      <style:text-properties fo:font-style="normal" style:text-underline-style="none" fo:font-weight="normal" officeooo:rsid="0c0b6783" style:font-style-asian="normal" style:font-weight-asian="normal" style:font-style-complex="normal" style:font-weight-complex="normal"/>
    </style:style>
    <style:style style:name="T566" style:family="text">
      <style:text-properties fo:font-style="normal" style:text-underline-style="none" fo:font-weight="normal" officeooo:rsid="0c0c66aa" style:font-style-asian="normal" style:font-weight-asian="normal" style:font-style-complex="normal" style:font-weight-complex="normal"/>
    </style:style>
    <style:style style:name="T567" style:family="text">
      <style:text-properties fo:font-style="normal" style:text-underline-style="none" fo:font-weight="normal" officeooo:rsid="0c0ccfa0" style:font-style-asian="normal" style:font-weight-asian="normal" style:font-style-complex="normal" style:font-weight-complex="normal"/>
    </style:style>
    <style:style style:name="T568" style:family="text">
      <style:text-properties fo:font-style="normal" style:text-underline-style="none" fo:font-weight="normal" officeooo:rsid="0c0ec435" style:font-style-asian="normal" style:font-weight-asian="normal" style:font-style-complex="normal" style:font-weight-complex="normal"/>
    </style:style>
    <style:style style:name="T569" style:family="text">
      <style:text-properties fo:font-style="normal" style:text-underline-style="none" fo:font-weight="normal" officeooo:rsid="0c10c3d4" style:font-style-asian="normal" style:font-weight-asian="normal" style:font-style-complex="normal" style:font-weight-complex="normal"/>
    </style:style>
    <style:style style:name="T570" style:family="text">
      <style:text-properties fo:font-style="normal" style:text-underline-style="none" fo:font-weight="normal" officeooo:rsid="0c11a323" style:font-style-asian="normal" style:font-weight-asian="normal" style:font-style-complex="normal" style:font-weight-complex="normal"/>
    </style:style>
    <style:style style:name="T571" style:family="text">
      <style:text-properties fo:font-style="normal" style:text-underline-style="none" fo:font-weight="normal" officeooo:rsid="0c13392a" style:font-style-asian="normal" style:font-weight-asian="normal" style:font-style-complex="normal" style:font-weight-complex="normal"/>
    </style:style>
    <style:style style:name="T572" style:family="text">
      <style:text-properties fo:font-style="normal" style:text-underline-style="none" fo:font-weight="normal" officeooo:rsid="0c146d5c" style:font-style-asian="normal" style:font-weight-asian="normal" style:font-style-complex="normal" style:font-weight-complex="normal"/>
    </style:style>
    <style:style style:name="T573" style:family="text">
      <style:text-properties fo:font-style="normal" style:text-underline-style="none" fo:font-weight="normal" officeooo:rsid="0c151317" style:font-style-asian="normal" style:font-weight-asian="normal" style:font-style-complex="normal" style:font-weight-complex="normal"/>
    </style:style>
    <style:style style:name="T574" style:family="text">
      <style:text-properties fo:font-style="normal" style:text-underline-style="none" fo:font-weight="normal" officeooo:rsid="0c15664c" style:font-style-asian="normal" style:font-weight-asian="normal" style:font-style-complex="normal" style:font-weight-complex="normal"/>
    </style:style>
    <style:style style:name="T575" style:family="text">
      <style:text-properties fo:font-style="normal" style:text-underline-style="none" fo:font-weight="normal" officeooo:rsid="0c165085" style:font-style-asian="normal" style:font-weight-asian="normal" style:font-style-complex="normal" style:font-weight-complex="normal"/>
    </style:style>
    <style:style style:name="T576" style:family="text">
      <style:text-properties fo:font-style="normal" style:text-underline-style="none" fo:font-weight="normal" officeooo:rsid="0c17741d" style:font-style-asian="normal" style:font-weight-asian="normal" style:font-style-complex="normal" style:font-weight-complex="normal"/>
    </style:style>
    <style:style style:name="T577" style:family="text">
      <style:text-properties fo:font-style="normal" style:text-underline-style="none" fo:font-weight="normal" officeooo:rsid="0c183b27" style:font-style-asian="normal" style:font-weight-asian="normal" style:font-style-complex="normal" style:font-weight-complex="normal"/>
    </style:style>
    <style:style style:name="T578" style:family="text">
      <style:text-properties fo:font-style="normal" style:text-underline-style="none" fo:font-weight="normal" officeooo:rsid="0c197bc1" style:font-style-asian="normal" style:font-weight-asian="normal" style:font-style-complex="normal" style:font-weight-complex="normal"/>
    </style:style>
    <style:style style:name="T579" style:family="text">
      <style:text-properties fo:font-style="normal" style:text-underline-style="none" fo:font-weight="normal" officeooo:rsid="0c1ab50f" style:font-style-asian="normal" style:font-weight-asian="normal" style:font-style-complex="normal" style:font-weight-complex="normal"/>
    </style:style>
    <style:style style:name="T580" style:family="text">
      <style:text-properties fo:font-style="normal" style:text-underline-style="none" fo:font-weight="normal" officeooo:rsid="0c1c9d21" style:font-style-asian="normal" style:font-weight-asian="normal" style:font-style-complex="normal" style:font-weight-complex="normal"/>
    </style:style>
    <style:style style:name="T581" style:family="text">
      <style:text-properties fo:font-style="normal" style:text-underline-style="none" fo:font-weight="normal" officeooo:rsid="0c1dbd9d" style:font-style-asian="normal" style:font-weight-asian="normal" style:font-style-complex="normal" style:font-weight-complex="normal"/>
    </style:style>
    <style:style style:name="T582" style:family="text">
      <style:text-properties fo:font-style="normal" style:text-underline-style="none" fo:font-weight="normal" officeooo:rsid="0c1e5c3d" style:font-style-asian="normal" style:font-weight-asian="normal" style:font-style-complex="normal" style:font-weight-complex="normal"/>
    </style:style>
    <style:style style:name="T583" style:family="text">
      <style:text-properties fo:font-style="normal" style:text-underline-style="none" fo:font-weight="normal" officeooo:rsid="0c20559a" style:font-style-asian="normal" style:font-weight-asian="normal" style:font-style-complex="normal" style:font-weight-complex="normal"/>
    </style:style>
    <style:style style:name="T584" style:family="text">
      <style:text-properties fo:font-style="normal" style:text-underline-style="none" fo:font-weight="normal" officeooo:rsid="0c221f35" style:font-style-asian="normal" style:font-weight-asian="normal" style:font-style-complex="normal" style:font-weight-complex="normal"/>
    </style:style>
    <style:style style:name="T585" style:family="text">
      <style:text-properties fo:font-style="normal" style:text-underline-style="none" fo:font-weight="normal" officeooo:rsid="0c233110" style:font-style-asian="normal" style:font-weight-asian="normal" style:font-style-complex="normal" style:font-weight-complex="normal"/>
    </style:style>
    <style:style style:name="T586" style:family="text">
      <style:text-properties fo:font-style="normal" style:text-underline-style="none" fo:font-weight="normal" officeooo:rsid="0c23b712" style:font-style-asian="normal" style:font-weight-asian="normal" style:font-style-complex="normal" style:font-weight-complex="normal"/>
    </style:style>
    <style:style style:name="T587" style:family="text">
      <style:text-properties fo:font-style="normal" style:text-underline-style="none" fo:font-weight="normal" officeooo:rsid="0c2514d1" style:font-style-asian="normal" style:font-weight-asian="normal" style:font-style-complex="normal" style:font-weight-complex="normal"/>
    </style:style>
    <style:style style:name="T588" style:family="text">
      <style:text-properties fo:font-style="normal" style:text-underline-style="none" fo:font-weight="normal" officeooo:rsid="0c2638b4" style:font-style-asian="normal" style:font-weight-asian="normal" style:font-style-complex="normal" style:font-weight-complex="normal"/>
    </style:style>
    <style:style style:name="T589" style:family="text">
      <style:text-properties fo:font-style="normal" style:text-underline-style="none" fo:font-weight="normal" officeooo:rsid="0c27675a" style:font-style-asian="normal" style:font-weight-asian="normal" style:font-style-complex="normal" style:font-weight-complex="normal"/>
    </style:style>
    <style:style style:name="T590" style:family="text">
      <style:text-properties fo:font-style="normal" style:text-underline-style="none" fo:font-weight="normal" officeooo:rsid="0c28367c" style:font-style-asian="normal" style:font-weight-asian="normal" style:font-style-complex="normal" style:font-weight-complex="normal"/>
    </style:style>
    <style:style style:name="T591" style:family="text">
      <style:text-properties fo:font-style="normal" style:text-underline-style="none" fo:font-weight="normal" officeooo:rsid="0c284d1e" style:font-style-asian="normal" style:font-weight-asian="normal" style:font-style-complex="normal" style:font-weight-complex="normal"/>
    </style:style>
    <style:style style:name="T592" style:family="text">
      <style:text-properties fo:font-style="normal" style:text-underline-style="none" fo:font-weight="normal" officeooo:rsid="0c293422" style:font-style-asian="normal" style:font-weight-asian="normal" style:font-style-complex="normal" style:font-weight-complex="normal"/>
    </style:style>
    <style:style style:name="T593" style:family="text">
      <style:text-properties fo:font-style="normal" style:text-underline-style="none" fo:font-weight="normal" officeooo:rsid="0c2b847e" style:font-style-asian="normal" style:font-weight-asian="normal" style:font-style-complex="normal" style:font-weight-complex="normal"/>
    </style:style>
    <style:style style:name="T594" style:family="text">
      <style:text-properties fo:font-style="normal" style:text-underline-style="none" fo:font-weight="normal" officeooo:rsid="0c2c7672" style:font-style-asian="normal" style:font-weight-asian="normal" style:font-style-complex="normal" style:font-weight-complex="normal"/>
    </style:style>
    <style:style style:name="T595" style:family="text">
      <style:text-properties fo:font-style="normal" style:text-underline-style="none" fo:font-weight="normal" officeooo:rsid="0c2cfdd9" style:font-style-asian="normal" style:font-weight-asian="normal" style:font-style-complex="normal" style:font-weight-complex="normal"/>
    </style:style>
    <style:style style:name="T596" style:family="text">
      <style:text-properties fo:font-style="normal" style:text-underline-style="none" fo:font-weight="normal" officeooo:rsid="0c2d2582" style:font-style-asian="normal" style:font-weight-asian="normal" style:font-style-complex="normal" style:font-weight-complex="normal"/>
    </style:style>
    <style:style style:name="T597" style:family="text">
      <style:text-properties fo:font-style="normal" style:text-underline-style="none" fo:font-weight="normal" officeooo:rsid="0c2d2663" style:font-style-asian="normal" style:font-weight-asian="normal" style:font-style-complex="normal" style:font-weight-complex="normal"/>
    </style:style>
    <style:style style:name="T598" style:family="text">
      <style:text-properties fo:font-style="normal" style:text-underline-style="none" fo:font-weight="normal" officeooo:rsid="0c2eae55" style:font-style-asian="normal" style:font-weight-asian="normal" style:font-style-complex="normal" style:font-weight-complex="normal"/>
    </style:style>
    <style:style style:name="T599" style:family="text">
      <style:text-properties fo:font-style="normal" style:text-underline-style="none" fo:font-weight="normal" officeooo:rsid="0c2f1fcc" style:font-style-asian="normal" style:font-weight-asian="normal" style:font-style-complex="normal" style:font-weight-complex="normal"/>
    </style:style>
    <style:style style:name="T600" style:family="text">
      <style:text-properties fo:font-style="normal" style:text-underline-style="none" fo:font-weight="normal" officeooo:rsid="0c30a8e6" style:font-style-asian="normal" style:font-weight-asian="normal" style:font-style-complex="normal" style:font-weight-complex="normal"/>
    </style:style>
    <style:style style:name="T601" style:family="text">
      <style:text-properties fo:font-style="normal" style:text-underline-style="none" fo:font-weight="normal" officeooo:rsid="0c328211" style:font-style-asian="normal" style:font-weight-asian="normal" style:font-style-complex="normal" style:font-weight-complex="normal"/>
    </style:style>
    <style:style style:name="T602" style:family="text">
      <style:text-properties fo:font-style="normal" style:text-underline-style="none" fo:font-weight="normal" officeooo:rsid="0c3360e9" style:font-style-asian="normal" style:font-weight-asian="normal" style:font-style-complex="normal" style:font-weight-complex="normal"/>
    </style:style>
    <style:style style:name="T603" style:family="text">
      <style:text-properties fo:font-style="normal" style:text-underline-style="none" fo:font-weight="normal" officeooo:rsid="0c353bd1" style:font-style-asian="normal" style:font-weight-asian="normal" style:font-style-complex="normal" style:font-weight-complex="normal"/>
    </style:style>
    <style:style style:name="T604" style:family="text">
      <style:text-properties fo:font-style="normal" style:text-underline-style="none" fo:font-weight="normal" officeooo:rsid="0c37186f" style:font-style-asian="normal" style:font-weight-asian="normal" style:font-style-complex="normal" style:font-weight-complex="normal"/>
    </style:style>
    <style:style style:name="T605" style:family="text">
      <style:text-properties fo:font-style="normal" style:text-underline-style="none" fo:font-weight="normal" officeooo:rsid="0c378d8a" style:font-style-asian="normal" style:font-weight-asian="normal" style:font-style-complex="normal" style:font-weight-complex="normal"/>
    </style:style>
    <style:style style:name="T606" style:family="text">
      <style:text-properties fo:font-style="normal" style:text-underline-style="none" fo:font-weight="normal" officeooo:rsid="0c38b94b" style:font-style-asian="normal" style:font-weight-asian="normal" style:font-style-complex="normal" style:font-weight-complex="normal"/>
    </style:style>
    <style:style style:name="T607" style:family="text">
      <style:text-properties fo:font-style="normal" style:text-underline-style="none" fo:font-weight="normal" officeooo:rsid="0c3a5a4f" style:font-style-asian="normal" style:font-weight-asian="normal" style:font-style-complex="normal" style:font-weight-complex="normal"/>
    </style:style>
    <style:style style:name="T608" style:family="text">
      <style:text-properties fo:font-style="normal" style:text-underline-style="none" fo:font-weight="normal" officeooo:rsid="0c3bbf8a" style:font-style-asian="normal" style:font-weight-asian="normal" style:font-style-complex="normal" style:font-weight-complex="normal"/>
    </style:style>
    <style:style style:name="T609" style:family="text">
      <style:text-properties fo:font-style="normal" style:text-underline-style="none" fo:font-weight="normal" officeooo:rsid="0c3c6880" style:font-style-asian="normal" style:font-weight-asian="normal" style:font-style-complex="normal" style:font-weight-complex="normal"/>
    </style:style>
    <style:style style:name="T610" style:family="text">
      <style:text-properties fo:font-style="normal" style:text-underline-style="none" fo:font-weight="normal" officeooo:rsid="0c3db86d" style:font-style-asian="normal" style:font-weight-asian="normal" style:font-style-complex="normal" style:font-weight-complex="normal"/>
    </style:style>
    <style:style style:name="T611" style:family="text">
      <style:text-properties fo:font-style="normal" style:text-underline-style="none" fo:font-weight="normal" officeooo:rsid="0c3e0ebd" style:font-style-asian="normal" style:font-weight-asian="normal" style:font-style-complex="normal" style:font-weight-complex="normal"/>
    </style:style>
    <style:style style:name="T612" style:family="text">
      <style:text-properties fo:font-style="normal" style:text-underline-style="none" fo:font-weight="normal" officeooo:rsid="0c3e46c0" style:font-style-asian="normal" style:font-weight-asian="normal" style:font-style-complex="normal" style:font-weight-complex="normal"/>
    </style:style>
    <style:style style:name="T613" style:family="text">
      <style:text-properties officeooo:rsid="00709c9d"/>
    </style:style>
    <style:style style:name="T614" style:family="text">
      <style:text-properties officeooo:rsid="0070ba3a"/>
    </style:style>
    <style:style style:name="T615" style:family="text">
      <style:text-properties officeooo:rsid="007a424a"/>
    </style:style>
    <style:style style:name="T616" style:family="text">
      <style:text-properties officeooo:rsid="00837f9a"/>
    </style:style>
    <style:style style:name="T617" style:family="text">
      <style:text-properties style:text-underline-style="none"/>
    </style:style>
    <style:style style:name="T618" style:family="text">
      <style:text-properties style:text-underline-style="none" officeooo:rsid="0019f43d"/>
    </style:style>
    <style:style style:name="T619" style:family="text">
      <style:text-properties style:text-underline-style="none" officeooo:rsid="0086bf17"/>
    </style:style>
    <style:style style:name="T620" style:family="text">
      <style:text-properties style:text-underline-style="none" officeooo:rsid="00886a72"/>
    </style:style>
    <style:style style:name="T621" style:family="text">
      <style:text-properties style:text-underline-style="none" officeooo:rsid="008a1786"/>
    </style:style>
    <style:style style:name="T622" style:family="text">
      <style:text-properties style:text-underline-style="none" officeooo:rsid="008ae8f7"/>
    </style:style>
    <style:style style:name="T623" style:family="text">
      <style:text-properties style:text-underline-style="none" officeooo:rsid="008af223"/>
    </style:style>
    <style:style style:name="T624" style:family="text">
      <style:text-properties style:text-underline-style="none" officeooo:rsid="008bace1"/>
    </style:style>
    <style:style style:name="T625" style:family="text">
      <style:text-properties style:text-underline-style="none" officeooo:rsid="008cfb1f"/>
    </style:style>
    <style:style style:name="T626" style:family="text">
      <style:text-properties style:text-underline-style="none" officeooo:rsid="008d3a3d"/>
    </style:style>
    <style:style style:name="T627" style:family="text">
      <style:text-properties style:text-underline-style="none" officeooo:rsid="008f3090"/>
    </style:style>
    <style:style style:name="T628" style:family="text">
      <style:text-properties style:text-underline-style="none" officeooo:rsid="00905885"/>
    </style:style>
    <style:style style:name="T629" style:family="text">
      <style:text-properties style:text-underline-style="none" officeooo:rsid="00905d3a"/>
    </style:style>
    <style:style style:name="T630" style:family="text">
      <style:text-properties style:text-underline-style="none" officeooo:rsid="00924a15"/>
    </style:style>
    <style:style style:name="T631" style:family="text">
      <style:text-properties style:text-underline-style="none" officeooo:rsid="00935317"/>
    </style:style>
    <style:style style:name="T632" style:family="text">
      <style:text-properties style:text-underline-style="none" officeooo:rsid="0095145a"/>
    </style:style>
    <style:style style:name="T633" style:family="text">
      <style:text-properties style:text-underline-style="none" officeooo:rsid="00969d66"/>
    </style:style>
    <style:style style:name="T634" style:family="text">
      <style:text-properties style:text-underline-style="none" officeooo:rsid="0096aeaf"/>
    </style:style>
    <style:style style:name="T635" style:family="text">
      <style:text-properties style:text-underline-style="none" officeooo:rsid="012ecb7d"/>
    </style:style>
    <style:style style:name="T636" style:family="text">
      <style:text-properties style:text-underline-style="none" officeooo:rsid="0135a31f"/>
    </style:style>
    <style:style style:name="T637" style:family="text">
      <style:text-properties style:text-underline-style="none" officeooo:rsid="01378f81"/>
    </style:style>
    <style:style style:name="T638" style:family="text">
      <style:text-properties style:text-underline-style="none" officeooo:rsid="013a1c5c"/>
    </style:style>
    <style:style style:name="T639" style:family="text">
      <style:text-properties style:text-underline-style="none" officeooo:rsid="013c0c76"/>
    </style:style>
    <style:style style:name="T640" style:family="text">
      <style:text-properties style:text-underline-style="none" officeooo:rsid="013e06ab"/>
    </style:style>
    <style:style style:name="T641" style:family="text">
      <style:text-properties style:text-underline-style="none" officeooo:rsid="013fbd7f"/>
    </style:style>
    <style:style style:name="T642" style:family="text">
      <style:text-properties style:text-underline-style="none" officeooo:rsid="013fe09b"/>
    </style:style>
    <style:style style:name="T643" style:family="text">
      <style:text-properties style:text-underline-style="none" officeooo:rsid="014070d2"/>
    </style:style>
    <style:style style:name="T644" style:family="text">
      <style:text-properties style:text-underline-style="none" officeooo:rsid="014120b5"/>
    </style:style>
    <style:style style:name="T645" style:family="text">
      <style:text-properties style:text-underline-style="none" officeooo:rsid="0143207a"/>
    </style:style>
    <style:style style:name="T646" style:family="text">
      <style:text-properties style:text-underline-style="none" officeooo:rsid="014333be"/>
    </style:style>
    <style:style style:name="T647" style:family="text">
      <style:text-properties style:text-underline-style="none" officeooo:rsid="0143e5c4"/>
    </style:style>
    <style:style style:name="T648" style:family="text">
      <style:text-properties style:text-underline-style="none" officeooo:rsid="01446cda"/>
    </style:style>
    <style:style style:name="T649" style:family="text">
      <style:text-properties style:text-underline-style="none" officeooo:rsid="0144a680"/>
    </style:style>
    <style:style style:name="T650" style:family="text">
      <style:text-properties style:text-underline-style="none" officeooo:rsid="0144e605"/>
    </style:style>
    <style:style style:name="T651" style:family="text">
      <style:text-properties style:text-underline-style="none" officeooo:rsid="014693a7"/>
    </style:style>
    <style:style style:name="T652" style:family="text">
      <style:text-properties style:text-underline-style="none" officeooo:rsid="0148832e"/>
    </style:style>
    <style:style style:name="T653" style:family="text">
      <style:text-properties style:text-underline-style="none" officeooo:rsid="014a3814"/>
    </style:style>
    <style:style style:name="T654" style:family="text">
      <style:text-properties style:text-underline-style="none" officeooo:rsid="014b3314"/>
    </style:style>
    <style:style style:name="T655" style:family="text">
      <style:text-properties style:text-underline-style="none" officeooo:rsid="014c42f7"/>
    </style:style>
    <style:style style:name="T656" style:family="text">
      <style:text-properties style:text-underline-style="none" officeooo:rsid="014c6001"/>
    </style:style>
    <style:style style:name="T657" style:family="text">
      <style:text-properties style:text-underline-style="none" officeooo:rsid="014d2476"/>
    </style:style>
    <style:style style:name="T658" style:family="text">
      <style:text-properties style:text-underline-style="none" officeooo:rsid="014d2d34"/>
    </style:style>
    <style:style style:name="T659" style:family="text">
      <style:text-properties style:text-underline-style="none" officeooo:rsid="014e070e"/>
    </style:style>
    <style:style style:name="T660" style:family="text">
      <style:text-properties style:text-underline-style="none" officeooo:rsid="014e3cb6"/>
    </style:style>
    <style:style style:name="T661" style:family="text">
      <style:text-properties style:text-underline-style="none" officeooo:rsid="014fe9f7"/>
    </style:style>
    <style:style style:name="T662" style:family="text">
      <style:text-properties style:text-underline-style="none" officeooo:rsid="0150b905"/>
    </style:style>
    <style:style style:name="T663" style:family="text">
      <style:text-properties style:text-underline-style="none" officeooo:rsid="015293ac"/>
    </style:style>
    <style:style style:name="T664" style:family="text">
      <style:text-properties style:text-underline-style="none" officeooo:rsid="0153d8de"/>
    </style:style>
    <style:style style:name="T665" style:family="text">
      <style:text-properties style:text-underline-style="none" officeooo:rsid="0154f347"/>
    </style:style>
    <style:style style:name="T666" style:family="text">
      <style:text-properties style:text-underline-style="none" officeooo:rsid="01575597"/>
    </style:style>
    <style:style style:name="T667" style:family="text">
      <style:text-properties style:text-underline-style="none" officeooo:rsid="0159103f"/>
    </style:style>
    <style:style style:name="T668" style:family="text">
      <style:text-properties style:text-underline-style="none" officeooo:rsid="015a8267"/>
    </style:style>
    <style:style style:name="T669" style:family="text">
      <style:text-properties style:text-underline-style="none" officeooo:rsid="015b18ab"/>
    </style:style>
    <style:style style:name="T670" style:family="text">
      <style:text-properties style:text-underline-style="none" officeooo:rsid="015b7ecf"/>
    </style:style>
    <style:style style:name="T671" style:family="text">
      <style:text-properties style:text-underline-style="none" officeooo:rsid="015c1127"/>
    </style:style>
    <style:style style:name="T672" style:family="text">
      <style:text-properties style:text-underline-style="none" officeooo:rsid="015ca6ba"/>
    </style:style>
    <style:style style:name="T673" style:family="text">
      <style:text-properties style:text-underline-style="none" officeooo:rsid="015df355"/>
    </style:style>
    <style:style style:name="T674" style:family="text">
      <style:text-properties style:text-underline-style="none" officeooo:rsid="015f3626"/>
    </style:style>
    <style:style style:name="T675" style:family="text">
      <style:text-properties style:text-underline-style="none" officeooo:rsid="01609886"/>
    </style:style>
    <style:style style:name="T676" style:family="text">
      <style:text-properties style:text-underline-style="none" officeooo:rsid="016f1e61"/>
    </style:style>
    <style:style style:name="T677" style:family="text">
      <style:text-properties style:text-underline-style="none" officeooo:rsid="03f702a0"/>
    </style:style>
    <style:style style:name="T678" style:family="text">
      <style:text-properties style:text-underline-style="none" officeooo:rsid="03f8d06a"/>
    </style:style>
    <style:style style:name="T679" style:family="text">
      <style:text-properties officeooo:rsid="009749ed"/>
    </style:style>
    <style:style style:name="T680" style:family="text">
      <style:text-properties officeooo:rsid="009cead8"/>
    </style:style>
    <style:style style:name="T681" style:family="text">
      <style:text-properties officeooo:rsid="00a19b8b"/>
    </style:style>
    <style:style style:name="T682" style:family="text">
      <style:text-properties officeooo:rsid="00a8fb73"/>
    </style:style>
    <style:style style:name="T683" style:family="text">
      <style:text-properties officeooo:rsid="00af84b3"/>
    </style:style>
    <style:style style:name="T684" style:family="text">
      <style:text-properties officeooo:rsid="00c5a49f"/>
    </style:style>
    <style:style style:name="T685" style:family="text">
      <style:text-properties officeooo:rsid="00d35ad4"/>
    </style:style>
    <style:style style:name="T686" style:family="text">
      <style:text-properties officeooo:rsid="00d6da54"/>
    </style:style>
    <style:style style:name="T687" style:family="text">
      <style:text-properties officeooo:rsid="00ee26c6"/>
    </style:style>
    <style:style style:name="T688" style:family="text">
      <style:text-properties officeooo:rsid="00ee7ae6"/>
    </style:style>
    <style:style style:name="T689" style:family="text">
      <style:text-properties officeooo:rsid="01131fe8"/>
    </style:style>
    <style:style style:name="T690" style:family="text">
      <style:text-properties officeooo:rsid="011a80d6"/>
    </style:style>
    <style:style style:name="T691" style:family="text">
      <style:text-properties officeooo:rsid="011b984b"/>
    </style:style>
    <style:style style:name="T692" style:family="text">
      <style:text-properties officeooo:rsid="01270e47"/>
    </style:style>
    <style:style style:name="T693" style:family="text">
      <style:text-properties officeooo:rsid="012c8153"/>
    </style:style>
    <style:style style:name="T694" style:family="text">
      <style:text-properties officeooo:rsid="0163bb5c"/>
    </style:style>
    <style:style style:name="T695" style:family="text">
      <style:text-properties officeooo:rsid="01711763"/>
    </style:style>
    <style:style style:name="T696" style:family="text">
      <style:text-properties officeooo:rsid="0171f55f"/>
    </style:style>
    <style:style style:name="T697" style:family="text">
      <style:text-properties officeooo:rsid="01743a71"/>
    </style:style>
    <style:style style:name="T698" style:family="text">
      <style:text-properties officeooo:rsid="01762ed7"/>
    </style:style>
    <style:style style:name="T699" style:family="text">
      <style:text-properties officeooo:rsid="0177f2e5"/>
    </style:style>
    <style:style style:name="T700" style:family="text">
      <style:text-properties officeooo:rsid="0178025b"/>
    </style:style>
    <style:style style:name="T701" style:family="text">
      <style:text-properties officeooo:rsid="017fd290"/>
    </style:style>
    <style:style style:name="T702" style:family="text">
      <style:text-properties officeooo:rsid="0191109d"/>
    </style:style>
    <style:style style:name="T703" style:family="text">
      <style:text-properties officeooo:rsid="01cdcf16"/>
    </style:style>
    <style:style style:name="T704" style:family="text">
      <style:text-properties officeooo:rsid="01d180f2"/>
    </style:style>
    <style:style style:name="T705" style:family="text">
      <style:text-properties officeooo:rsid="01d84dce"/>
    </style:style>
    <style:style style:name="T706" style:family="text">
      <style:text-properties officeooo:rsid="01f125e1"/>
    </style:style>
    <style:style style:name="T707" style:family="text">
      <style:text-properties officeooo:rsid="01f378cf"/>
    </style:style>
    <style:style style:name="T708" style:family="text">
      <style:text-properties officeooo:rsid="01f3aabb"/>
    </style:style>
    <style:style style:name="T709" style:family="text">
      <style:text-properties officeooo:rsid="01f669eb"/>
    </style:style>
    <style:style style:name="T710" style:family="text">
      <style:text-properties fo:font-weight="normal" style:font-weight-asian="normal" style:font-weight-complex="normal"/>
    </style:style>
    <style:style style:name="T711" style:family="text">
      <style:text-properties fo:font-weight="normal" officeooo:rsid="0206830a" style:font-weight-asian="normal" style:font-weight-complex="normal"/>
    </style:style>
    <style:style style:name="T712" style:family="text">
      <style:text-properties fo:font-weight="normal" officeooo:rsid="0019f43d" style:font-weight-asian="normal" style:font-weight-complex="normal"/>
    </style:style>
    <style:style style:name="T713" style:family="text">
      <style:text-properties fo:font-weight="normal" officeooo:rsid="020896df" style:font-weight-asian="normal" style:font-weight-complex="normal"/>
    </style:style>
    <style:style style:name="T714" style:family="text">
      <style:text-properties fo:font-weight="normal" officeooo:rsid="020909d3" style:font-weight-asian="normal" style:font-weight-complex="normal"/>
    </style:style>
    <style:style style:name="T715" style:family="text">
      <style:text-properties fo:font-weight="normal" officeooo:rsid="020a4a0d" style:font-weight-asian="normal" style:font-weight-complex="normal"/>
    </style:style>
    <style:style style:name="T716" style:family="text">
      <style:text-properties fo:font-weight="normal" officeooo:rsid="020a87c1" style:font-weight-asian="normal" style:font-weight-complex="normal"/>
    </style:style>
    <style:style style:name="T717" style:family="text">
      <style:text-properties fo:font-weight="normal" officeooo:rsid="020b8442" style:font-weight-asian="normal" style:font-weight-complex="normal"/>
    </style:style>
    <style:style style:name="T718" style:family="text">
      <style:text-properties fo:font-weight="normal" officeooo:rsid="020c0968" style:font-weight-asian="normal" style:font-weight-complex="normal"/>
    </style:style>
    <style:style style:name="T719" style:family="text">
      <style:text-properties fo:font-weight="normal" officeooo:rsid="063bf5bb" style:font-weight-asian="normal" style:font-weight-complex="normal"/>
    </style:style>
    <style:style style:name="T720" style:family="text">
      <style:text-properties fo:font-weight="normal" officeooo:rsid="063ccbf0" style:font-weight-asian="normal" style:font-weight-complex="normal"/>
    </style:style>
    <style:style style:name="T721" style:family="text">
      <style:text-properties fo:font-weight="normal" officeooo:rsid="063e45c6" style:font-weight-asian="normal" style:font-weight-complex="normal"/>
    </style:style>
    <style:style style:name="T722" style:family="text">
      <style:text-properties fo:font-weight="normal" officeooo:rsid="0640160f" style:font-weight-asian="normal" style:font-weight-complex="normal"/>
    </style:style>
    <style:style style:name="T723" style:family="text">
      <style:text-properties fo:font-weight="normal" officeooo:rsid="064050db" style:font-weight-asian="normal" style:font-weight-complex="normal"/>
    </style:style>
    <style:style style:name="T724" style:family="text">
      <style:text-properties fo:font-weight="normal" officeooo:rsid="0641ce9c" style:font-weight-asian="normal" style:font-weight-complex="normal"/>
    </style:style>
    <style:style style:name="T725" style:family="text">
      <style:text-properties fo:font-weight="normal" officeooo:rsid="0641fbf5" style:font-weight-asian="normal" style:font-weight-complex="normal"/>
    </style:style>
    <style:style style:name="T726" style:family="text">
      <style:text-properties fo:font-weight="normal" officeooo:rsid="0642b0b2" style:font-weight-asian="normal" style:font-weight-complex="normal"/>
    </style:style>
    <style:style style:name="T727" style:family="text">
      <style:text-properties fo:font-weight="normal" officeooo:rsid="06437b05" style:font-weight-asian="normal" style:font-weight-complex="normal"/>
    </style:style>
    <style:style style:name="T728" style:family="text">
      <style:text-properties fo:font-weight="normal" officeooo:rsid="06449e8e" style:font-weight-asian="normal" style:font-weight-complex="normal"/>
    </style:style>
    <style:style style:name="T729" style:family="text">
      <style:text-properties fo:font-weight="normal" officeooo:rsid="064504ab" style:font-weight-asian="normal" style:font-weight-complex="normal"/>
    </style:style>
    <style:style style:name="T730" style:family="text">
      <style:text-properties fo:font-weight="normal" officeooo:rsid="0645794c" style:font-weight-asian="normal" style:font-weight-complex="normal"/>
    </style:style>
    <style:style style:name="T731" style:family="text">
      <style:text-properties fo:font-weight="normal" officeooo:rsid="0645aace" style:font-weight-asian="normal" style:font-weight-complex="normal"/>
    </style:style>
    <style:style style:name="T732" style:family="text">
      <style:text-properties fo:font-weight="normal" officeooo:rsid="0647518e" style:font-weight-asian="normal" style:font-weight-complex="normal"/>
    </style:style>
    <style:style style:name="T733" style:family="text">
      <style:text-properties fo:font-weight="normal" officeooo:rsid="06483942" style:font-weight-asian="normal" style:font-weight-complex="normal"/>
    </style:style>
    <style:style style:name="T734" style:family="text">
      <style:text-properties fo:font-weight="normal" officeooo:rsid="0648fda2" style:font-weight-asian="normal" style:font-weight-complex="normal"/>
    </style:style>
    <style:style style:name="T735" style:family="text">
      <style:text-properties fo:font-weight="normal" officeooo:rsid="064a5f79" style:font-weight-asian="normal" style:font-weight-complex="normal"/>
    </style:style>
    <style:style style:name="T736" style:family="text">
      <style:text-properties fo:font-weight="normal" officeooo:rsid="064bba1a" style:font-weight-asian="normal" style:font-weight-complex="normal"/>
    </style:style>
    <style:style style:name="T737" style:family="text">
      <style:text-properties fo:font-weight="normal" officeooo:rsid="064d2cce" style:font-weight-asian="normal" style:font-weight-complex="normal"/>
    </style:style>
    <style:style style:name="T738" style:family="text">
      <style:text-properties fo:font-weight="normal" officeooo:rsid="064e5712" style:font-weight-asian="normal" style:font-weight-complex="normal"/>
    </style:style>
    <style:style style:name="T739" style:family="text">
      <style:text-properties fo:font-weight="normal" officeooo:rsid="064f5eef" style:font-weight-asian="normal" style:font-weight-complex="normal"/>
    </style:style>
    <style:style style:name="T740" style:family="text">
      <style:text-properties fo:font-weight="normal" officeooo:rsid="064fe18b" style:font-weight-asian="normal" style:font-weight-complex="normal"/>
    </style:style>
    <style:style style:name="T741" style:family="text">
      <style:text-properties fo:font-weight="normal" officeooo:rsid="0650e0fa" style:font-weight-asian="normal" style:font-weight-complex="normal"/>
    </style:style>
    <style:style style:name="T742" style:family="text">
      <style:text-properties fo:font-weight="normal" officeooo:rsid="06521274" style:font-weight-asian="normal" style:font-weight-complex="normal"/>
    </style:style>
    <style:style style:name="T743" style:family="text">
      <style:text-properties fo:font-weight="normal" officeooo:rsid="0653c41a" style:font-weight-asian="normal" style:font-weight-complex="normal"/>
    </style:style>
    <style:style style:name="T744" style:family="text">
      <style:text-properties fo:font-weight="normal" officeooo:rsid="0653f9af" style:font-weight-asian="normal" style:font-weight-complex="normal"/>
    </style:style>
    <style:style style:name="T745" style:family="text">
      <style:text-properties fo:font-weight="normal" officeooo:rsid="06547a4e" style:font-weight-asian="normal" style:font-weight-complex="normal"/>
    </style:style>
    <style:style style:name="T746" style:family="text">
      <style:text-properties fo:font-weight="normal" officeooo:rsid="06550146" style:font-weight-asian="normal" style:font-weight-complex="normal"/>
    </style:style>
    <style:style style:name="T747" style:family="text">
      <style:text-properties fo:font-weight="normal" officeooo:rsid="065609f2" style:font-weight-asian="normal" style:font-weight-complex="normal"/>
    </style:style>
    <style:style style:name="T748" style:family="text">
      <style:text-properties fo:font-weight="normal" officeooo:rsid="0657649b" style:font-weight-asian="normal" style:font-weight-complex="normal"/>
    </style:style>
    <style:style style:name="T749" style:family="text">
      <style:text-properties fo:font-weight="normal" officeooo:rsid="06582940" style:font-weight-asian="normal" style:font-weight-complex="normal"/>
    </style:style>
    <style:style style:name="T750" style:family="text">
      <style:text-properties fo:font-weight="normal" officeooo:rsid="065b4b3d" style:font-weight-asian="normal" style:font-weight-complex="normal"/>
    </style:style>
    <style:style style:name="T751" style:family="text">
      <style:text-properties fo:font-weight="normal" officeooo:rsid="065b874a" style:font-weight-asian="normal" style:font-weight-complex="normal"/>
    </style:style>
    <style:style style:name="T752" style:family="text">
      <style:text-properties fo:font-weight="normal" officeooo:rsid="065bc26f" style:font-weight-asian="normal" style:font-weight-complex="normal"/>
    </style:style>
    <style:style style:name="T753" style:family="text">
      <style:text-properties fo:font-weight="normal" officeooo:rsid="065c36db" style:font-weight-asian="normal" style:font-weight-complex="normal"/>
    </style:style>
    <style:style style:name="T754" style:family="text">
      <style:text-properties fo:font-weight="normal" officeooo:rsid="065ccdaf" style:font-weight-asian="normal" style:font-weight-complex="normal"/>
    </style:style>
    <style:style style:name="T755" style:family="text">
      <style:text-properties fo:font-weight="normal" officeooo:rsid="065d1196" style:font-weight-asian="normal" style:font-weight-complex="normal"/>
    </style:style>
    <style:style style:name="T756" style:family="text">
      <style:text-properties fo:font-weight="normal" officeooo:rsid="065f5f30" style:font-weight-asian="normal" style:font-weight-complex="normal"/>
    </style:style>
    <style:style style:name="T757" style:family="text">
      <style:text-properties fo:font-weight="normal" officeooo:rsid="065f9fe1" style:font-weight-asian="normal" style:font-weight-complex="normal"/>
    </style:style>
    <style:style style:name="T758" style:family="text">
      <style:text-properties fo:font-weight="normal" officeooo:rsid="06600103" style:font-weight-asian="normal" style:font-weight-complex="normal"/>
    </style:style>
    <style:style style:name="T759" style:family="text">
      <style:text-properties fo:font-weight="normal" officeooo:rsid="0663b68a" style:font-weight-asian="normal" style:font-weight-complex="normal"/>
    </style:style>
    <style:style style:name="T760" style:family="text">
      <style:text-properties fo:font-weight="normal" officeooo:rsid="0663fd71" style:font-weight-asian="normal" style:font-weight-complex="normal"/>
    </style:style>
    <style:style style:name="T761" style:family="text">
      <style:text-properties fo:font-weight="normal" officeooo:rsid="0664e21a" style:font-weight-asian="normal" style:font-weight-complex="normal"/>
    </style:style>
    <style:style style:name="T762" style:family="text">
      <style:text-properties fo:font-weight="normal" officeooo:rsid="06668ee2" style:font-weight-asian="normal" style:font-weight-complex="normal"/>
    </style:style>
    <style:style style:name="T763" style:family="text">
      <style:text-properties fo:font-weight="normal" officeooo:rsid="0667e71b" style:font-weight-asian="normal" style:font-weight-complex="normal"/>
    </style:style>
    <style:style style:name="T764" style:family="text">
      <style:text-properties fo:font-weight="normal" officeooo:rsid="0668d107" style:font-weight-asian="normal" style:font-weight-complex="normal"/>
    </style:style>
    <style:style style:name="T765" style:family="text">
      <style:text-properties fo:font-weight="normal" officeooo:rsid="066a7da1" style:font-weight-asian="normal" style:font-weight-complex="normal"/>
    </style:style>
    <style:style style:name="T766" style:family="text">
      <style:text-properties fo:font-weight="normal" officeooo:rsid="066a9ea2" style:font-weight-asian="normal" style:font-weight-complex="normal"/>
    </style:style>
    <style:style style:name="T767" style:family="text">
      <style:text-properties fo:font-weight="normal" officeooo:rsid="066cf1d4" style:font-weight-asian="normal" style:font-weight-complex="normal"/>
    </style:style>
    <style:style style:name="T768" style:family="text">
      <style:text-properties fo:font-weight="normal" officeooo:rsid="066e8048" style:font-weight-asian="normal" style:font-weight-complex="normal"/>
    </style:style>
    <style:style style:name="T769" style:family="text">
      <style:text-properties fo:font-weight="normal" officeooo:rsid="066ff708" style:font-weight-asian="normal" style:font-weight-complex="normal"/>
    </style:style>
    <style:style style:name="T770" style:family="text">
      <style:text-properties fo:font-weight="normal" officeooo:rsid="0671a772" style:font-weight-asian="normal" style:font-weight-complex="normal"/>
    </style:style>
    <style:style style:name="T771" style:family="text">
      <style:text-properties fo:font-weight="normal" officeooo:rsid="067357c3" style:font-weight-asian="normal" style:font-weight-complex="normal"/>
    </style:style>
    <style:style style:name="T772" style:family="text">
      <style:text-properties fo:font-weight="normal" officeooo:rsid="06753e9f" style:font-weight-asian="normal" style:font-weight-complex="normal"/>
    </style:style>
    <style:style style:name="T773" style:family="text">
      <style:text-properties fo:font-weight="normal" officeooo:rsid="06764ecf" style:font-weight-asian="normal" style:font-weight-complex="normal"/>
    </style:style>
    <style:style style:name="T774" style:family="text">
      <style:text-properties fo:font-weight="normal" officeooo:rsid="0676b69e" style:font-weight-asian="normal" style:font-weight-complex="normal"/>
    </style:style>
    <style:style style:name="T775" style:family="text">
      <style:text-properties fo:font-weight="normal" officeooo:rsid="06775ec9" style:font-weight-asian="normal" style:font-weight-complex="normal"/>
    </style:style>
    <style:style style:name="T776" style:family="text">
      <style:text-properties fo:font-weight="normal" officeooo:rsid="067935e0" style:font-weight-asian="normal" style:font-weight-complex="normal"/>
    </style:style>
    <style:style style:name="T777" style:family="text">
      <style:text-properties fo:font-weight="normal" officeooo:rsid="067974e1" style:font-weight-asian="normal" style:font-weight-complex="normal"/>
    </style:style>
    <style:style style:name="T778" style:family="text">
      <style:text-properties fo:font-weight="normal" officeooo:rsid="0679ee39" style:font-weight-asian="normal" style:font-weight-complex="normal"/>
    </style:style>
    <style:style style:name="T779" style:family="text">
      <style:text-properties fo:font-weight="normal" officeooo:rsid="067a3d45" style:font-weight-asian="normal" style:font-weight-complex="normal"/>
    </style:style>
    <style:style style:name="T780" style:family="text">
      <style:text-properties fo:font-weight="normal" officeooo:rsid="067b158f" style:font-weight-asian="normal" style:font-weight-complex="normal"/>
    </style:style>
    <style:style style:name="T781" style:family="text">
      <style:text-properties fo:font-weight="normal" officeooo:rsid="067b5d05" style:font-weight-asian="normal" style:font-weight-complex="normal"/>
    </style:style>
    <style:style style:name="T782" style:family="text">
      <style:text-properties fo:font-weight="normal" officeooo:rsid="067caf1e" style:font-weight-asian="normal" style:font-weight-complex="normal"/>
    </style:style>
    <style:style style:name="T783" style:family="text">
      <style:text-properties fo:font-weight="normal" officeooo:rsid="067ea9e8" style:font-weight-asian="normal" style:font-weight-complex="normal"/>
    </style:style>
    <style:style style:name="T784" style:family="text">
      <style:text-properties fo:font-weight="normal" officeooo:rsid="067eb1d0" style:font-weight-asian="normal" style:font-weight-complex="normal"/>
    </style:style>
    <style:style style:name="T785" style:family="text">
      <style:text-properties fo:font-weight="normal" officeooo:rsid="06802507" style:font-weight-asian="normal" style:font-weight-complex="normal"/>
    </style:style>
    <style:style style:name="T786" style:family="text">
      <style:text-properties fo:font-weight="normal" officeooo:rsid="068131b2" style:font-weight-asian="normal" style:font-weight-complex="normal"/>
    </style:style>
    <style:style style:name="T787" style:family="text">
      <style:text-properties fo:font-weight="normal" officeooo:rsid="06815185" style:font-weight-asian="normal" style:font-weight-complex="normal"/>
    </style:style>
    <style:style style:name="T788" style:family="text">
      <style:text-properties fo:font-weight="normal" officeooo:rsid="0681ad18" style:font-weight-asian="normal" style:font-weight-complex="normal"/>
    </style:style>
    <style:style style:name="T789" style:family="text">
      <style:text-properties fo:font-weight="normal" officeooo:rsid="0683dcca" style:font-weight-asian="normal" style:font-weight-complex="normal"/>
    </style:style>
    <style:style style:name="T790" style:family="text">
      <style:text-properties fo:font-weight="normal" officeooo:rsid="068585fa" style:font-weight-asian="normal" style:font-weight-complex="normal"/>
    </style:style>
    <style:style style:name="T791" style:family="text">
      <style:text-properties fo:font-weight="normal" officeooo:rsid="06867b92" style:font-weight-asian="normal" style:font-weight-complex="normal"/>
    </style:style>
    <style:style style:name="T792" style:family="text">
      <style:text-properties fo:font-weight="normal" officeooo:rsid="0686d0d3" style:font-weight-asian="normal" style:font-weight-complex="normal"/>
    </style:style>
    <style:style style:name="T793" style:family="text">
      <style:text-properties fo:font-weight="normal" officeooo:rsid="0687b4bd" style:font-weight-asian="normal" style:font-weight-complex="normal"/>
    </style:style>
    <style:style style:name="T794" style:family="text">
      <style:text-properties fo:font-weight="normal" officeooo:rsid="0688cf84" style:font-weight-asian="normal" style:font-weight-complex="normal"/>
    </style:style>
    <style:style style:name="T795" style:family="text">
      <style:text-properties fo:font-weight="normal" officeooo:rsid="0689069c" style:font-weight-asian="normal" style:font-weight-complex="normal"/>
    </style:style>
    <style:style style:name="T796" style:family="text">
      <style:text-properties fo:font-weight="normal" officeooo:rsid="068a7bc5" style:font-weight-asian="normal" style:font-weight-complex="normal"/>
    </style:style>
    <style:style style:name="T797" style:family="text">
      <style:text-properties fo:font-weight="normal" officeooo:rsid="068b2154" style:font-weight-asian="normal" style:font-weight-complex="normal"/>
    </style:style>
    <style:style style:name="T798" style:family="text">
      <style:text-properties fo:font-weight="normal" officeooo:rsid="068bfdbc" style:font-weight-asian="normal" style:font-weight-complex="normal"/>
    </style:style>
    <style:style style:name="T799" style:family="text">
      <style:text-properties fo:font-weight="normal" officeooo:rsid="068e86ef" style:font-weight-asian="normal" style:font-weight-complex="normal"/>
    </style:style>
    <style:style style:name="T800" style:family="text">
      <style:text-properties fo:font-weight="normal" officeooo:rsid="068f41b6" style:font-weight-asian="normal" style:font-weight-complex="normal"/>
    </style:style>
    <style:style style:name="T801" style:family="text">
      <style:text-properties fo:font-weight="normal" officeooo:rsid="06906a42" style:font-weight-asian="normal" style:font-weight-complex="normal"/>
    </style:style>
    <style:style style:name="T802" style:family="text">
      <style:text-properties fo:font-weight="normal" officeooo:rsid="06924ce0" style:font-weight-asian="normal" style:font-weight-complex="normal"/>
    </style:style>
    <style:style style:name="T803" style:family="text">
      <style:text-properties fo:font-weight="normal" officeooo:rsid="069445d0" style:font-weight-asian="normal" style:font-weight-complex="normal"/>
    </style:style>
    <style:style style:name="T804" style:family="text">
      <style:text-properties fo:font-weight="normal" officeooo:rsid="0694c34a" style:font-weight-asian="normal" style:font-weight-complex="normal"/>
    </style:style>
    <style:style style:name="T805" style:family="text">
      <style:text-properties fo:font-weight="normal" officeooo:rsid="0695c2d8" style:font-weight-asian="normal" style:font-weight-complex="normal"/>
    </style:style>
    <style:style style:name="T806" style:family="text">
      <style:text-properties fo:font-weight="normal" officeooo:rsid="0696e0d1" style:font-weight-asian="normal" style:font-weight-complex="normal"/>
    </style:style>
    <style:style style:name="T807" style:family="text">
      <style:text-properties fo:font-weight="normal" officeooo:rsid="06976423" style:font-weight-asian="normal" style:font-weight-complex="normal"/>
    </style:style>
    <style:style style:name="T808" style:family="text">
      <style:text-properties fo:font-weight="normal" officeooo:rsid="06990e7f" style:font-weight-asian="normal" style:font-weight-complex="normal"/>
    </style:style>
    <style:style style:name="T809" style:family="text">
      <style:text-properties fo:font-weight="normal" officeooo:rsid="0699e228" style:font-weight-asian="normal" style:font-weight-complex="normal"/>
    </style:style>
    <style:style style:name="T810" style:family="text">
      <style:text-properties officeooo:rsid="0286b04b"/>
    </style:style>
    <style:style style:name="T811" style:family="text">
      <style:text-properties officeooo:rsid="0287a659"/>
    </style:style>
    <style:style style:name="T812" style:family="text">
      <style:text-properties officeooo:rsid="028ed7f0"/>
    </style:style>
    <style:style style:name="T813" style:family="text">
      <style:text-properties officeooo:rsid="02906eb0"/>
    </style:style>
    <style:style style:name="T814" style:family="text">
      <style:text-properties officeooo:rsid="029a0364"/>
    </style:style>
    <style:style style:name="T815" style:family="text">
      <style:text-properties officeooo:rsid="029bc732"/>
    </style:style>
    <style:style style:name="T816" style:family="text">
      <style:text-properties officeooo:rsid="02abbae2"/>
    </style:style>
    <style:style style:name="T817" style:family="text">
      <style:text-properties officeooo:rsid="02ade1d9"/>
    </style:style>
    <style:style style:name="T818" style:family="text">
      <style:text-properties officeooo:rsid="02d3113f"/>
    </style:style>
    <style:style style:name="T819" style:family="text">
      <style:text-properties officeooo:rsid="02d454b1"/>
    </style:style>
    <style:style style:name="T820" style:family="text">
      <style:text-properties officeooo:rsid="02d55aaf"/>
    </style:style>
    <style:style style:name="T821" style:family="text">
      <style:text-properties officeooo:rsid="02da6a23"/>
    </style:style>
    <style:style style:name="T822" style:family="text">
      <style:text-properties officeooo:rsid="02db5c92"/>
    </style:style>
    <style:style style:name="T823" style:family="text">
      <style:text-properties officeooo:rsid="02df832e"/>
    </style:style>
    <style:style style:name="T824" style:family="text">
      <style:text-properties officeooo:rsid="02e76b3b"/>
    </style:style>
    <style:style style:name="T825" style:family="text">
      <style:text-properties officeooo:rsid="02f4b72e"/>
    </style:style>
    <style:style style:name="T826" style:family="text">
      <style:text-properties style:text-position="0% 100%"/>
    </style:style>
    <style:style style:name="T827" style:family="text">
      <style:text-properties style:text-position="0% 100%" fo:font-style="italic" officeooo:rsid="0311bf17" style:font-style-asian="italic" style:font-style-complex="italic"/>
    </style:style>
    <style:style style:name="T828" style:family="text">
      <style:text-properties style:text-position="0% 100%" fo:font-style="italic" officeooo:rsid="0322c351" style:font-style-asian="italic" style:font-style-complex="italic"/>
    </style:style>
    <style:style style:name="T829" style:family="text">
      <style:text-properties style:text-position="0% 100%" fo:font-style="italic" officeooo:rsid="03374d68" style:font-style-asian="italic" style:font-style-complex="italic"/>
    </style:style>
    <style:style style:name="T830" style:family="text">
      <style:text-properties style:text-position="0% 100%" officeooo:rsid="02f95b4d"/>
    </style:style>
    <style:style style:name="T831" style:family="text">
      <style:text-properties style:text-position="0% 100%" officeooo:rsid="02fa1683"/>
    </style:style>
    <style:style style:name="T832" style:family="text">
      <style:text-properties style:text-position="0% 100%" officeooo:rsid="02fb3a8d"/>
    </style:style>
    <style:style style:name="T833" style:family="text">
      <style:text-properties style:text-position="0% 100%" officeooo:rsid="02fc985d"/>
    </style:style>
    <style:style style:name="T834" style:family="text">
      <style:text-properties style:text-position="0% 100%" officeooo:rsid="02fd998c"/>
    </style:style>
    <style:style style:name="T835" style:family="text">
      <style:text-properties style:text-position="0% 100%" officeooo:rsid="02ff67e5"/>
    </style:style>
    <style:style style:name="T836" style:family="text">
      <style:text-properties style:text-position="0% 100%" officeooo:rsid="0301267e"/>
    </style:style>
    <style:style style:name="T837" style:family="text">
      <style:text-properties style:text-position="0% 100%" officeooo:rsid="0302967a"/>
    </style:style>
    <style:style style:name="T838" style:family="text">
      <style:text-properties style:text-position="0% 100%" officeooo:rsid="0019f43d"/>
    </style:style>
    <style:style style:name="T839" style:family="text">
      <style:text-properties style:text-position="0% 100%" officeooo:rsid="0303c2a5"/>
    </style:style>
    <style:style style:name="T840" style:family="text">
      <style:text-properties style:text-position="0% 100%" officeooo:rsid="03043d4f"/>
    </style:style>
    <style:style style:name="T841" style:family="text">
      <style:text-properties style:text-position="0% 100%" officeooo:rsid="03051c34"/>
    </style:style>
    <style:style style:name="T842" style:family="text">
      <style:text-properties style:text-position="0% 100%" officeooo:rsid="03052acb"/>
    </style:style>
    <style:style style:name="T843" style:family="text">
      <style:text-properties style:text-position="0% 100%" officeooo:rsid="03053a09"/>
    </style:style>
    <style:style style:name="T844" style:family="text">
      <style:text-properties style:text-position="0% 100%" officeooo:rsid="03061435"/>
    </style:style>
    <style:style style:name="T845" style:family="text">
      <style:text-properties style:text-position="0% 100%" officeooo:rsid="030773e1"/>
    </style:style>
    <style:style style:name="T846" style:family="text">
      <style:text-properties style:text-position="0% 100%" officeooo:rsid="030895d7"/>
    </style:style>
    <style:style style:name="T847" style:family="text">
      <style:text-properties style:text-position="0% 100%" officeooo:rsid="0308a977"/>
    </style:style>
    <style:style style:name="T848" style:family="text">
      <style:text-properties style:text-position="0% 100%" officeooo:rsid="030979e3"/>
    </style:style>
    <style:style style:name="T849" style:family="text">
      <style:text-properties style:text-position="0% 100%" officeooo:rsid="030a3263"/>
    </style:style>
    <style:style style:name="T850" style:family="text">
      <style:text-properties style:text-position="0% 100%" officeooo:rsid="030afdc9"/>
    </style:style>
    <style:style style:name="T851" style:family="text">
      <style:text-properties style:text-position="0% 100%" officeooo:rsid="030b163b"/>
    </style:style>
    <style:style style:name="T852" style:family="text">
      <style:text-properties style:text-position="0% 100%" officeooo:rsid="030cdf26"/>
    </style:style>
    <style:style style:name="T853" style:family="text">
      <style:text-properties style:text-position="0% 100%" officeooo:rsid="030d1b82"/>
    </style:style>
    <style:style style:name="T854" style:family="text">
      <style:text-properties style:text-position="0% 100%" officeooo:rsid="030dc654"/>
    </style:style>
    <style:style style:name="T855" style:family="text">
      <style:text-properties style:text-position="0% 100%" officeooo:rsid="030e8ff9"/>
    </style:style>
    <style:style style:name="T856" style:family="text">
      <style:text-properties style:text-position="0% 100%" officeooo:rsid="030ef134"/>
    </style:style>
    <style:style style:name="T857" style:family="text">
      <style:text-properties style:text-position="0% 100%" officeooo:rsid="03106954"/>
    </style:style>
    <style:style style:name="T858" style:family="text">
      <style:text-properties style:text-position="0% 100%" officeooo:rsid="0311bf17"/>
    </style:style>
    <style:style style:name="T859" style:family="text">
      <style:text-properties style:text-position="0% 100%" officeooo:rsid="0313bd66"/>
    </style:style>
    <style:style style:name="T860" style:family="text">
      <style:text-properties style:text-position="0% 100%" officeooo:rsid="03144a42"/>
    </style:style>
    <style:style style:name="T861" style:family="text">
      <style:text-properties style:text-position="0% 100%" officeooo:rsid="0314d0b3"/>
    </style:style>
    <style:style style:name="T862" style:family="text">
      <style:text-properties style:text-position="0% 100%" officeooo:rsid="0314dab7"/>
    </style:style>
    <style:style style:name="T863" style:family="text">
      <style:text-properties style:text-position="0% 100%" officeooo:rsid="0314f79e"/>
    </style:style>
    <style:style style:name="T864" style:family="text">
      <style:text-properties style:text-position="0% 100%" officeooo:rsid="0315011d"/>
    </style:style>
    <style:style style:name="T865" style:family="text">
      <style:text-properties style:text-position="0% 100%" officeooo:rsid="031545ad"/>
    </style:style>
    <style:style style:name="T866" style:family="text">
      <style:text-properties style:text-position="0% 100%" officeooo:rsid="03170c8c"/>
    </style:style>
    <style:style style:name="T867" style:family="text">
      <style:text-properties style:text-position="0% 100%" officeooo:rsid="0317afd8"/>
    </style:style>
    <style:style style:name="T868" style:family="text">
      <style:text-properties style:text-position="0% 100%" officeooo:rsid="031900a4"/>
    </style:style>
    <style:style style:name="T869" style:family="text">
      <style:text-properties style:text-position="0% 100%" officeooo:rsid="031ab67c"/>
    </style:style>
    <style:style style:name="T870" style:family="text">
      <style:text-properties style:text-position="0% 100%" officeooo:rsid="031b5d6c"/>
    </style:style>
    <style:style style:name="T871" style:family="text">
      <style:text-properties style:text-position="0% 100%" officeooo:rsid="031c2e64"/>
    </style:style>
    <style:style style:name="T872" style:family="text">
      <style:text-properties style:text-position="0% 100%" officeooo:rsid="031c3819"/>
    </style:style>
    <style:style style:name="T873" style:family="text">
      <style:text-properties style:text-position="0% 100%" officeooo:rsid="031def6b"/>
    </style:style>
    <style:style style:name="T874" style:family="text">
      <style:text-properties style:text-position="0% 100%" officeooo:rsid="031f175b"/>
    </style:style>
    <style:style style:name="T875" style:family="text">
      <style:text-properties style:text-position="0% 100%" officeooo:rsid="0320c3ec"/>
    </style:style>
    <style:style style:name="T876" style:family="text">
      <style:text-properties style:text-position="0% 100%" officeooo:rsid="03211aa9"/>
    </style:style>
    <style:style style:name="T877" style:family="text">
      <style:text-properties style:text-position="0% 100%" officeooo:rsid="0322c351"/>
    </style:style>
    <style:style style:name="T878" style:family="text">
      <style:text-properties style:text-position="0% 100%" officeooo:rsid="0323ee6c"/>
    </style:style>
    <style:style style:name="T879" style:family="text">
      <style:text-properties style:text-position="0% 100%" officeooo:rsid="0324dce6"/>
    </style:style>
    <style:style style:name="T880" style:family="text">
      <style:text-properties style:text-position="0% 100%" officeooo:rsid="0326dca3"/>
    </style:style>
    <style:style style:name="T881" style:family="text">
      <style:text-properties style:text-position="0% 100%" officeooo:rsid="0327d8db"/>
    </style:style>
    <style:style style:name="T882" style:family="text">
      <style:text-properties style:text-position="0% 100%" officeooo:rsid="0328cee3"/>
    </style:style>
    <style:style style:name="T883" style:family="text">
      <style:text-properties style:text-position="0% 100%" officeooo:rsid="0328e90c"/>
    </style:style>
    <style:style style:name="T884" style:family="text">
      <style:text-properties style:text-position="0% 100%" officeooo:rsid="032a14cb"/>
    </style:style>
    <style:style style:name="T885" style:family="text">
      <style:text-properties style:text-position="0% 100%" officeooo:rsid="032af30f"/>
    </style:style>
    <style:style style:name="T886" style:family="text">
      <style:text-properties style:text-position="0% 100%" officeooo:rsid="032c6bfd"/>
    </style:style>
    <style:style style:name="T887" style:family="text">
      <style:text-properties style:text-position="0% 100%" officeooo:rsid="032e6501"/>
    </style:style>
    <style:style style:name="T888" style:family="text">
      <style:text-properties style:text-position="0% 100%" officeooo:rsid="032ecf9b"/>
    </style:style>
    <style:style style:name="T889" style:family="text">
      <style:text-properties style:text-position="0% 100%" officeooo:rsid="03307e3f"/>
    </style:style>
    <style:style style:name="T890" style:family="text">
      <style:text-properties style:text-position="0% 100%" officeooo:rsid="03326656"/>
    </style:style>
    <style:style style:name="T891" style:family="text">
      <style:text-properties style:text-position="0% 100%" officeooo:rsid="033342ae"/>
    </style:style>
    <style:style style:name="T892" style:family="text">
      <style:text-properties style:text-position="0% 100%" officeooo:rsid="03345c6d"/>
    </style:style>
    <style:style style:name="T893" style:family="text">
      <style:text-properties style:text-position="0% 100%" officeooo:rsid="0334ed6c"/>
    </style:style>
    <style:style style:name="T894" style:family="text">
      <style:text-properties style:text-position="0% 100%" officeooo:rsid="0335b9f3"/>
    </style:style>
    <style:style style:name="T895" style:family="text">
      <style:text-properties style:text-position="0% 100%" officeooo:rsid="03374d68"/>
    </style:style>
    <style:style style:name="T896" style:family="text">
      <style:text-properties style:text-position="0% 100%" officeooo:rsid="03391dfb"/>
    </style:style>
    <style:style style:name="T897" style:family="text">
      <style:text-properties style:text-position="0% 100%" officeooo:rsid="0339cc50"/>
    </style:style>
    <style:style style:name="T898" style:family="text">
      <style:text-properties style:text-position="0% 100%" officeooo:rsid="0339e3a8"/>
    </style:style>
    <style:style style:name="T899" style:family="text">
      <style:text-properties style:text-position="0% 100%" officeooo:rsid="033a63cf"/>
    </style:style>
    <style:style style:name="T900" style:family="text">
      <style:text-properties style:text-position="0% 100%" officeooo:rsid="033bfd3b"/>
    </style:style>
    <style:style style:name="T901" style:family="text">
      <style:text-properties style:text-position="0% 100%" officeooo:rsid="033c025a"/>
    </style:style>
    <style:style style:name="T902" style:family="text">
      <style:text-properties style:text-position="0% 100%" officeooo:rsid="033cbb23"/>
    </style:style>
    <style:style style:name="T903" style:family="text">
      <style:text-properties style:text-position="0% 100%" officeooo:rsid="033e5547"/>
    </style:style>
    <style:style style:name="T904" style:family="text">
      <style:text-properties style:text-position="0% 100%" officeooo:rsid="03403d1a"/>
    </style:style>
    <style:style style:name="T905" style:family="text">
      <style:text-properties style:text-position="0% 100%" officeooo:rsid="03422ea5"/>
    </style:style>
    <style:style style:name="T906" style:family="text">
      <style:text-properties style:text-position="0% 100%" officeooo:rsid="03433c19"/>
    </style:style>
    <style:style style:name="T907" style:family="text">
      <style:text-properties style:text-position="0% 100%" style:font-name="Liberation Serif1"/>
    </style:style>
    <style:style style:name="T908" style:family="text">
      <style:text-properties style:text-position="0% 100%" style:font-name="Liberation Serif1" officeooo:rsid="06e45e91"/>
    </style:style>
    <style:style style:name="T909" style:family="text">
      <style:text-properties style:text-position="0% 100%" style:font-name="Liberation Serif1" fo:font-style="italic" officeooo:rsid="06e71f6e" style:font-style-asian="italic" style:font-style-complex="italic"/>
    </style:style>
    <style:style style:name="T910" style:family="text">
      <style:text-properties style:text-position="0% 100%" style:font-name="Liberation Serif1" fo:font-style="italic" officeooo:rsid="06fa0717" style:font-style-asian="italic" style:font-style-complex="italic"/>
    </style:style>
    <style:style style:name="T911" style:family="text">
      <style:text-properties style:text-position="0% 100%" style:font-name="Liberation Serif1" officeooo:rsid="06e4774b"/>
    </style:style>
    <style:style style:name="T912" style:family="text">
      <style:text-properties style:text-position="0% 100%" style:font-name="Liberation Serif1" officeooo:rsid="06e58d3f"/>
    </style:style>
    <style:style style:name="T913" style:family="text">
      <style:text-properties style:text-position="0% 100%" style:font-name="Liberation Serif1" officeooo:rsid="06e5c730"/>
    </style:style>
    <style:style style:name="T914" style:family="text">
      <style:text-properties style:text-position="0% 100%" style:font-name="Liberation Serif1" officeooo:rsid="06e71f6e"/>
    </style:style>
    <style:style style:name="T915" style:family="text">
      <style:text-properties style:text-position="0% 100%" style:font-name="Liberation Serif1" officeooo:rsid="0019f43d"/>
    </style:style>
    <style:style style:name="T916" style:family="text">
      <style:text-properties style:text-position="0% 100%" style:font-name="Liberation Serif1" officeooo:rsid="06e76a2c"/>
    </style:style>
    <style:style style:name="T917" style:family="text">
      <style:text-properties style:text-position="0% 100%" style:font-name="Liberation Serif1" officeooo:rsid="06e92904"/>
    </style:style>
    <style:style style:name="T918" style:family="text">
      <style:text-properties style:text-position="0% 100%" style:font-name="Liberation Serif1" officeooo:rsid="06ea0d9f"/>
    </style:style>
    <style:style style:name="T919" style:family="text">
      <style:text-properties style:text-position="0% 100%" style:font-name="Liberation Serif1" officeooo:rsid="06eb9f6d"/>
    </style:style>
    <style:style style:name="T920" style:family="text">
      <style:text-properties style:text-position="0% 100%" style:font-name="Liberation Serif1" officeooo:rsid="06ebc561"/>
    </style:style>
    <style:style style:name="T921" style:family="text">
      <style:text-properties style:text-position="0% 100%" style:font-name="Liberation Serif1" officeooo:rsid="06edb1f5"/>
    </style:style>
    <style:style style:name="T922" style:family="text">
      <style:text-properties style:text-position="0% 100%" style:font-name="Liberation Serif1" officeooo:rsid="06ef6ab3"/>
    </style:style>
    <style:style style:name="T923" style:family="text">
      <style:text-properties style:text-position="0% 100%" style:font-name="Liberation Serif1" officeooo:rsid="06efdc05"/>
    </style:style>
    <style:style style:name="T924" style:family="text">
      <style:text-properties style:text-position="0% 100%" style:font-name="Liberation Serif1" officeooo:rsid="06f13b88"/>
    </style:style>
    <style:style style:name="T925" style:family="text">
      <style:text-properties style:text-position="0% 100%" style:font-name="Liberation Serif1" officeooo:rsid="06f3163c"/>
    </style:style>
    <style:style style:name="T926" style:family="text">
      <style:text-properties style:text-position="0% 100%" style:font-name="Liberation Serif1" officeooo:rsid="06f3262b"/>
    </style:style>
    <style:style style:name="T927" style:family="text">
      <style:text-properties style:text-position="0% 100%" style:font-name="Liberation Serif1" officeooo:rsid="06f41828"/>
    </style:style>
    <style:style style:name="T928" style:family="text">
      <style:text-properties style:text-position="0% 100%" style:font-name="Liberation Serif1" officeooo:rsid="06f471a3"/>
    </style:style>
    <style:style style:name="T929" style:family="text">
      <style:text-properties style:text-position="0% 100%" style:font-name="Liberation Serif1" officeooo:rsid="06f607b7"/>
    </style:style>
    <style:style style:name="T930" style:family="text">
      <style:text-properties style:text-position="0% 100%" style:font-name="Liberation Serif1" officeooo:rsid="06f7bb45"/>
    </style:style>
    <style:style style:name="T931" style:family="text">
      <style:text-properties style:text-position="0% 100%" style:font-name="Liberation Serif1" officeooo:rsid="06f8d692"/>
    </style:style>
    <style:style style:name="T932" style:family="text">
      <style:text-properties style:text-position="0% 100%" style:font-name="Liberation Serif1" officeooo:rsid="06f95436"/>
    </style:style>
    <style:style style:name="T933" style:family="text">
      <style:text-properties style:text-position="0% 100%" style:font-name="Liberation Serif1" officeooo:rsid="06fa0717"/>
    </style:style>
    <style:style style:name="T934" style:family="text">
      <style:text-properties style:text-position="0% 100%" style:font-name="Liberation Serif1" officeooo:rsid="06fad612"/>
    </style:style>
    <style:style style:name="T935" style:family="text">
      <style:text-properties style:text-position="0% 100%" style:font-name="Liberation Serif1" officeooo:rsid="06fbe0e1"/>
    </style:style>
    <style:style style:name="T936" style:family="text">
      <style:text-properties style:text-position="0% 100%" style:font-name="Liberation Serif1" officeooo:rsid="06fc8fe7"/>
    </style:style>
    <style:style style:name="T937" style:family="text">
      <style:text-properties style:text-position="0% 100%" style:font-name="Liberation Serif1" officeooo:rsid="06fd18b2"/>
    </style:style>
    <style:style style:name="T938" style:family="text">
      <style:text-properties style:text-position="0% 100%" style:font-name="Liberation Serif1" officeooo:rsid="06ffb299"/>
    </style:style>
    <style:style style:name="T939" style:family="text">
      <style:text-properties style:text-position="0% 100%" style:font-name="Liberation Serif1" officeooo:rsid="073a1796"/>
    </style:style>
    <style:style style:name="T940" style:family="text">
      <style:text-properties officeooo:rsid="034652c9"/>
    </style:style>
    <style:style style:name="T941" style:family="text">
      <style:text-properties officeooo:rsid="03483b58"/>
    </style:style>
    <style:style style:name="T942" style:family="text">
      <style:text-properties officeooo:rsid="034be8d4"/>
    </style:style>
    <style:style style:name="T943" style:family="text">
      <style:text-properties officeooo:rsid="034cde68"/>
    </style:style>
    <style:style style:name="T944" style:family="text">
      <style:text-properties officeooo:rsid="034eec9e"/>
    </style:style>
    <style:style style:name="T945" style:family="text">
      <style:text-properties officeooo:rsid="034f2a10"/>
    </style:style>
    <style:style style:name="T946" style:family="text">
      <style:text-properties officeooo:rsid="034f538c"/>
    </style:style>
    <style:style style:name="T947" style:family="text">
      <style:text-properties officeooo:rsid="034fbbf3"/>
    </style:style>
    <style:style style:name="T948" style:family="text">
      <style:text-properties officeooo:rsid="035134fa"/>
    </style:style>
    <style:style style:name="T949" style:family="text">
      <style:text-properties officeooo:rsid="0357f60c"/>
    </style:style>
    <style:style style:name="T950" style:family="text">
      <style:text-properties officeooo:rsid="0359230b"/>
    </style:style>
    <style:style style:name="T951" style:family="text">
      <style:text-properties officeooo:rsid="03595d21"/>
    </style:style>
    <style:style style:name="T952" style:family="text">
      <style:text-properties officeooo:rsid="035992e7"/>
    </style:style>
    <style:style style:name="T953" style:family="text">
      <style:text-properties officeooo:rsid="035b1908"/>
    </style:style>
    <style:style style:name="T954" style:family="text">
      <style:text-properties officeooo:rsid="035eb01d"/>
    </style:style>
    <style:style style:name="T955" style:family="text">
      <style:text-properties officeooo:rsid="035f6d65"/>
    </style:style>
    <style:style style:name="T956" style:family="text">
      <style:text-properties officeooo:rsid="03612f9b"/>
    </style:style>
    <style:style style:name="T957" style:family="text">
      <style:text-properties officeooo:rsid="0361bfeb"/>
    </style:style>
    <style:style style:name="T958" style:family="text">
      <style:text-properties officeooo:rsid="0367a1e9"/>
    </style:style>
    <style:style style:name="T959" style:family="text">
      <style:text-properties officeooo:rsid="0369303e"/>
    </style:style>
    <style:style style:name="T960" style:family="text">
      <style:text-properties officeooo:rsid="036a3fe7"/>
    </style:style>
    <style:style style:name="T961" style:family="text">
      <style:text-properties officeooo:rsid="036b428e"/>
    </style:style>
    <style:style style:name="T962" style:family="text">
      <style:text-properties officeooo:rsid="036bd4c5"/>
    </style:style>
    <style:style style:name="T963" style:family="text">
      <style:text-properties officeooo:rsid="036c53cb"/>
    </style:style>
    <style:style style:name="T964" style:family="text">
      <style:text-properties officeooo:rsid="038084f8"/>
    </style:style>
    <style:style style:name="T965" style:family="text">
      <style:text-properties officeooo:rsid="03848413"/>
    </style:style>
    <style:style style:name="T966" style:family="text">
      <style:text-properties officeooo:rsid="038c6041"/>
    </style:style>
    <style:style style:name="T967" style:family="text">
      <style:text-properties officeooo:rsid="03962d27"/>
    </style:style>
    <style:style style:name="T968" style:family="text">
      <style:text-properties officeooo:rsid="0396d0fc"/>
    </style:style>
    <style:style style:name="T969" style:family="text">
      <style:text-properties officeooo:rsid="03980e34"/>
    </style:style>
    <style:style style:name="T970" style:family="text">
      <style:text-properties officeooo:rsid="039a3595"/>
    </style:style>
    <style:style style:name="T971" style:family="text">
      <style:text-properties officeooo:rsid="03bd94ee"/>
    </style:style>
    <style:style style:name="T972" style:family="text">
      <style:text-properties officeooo:rsid="03c09961"/>
    </style:style>
    <style:style style:name="T973" style:family="text">
      <style:text-properties officeooo:rsid="03c17397"/>
    </style:style>
    <style:style style:name="T974" style:family="text">
      <style:text-properties officeooo:rsid="03c3d23c"/>
    </style:style>
    <style:style style:name="T975" style:family="text">
      <style:text-properties officeooo:rsid="03c6e892"/>
    </style:style>
    <style:style style:name="T976" style:family="text">
      <style:text-properties officeooo:rsid="03d2ab13"/>
    </style:style>
    <style:style style:name="T977" style:family="text">
      <style:text-properties officeooo:rsid="03d4374a"/>
    </style:style>
    <style:style style:name="T978" style:family="text">
      <style:text-properties officeooo:rsid="03d5efff"/>
    </style:style>
    <style:style style:name="T979" style:family="text">
      <style:text-properties officeooo:rsid="03d79fe5"/>
    </style:style>
    <style:style style:name="T980" style:family="text">
      <style:text-properties officeooo:rsid="03d971a8"/>
    </style:style>
    <style:style style:name="T981" style:family="text">
      <style:text-properties officeooo:rsid="03e14bdb"/>
    </style:style>
    <style:style style:name="T982" style:family="text">
      <style:text-properties officeooo:rsid="03e2fa00"/>
    </style:style>
    <style:style style:name="T983" style:family="text">
      <style:text-properties officeooo:rsid="03e4cbfe"/>
    </style:style>
    <style:style style:name="T984" style:family="text">
      <style:text-properties officeooo:rsid="03ec2232"/>
    </style:style>
    <style:style style:name="T985" style:family="text">
      <style:text-properties officeooo:rsid="03ec41ae"/>
    </style:style>
    <style:style style:name="T986" style:family="text">
      <style:text-properties officeooo:rsid="03ef3e45"/>
    </style:style>
    <style:style style:name="T987" style:family="text">
      <style:text-properties officeooo:rsid="03f45b8c"/>
    </style:style>
    <style:style style:name="T988" style:family="text">
      <style:text-properties officeooo:rsid="0402ef49"/>
    </style:style>
    <style:style style:name="T989" style:family="text">
      <style:text-properties officeooo:rsid="04054cf0"/>
    </style:style>
    <style:style style:name="T990" style:family="text">
      <style:text-properties officeooo:rsid="040e86ef"/>
    </style:style>
    <style:style style:name="T991" style:family="text">
      <style:text-properties officeooo:rsid="04101f5f"/>
    </style:style>
    <style:style style:name="T992" style:family="text">
      <style:text-properties officeooo:rsid="0410246e"/>
    </style:style>
    <style:style style:name="T993" style:family="text">
      <style:text-properties officeooo:rsid="04123990"/>
    </style:style>
    <style:style style:name="T994" style:family="text">
      <style:text-properties officeooo:rsid="0412785f"/>
    </style:style>
    <style:style style:name="T995" style:family="text">
      <style:text-properties officeooo:rsid="0413896f"/>
    </style:style>
    <style:style style:name="T996" style:family="text">
      <style:text-properties officeooo:rsid="04151d71"/>
    </style:style>
    <style:style style:name="T997" style:family="text">
      <style:text-properties officeooo:rsid="0415532c"/>
    </style:style>
    <style:style style:name="T998" style:family="text">
      <style:text-properties officeooo:rsid="0415e672"/>
    </style:style>
    <style:style style:name="T999" style:family="text">
      <style:text-properties officeooo:rsid="0417e312"/>
    </style:style>
    <style:style style:name="T1000" style:family="text">
      <style:text-properties officeooo:rsid="041899ac"/>
    </style:style>
    <style:style style:name="T1001" style:family="text">
      <style:text-properties officeooo:rsid="041a472b"/>
    </style:style>
    <style:style style:name="T1002" style:family="text">
      <style:text-properties officeooo:rsid="041c97a5"/>
    </style:style>
    <style:style style:name="T1003" style:family="text">
      <style:text-properties officeooo:rsid="041e1e64"/>
    </style:style>
    <style:style style:name="T1004" style:family="text">
      <style:text-properties officeooo:rsid="0421a646"/>
    </style:style>
    <style:style style:name="T1005" style:family="text">
      <style:text-properties officeooo:rsid="0422619a"/>
    </style:style>
    <style:style style:name="T1006" style:family="text">
      <style:text-properties officeooo:rsid="043213f8"/>
    </style:style>
    <style:style style:name="T1007" style:family="text">
      <style:text-properties officeooo:rsid="043297dd"/>
    </style:style>
    <style:style style:name="T1008" style:family="text">
      <style:text-properties officeooo:rsid="04329c6c"/>
    </style:style>
    <style:style style:name="T1009" style:family="text">
      <style:text-properties officeooo:rsid="04342d68"/>
    </style:style>
    <style:style style:name="T1010" style:family="text">
      <style:text-properties officeooo:rsid="04388b4b"/>
    </style:style>
    <style:style style:name="T1011" style:family="text">
      <style:text-properties officeooo:rsid="04395a63"/>
    </style:style>
    <style:style style:name="T1012" style:family="text">
      <style:text-properties officeooo:rsid="043c60f3"/>
    </style:style>
    <style:style style:name="T1013" style:family="text">
      <style:text-properties officeooo:rsid="0448f389"/>
    </style:style>
    <style:style style:name="T1014" style:family="text">
      <style:text-properties officeooo:rsid="044acda9"/>
    </style:style>
    <style:style style:name="T1015" style:family="text">
      <style:text-properties officeooo:rsid="044ad065"/>
    </style:style>
    <style:style style:name="T1016" style:family="text">
      <style:text-properties officeooo:rsid="044c8933"/>
    </style:style>
    <style:style style:name="T1017" style:family="text">
      <style:text-properties officeooo:rsid="0450d767"/>
    </style:style>
    <style:style style:name="T1018" style:family="text">
      <style:text-properties officeooo:rsid="04542831"/>
    </style:style>
    <style:style style:name="T1019" style:family="text">
      <style:text-properties officeooo:rsid="0455d2ed"/>
    </style:style>
    <style:style style:name="T1020" style:family="text">
      <style:text-properties officeooo:rsid="045aec61"/>
    </style:style>
    <style:style style:name="T1021" style:family="text">
      <style:text-properties officeooo:rsid="04604fee"/>
    </style:style>
    <style:style style:name="T1022" style:family="text">
      <style:text-properties fo:font-variant="normal" fo:text-transform="none"/>
    </style:style>
    <style:style style:name="T1023" style:family="text">
      <style:text-properties fo:font-variant="normal" fo:text-transform="none" officeooo:rsid="0466e4ca"/>
    </style:style>
    <style:style style:name="T1024" style:family="text">
      <style:text-properties fo:font-variant="normal" fo:text-transform="none" officeooo:rsid="0468257d"/>
    </style:style>
    <style:style style:name="T1025" style:family="text">
      <style:text-properties fo:font-variant="normal" fo:text-transform="none" officeooo:rsid="0468c12d"/>
    </style:style>
    <style:style style:name="T1026" style:family="text">
      <style:text-properties fo:font-variant="normal" fo:text-transform="none" fo:font-style="italic" officeooo:rsid="0468c12d" style:font-style-asian="italic" style:font-style-complex="italic"/>
    </style:style>
    <style:style style:name="T1027" style:family="text">
      <style:text-properties fo:font-variant="normal" fo:text-transform="none" officeooo:rsid="0469c7bc"/>
    </style:style>
    <style:style style:name="T1028" style:family="text">
      <style:text-properties fo:font-variant="normal" fo:text-transform="none" officeooo:rsid="046a5f82"/>
    </style:style>
    <style:style style:name="T1029" style:family="text">
      <style:text-properties fo:font-variant="normal" fo:text-transform="none" officeooo:rsid="046b4c00"/>
    </style:style>
    <style:style style:name="T1030" style:family="text">
      <style:text-properties fo:font-variant="normal" fo:text-transform="none" officeooo:rsid="046d1df1"/>
    </style:style>
    <style:style style:name="T1031" style:family="text">
      <style:text-properties fo:font-variant="normal" fo:text-transform="none" officeooo:rsid="046f8d76"/>
    </style:style>
    <style:style style:name="T1032" style:family="text">
      <style:text-properties fo:font-variant="normal" fo:text-transform="none" officeooo:rsid="04707d16"/>
    </style:style>
    <style:style style:name="T1033" style:family="text">
      <style:text-properties fo:font-variant="normal" fo:text-transform="none" officeooo:rsid="04716461"/>
    </style:style>
    <style:style style:name="T1034" style:family="text">
      <style:text-properties fo:font-variant="normal" fo:text-transform="none" officeooo:rsid="04734696"/>
    </style:style>
    <style:style style:name="T1035" style:family="text">
      <style:text-properties fo:font-variant="normal" fo:text-transform="none" officeooo:rsid="0474b7f5"/>
    </style:style>
    <style:style style:name="T1036" style:family="text">
      <style:text-properties fo:font-variant="normal" fo:text-transform="none" officeooo:rsid="0476b616"/>
    </style:style>
    <style:style style:name="T1037" style:family="text">
      <style:text-properties fo:font-variant="normal" fo:text-transform="none" officeooo:rsid="04787405"/>
    </style:style>
    <style:style style:name="T1038" style:family="text">
      <style:text-properties fo:font-variant="normal" fo:text-transform="none" officeooo:rsid="0019f43d"/>
    </style:style>
    <style:style style:name="T1039" style:family="text">
      <style:text-properties fo:font-variant="normal" fo:text-transform="none" officeooo:rsid="047900c3"/>
    </style:style>
    <style:style style:name="T1040" style:family="text">
      <style:text-properties fo:font-variant="normal" fo:text-transform="none" officeooo:rsid="0479f5d8"/>
    </style:style>
    <style:style style:name="T1041" style:family="text">
      <style:text-properties fo:font-variant="normal" fo:text-transform="none" officeooo:rsid="047af956"/>
    </style:style>
    <style:style style:name="T1042" style:family="text">
      <style:text-properties fo:font-variant="normal" fo:text-transform="none" officeooo:rsid="047bb2fd"/>
    </style:style>
    <style:style style:name="T1043" style:family="text">
      <style:text-properties fo:font-variant="normal" fo:text-transform="none" officeooo:rsid="047d1794"/>
    </style:style>
    <style:style style:name="T1044" style:family="text">
      <style:text-properties fo:font-variant="normal" fo:text-transform="none" officeooo:rsid="047e708e"/>
    </style:style>
    <style:style style:name="T1045" style:family="text">
      <style:text-properties fo:font-variant="normal" fo:text-transform="none" officeooo:rsid="047e70c7"/>
    </style:style>
    <style:style style:name="T1046" style:family="text">
      <style:text-properties fo:font-variant="normal" fo:text-transform="none" officeooo:rsid="047fba77"/>
    </style:style>
    <style:style style:name="T1047" style:family="text">
      <style:text-properties fo:font-variant="normal" fo:text-transform="none" officeooo:rsid="0480f3c5"/>
    </style:style>
    <style:style style:name="T1048" style:family="text">
      <style:text-properties fo:font-variant="normal" fo:text-transform="none" officeooo:rsid="04823726"/>
    </style:style>
    <style:style style:name="T1049" style:family="text">
      <style:text-properties fo:font-variant="normal" fo:text-transform="none" officeooo:rsid="04824fb9"/>
    </style:style>
    <style:style style:name="T1050" style:family="text">
      <style:text-properties fo:font-variant="normal" fo:text-transform="none" officeooo:rsid="0482777f"/>
    </style:style>
    <style:style style:name="T1051" style:family="text">
      <style:text-properties fo:font-variant="normal" fo:text-transform="none" officeooo:rsid="048301d2"/>
    </style:style>
    <style:style style:name="T1052" style:family="text">
      <style:text-properties fo:font-variant="normal" fo:text-transform="none" officeooo:rsid="0484c5a0"/>
    </style:style>
    <style:style style:name="T1053" style:family="text">
      <style:text-properties fo:font-variant="normal" fo:text-transform="none" officeooo:rsid="04865053"/>
    </style:style>
    <style:style style:name="T1054" style:family="text">
      <style:text-properties fo:font-variant="normal" fo:text-transform="none" officeooo:rsid="04871d5c"/>
    </style:style>
    <style:style style:name="T1055" style:family="text">
      <style:text-properties fo:font-variant="normal" fo:text-transform="none" officeooo:rsid="04878bb0"/>
    </style:style>
    <style:style style:name="T1056" style:family="text">
      <style:text-properties fo:font-variant="normal" fo:text-transform="none" officeooo:rsid="0487d5da"/>
    </style:style>
    <style:style style:name="T1057" style:family="text">
      <style:text-properties fo:font-variant="normal" fo:text-transform="none" officeooo:rsid="048871f3"/>
    </style:style>
    <style:style style:name="T1058" style:family="text">
      <style:text-properties fo:font-variant="normal" fo:text-transform="none" officeooo:rsid="04898ed4"/>
    </style:style>
    <style:style style:name="T1059" style:family="text">
      <style:text-properties fo:font-variant="normal" fo:text-transform="none" officeooo:rsid="048b2a09"/>
    </style:style>
    <style:style style:name="T1060" style:family="text">
      <style:text-properties fo:font-variant="normal" fo:text-transform="none" officeooo:rsid="048c446a"/>
    </style:style>
    <style:style style:name="T1061" style:family="text">
      <style:text-properties fo:font-variant="normal" fo:text-transform="none" officeooo:rsid="048dad18"/>
    </style:style>
    <style:style style:name="T1062" style:family="text">
      <style:text-properties fo:font-variant="normal" fo:text-transform="none" officeooo:rsid="048f9228"/>
    </style:style>
    <style:style style:name="T1063" style:family="text">
      <style:text-properties fo:font-variant="normal" fo:text-transform="none" officeooo:rsid="0490c03c"/>
    </style:style>
    <style:style style:name="T1064" style:family="text">
      <style:text-properties fo:font-variant="normal" fo:text-transform="none" officeooo:rsid="04920d36"/>
    </style:style>
    <style:style style:name="T1065" style:family="text">
      <style:text-properties fo:font-variant="normal" fo:text-transform="none" officeooo:rsid="04922ad2"/>
    </style:style>
    <style:style style:name="T1066" style:family="text">
      <style:text-properties fo:font-variant="normal" fo:text-transform="none" officeooo:rsid="049301af"/>
    </style:style>
    <style:style style:name="T1067" style:family="text">
      <style:text-properties fo:font-variant="normal" fo:text-transform="none" officeooo:rsid="0494756f"/>
    </style:style>
    <style:style style:name="T1068" style:family="text">
      <style:text-properties fo:font-variant="normal" fo:text-transform="none" officeooo:rsid="04951726"/>
    </style:style>
    <style:style style:name="T1069" style:family="text">
      <style:text-properties fo:font-variant="normal" fo:text-transform="none" officeooo:rsid="049708a9"/>
    </style:style>
    <style:style style:name="T1070" style:family="text">
      <style:text-properties fo:font-variant="normal" fo:text-transform="none" officeooo:rsid="04977e77"/>
    </style:style>
    <style:style style:name="T1071" style:family="text">
      <style:text-properties fo:font-variant="normal" fo:text-transform="none" officeooo:rsid="0498d178"/>
    </style:style>
    <style:style style:name="T1072" style:family="text">
      <style:text-properties fo:font-variant="normal" fo:text-transform="none" officeooo:rsid="04990e29"/>
    </style:style>
    <style:style style:name="T1073" style:family="text">
      <style:text-properties fo:font-variant="normal" fo:text-transform="none" officeooo:rsid="049a2a42"/>
    </style:style>
    <style:style style:name="T1074" style:family="text">
      <style:text-properties fo:font-variant="normal" fo:text-transform="none" officeooo:rsid="049c033e"/>
    </style:style>
    <style:style style:name="T1075" style:family="text">
      <style:text-properties fo:font-variant="normal" fo:text-transform="none" officeooo:rsid="049d342f"/>
    </style:style>
    <style:style style:name="T1076" style:family="text">
      <style:text-properties fo:font-variant="normal" fo:text-transform="none" officeooo:rsid="04a0720e"/>
    </style:style>
    <style:style style:name="T1077" style:family="text">
      <style:text-properties fo:font-variant="normal" fo:text-transform="none" officeooo:rsid="04a1d32b"/>
    </style:style>
    <style:style style:name="T1078" style:family="text">
      <style:text-properties fo:font-variant="normal" fo:text-transform="none" officeooo:rsid="04a3d072"/>
    </style:style>
    <style:style style:name="T1079" style:family="text">
      <style:text-properties fo:font-variant="normal" fo:text-transform="none" officeooo:rsid="04a5424e"/>
    </style:style>
    <style:style style:name="T1080" style:family="text">
      <style:text-properties fo:font-variant="normal" fo:text-transform="none" officeooo:rsid="04a592f5"/>
    </style:style>
    <style:style style:name="T1081" style:family="text">
      <style:text-properties fo:font-variant="normal" fo:text-transform="none" officeooo:rsid="04a5ed3a"/>
    </style:style>
    <style:style style:name="T1082" style:family="text">
      <style:text-properties fo:font-variant="normal" fo:text-transform="none" officeooo:rsid="04a761fe"/>
    </style:style>
    <style:style style:name="T1083" style:family="text">
      <style:text-properties fo:font-variant="normal" fo:text-transform="none" officeooo:rsid="04a8f05d"/>
    </style:style>
    <style:style style:name="T1084" style:family="text">
      <style:text-properties fo:font-variant="normal" fo:text-transform="none" officeooo:rsid="04a92ea8"/>
    </style:style>
    <style:style style:name="T1085" style:family="text">
      <style:text-properties fo:font-variant="normal" fo:text-transform="none" officeooo:rsid="04a946d8"/>
    </style:style>
    <style:style style:name="T1086" style:family="text">
      <style:text-properties fo:font-variant="normal" fo:text-transform="none" officeooo:rsid="04aa49af"/>
    </style:style>
    <style:style style:name="T1087" style:family="text">
      <style:text-properties fo:font-variant="normal" fo:text-transform="none" officeooo:rsid="04abc92d"/>
    </style:style>
    <style:style style:name="T1088" style:family="text">
      <style:text-properties fo:font-variant="normal" fo:text-transform="none" officeooo:rsid="04ad3eeb"/>
    </style:style>
    <style:style style:name="T1089" style:family="text">
      <style:text-properties fo:font-variant="normal" fo:text-transform="none" officeooo:rsid="04aecb45"/>
    </style:style>
    <style:style style:name="T1090" style:family="text">
      <style:text-properties fo:font-variant="normal" fo:text-transform="none" officeooo:rsid="04aff7c2"/>
    </style:style>
    <style:style style:name="T1091" style:family="text">
      <style:text-properties fo:font-variant="normal" fo:text-transform="none" officeooo:rsid="04b1b482"/>
    </style:style>
    <style:style style:name="T1092" style:family="text">
      <style:text-properties fo:font-variant="normal" fo:text-transform="none" officeooo:rsid="04b39256"/>
    </style:style>
    <style:style style:name="T1093" style:family="text">
      <style:text-properties fo:font-variant="normal" fo:text-transform="none" officeooo:rsid="04b5328e"/>
    </style:style>
    <style:style style:name="T1094" style:family="text">
      <style:text-properties fo:font-variant="normal" fo:text-transform="none" officeooo:rsid="04b75055"/>
    </style:style>
    <style:style style:name="T1095" style:family="text">
      <style:text-properties fo:font-variant="normal" fo:text-transform="none" officeooo:rsid="04b8ec9d"/>
    </style:style>
    <style:style style:name="T1096" style:family="text">
      <style:text-properties fo:font-variant="normal" fo:text-transform="none" officeooo:rsid="04ba73da"/>
    </style:style>
    <style:style style:name="T1097" style:family="text">
      <style:text-properties fo:font-variant="normal" fo:text-transform="none" officeooo:rsid="04bc5c25"/>
    </style:style>
    <style:style style:name="T1098" style:family="text">
      <style:text-properties fo:font-variant="normal" fo:text-transform="none" officeooo:rsid="04be0740"/>
    </style:style>
    <style:style style:name="T1099" style:family="text">
      <style:text-properties officeooo:rsid="04c1dc8a"/>
    </style:style>
    <style:style style:name="T1100" style:family="text">
      <style:text-properties officeooo:rsid="04f6b75c"/>
    </style:style>
    <style:style style:name="T1101" style:family="text">
      <style:text-properties officeooo:rsid="04f9255a"/>
    </style:style>
    <style:style style:name="T1102" style:family="text">
      <style:text-properties officeooo:rsid="0503e1c6"/>
    </style:style>
    <style:style style:name="T1103" style:family="text">
      <style:text-properties officeooo:rsid="05072d9f"/>
    </style:style>
    <style:style style:name="T1104" style:family="text">
      <style:text-properties officeooo:rsid="050a84a3"/>
    </style:style>
    <style:style style:name="T1105" style:family="text">
      <style:text-properties officeooo:rsid="0517ebfe"/>
    </style:style>
    <style:style style:name="T1106" style:family="text">
      <style:text-properties officeooo:rsid="055329a3"/>
    </style:style>
    <style:style style:name="T1107" style:family="text">
      <style:text-properties officeooo:rsid="055404c7"/>
    </style:style>
    <style:style style:name="T1108" style:family="text">
      <style:text-properties officeooo:rsid="055e9943"/>
    </style:style>
    <style:style style:name="T1109" style:family="text">
      <style:text-properties officeooo:rsid="0570af78"/>
    </style:style>
    <style:style style:name="T1110" style:family="text">
      <style:text-properties officeooo:rsid="058d46e9"/>
    </style:style>
    <style:style style:name="T1111" style:family="text">
      <style:text-properties officeooo:rsid="0602ec88"/>
    </style:style>
    <style:style style:name="T1112" style:family="text">
      <style:text-properties officeooo:rsid="06090f51"/>
    </style:style>
    <style:style style:name="T1113" style:family="text">
      <style:text-properties officeooo:rsid="060c370c"/>
    </style:style>
    <style:style style:name="T1114" style:family="text">
      <style:text-properties officeooo:rsid="060da6f6"/>
    </style:style>
    <style:style style:name="T1115" style:family="text">
      <style:text-properties officeooo:rsid="060e6cf1"/>
    </style:style>
    <style:style style:name="T1116" style:family="text">
      <style:text-properties officeooo:rsid="0617ca7b"/>
    </style:style>
    <style:style style:name="T1117" style:family="text">
      <style:text-properties officeooo:rsid="061a33da"/>
    </style:style>
    <style:style style:name="T1118" style:family="text">
      <style:text-properties officeooo:rsid="061b1985"/>
    </style:style>
    <style:style style:name="T1119" style:family="text">
      <style:text-properties officeooo:rsid="061c3d19"/>
    </style:style>
    <style:style style:name="T1120" style:family="text">
      <style:text-properties officeooo:rsid="061d4602"/>
    </style:style>
    <style:style style:name="T1121" style:family="text">
      <style:text-properties officeooo:rsid="061f347e"/>
    </style:style>
    <style:style style:name="T1122" style:family="text">
      <style:text-properties officeooo:rsid="061f8a61"/>
    </style:style>
    <style:style style:name="T1123" style:family="text">
      <style:text-properties officeooo:rsid="061fe589"/>
    </style:style>
    <style:style style:name="T1124" style:family="text">
      <style:text-properties officeooo:rsid="0631a996"/>
    </style:style>
    <style:style style:name="T1125" style:family="text">
      <style:text-properties officeooo:rsid="063570fb"/>
    </style:style>
    <style:style style:name="T1126" style:family="text">
      <style:text-properties officeooo:rsid="063a8985"/>
    </style:style>
    <style:style style:name="T1127" style:family="text">
      <style:text-properties officeooo:rsid="063bf5bb"/>
    </style:style>
    <style:style style:name="T1128" style:family="text">
      <style:text-properties officeooo:rsid="069adef1"/>
    </style:style>
    <style:style style:name="T1129" style:family="text">
      <style:text-properties officeooo:rsid="069d7812"/>
    </style:style>
    <style:style style:name="T1130" style:family="text">
      <style:text-properties officeooo:rsid="06a0356e"/>
    </style:style>
    <style:style style:name="T1131" style:family="text">
      <style:text-properties officeooo:rsid="06adf9b7"/>
    </style:style>
    <style:style style:name="T1132" style:family="text">
      <style:text-properties officeooo:rsid="06aeeece"/>
    </style:style>
    <style:style style:name="T1133" style:family="text">
      <style:text-properties officeooo:rsid="06b7e540"/>
    </style:style>
    <style:style style:name="T1134" style:family="text">
      <style:text-properties officeooo:rsid="06b824d0"/>
    </style:style>
    <style:style style:name="T1135" style:family="text">
      <style:text-properties officeooo:rsid="06ba03cb"/>
    </style:style>
    <style:style style:name="T1136" style:family="text">
      <style:text-properties officeooo:rsid="06ba5d42"/>
    </style:style>
    <style:style style:name="T1137" style:family="text">
      <style:text-properties officeooo:rsid="06c00843"/>
    </style:style>
    <style:style style:name="T1138" style:family="text">
      <style:text-properties officeooo:rsid="06d879c0"/>
    </style:style>
    <style:style style:name="T1139" style:family="text">
      <style:text-properties officeooo:rsid="06d9b297"/>
    </style:style>
    <style:style style:name="T1140" style:family="text">
      <style:text-properties officeooo:rsid="06da7596"/>
    </style:style>
    <style:style style:name="T1141" style:family="text">
      <style:text-properties officeooo:rsid="06da7824"/>
    </style:style>
    <style:style style:name="T1142" style:family="text">
      <style:text-properties officeooo:rsid="0702aabd"/>
    </style:style>
    <style:style style:name="T1143" style:family="text">
      <style:text-properties officeooo:rsid="070428b6"/>
    </style:style>
    <style:style style:name="T1144" style:family="text">
      <style:text-properties officeooo:rsid="0705f132"/>
    </style:style>
    <style:style style:name="T1145" style:family="text">
      <style:text-properties officeooo:rsid="070970b2"/>
    </style:style>
    <style:style style:name="T1146" style:family="text">
      <style:text-properties officeooo:rsid="070a578d"/>
    </style:style>
    <style:style style:name="T1147" style:family="text">
      <style:text-properties officeooo:rsid="070eda28"/>
    </style:style>
    <style:style style:name="T1148" style:family="text">
      <style:text-properties officeooo:rsid="0714ef4f"/>
    </style:style>
    <style:style style:name="T1149" style:family="text">
      <style:text-properties officeooo:rsid="071ba51b"/>
    </style:style>
    <style:style style:name="T1150" style:family="text">
      <style:text-properties officeooo:rsid="071c0d77"/>
    </style:style>
    <style:style style:name="T1151" style:family="text">
      <style:text-properties officeooo:rsid="0720d177"/>
    </style:style>
    <style:style style:name="T1152" style:family="text">
      <style:text-properties officeooo:rsid="0724114f"/>
    </style:style>
    <style:style style:name="T1153" style:family="text">
      <style:text-properties officeooo:rsid="07253056"/>
    </style:style>
    <style:style style:name="T1154" style:family="text">
      <style:text-properties officeooo:rsid="07260b2a"/>
    </style:style>
    <style:style style:name="T1155" style:family="text">
      <style:text-properties officeooo:rsid="07299fc5"/>
    </style:style>
    <style:style style:name="T1156" style:family="text">
      <style:text-properties officeooo:rsid="072e9adf"/>
    </style:style>
    <style:style style:name="T1157" style:family="text">
      <style:text-properties officeooo:rsid="07307a01"/>
    </style:style>
    <style:style style:name="T1158" style:family="text">
      <style:text-properties officeooo:rsid="07308a63"/>
    </style:style>
    <style:style style:name="T1159" style:family="text">
      <style:text-properties officeooo:rsid="0734aca1"/>
    </style:style>
    <style:style style:name="T1160" style:family="text">
      <style:text-properties officeooo:rsid="073bf243"/>
    </style:style>
    <style:style style:name="T1161" style:family="text">
      <style:text-properties officeooo:rsid="073f1e9f"/>
    </style:style>
    <style:style style:name="T1162" style:family="text">
      <style:text-properties officeooo:rsid="073fca12"/>
    </style:style>
    <style:style style:name="T1163" style:family="text">
      <style:text-properties officeooo:rsid="07423cd9"/>
    </style:style>
    <style:style style:name="T1164" style:family="text">
      <style:text-properties officeooo:rsid="0744deac"/>
    </style:style>
    <style:style style:name="T1165" style:family="text">
      <style:text-properties officeooo:rsid="07476af5"/>
    </style:style>
    <style:style style:name="T1166" style:family="text">
      <style:text-properties officeooo:rsid="074a0cc1"/>
    </style:style>
    <style:style style:name="T1167" style:family="text">
      <style:text-properties officeooo:rsid="074eb604"/>
    </style:style>
    <style:style style:name="T1168" style:family="text">
      <style:text-properties officeooo:rsid="075a4d91"/>
    </style:style>
    <style:style style:name="T1169" style:family="text">
      <style:text-properties officeooo:rsid="076455d5"/>
    </style:style>
    <style:style style:name="T1170" style:family="text">
      <style:text-properties officeooo:rsid="07669a6e"/>
    </style:style>
    <style:style style:name="T1171" style:family="text">
      <style:text-properties officeooo:rsid="0768a266"/>
    </style:style>
    <style:style style:name="T1172" style:family="text">
      <style:text-properties officeooo:rsid="076a18fa"/>
    </style:style>
    <style:style style:name="T1173" style:family="text">
      <style:text-properties officeooo:rsid="076c9f93"/>
    </style:style>
    <style:style style:name="T1174" style:family="text">
      <style:text-properties officeooo:rsid="076d063a"/>
    </style:style>
    <style:style style:name="T1175" style:family="text">
      <style:text-properties officeooo:rsid="077662b5"/>
    </style:style>
    <style:style style:name="T1176" style:family="text">
      <style:text-properties officeooo:rsid="077825bd"/>
    </style:style>
    <style:style style:name="T1177" style:family="text">
      <style:text-properties officeooo:rsid="077e4daf"/>
    </style:style>
    <style:style style:name="T1178" style:family="text">
      <style:text-properties officeooo:rsid="0787ef6f"/>
    </style:style>
    <style:style style:name="T1179" style:family="text">
      <style:text-properties officeooo:rsid="078d22e8"/>
    </style:style>
    <style:style style:name="T1180" style:family="text">
      <style:text-properties officeooo:rsid="07964edb"/>
    </style:style>
    <style:style style:name="T1181" style:family="text">
      <style:text-properties officeooo:rsid="0797606e"/>
    </style:style>
    <style:style style:name="T1182" style:family="text">
      <style:text-properties officeooo:rsid="0799ef3e"/>
    </style:style>
    <style:style style:name="T1183" style:family="text">
      <style:text-properties officeooo:rsid="079a7f05"/>
    </style:style>
    <style:style style:name="T1184" style:family="text">
      <style:text-properties style:text-line-through-style="solid" style:text-line-through-type="single" officeooo:rsid="079a7f05"/>
    </style:style>
    <style:style style:name="T1185" style:family="text">
      <style:text-properties style:text-line-through-style="solid" style:text-line-through-type="single" officeooo:rsid="08053c3f"/>
    </style:style>
    <style:style style:name="T1186" style:family="text">
      <style:text-properties style:text-line-through-style="none" style:text-line-through-type="none"/>
    </style:style>
    <style:style style:name="T1187" style:family="text">
      <style:text-properties style:text-line-through-style="none" style:text-line-through-type="none" officeooo:rsid="079a7f05"/>
    </style:style>
    <style:style style:name="T1188" style:family="text">
      <style:text-properties style:text-line-through-style="none" style:text-line-through-type="none" officeooo:rsid="07a3e91c"/>
    </style:style>
    <style:style style:name="T1189" style:family="text">
      <style:text-properties style:text-line-through-style="none" style:text-line-through-type="none" officeooo:rsid="07a3fc3b"/>
    </style:style>
    <style:style style:name="T1190" style:family="text">
      <style:text-properties style:text-line-through-style="none" style:text-line-through-type="none" officeooo:rsid="07a4adb2"/>
    </style:style>
    <style:style style:name="T1191" style:family="text">
      <style:text-properties style:text-line-through-style="none" style:text-line-through-type="none" officeooo:rsid="07a640de"/>
    </style:style>
    <style:style style:name="T1192" style:family="text">
      <style:text-properties style:text-line-through-style="none" style:text-line-through-type="none" officeooo:rsid="07a73426"/>
    </style:style>
    <style:style style:name="T1193" style:family="text">
      <style:text-properties style:text-line-through-style="none" style:text-line-through-type="none" officeooo:rsid="07a8ee6f"/>
    </style:style>
    <style:style style:name="T1194" style:family="text">
      <style:text-properties style:text-line-through-style="none" style:text-line-through-type="none" officeooo:rsid="07aa3224"/>
    </style:style>
    <style:style style:name="T1195" style:family="text">
      <style:text-properties style:text-line-through-style="none" style:text-line-through-type="none" officeooo:rsid="07ab0450"/>
    </style:style>
    <style:style style:name="T1196" style:family="text">
      <style:text-properties style:text-line-through-style="none" style:text-line-through-type="none" officeooo:rsid="07ac053e"/>
    </style:style>
    <style:style style:name="T1197" style:family="text">
      <style:text-properties style:text-line-through-style="none" style:text-line-through-type="none" officeooo:rsid="07addd75"/>
    </style:style>
    <style:style style:name="T1198" style:family="text">
      <style:text-properties style:text-line-through-style="none" style:text-line-through-type="none" officeooo:rsid="07af6429"/>
    </style:style>
    <style:style style:name="T1199" style:family="text">
      <style:text-properties style:text-line-through-style="none" style:text-line-through-type="none" officeooo:rsid="07af997c"/>
    </style:style>
    <style:style style:name="T1200" style:family="text">
      <style:text-properties style:text-line-through-style="none" style:text-line-through-type="none" officeooo:rsid="07b105e7"/>
    </style:style>
    <style:style style:name="T1201" style:family="text">
      <style:text-properties style:text-line-through-style="none" style:text-line-through-type="none" fo:font-style="italic" officeooo:rsid="07b105e7" style:font-style-asian="italic" style:font-style-complex="italic"/>
    </style:style>
    <style:style style:name="T1202" style:family="text">
      <style:text-properties style:text-line-through-style="none" style:text-line-through-type="none" fo:font-style="italic" officeooo:rsid="07d63faf" style:font-style-asian="italic" style:font-style-complex="italic"/>
    </style:style>
    <style:style style:name="T1203" style:family="text">
      <style:text-properties style:text-line-through-style="none" style:text-line-through-type="none" fo:font-style="italic" officeooo:rsid="07e078c6" style:font-style-asian="italic" style:font-style-complex="italic"/>
    </style:style>
    <style:style style:name="T1204" style:family="text">
      <style:text-properties style:text-line-through-style="none" style:text-line-through-type="none" fo:font-style="italic" officeooo:rsid="0829e54b" style:font-style-asian="italic" style:font-style-complex="italic"/>
    </style:style>
    <style:style style:name="T1205" style:family="text">
      <style:text-properties style:text-line-through-style="none" style:text-line-through-type="none" officeooo:rsid="07b25b38"/>
    </style:style>
    <style:style style:name="T1206" style:family="text">
      <style:text-properties style:text-line-through-style="none" style:text-line-through-type="none" officeooo:rsid="07b260ee"/>
    </style:style>
    <style:style style:name="T1207" style:family="text">
      <style:text-properties style:text-line-through-style="none" style:text-line-through-type="none" officeooo:rsid="07b395c8"/>
    </style:style>
    <style:style style:name="T1208" style:family="text">
      <style:text-properties style:text-line-through-style="none" style:text-line-through-type="none" officeooo:rsid="07b4b567"/>
    </style:style>
    <style:style style:name="T1209" style:family="text">
      <style:text-properties style:text-line-through-style="none" style:text-line-through-type="none" officeooo:rsid="07b5ec21"/>
    </style:style>
    <style:style style:name="T1210" style:family="text">
      <style:text-properties style:text-line-through-style="none" style:text-line-through-type="none" officeooo:rsid="07b6edf9"/>
    </style:style>
    <style:style style:name="T1211" style:family="text">
      <style:text-properties style:text-line-through-style="none" style:text-line-through-type="none" officeooo:rsid="07b7653e"/>
    </style:style>
    <style:style style:name="T1212" style:family="text">
      <style:text-properties style:text-line-through-style="none" style:text-line-through-type="none" officeooo:rsid="07b774ea"/>
    </style:style>
    <style:style style:name="T1213" style:family="text">
      <style:text-properties style:text-line-through-style="none" style:text-line-through-type="none" officeooo:rsid="07ba2dd8"/>
    </style:style>
    <style:style style:name="T1214" style:family="text">
      <style:text-properties style:text-line-through-style="none" style:text-line-through-type="none" officeooo:rsid="07bc0b02"/>
    </style:style>
    <style:style style:name="T1215" style:family="text">
      <style:text-properties style:text-line-through-style="none" style:text-line-through-type="none" officeooo:rsid="07bc1cee"/>
    </style:style>
    <style:style style:name="T1216" style:family="text">
      <style:text-properties style:text-line-through-style="none" style:text-line-through-type="none" officeooo:rsid="07bd497e"/>
    </style:style>
    <style:style style:name="T1217" style:family="text">
      <style:text-properties style:text-line-through-style="none" style:text-line-through-type="none" officeooo:rsid="07bd96de"/>
    </style:style>
    <style:style style:name="T1218" style:family="text">
      <style:text-properties style:text-line-through-style="none" style:text-line-through-type="none" officeooo:rsid="07bef47d"/>
    </style:style>
    <style:style style:name="T1219" style:family="text">
      <style:text-properties style:text-line-through-style="none" style:text-line-through-type="none" officeooo:rsid="07c016b7"/>
    </style:style>
    <style:style style:name="T1220" style:family="text">
      <style:text-properties style:text-line-through-style="none" style:text-line-through-type="none" officeooo:rsid="0019f43d"/>
    </style:style>
    <style:style style:name="T1221" style:family="text">
      <style:text-properties style:text-line-through-style="none" style:text-line-through-type="none" officeooo:rsid="07c1f61f"/>
    </style:style>
    <style:style style:name="T1222" style:family="text">
      <style:text-properties style:text-line-through-style="none" style:text-line-through-type="none" officeooo:rsid="07c38d5d"/>
    </style:style>
    <style:style style:name="T1223" style:family="text">
      <style:text-properties style:text-line-through-style="none" style:text-line-through-type="none" officeooo:rsid="07c3c06e"/>
    </style:style>
    <style:style style:name="T1224" style:family="text">
      <style:text-properties style:text-line-through-style="none" style:text-line-through-type="none" officeooo:rsid="07c59155"/>
    </style:style>
    <style:style style:name="T1225" style:family="text">
      <style:text-properties style:text-line-through-style="none" style:text-line-through-type="none" officeooo:rsid="07c6233c"/>
    </style:style>
    <style:style style:name="T1226" style:family="text">
      <style:text-properties style:text-line-through-style="none" style:text-line-through-type="none" officeooo:rsid="07c7d562"/>
    </style:style>
    <style:style style:name="T1227" style:family="text">
      <style:text-properties style:text-line-through-style="none" style:text-line-through-type="none" officeooo:rsid="07c7e2a0"/>
    </style:style>
    <style:style style:name="T1228" style:family="text">
      <style:text-properties style:text-line-through-style="none" style:text-line-through-type="none" officeooo:rsid="07c94c85"/>
    </style:style>
    <style:style style:name="T1229" style:family="text">
      <style:text-properties style:text-line-through-style="none" style:text-line-through-type="none" officeooo:rsid="07cad842"/>
    </style:style>
    <style:style style:name="T1230" style:family="text">
      <style:text-properties style:text-line-through-style="none" style:text-line-through-type="none" officeooo:rsid="07cbcd7e"/>
    </style:style>
    <style:style style:name="T1231" style:family="text">
      <style:text-properties style:text-line-through-style="none" style:text-line-through-type="none" officeooo:rsid="07cdba70"/>
    </style:style>
    <style:style style:name="T1232" style:family="text">
      <style:text-properties style:text-line-through-style="none" style:text-line-through-type="none" officeooo:rsid="07cf7c48"/>
    </style:style>
    <style:style style:name="T1233" style:family="text">
      <style:text-properties style:text-line-through-style="none" style:text-line-through-type="none" officeooo:rsid="07cfcc51"/>
    </style:style>
    <style:style style:name="T1234" style:family="text">
      <style:text-properties style:text-line-through-style="none" style:text-line-through-type="none" officeooo:rsid="07d1b488"/>
    </style:style>
    <style:style style:name="T1235" style:family="text">
      <style:text-properties style:text-line-through-style="none" style:text-line-through-type="none" officeooo:rsid="07d2dc05"/>
    </style:style>
    <style:style style:name="T1236" style:family="text">
      <style:text-properties style:text-line-through-style="none" style:text-line-through-type="none" officeooo:rsid="07d46e30"/>
    </style:style>
    <style:style style:name="T1237" style:family="text">
      <style:text-properties style:text-line-through-style="none" style:text-line-through-type="none" officeooo:rsid="07d63faf"/>
    </style:style>
    <style:style style:name="T1238" style:family="text">
      <style:text-properties style:text-line-through-style="none" style:text-line-through-type="none" officeooo:rsid="07d7abbc"/>
    </style:style>
    <style:style style:name="T1239" style:family="text">
      <style:text-properties style:text-line-through-style="none" style:text-line-through-type="none" officeooo:rsid="07d99475"/>
    </style:style>
    <style:style style:name="T1240" style:family="text">
      <style:text-properties style:text-line-through-style="none" style:text-line-through-type="none" officeooo:rsid="07d9b6d8"/>
    </style:style>
    <style:style style:name="T1241" style:family="text">
      <style:text-properties style:text-line-through-style="none" style:text-line-through-type="none" officeooo:rsid="07daaac8"/>
    </style:style>
    <style:style style:name="T1242" style:family="text">
      <style:text-properties style:text-line-through-style="none" style:text-line-through-type="none" officeooo:rsid="07dad2d7"/>
    </style:style>
    <style:style style:name="T1243" style:family="text">
      <style:text-properties style:text-line-through-style="none" style:text-line-through-type="none" officeooo:rsid="07dbc136"/>
    </style:style>
    <style:style style:name="T1244" style:family="text">
      <style:text-properties style:text-line-through-style="none" style:text-line-through-type="none" officeooo:rsid="07dd1067"/>
    </style:style>
    <style:style style:name="T1245" style:family="text">
      <style:text-properties style:text-line-through-style="none" style:text-line-through-type="none" officeooo:rsid="07ddd54c"/>
    </style:style>
    <style:style style:name="T1246" style:family="text">
      <style:text-properties style:text-line-through-style="none" style:text-line-through-type="none" officeooo:rsid="07de160f"/>
    </style:style>
    <style:style style:name="T1247" style:family="text">
      <style:text-properties style:text-line-through-style="none" style:text-line-through-type="none" officeooo:rsid="07dfe42d"/>
    </style:style>
    <style:style style:name="T1248" style:family="text">
      <style:text-properties style:text-line-through-style="none" style:text-line-through-type="none" officeooo:rsid="07e078c6"/>
    </style:style>
    <style:style style:name="T1249" style:family="text">
      <style:text-properties style:text-line-through-style="none" style:text-line-through-type="none" officeooo:rsid="07e23f2c"/>
    </style:style>
    <style:style style:name="T1250" style:family="text">
      <style:text-properties style:text-line-through-style="none" style:text-line-through-type="none" officeooo:rsid="07e3dbaa"/>
    </style:style>
    <style:style style:name="T1251" style:family="text">
      <style:text-properties style:text-line-through-style="none" style:text-line-through-type="none" officeooo:rsid="07e3f57c"/>
    </style:style>
    <style:style style:name="T1252" style:family="text">
      <style:text-properties style:text-line-through-style="none" style:text-line-through-type="none" officeooo:rsid="07e47d4b"/>
    </style:style>
    <style:style style:name="T1253" style:family="text">
      <style:text-properties style:text-line-through-style="none" style:text-line-through-type="none" officeooo:rsid="07e49091"/>
    </style:style>
    <style:style style:name="T1254" style:family="text">
      <style:text-properties style:text-line-through-style="none" style:text-line-through-type="none" officeooo:rsid="07e60e89"/>
    </style:style>
    <style:style style:name="T1255" style:family="text">
      <style:text-properties style:text-line-through-style="none" style:text-line-through-type="none" officeooo:rsid="07e780d7"/>
    </style:style>
    <style:style style:name="T1256" style:family="text">
      <style:text-properties style:text-line-through-style="none" style:text-line-through-type="none" officeooo:rsid="07e7aa36"/>
    </style:style>
    <style:style style:name="T1257" style:family="text">
      <style:text-properties style:text-line-through-style="none" style:text-line-through-type="none" officeooo:rsid="07e88cf8"/>
    </style:style>
    <style:style style:name="T1258" style:family="text">
      <style:text-properties style:text-line-through-style="none" style:text-line-through-type="none" officeooo:rsid="07e90f9b"/>
    </style:style>
    <style:style style:name="T1259" style:family="text">
      <style:text-properties style:text-line-through-style="none" style:text-line-through-type="none" officeooo:rsid="07e94c8c"/>
    </style:style>
    <style:style style:name="T1260" style:family="text">
      <style:text-properties style:text-line-through-style="none" style:text-line-through-type="none" officeooo:rsid="07e98fa0"/>
    </style:style>
    <style:style style:name="T1261" style:family="text">
      <style:text-properties style:text-line-through-style="none" style:text-line-through-type="none" officeooo:rsid="07eb1e25"/>
    </style:style>
    <style:style style:name="T1262" style:family="text">
      <style:text-properties style:text-line-through-style="none" style:text-line-through-type="none" officeooo:rsid="07eb3b3a"/>
    </style:style>
    <style:style style:name="T1263" style:family="text">
      <style:text-properties style:text-line-through-style="none" style:text-line-through-type="none" officeooo:rsid="07eb9415"/>
    </style:style>
    <style:style style:name="T1264" style:family="text">
      <style:text-properties style:text-line-through-style="none" style:text-line-through-type="none" officeooo:rsid="07eca5b3"/>
    </style:style>
    <style:style style:name="T1265" style:family="text">
      <style:text-properties style:text-line-through-style="none" style:text-line-through-type="none" officeooo:rsid="07edba16"/>
    </style:style>
    <style:style style:name="T1266" style:family="text">
      <style:text-properties style:text-line-through-style="none" style:text-line-through-type="none" officeooo:rsid="07edd183"/>
    </style:style>
    <style:style style:name="T1267" style:family="text">
      <style:text-properties style:text-line-through-style="none" style:text-line-through-type="none" officeooo:rsid="07edda04"/>
    </style:style>
    <style:style style:name="T1268" style:family="text">
      <style:text-properties style:text-line-through-style="none" style:text-line-through-type="none" officeooo:rsid="07ef3365"/>
    </style:style>
    <style:style style:name="T1269" style:family="text">
      <style:text-properties style:text-line-through-style="none" style:text-line-through-type="none" officeooo:rsid="07ef4033"/>
    </style:style>
    <style:style style:name="T1270" style:family="text">
      <style:text-properties style:text-line-through-style="none" style:text-line-through-type="none" officeooo:rsid="07ef9e8d"/>
    </style:style>
    <style:style style:name="T1271" style:family="text">
      <style:text-properties style:text-line-through-style="none" style:text-line-through-type="none" officeooo:rsid="07f07611"/>
    </style:style>
    <style:style style:name="T1272" style:family="text">
      <style:text-properties style:text-line-through-style="none" style:text-line-through-type="none" officeooo:rsid="07f0a18f"/>
    </style:style>
    <style:style style:name="T1273" style:family="text">
      <style:text-properties style:text-line-through-style="none" style:text-line-through-type="none" officeooo:rsid="07f16049"/>
    </style:style>
    <style:style style:name="T1274" style:family="text">
      <style:text-properties style:text-line-through-style="none" style:text-line-through-type="none" officeooo:rsid="07f23b68"/>
    </style:style>
    <style:style style:name="T1275" style:family="text">
      <style:text-properties style:text-line-through-style="none" style:text-line-through-type="none" officeooo:rsid="07f28f32"/>
    </style:style>
    <style:style style:name="T1276" style:family="text">
      <style:text-properties style:text-line-through-style="none" style:text-line-through-type="none" officeooo:rsid="07f373e8"/>
    </style:style>
    <style:style style:name="T1277" style:family="text">
      <style:text-properties style:text-line-through-style="none" style:text-line-through-type="none" officeooo:rsid="07f4e2d9"/>
    </style:style>
    <style:style style:name="T1278" style:family="text">
      <style:text-properties style:text-line-through-style="none" style:text-line-through-type="none" officeooo:rsid="07f62253"/>
    </style:style>
    <style:style style:name="T1279" style:family="text">
      <style:text-properties style:text-line-through-style="none" style:text-line-through-type="none" officeooo:rsid="07f78d60"/>
    </style:style>
    <style:style style:name="T1280" style:family="text">
      <style:text-properties style:text-line-through-style="none" style:text-line-through-type="none" officeooo:rsid="07f888c0"/>
    </style:style>
    <style:style style:name="T1281" style:family="text">
      <style:text-properties style:text-line-through-style="none" style:text-line-through-type="none" officeooo:rsid="07f8ca62"/>
    </style:style>
    <style:style style:name="T1282" style:family="text">
      <style:text-properties style:text-line-through-style="none" style:text-line-through-type="none" officeooo:rsid="07f9d4e2"/>
    </style:style>
    <style:style style:name="T1283" style:family="text">
      <style:text-properties style:text-line-through-style="none" style:text-line-through-type="none" officeooo:rsid="07fb0db4"/>
    </style:style>
    <style:style style:name="T1284" style:family="text">
      <style:text-properties style:text-line-through-style="none" style:text-line-through-type="none" officeooo:rsid="07fb2a19"/>
    </style:style>
    <style:style style:name="T1285" style:family="text">
      <style:text-properties style:text-line-through-style="none" style:text-line-through-type="none" officeooo:rsid="07fcd160"/>
    </style:style>
    <style:style style:name="T1286" style:family="text">
      <style:text-properties style:text-line-through-style="none" style:text-line-through-type="none" officeooo:rsid="07fe9cdd"/>
    </style:style>
    <style:style style:name="T1287" style:family="text">
      <style:text-properties style:text-line-through-style="none" style:text-line-through-type="none" officeooo:rsid="07ffc14d"/>
    </style:style>
    <style:style style:name="T1288" style:family="text">
      <style:text-properties style:text-line-through-style="none" style:text-line-through-type="none" officeooo:rsid="0800ad21"/>
    </style:style>
    <style:style style:name="T1289" style:family="text">
      <style:text-properties style:text-line-through-style="none" style:text-line-through-type="none" officeooo:rsid="0800c24a"/>
    </style:style>
    <style:style style:name="T1290" style:family="text">
      <style:text-properties style:text-line-through-style="none" style:text-line-through-type="none" officeooo:rsid="08010146"/>
    </style:style>
    <style:style style:name="T1291" style:family="text">
      <style:text-properties style:text-line-through-style="none" style:text-line-through-type="none" officeooo:rsid="0802032a"/>
    </style:style>
    <style:style style:name="T1292" style:family="text">
      <style:text-properties style:text-line-through-style="none" style:text-line-through-type="none" officeooo:rsid="08022221"/>
    </style:style>
    <style:style style:name="T1293" style:family="text">
      <style:text-properties style:text-line-through-style="none" style:text-line-through-type="none" officeooo:rsid="08038b65"/>
    </style:style>
    <style:style style:name="T1294" style:family="text">
      <style:text-properties style:text-line-through-style="none" style:text-line-through-type="none" officeooo:rsid="0803eeef"/>
    </style:style>
    <style:style style:name="T1295" style:family="text">
      <style:text-properties style:text-line-through-style="none" style:text-line-through-type="none" officeooo:rsid="0804b51f"/>
    </style:style>
    <style:style style:name="T1296" style:family="text">
      <style:text-properties style:text-line-through-style="none" style:text-line-through-type="none" officeooo:rsid="08053c3f"/>
    </style:style>
    <style:style style:name="T1297" style:family="text">
      <style:text-properties style:text-line-through-style="none" style:text-line-through-type="none" officeooo:rsid="0805df0e"/>
    </style:style>
    <style:style style:name="T1298" style:family="text">
      <style:text-properties style:text-line-through-style="none" style:text-line-through-type="none" officeooo:rsid="08064c1d"/>
    </style:style>
    <style:style style:name="T1299" style:family="text">
      <style:text-properties style:text-line-through-style="none" style:text-line-through-type="none" officeooo:rsid="0808461c"/>
    </style:style>
    <style:style style:name="T1300" style:family="text">
      <style:text-properties style:text-line-through-style="none" style:text-line-through-type="none" officeooo:rsid="0809e5f2"/>
    </style:style>
    <style:style style:name="T1301" style:family="text">
      <style:text-properties style:text-line-through-style="none" style:text-line-through-type="none" officeooo:rsid="080d5233"/>
    </style:style>
    <style:style style:name="T1302" style:family="text">
      <style:text-properties style:text-line-through-style="none" style:text-line-through-type="none" officeooo:rsid="080d99be"/>
    </style:style>
    <style:style style:name="T1303" style:family="text">
      <style:text-properties style:text-line-through-style="none" style:text-line-through-type="none" officeooo:rsid="080dfdc8"/>
    </style:style>
    <style:style style:name="T1304" style:family="text">
      <style:text-properties style:text-line-through-style="none" style:text-line-through-type="none" officeooo:rsid="080e35dc"/>
    </style:style>
    <style:style style:name="T1305" style:family="text">
      <style:text-properties style:text-line-through-style="none" style:text-line-through-type="none" officeooo:rsid="080f80f4"/>
    </style:style>
    <style:style style:name="T1306" style:family="text">
      <style:text-properties style:text-line-through-style="none" style:text-line-through-type="none" officeooo:rsid="08118f1b"/>
    </style:style>
    <style:style style:name="T1307" style:family="text">
      <style:text-properties style:text-line-through-style="none" style:text-line-through-type="none" officeooo:rsid="08124eb0"/>
    </style:style>
    <style:style style:name="T1308" style:family="text">
      <style:text-properties style:text-line-through-style="none" style:text-line-through-type="none" officeooo:rsid="0812d96e"/>
    </style:style>
    <style:style style:name="T1309" style:family="text">
      <style:text-properties style:text-line-through-style="none" style:text-line-through-type="none" officeooo:rsid="08135a1c"/>
    </style:style>
    <style:style style:name="T1310" style:family="text">
      <style:text-properties style:text-line-through-style="none" style:text-line-through-type="none" officeooo:rsid="08143d7f"/>
    </style:style>
    <style:style style:name="T1311" style:family="text">
      <style:text-properties style:text-line-through-style="none" style:text-line-through-type="none" officeooo:rsid="0815de25"/>
    </style:style>
    <style:style style:name="T1312" style:family="text">
      <style:text-properties style:text-line-through-style="none" style:text-line-through-type="none" officeooo:rsid="0817d3a4"/>
    </style:style>
    <style:style style:name="T1313" style:family="text">
      <style:text-properties style:text-line-through-style="none" style:text-line-through-type="none" officeooo:rsid="0818c451"/>
    </style:style>
    <style:style style:name="T1314" style:family="text">
      <style:text-properties style:text-line-through-style="none" style:text-line-through-type="none" officeooo:rsid="0819f124"/>
    </style:style>
    <style:style style:name="T1315" style:family="text">
      <style:text-properties style:text-line-through-style="none" style:text-line-through-type="none" officeooo:rsid="081bef3e"/>
    </style:style>
    <style:style style:name="T1316" style:family="text">
      <style:text-properties style:text-line-through-style="none" style:text-line-through-type="none" officeooo:rsid="081da997"/>
    </style:style>
    <style:style style:name="T1317" style:family="text">
      <style:text-properties style:text-line-through-style="none" style:text-line-through-type="none" officeooo:rsid="081e30b0"/>
    </style:style>
    <style:style style:name="T1318" style:family="text">
      <style:text-properties style:text-line-through-style="none" style:text-line-through-type="none" officeooo:rsid="081f1b81"/>
    </style:style>
    <style:style style:name="T1319" style:family="text">
      <style:text-properties style:text-line-through-style="none" style:text-line-through-type="none" officeooo:rsid="0820c890"/>
    </style:style>
    <style:style style:name="T1320" style:family="text">
      <style:text-properties style:text-line-through-style="none" style:text-line-through-type="none" officeooo:rsid="08227d39"/>
    </style:style>
    <style:style style:name="T1321" style:family="text">
      <style:text-properties style:text-line-through-style="none" style:text-line-through-type="none" officeooo:rsid="08239c89"/>
    </style:style>
    <style:style style:name="T1322" style:family="text">
      <style:text-properties style:text-line-through-style="none" style:text-line-through-type="none" officeooo:rsid="08242fa2"/>
    </style:style>
    <style:style style:name="T1323" style:family="text">
      <style:text-properties style:text-line-through-style="none" style:text-line-through-type="none" officeooo:rsid="0825f8bd"/>
    </style:style>
    <style:style style:name="T1324" style:family="text">
      <style:text-properties style:text-line-through-style="none" style:text-line-through-type="none" officeooo:rsid="0827d9c9"/>
    </style:style>
    <style:style style:name="T1325" style:family="text">
      <style:text-properties style:text-line-through-style="none" style:text-line-through-type="none" officeooo:rsid="082889dc"/>
    </style:style>
    <style:style style:name="T1326" style:family="text">
      <style:text-properties style:text-line-through-style="none" style:text-line-through-type="none" officeooo:rsid="0829e54b"/>
    </style:style>
    <style:style style:name="T1327" style:family="text">
      <style:text-properties style:text-line-through-style="none" style:text-line-through-type="none" officeooo:rsid="082a5f4e"/>
    </style:style>
    <style:style style:name="T1328" style:family="text">
      <style:text-properties style:text-line-through-style="none" style:text-line-through-type="none" officeooo:rsid="082afdb8"/>
    </style:style>
    <style:style style:name="T1329" style:family="text">
      <style:text-properties style:text-line-through-style="none" style:text-line-through-type="none" officeooo:rsid="0847b1d8"/>
    </style:style>
    <style:style style:name="T1330" style:family="text">
      <style:text-properties style:text-line-through-style="none" style:text-line-through-type="none" officeooo:rsid="08631740"/>
    </style:style>
    <style:style style:name="T1331" style:family="text">
      <style:text-properties officeooo:rsid="082d3ec3"/>
    </style:style>
    <style:style style:name="T1332" style:family="text">
      <style:text-properties officeooo:rsid="08382aad"/>
    </style:style>
    <style:style style:name="T1333" style:family="text">
      <style:text-properties officeooo:rsid="0839671f"/>
    </style:style>
    <style:style style:name="T1334" style:family="text">
      <style:text-properties officeooo:rsid="083b8757"/>
    </style:style>
    <style:style style:name="T1335" style:family="text">
      <style:text-properties officeooo:rsid="083b8ff8"/>
    </style:style>
    <style:style style:name="T1336" style:family="text">
      <style:text-properties officeooo:rsid="083d6786"/>
    </style:style>
    <style:style style:name="T1337" style:family="text">
      <style:text-properties officeooo:rsid="08403ad2"/>
    </style:style>
    <style:style style:name="T1338" style:family="text">
      <style:text-properties officeooo:rsid="08411dd3"/>
    </style:style>
    <style:style style:name="T1339" style:family="text">
      <style:text-properties officeooo:rsid="084239b4"/>
    </style:style>
    <style:style style:name="T1340" style:family="text">
      <style:text-properties officeooo:rsid="0843a7a1"/>
    </style:style>
    <style:style style:name="T1341" style:family="text">
      <style:text-properties officeooo:rsid="0844a758"/>
    </style:style>
    <style:style style:name="T1342" style:family="text">
      <style:text-properties officeooo:rsid="08462442"/>
    </style:style>
    <style:style style:name="T1343" style:family="text">
      <style:text-properties officeooo:rsid="0847b8e9"/>
    </style:style>
    <style:style style:name="T1344" style:family="text">
      <style:text-properties officeooo:rsid="0847fe4a"/>
    </style:style>
    <style:style style:name="T1345" style:family="text">
      <style:text-properties officeooo:rsid="087ef663"/>
    </style:style>
    <style:style style:name="T1346" style:family="text">
      <style:text-properties officeooo:rsid="0894cb8f"/>
    </style:style>
    <style:style style:name="T1347" style:family="text">
      <style:text-properties officeooo:rsid="089f9be2"/>
    </style:style>
    <style:style style:name="T1348" style:family="text">
      <style:text-properties officeooo:rsid="08a65f76"/>
    </style:style>
    <style:style style:name="T1349" style:family="text">
      <style:text-properties officeooo:rsid="08a80c4a"/>
    </style:style>
    <style:style style:name="T1350" style:family="text">
      <style:text-properties officeooo:rsid="08aab712"/>
    </style:style>
    <style:style style:name="T1351" style:family="text">
      <style:text-properties officeooo:rsid="08af7ced"/>
    </style:style>
    <style:style style:name="T1352" style:family="text">
      <style:text-properties officeooo:rsid="08b68ac8"/>
    </style:style>
    <style:style style:name="T1353" style:family="text">
      <style:text-properties officeooo:rsid="08c1e529"/>
    </style:style>
    <style:style style:name="T1354" style:family="text">
      <style:text-properties officeooo:rsid="08e0bad7"/>
    </style:style>
    <style:style style:name="T1355" style:family="text">
      <style:text-properties officeooo:rsid="08ff1a47"/>
    </style:style>
    <style:style style:name="T1356" style:family="text">
      <style:text-properties officeooo:rsid="0906efde"/>
    </style:style>
    <style:style style:name="T1357" style:family="text">
      <style:text-properties officeooo:rsid="09165277"/>
    </style:style>
    <style:style style:name="T1358" style:family="text">
      <style:text-properties officeooo:rsid="091da918"/>
    </style:style>
    <style:style style:name="T1359" style:family="text">
      <style:text-properties officeooo:rsid="091f8041"/>
    </style:style>
    <style:style style:name="T1360" style:family="text">
      <style:text-properties officeooo:rsid="0924f2ff"/>
    </style:style>
    <style:style style:name="T1361" style:family="text">
      <style:text-properties officeooo:rsid="0928bc34"/>
    </style:style>
    <style:style style:name="T1362" style:family="text">
      <style:text-properties officeooo:rsid="092bd3af"/>
    </style:style>
    <style:style style:name="T1363" style:family="text">
      <style:text-properties officeooo:rsid="092cd439"/>
    </style:style>
    <style:style style:name="T1364" style:family="text">
      <style:text-properties officeooo:rsid="092d90e3"/>
    </style:style>
    <style:style style:name="T1365" style:family="text">
      <style:text-properties officeooo:rsid="092ec505"/>
    </style:style>
    <style:style style:name="T1366" style:family="text">
      <style:text-properties officeooo:rsid="0934bd76"/>
    </style:style>
    <style:style style:name="T1367" style:family="text">
      <style:text-properties officeooo:rsid="09387174"/>
    </style:style>
    <style:style style:name="T1368" style:family="text">
      <style:text-properties officeooo:rsid="0938c201"/>
    </style:style>
    <style:style style:name="T1369" style:family="text">
      <style:text-properties officeooo:rsid="093a6f2d"/>
    </style:style>
    <style:style style:name="T1370" style:family="text">
      <style:text-properties officeooo:rsid="093ac2fb"/>
    </style:style>
    <style:style style:name="T1371" style:family="text">
      <style:text-properties officeooo:rsid="093ae0ae"/>
    </style:style>
    <style:style style:name="T1372" style:family="text">
      <style:text-properties officeooo:rsid="093cb02b"/>
    </style:style>
    <style:style style:name="T1373" style:family="text">
      <style:text-properties officeooo:rsid="093cc3e7"/>
    </style:style>
    <style:style style:name="T1374" style:family="text">
      <style:text-properties officeooo:rsid="0940e73d"/>
    </style:style>
    <style:style style:name="T1375" style:family="text">
      <style:text-properties officeooo:rsid="0941ac29"/>
    </style:style>
    <style:style style:name="T1376" style:family="text">
      <style:text-properties officeooo:rsid="09432b04"/>
    </style:style>
    <style:style style:name="T1377" style:family="text">
      <style:text-properties officeooo:rsid="09471cdd"/>
    </style:style>
    <style:style style:name="T1378" style:family="text">
      <style:text-properties officeooo:rsid="09475400"/>
    </style:style>
    <style:style style:name="T1379" style:family="text">
      <style:text-properties officeooo:rsid="09475d4f"/>
    </style:style>
    <style:style style:name="T1380" style:family="text">
      <style:text-properties officeooo:rsid="094fc29a"/>
    </style:style>
    <style:style style:name="T1381" style:family="text">
      <style:text-properties officeooo:rsid="09502862"/>
    </style:style>
    <style:style style:name="T1382" style:family="text">
      <style:text-properties officeooo:rsid="095153a9"/>
    </style:style>
    <style:style style:name="T1383" style:family="text">
      <style:text-properties officeooo:rsid="09546733"/>
    </style:style>
    <style:style style:name="T1384" style:family="text">
      <style:text-properties officeooo:rsid="095bc70a"/>
    </style:style>
    <style:style style:name="T1385" style:family="text">
      <style:text-properties officeooo:rsid="09639f3d"/>
    </style:style>
    <style:style style:name="T1386" style:family="text">
      <style:text-properties officeooo:rsid="09661c22"/>
    </style:style>
    <style:style style:name="T1387" style:family="text">
      <style:text-properties officeooo:rsid="096838d2"/>
    </style:style>
    <style:style style:name="T1388" style:family="text">
      <style:text-properties officeooo:rsid="0968ac47"/>
    </style:style>
    <style:style style:name="T1389" style:family="text">
      <style:text-properties officeooo:rsid="097018d7"/>
    </style:style>
    <style:style style:name="T1390" style:family="text">
      <style:text-properties officeooo:rsid="097cd398"/>
    </style:style>
    <style:style style:name="T1391" style:family="text">
      <style:text-properties officeooo:rsid="0985da68"/>
    </style:style>
    <style:style style:name="T1392" style:family="text">
      <style:text-properties officeooo:rsid="0991ab2a"/>
    </style:style>
    <style:style style:name="T1393" style:family="text">
      <style:text-properties officeooo:rsid="0999c1ed"/>
    </style:style>
    <style:style style:name="T1394" style:family="text">
      <style:text-properties officeooo:rsid="09b76969"/>
    </style:style>
    <style:style style:name="T1395" style:family="text">
      <style:text-properties officeooo:rsid="09bd6575"/>
    </style:style>
    <style:style style:name="T1396" style:family="text">
      <style:text-properties officeooo:rsid="09c7ba71"/>
    </style:style>
    <style:style style:name="T1397" style:family="text">
      <style:text-properties officeooo:rsid="09f0764b"/>
    </style:style>
    <style:style style:name="T1398" style:family="text">
      <style:text-properties officeooo:rsid="0a03825a"/>
    </style:style>
    <style:style style:name="T1399" style:family="text">
      <style:text-properties officeooo:rsid="0a129d2a"/>
    </style:style>
    <style:style style:name="T1400" style:family="text">
      <style:text-properties officeooo:rsid="0a198e92"/>
    </style:style>
    <style:style style:name="T1401" style:family="text">
      <style:text-properties officeooo:rsid="0a1e3531"/>
    </style:style>
    <style:style style:name="T1402" style:family="text">
      <style:text-properties officeooo:rsid="0a20a438"/>
    </style:style>
    <style:style style:name="T1403" style:family="text">
      <style:text-properties officeooo:rsid="0a292781"/>
    </style:style>
    <style:style style:name="T1404" style:family="text">
      <style:text-properties officeooo:rsid="0a29e361"/>
    </style:style>
    <style:style style:name="T1405" style:family="text">
      <style:text-properties officeooo:rsid="0a343ea9"/>
    </style:style>
    <style:style style:name="T1406" style:family="text">
      <style:text-properties officeooo:rsid="0a347aa4"/>
    </style:style>
    <style:style style:name="T1407" style:family="text">
      <style:text-properties officeooo:rsid="0a3b84a9"/>
    </style:style>
    <style:style style:name="T1408" style:family="text">
      <style:text-properties officeooo:rsid="0a4b0c12"/>
    </style:style>
    <style:style style:name="T1409" style:family="text">
      <style:text-properties officeooo:rsid="0a5279ed"/>
    </style:style>
    <style:style style:name="T1410" style:family="text">
      <style:text-properties officeooo:rsid="0a53fee0"/>
    </style:style>
    <style:style style:name="T1411" style:family="text">
      <style:text-properties officeooo:rsid="0a54869b"/>
    </style:style>
    <style:style style:name="T1412" style:family="text">
      <style:text-properties officeooo:rsid="0a590f91"/>
    </style:style>
    <style:style style:name="T1413" style:family="text">
      <style:text-properties officeooo:rsid="0a594308"/>
    </style:style>
    <style:style style:name="T1414" style:family="text">
      <style:text-properties officeooo:rsid="0a5ac7b6"/>
    </style:style>
    <style:style style:name="T1415" style:family="text">
      <style:text-properties officeooo:rsid="0a5d083a"/>
    </style:style>
    <style:style style:name="T1416" style:family="text">
      <style:text-properties officeooo:rsid="0a5eaae8"/>
    </style:style>
    <style:style style:name="T1417" style:family="text">
      <style:text-properties officeooo:rsid="0a615c6a"/>
    </style:style>
    <style:style style:name="T1418" style:family="text">
      <style:text-properties officeooo:rsid="0a6dffd8"/>
    </style:style>
    <style:style style:name="T1419" style:family="text">
      <style:text-properties officeooo:rsid="0a70c7dd"/>
    </style:style>
    <style:style style:name="T1420" style:family="text">
      <style:text-properties officeooo:rsid="0a70f87b"/>
    </style:style>
    <style:style style:name="T1421" style:family="text">
      <style:text-properties officeooo:rsid="0a779aa6"/>
    </style:style>
    <style:style style:name="T1422" style:family="text">
      <style:text-properties officeooo:rsid="0a7a3042"/>
    </style:style>
    <style:style style:name="T1423" style:family="text">
      <style:text-properties officeooo:rsid="0a851463"/>
    </style:style>
    <style:style style:name="T1424" style:family="text">
      <style:text-properties officeooo:rsid="0a85b046"/>
    </style:style>
    <style:style style:name="T1425" style:family="text">
      <style:text-properties officeooo:rsid="0a884148"/>
    </style:style>
    <style:style style:name="T1426" style:family="text">
      <style:text-properties officeooo:rsid="0a9270de"/>
    </style:style>
    <style:style style:name="T1427" style:family="text">
      <style:text-properties officeooo:rsid="0a95ce93"/>
    </style:style>
    <style:style style:name="T1428" style:family="text">
      <style:text-properties officeooo:rsid="0a991cde"/>
    </style:style>
    <style:style style:name="T1429" style:family="text">
      <style:text-properties officeooo:rsid="0a993e5e"/>
    </style:style>
    <style:style style:name="T1430" style:family="text">
      <style:text-properties officeooo:rsid="0a995460"/>
    </style:style>
    <style:style style:name="T1431" style:family="text">
      <style:text-properties officeooo:rsid="0a9bdb93"/>
    </style:style>
    <style:style style:name="T1432" style:family="text">
      <style:text-properties officeooo:rsid="0a9cffd4"/>
    </style:style>
    <style:style style:name="T1433" style:family="text">
      <style:text-properties officeooo:rsid="0aa0e815"/>
    </style:style>
    <style:style style:name="T1434" style:family="text">
      <style:text-properties officeooo:rsid="0aa138fa"/>
    </style:style>
    <style:style style:name="T1435" style:family="text">
      <style:text-properties officeooo:rsid="0aa27677"/>
    </style:style>
    <style:style style:name="T1436" style:family="text">
      <style:text-properties officeooo:rsid="0aa35f8f"/>
    </style:style>
    <style:style style:name="T1437" style:family="text">
      <style:text-properties officeooo:rsid="0aa6664c"/>
    </style:style>
    <style:style style:name="T1438" style:family="text">
      <style:text-properties officeooo:rsid="0aa71dd9"/>
    </style:style>
    <style:style style:name="T1439" style:family="text">
      <style:text-properties officeooo:rsid="0aa91e8e"/>
    </style:style>
    <style:style style:name="T1440" style:family="text">
      <style:text-properties officeooo:rsid="0aac800b"/>
    </style:style>
    <style:style style:name="T1441" style:family="text">
      <style:text-properties officeooo:rsid="0abec003"/>
    </style:style>
    <style:style style:name="T1442" style:family="text">
      <style:text-properties officeooo:rsid="0ac6b93e"/>
    </style:style>
    <style:style style:name="T1443" style:family="text">
      <style:text-properties officeooo:rsid="0ac7daea"/>
    </style:style>
    <style:style style:name="T1444" style:family="text">
      <style:text-properties officeooo:rsid="0ac8e7dc"/>
    </style:style>
    <style:style style:name="T1445" style:family="text">
      <style:text-properties officeooo:rsid="0ac9b1dd"/>
    </style:style>
    <style:style style:name="T1446" style:family="text">
      <style:text-properties officeooo:rsid="0acb3beb"/>
    </style:style>
    <style:style style:name="T1447" style:family="text">
      <style:text-properties officeooo:rsid="0acb7890"/>
    </style:style>
    <style:style style:name="T1448" style:family="text">
      <style:text-properties officeooo:rsid="0acc5d42"/>
    </style:style>
    <style:style style:name="T1449" style:family="text">
      <style:text-properties officeooo:rsid="0acd1d84"/>
    </style:style>
    <style:style style:name="T1450" style:family="text">
      <style:text-properties officeooo:rsid="0ad406b7"/>
    </style:style>
    <style:style style:name="T1451" style:family="text">
      <style:text-properties officeooo:rsid="0ad4bc66"/>
    </style:style>
    <style:style style:name="T1452" style:family="text">
      <style:text-properties officeooo:rsid="0ad6467c"/>
    </style:style>
    <style:style style:name="T1453" style:family="text">
      <style:text-properties officeooo:rsid="0ad74a1a"/>
    </style:style>
    <style:style style:name="T1454" style:family="text">
      <style:text-properties officeooo:rsid="0ad92926"/>
    </style:style>
    <style:style style:name="T1455" style:family="text">
      <style:text-properties officeooo:rsid="0ad9d0b6"/>
    </style:style>
    <style:style style:name="T1456" style:family="text">
      <style:text-properties officeooo:rsid="0ada4257"/>
    </style:style>
    <style:style style:name="T1457" style:family="text">
      <style:text-properties officeooo:rsid="0adc2860"/>
    </style:style>
    <style:style style:name="T1458" style:family="text">
      <style:text-properties officeooo:rsid="0ade3523"/>
    </style:style>
    <style:style style:name="T1459" style:family="text">
      <style:text-properties officeooo:rsid="0ae5af65"/>
    </style:style>
    <style:style style:name="T1460" style:family="text">
      <style:text-properties officeooo:rsid="0ae6e521"/>
    </style:style>
    <style:style style:name="T1461" style:family="text">
      <style:text-properties officeooo:rsid="0afae74f"/>
    </style:style>
    <style:style style:name="T1462" style:family="text">
      <style:text-properties officeooo:rsid="0b015b73"/>
    </style:style>
    <style:style style:name="T1463" style:family="text">
      <style:text-properties officeooo:rsid="0b0bbfc0"/>
    </style:style>
    <style:style style:name="T1464" style:family="text">
      <style:text-properties officeooo:rsid="0b0d02fb"/>
    </style:style>
    <style:style style:name="T1465" style:family="text">
      <style:text-properties officeooo:rsid="0b0f43a2"/>
    </style:style>
    <style:style style:name="T1466" style:family="text">
      <style:text-properties officeooo:rsid="0b139de0"/>
    </style:style>
    <style:style style:name="T1467" style:family="text">
      <style:text-properties officeooo:rsid="0b13af21"/>
    </style:style>
    <style:style style:name="T1468" style:family="text">
      <style:text-properties officeooo:rsid="0b1ce609"/>
    </style:style>
    <style:style style:name="T1469" style:family="text">
      <style:text-properties officeooo:rsid="0b1d232c"/>
    </style:style>
    <style:style style:name="T1470" style:family="text">
      <style:text-properties officeooo:rsid="0b26710a"/>
    </style:style>
    <style:style style:name="T1471" style:family="text">
      <style:text-properties officeooo:rsid="0b26a0f9"/>
    </style:style>
    <style:style style:name="T1472" style:family="text">
      <style:text-properties officeooo:rsid="0b31beca"/>
    </style:style>
    <style:style style:name="T1473" style:family="text">
      <style:text-properties officeooo:rsid="0b342e9c"/>
    </style:style>
    <style:style style:name="T1474" style:family="text">
      <style:text-properties officeooo:rsid="0b354054"/>
    </style:style>
    <style:style style:name="T1475" style:family="text">
      <style:text-properties officeooo:rsid="0b3f2a8d"/>
    </style:style>
    <style:style style:name="T1476" style:family="text">
      <style:text-properties officeooo:rsid="0b451901"/>
    </style:style>
    <style:style style:name="T1477" style:family="text">
      <style:text-properties officeooo:rsid="0b5fde0d"/>
    </style:style>
    <style:style style:name="T1478" style:family="text">
      <style:text-properties officeooo:rsid="0b6a0477"/>
    </style:style>
    <style:style style:name="T1479" style:family="text">
      <style:text-properties officeooo:rsid="0b6b6be3"/>
    </style:style>
    <style:style style:name="T1480" style:family="text">
      <style:text-properties officeooo:rsid="0b6d9f25"/>
    </style:style>
    <style:style style:name="T1481" style:family="text">
      <style:text-properties officeooo:rsid="0b789233"/>
    </style:style>
    <style:style style:name="T1482" style:family="text">
      <style:text-properties officeooo:rsid="0b7cc40d"/>
    </style:style>
    <style:style style:name="T1483" style:family="text">
      <style:text-properties officeooo:rsid="0b85b74a"/>
    </style:style>
    <style:style style:name="T1484" style:family="text">
      <style:text-properties officeooo:rsid="0b898d12"/>
    </style:style>
    <style:style style:name="T1485" style:family="text">
      <style:text-properties officeooo:rsid="0b8a5607"/>
    </style:style>
    <style:style style:name="T1486" style:family="text">
      <style:text-properties officeooo:rsid="0b973941"/>
    </style:style>
    <style:style style:name="T1487" style:family="text">
      <style:text-properties officeooo:rsid="0bb57552"/>
    </style:style>
    <style:style style:name="T1488" style:family="text">
      <style:text-properties officeooo:rsid="0be5b930"/>
    </style:style>
    <style:style style:name="T1489" style:family="text">
      <style:text-properties officeooo:rsid="0bf128e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А теперь все вместе, все мазохисты, <text:span text:style-name="T1">сколько вас там наберётся, особенно те, кто в эту ночь остался без партнёра, с теми фантазиями, что, похоже, вряд ли когда-то исполнятся</text:span>—<text:span text:style-name="T2">давайте-ка подпоём с вашими братишками и сестрёнками, дайте знать друг другу вы живы откровенно, попробуйте прорваться сквозь молчания, попробуйте дотянуться и связаться….)</text:span></text:p>
      <text:p text:style-name="P1"/>
      <text:p text:style-name="P430">О, натриевые фонари <text:span text:style-name="T130">тускнеют</text:span> в Берлине,</text:p>
      <text:p text:style-name="P431">Я отправляюсь в бар, <text:span text:style-name="T130">там</text:span> никого! <text:span text:style-name="T130">Все разошлись уж прочь,</text:span></text:p>
      <text:p text:style-name="P433">А для меня трагичней<text:span text:style-name="T128"> Греческ</text:span>ой<text:span text:style-name="T128"> трагеди</text:span>и</text:p>
      <text:p text:style-name="P432"><text:span text:style-name="T130">Остаться </text:span><text:span text:style-name="T3">жертвой в </text:span><text:span text:style-name="T4">пустоте</text:span><text:span text:style-name="T129"> в эту ночь!</text:span></text:p>
      <text:p text:style-name="P2"/>
      <text:p text:style-name="P12">Шли дни, похожие для Пёклера один на другой. Идентичное утро плюхается теперь в рутину унылую как зима. <text:span text:style-name="T7">Он научился держаться спокойным <text:s/>наружно, по крайней мере. Научился чувствоватькак собирается, близится война небывалая для программ вооружений. Сначала это стимулирует депрессию и неопределённую тревогу. Возможны спазмы пищевода и неприпоминаемые сны. Ловишь себя на том, что пишешь заметки сам себе, первым делом по утрам: спокойные, резонные увещевания визжащему безумию внутри—1. Это комбинация. 1.2. Это скалярная величина. 1.3. Негативные аспекты этого распределяются изотропно. 2. Это не заговор. 2.1. Это не вектор. 2.11 Это не направлено против кого-либо. 2.12 Это не направлено против </text:span><text:span text:style-name="T9">меня…</text:span><text:span text:style-name="T7"> </text:span><text:span text:style-name="T9">u.s.w</text:span><text:span text:style-name="T7">. У кофе появляется всё более и более металлический вкус. Каждый конечный срок теперь становится кризисом, каждый из которых всё напряжённее предыдущего. Позади этой работы-как-работы похоже <text:s/>теперь какая-то пустота, что-то непоправимое, что-то растущее ближе, с каждым днём, к проявлению…. («Новая планета Плутон»,– прошептала она очень давно, лёжа в затхлой темноте, её длинная как у Асты Нильсен, верхняя губа выпукла как близящаяся к полнолунию луна, которая управляла ею.– «Плутон теперь мой знак, закогтил накрепко. Движется медленно, так медленно и так <text:s/>далеко… но он рванёт. Это угрюмый феникс, что сотворяет собственный холокост… </text:span><text:span text:style-name="T9">умышленное воскрешение</text:span><text:span text:style-name="T7">. Шаг за шагом. Под контролем. Никакой милости, никакого Божественного вмешательства. Некоторые называют её планетой Национал-Социализма, Брунхюбнер и та шайка, все теперь стараются выслужиться перед Гитлером. Им не доходит, что они говорят </text:span><text:span text:style-name="T9">буквальную истину</text:span><text:span text:style-name="T7">…. Ты не спишь? Франц….»)</text:span></text:p>
      <text:p text:style-name="P13">С приближением войны, игра приоритетов и политиканства разгоралась <text:span text:style-name="T132">не на шутку, Армия vs. </text:span><text:span text:style-name="T10">Luftwaffe</text:span><text:span text:style-name="T132">, Департамент Вооружений vs. Министерства Военного Снаряжения, SS, при их устремлениях, vs. всех остальных, и даже притушенное недовольство, что перерастёт через пару лет в дворцовый переворот против Брауна, из-за его молодости и ряда неудачных испытаний—хотя небо свидетель, таких всегда хватало, они становились сырьём политики испытательной станции…. Хотя, в общем, результаты испытаний становились всё более и более обнадёживающими. Невозможно было думать о Ракете не помыслив о </text:span><text:span text:style-name="T10">Schicksal</text:span><text:span text:style-name="T132">, о росте к форме предопределённой и, пожалуй, извне данного мира. Команды запускали серии неуправляемых А5, возвращая некоторые из них на парашюте, достигая высоты в пять миль и почти скорости звука. Хотя разработчикам управления полётом оставалось ещё пройти долгий путь, они к этому времени перешли на балансиры из графита, снизили колебания рысканья до пяти градусов или около того, и стали заметно увереннее относительно стабильности Ракеты. </text:span></text:p>
      <text:p text:style-name="P14">В какой-то момент в ту зиму, Пёклер почувствовал, что сможет не сорваться <text:span text:style-name="T133">при встрече </text:span>с Вайсманом. <text:span text:style-name="T133">Он увидел SS-мена во всеоружии, за стёклами очков толстых как Вагнерианские щиты, готового к неприемлемым переборам—гневу, обвинениям, моменту кабинетного бушевания. Всё оказалось как бы новым знакомством. Они не разговаривали с давних пор в Кюмерсдорфе, на старом </text:span><text:span text:style-name="T11">Raketenflugplatz</text:span><text:span text:style-name="T133">. За эти четверть часа в Пенемюнде, Пёклер улыбался больше, чем за весь предыдущий год: говорил <text:s/>о своём восхищении работой Похлмана по изобретению охлаждающей системы двигателя.</text:span></text:p>
      <text:p text:style-name="P14"><text:soft-page-break/><text:span text:style-name="T131">– Как насчёт точек нагрева?– спросил Ваайсман. Это был резонный вопрос, но вместе с тем и </text:span><text:span text:style-name="T12">сближением</text:span><text:span text:style-name="T131">. <text:s/></text:span></text:p>
      <text:p text:style-name="P11"><text:span text:style-name="T134">Пёклеру было ясно, что тому похрен проблемы нагрева. Это было игрой, как и предупреждал <text:s/>Модауген—освящённым ритуалом, как в джиу-джитсу. «Мы достигли плотность теплового потока»,– Пёклер чувствует себя как бывает, когда он поёт,– «порядка трёх миллионов kcal/m</text:span><text:span text:style-name="T135">2</text:span><text:span text:style-name="T134">h °C. Регенеративное охлаждение пока что лучшее из временных решений, но у <text:s/>Похлмана есть новый подход.»– демонстрирует мелом на доске, прощупывая профессиональный подход.– «Он полагает, что используя плёнку алкоголя внутри камеры, мы сможем значительно снизить теплоотдачу».</text:span></text:p>
      <text:p text:style-name="P3">– <text:span text:style-name="T138">Вы будете его впрыскивать.</text:span></text:p>
      <text:p text:style-name="P3">– <text:span text:style-name="T138">Совершенно верно.</text:span></text:p>
      <text:p text:style-name="P4">– <text:span text:style-name="T139">Сколько горючего будет перенаправлено при этом? Как это скажется на КПД двигателя.</text:span></text:p>
      <text:p text:style-name="P15">У Пёклера были цифры: «На сегодняшний день впрыскивание кошмар с подводкой труб, но при текущих графиках исплнения…</text:p>
      <text:p text:style-name="P5">– <text:span text:style-name="T140">А если применить двуступенчатый процесс сгорания?</text:span></text:p>
      <text:p text:style-name="P5">– <text:span text:style-name="T140">Даёт нам больший объём, улучшает турбулентность, но имеется также нон-изотропное падение давления, которое срезает нам эффектиность…. Мы пробуем все возможные подходы. Будь у нас лучшее финансирование…</text:span></text:p>
      <text:p text:style-name="P6">– <text:span text:style-name="T141">Ах. Это не по моей части. Нам бы тоже не помешал более щедрый бюджет.</text:span>– <text:span text:style-name="T142">Тут они оба засмеялись, джентльмены учёные под прижимистой бюрократией, совместно страдающие.</text:span></text:p>
      <text:p text:style-name="P16">Пёклер понимал, что он ведёт переговоры о своём ребёнке и Лени: <text:span text:style-name="T143">что вопросы и ответы не были кодировкой чего-то ещё, но для личной оценки Пёклера. От него ожидалось определённое поведение—не просто играть роль, но жить ею. Любое отклонение в ревность, метафизику, двусмысленность будут тут же подмечены: его либо вернут на курс, либо позволят грохнуться. За зиму и весну, встречи с Вайсманом стали рутиной. Пёклер сжился со своим новым обличьем—Преждевременно Стареющего Вудеркинда—зачастую открывая для себя, что это ему на пользу, дольше держит за справочниками и данными о запусках, выговаривает фразы, которые он не готовил заранее: мягкий, академичный, зацикленный на ракете язык, что удивлял и его самого.</text:span></text:p>
      <text:p text:style-name="P17">В конце августа он получил второй визит. <text:span text:style-name="T144">Надо бы сказать «Ильзе вернулась», но Пёклер не был уверен. Как и прежде, она появилась одна, без предупреждения—подбежала к нему, поцеловала, назвала Папи. Но…</text:span></text:p>
      <text:p text:style-name="P18">Но её волосы, хотя бы это, были явно тёмно-каштановые, и пострижены по-другому. <text:span text:style-name="T145">Глаза длиннее и посажены не так, цвет лица не такой светлый. И она казалось выросла на целый фут. Но в таком возрасте они растут не по дням, а по часам, верно? Если это был «</text:span><text:span text:style-name="T147">такой</text:span><text:span text:style-name="T145"> возраст….» Ещё как Пёклер обнимал её началось упрямое нашёптывание? Это та же самая? Тебе прислали другого ребёнка? Почему ты в прошлый раз не присмотрелся повниательнее, Пёклер?</text:span></text:p>
      <text:p text:style-name="P22">На этот раз он спросил долго ли ей позволят остаться. </text:p>
      <text:p text:style-name="P7">– <text:span text:style-name="T613">Мне скажут, а я постараюсь передать тебе.</text:span>– <text:span text:style-name="T614">А успеет ли он перекалибровать себя с маленького бельчонка, которая мечтала жить на Луне, к этому тёмному, длинноногому созданию Юга, чья неловкость и потребность в отце была такой трогательной, такой явной даже для Пёклера, в эту их вторую (или то было в первую, или третью?) встречу.</text:span></text:p>
      <text:p text:style-name="P19">Почти ничего о Лени. Их разлучили, <text:span text:style-name="T615">сказала Ильзе, ещё зимой. Ходили слухи, что её мать перевели в другой лагерь. Так, так. Пожертвуй пешку, сними королеву: Вайсман выжидает посмотреть как отреагирует <text:s/>Пёклер. На этот раз он слишком далеко зашёл: Пёклер зашнуровал ботинки и довольно спокойно отправился на поиски этого SS-мана, засталего в его кабинете, обличил его в присутствии сочувственных, неясно правительственных лиц, речь достигла красноречивой кульминации, когда он швырнул шахматную доску с фигурами в нагло </text:span><text:soft-page-break/><text:span text:style-name="T615">моргающее лицо Вайсмана…. Пёклер импульсивен, да, бунтарь—но Generaldirektor такая его запальчивость и честность </text:span><text:span text:style-name="T13">нужна</text:span><text:span text:style-name="T615"> нам…</text:span></text:p>
      <text:p text:style-name="P20">Девочка вдруг пришла к нему в объятия, поцеловать его снова. <text:span text:style-name="T616">Просто так. Пёклер забыл свои муки и долго прижимал её к своему сердцу, не говоря ни слова….</text:span></text:p>
      <text:p text:style-name="P21">Но в ту ночь в комнатушке только дыхание<text:span text:style-name="T131">—</text:span>никаких желаний луны в этот год<text:span text:style-name="T618">—</text:span><text:span text:style-name="T617">с её койки, он лежал </text:span><text:span text:style-name="T619">без сна, вычисляя, одна </text:span><text:span text:style-name="T621">из дочерей подстава</text:span><text:span text:style-name="T619">? та же дочь дважды? обе подставные? </text:span><text:span text:style-name="T620">Начиная </text:span><text:span text:style-name="T621">высчитывать </text:span><text:span text:style-name="T622">комбинации для третьего визита, для четвёртого…. </text:span><text:span text:style-name="T624">У </text:span><text:span text:style-name="T623">Вайсма</text:span><text:span text:style-name="T624">на</text:span><text:span text:style-name="T623">, те</text:span><text:span text:style-name="T624">х</text:span><text:span text:style-name="T623">, кто за ним, <text:s/></text:span><text:span text:style-name="T624">есть тысячи таких детей под рукой. </text:span><text:span text:style-name="T625">В течение лет, с их взрослением, сможет ли Пёклер полюбить </text:span><text:span text:style-name="T626">какую-то</text:span><text:span text:style-name="T618">—</text:span><text:span text:style-name="T627">достигнет ли она таким образом королевской линии </text:span><text:span text:style-name="T628">и станет заменой королевы, утраченной, </text:span><text:span text:style-name="T629">забытой Лени? </text:span><text:span text:style-name="T630">Его Противнику известно, что подозрение Пёклера всегда будет сильнее </text:span><text:span text:style-name="T631">любого страха истинного кровосмесительства…. </text:span><text:span text:style-name="T632">Они могут выдумывать новые правила, усложняя игру до бесконечности. </text:span><text:span text:style-name="T634">Что</text:span><text:span text:style-name="T633"> мог любой мужчине, опустошённый как Пёклер, чувствовать в ту ночь, </text:span><text:span text:style-name="T634">поддерживать </text:span><text:span text:style-name="T633">постоянн</text:span><text:span text:style-name="T634">ую готовность</text:span><text:span text:style-name="T633"> достаточно</text:span><text:span text:style-name="T634">й</text:span><text:span text:style-name="T633"> </text:span><text:span text:style-name="T634">для этого </text:span><text:span text:style-name="T633">гибк</text:span><text:span text:style-name="T634">ости</text:span><text:span text:style-name="T633">?</text:span></text:p>
      <text:p text:style-name="P23"><text:span text:style-name="T8">Kot</text:span>—<text:span text:style-name="T679">какая нелепость</text:span>—<text:span text:style-name="T679">разве он не видел её по всякому в их прежних городских комнатах? Носил, спящую, плачущую, выкручивающуюся, смеющуюся, голодную. Часто он возвращался домой слишком усталым, чтобы дойти до кровати, и лежал на полу с головой под единственным деревянным столом, скрючившись, разбитый, не зная сможет ли уснуть вообще. Когда Ильзе заметила в первый раз, она подползла и долго сидела уставившись на него. Ей не случалось ещё видеть его неподвижным, горизонтальным, с закрытыми глазами… Он засыпал. Ильзе склонилась и укусила его в ногу, как кусала горбушки хлеба, сигареты, ботинки, всё, что могло оказаться пищей.—Я отец твой.—Ты инертный и съедобный. Пёклер вскрикнул и откатился в сторону. Ильзе заплакала. Он был слишком усталым, чтобы восстанавливать дисциплину. <text:s/>Лени <text:s/>пришлось её успокаивать.</text:span></text:p>
      <text:p text:style-name="P24">Он знал все плачи Ильзе, <text:span text:style-name="T680">её первые попытки произнесения слов, цвет её кала, цвета и звуки, которые её успокаивали. Уж он-то должен знать его этот ребёнок или нет. Но он не знал. Слишком многое произошло за это время. Слишком много перемен и снов….</text:span></text:p>
      <text:p text:style-name="P25">На следующий утро руководитель его группы вручил Пёклеру отпускное удостоверение <text:s/>и чек с отпускным бонусом. <text:s/><text:span text:style-name="T681">Никаких ограничений в выборе маршрута, но временной лимит в две недели. Переводится: А ты вернёшься? Он упаковался и они сели на поезд до Штеттина. Склады и сборочные цеха, бетонные монолиты и сталь <text:s/>пусковых башен, служившие вехами его жизни, откатились назад, затеняясь в громады лиловатых кусков, отодвинутые один от другого болотами, параллаксом удалённости. Осмелится ли он не вернуться? Сможет ли рассчитать так далеко вперёд?</text:span></text:p>
      <text:p text:style-name="P26">Он предоставил Ильзе избрать место назначения. <text:span text:style-name="T682">Она выбрала Цвёльфкиндер. Лето кончалось, мирное время было почти на исходе. Дети знали что надвигается. Играя в беженцев они заполняли вагоны поезда, притихшие, более церемонные, чем ожидал Пёклер. Ему приходилось обуздывать порыв завести болтовню всякий раз: когда взгляд глаз Ильзе переходил от окна на него. В глазах их всех он видел одно и то же: он чужой им, ей, и отчуждение росло, а он не знал как обернуть вспять это….</text:span></text:p>
      <text:p text:style-name="P27">В корпоративном Государстве должно отводиться место для невинности, и многих её проявлений. <text:span text:style-name="T683">В развитии официальной версии невинности, культура детства оказалась бесценной. Игры, сказки, исторические легенды, вся атрибутика притворства могут подгоняться и даже воплощаться в определённом физическом месте, типа Цвёльфкиндер. С годами оно стало детским местом отдыха, почти курортом. Если ты взрослый, тебе нельзя было находиться в городской черте без сопровождающего ребёнка. В городе был ребёнок мэр, детский городской совет из двенадцати. Дети подбирали бумажки, фруктовые очистки, бутылки оставленные тобой на улице, дети были экскурсоводами при посещении Зоосада, Сокровищницы Нибелунгов, предупреждали тебя сохранять тишину во время впечатляющего представления о возведении Бисмарка, в день весеннего равноденствия 1871, награждении еготитулом князя и имперского </text:span><text:soft-page-break/><text:span text:style-name="T683">советника… детская полиция задерживала тебя, если оказывался без ребёнка для сопровождения. Кто на самом деле управлял делами города—это не могли быть дети—оставались хорошо спрятанными.</text:span></text:p>
      <text:p text:style-name="P30">Позднее лето, запоздалое, ретроспективное цветение…. Повсюду летали птицы, море согрелось, солнце сияло до самого вечера. Случайные дети хватали тебя за манжету сорочки по ошибке, и топали рядом минутами, прежде чем обнаружить, что ты не их взрослый, и уйти оборачиваясь с улыбками. Стеклянная Гора переливалась розовым и белым в горячем солнце, король эльфов и его королева каждый полдень проходили процессией с великолепной свитой гномов и карликов, раздавая пирожки, мороженое и конфеты. На каждом перекрёстке или площади, играли оркестры—марши, народные танцы, жаркий джаз, Гуго Вольфа. <text:s/>Дети вихрились как конфетти. У питьевых фонтанчиков, где газированная вода искрилась глубоко в пасти драконов, диких львов и тигров, ждали очереди ребятишек, каждый свой момент опасности, наполовину склоняясь в тень, в запах мокрого цемента и старой воды, в пасть зверя, попить. В небе вращалось высокое Колесо обозрения. Они были в 280 километрах от Пенемюнде, что намечалось, так уж совпало, радиусом действия А4.</text:p>
      <text:p text:style-name="P28">Из всего предложенного там на выбор, <text:span text:style-name="T684">Колесо,</text:span> мифы, <text:span text:style-name="T684">звери джунглей, клоуны, Ильзе добралась до Антарктической Панорамы. Два-три мальчика, едва ли старше, чем она, бродили по имитации просторов, завёрнутые в моржовые шкуры, сооружали каяки, и водружали флаги в августовском зное. От одного взгляда на них, Пёклер обливался потом. Пара «упряжных собак» валялись изнемогая в тени застругов из папье-маше на снегу из штукатурки, что начинала трескаться. Спрятанный проектор бросал изображения полярного сияния на белый холст. Полдюжины пингвиньих чучел тоже маячили в пейзаже. </text:span></text:p>
      <text:p text:style-name="P29"><text:span text:style-name="T684">– Значит, ты собираешься жить на Южном Полюсе. Так легко рассталась со своей мечтой,– </text:span><text:span text:style-name="T14">Kot</text:span><text:span text:style-name="T684">—идиот, это уже <text:s/>промашка,– про Луну?– Он был добр до того момента насчёт перекрёстного допроса. Не смог узнать кто она. В фальшивой Антарктике, не имея понятия что привлекло её туда, встревроженно и истекая потом , он ожидал её ответ.</text:span></text:p>
      <text:p text:style-name="P31">Она, или Они, не стали дожимать его. «<text:span text:style-name="T685">О»,– пожимая плечами,– «кто захочет жить на Луне?»– Они больше никогда не возвращались к этому.</text:span></text:p>
      <text:p text:style-name="P32">Вернувшись в отель, они получили ключ от восьмилетнего регистратора, поднялись в подвывающем лифте с <text:span text:style-name="T686">малолетним</text:span> лифтёром в униформе <text:span text:style-name="T686">в свою комнату всё ещё нагретую после дневной жары. Она заперла дверь, сняла свою шляпу и положила на свою кровать. Пёклер рухнул на свою. Она приблизилась снять с него туфли.</text:span></text:p>
      <text:p text:style-name="P33">– Папи,– торжественно расшнуровывая,– можно мне спать рядом с <text:s/>тобой сегодня ночью?– Она из её ладошек замерла у начала его оголившейся икры. Глаза их встретились на полсекунды. Несколько неопределённостей передвинулись для Пёклера и обрели смысл. К его стыду, первым его чувством стала гордость. Он и не знал, что был столь важен для программы. Даже в этот начальный момент, он видел это с Их точки зрения—любой сдвиг заносится в досье, азартный игрок, фетишист ножек или фанат футбола, всё это важно, всему найдётся применение. На данный момент нам важно, чтобы они оставались довольными, или по крайней мере нейтрализовать фокусировки их недовольства. Ты можешь не понимать в чём собственно состоит их работа, нена уровне данных, но ты же, в конце концов, администратор, руководитель, твоя работа в том, чтоб добиваться результата… Пёклер сейчас упомянул «дочку». Да, да мы знаем, что это отвратительно, никогда не понять какой смысл они заключают в те свои уравнения, но мы должны отложить свои суждения пока что, после войны будет время <text:span text:style-name="T687">разобратья</text:span> к Пёклерам и их <text:span text:style-name="T687">гнусным</text:span> секретишкам….</text:p>
      <text:p text:style-name="P100">Он ударил её по темени открытой ладонью, громкий и жуткий удар. <text:span text:style-name="T688">Это сняло его гнев. Затем, прежде чем она успела заплакать или заговорить, он привлёк её вверх на кровать рядом с собою, её ошеломлённые ручки уже на пуговицах его брюк, её белое платьице уже вздёрнуто выше её талии. На ней под платьем ничего не было ничего весь день… </text:span><text:span text:style-name="T15">как я хотела тебя </text:span><text:span text:style-name="T688">шепнула она, </text:span><text:soft-page-break/><text:span text:style-name="T688">когда его отеческий плуг впахался в её дочернюю борозду… и после долгих часов изумительного кровосмешения, они молча оделись и выбрались в едва обозначившийся край прозрачнейшей плоти рассвета, мимо спящих детей обречённых до конца лета, мимо старост и железнодорожных обходчиков, вниз наконец к рыбачьим лодкам, к отечески старому морскому волку в капитанской фуражке с плетёным рантом, который приветствовал их на борту и направил под палубу, где она улеглась на койку, когда они приступили и сосала его часами напролёт под тарахтенье мотора, пока капитан не позвал: «Поднимайтесь, взгляните на свой новый дом!»– Серо-зелёная, в тумане, то была Дания.– «Да, тут они свободные люди. Удачи вам обоим!»– Они втроём, на той палубе, стояли обнявшись….</text:span></text:p>
      <text:p text:style-name="P102">Нет. Пёклер предпочёл считать, что она хотела покоя в ту ночь, хотела не остаться одна. Несмотря на Их игру, Их явную злобу, хотя у него не было оснований больше доверять «Илзе», чем он доверял им, <text:s/>актом не веры, не смелости, но сохранности, он предпочёл поверить. Даже в мирное время, с неограниченными ресурсами, он не мог удостоверить её подлинность, не за острие лезвия нулевой допустимости, необходимой чёткой аккуратности его глаза. Годы, которые Илльзе проведёт между Берлином и Пенемюнде так безнадёжно перепутались, для всей Германии, что никакую истинную цепь событий не возможно восстановить наверняка, и аже догадку Пёклера, что где-то в разросшимся бумажном мозгу Государства некая особенная извращённость была отведена ему и аккуратно сохранена. Для каждого правительственного агентства Нацистская Партия создала дубликат. Комитеты разделялись, сливались, спонтанно возникали, исчезали. Никто не покажет человеку его досье—</text:p>
      <text:p text:style-name="P101">Не было, фактически, даже ему ясно, что он сделал выбор. <text:span text:style-name="T689">Но в те гулкие моменты в комнате пахнущей летним днём, чей свет ещё никто не включил, с её круглой соломенной шляпой хрупкой луной на кроватном покрывале, огни Колеса медленно изливающие красный и зелёный снова и снова снаружи в темноте, и группа школьников распевающих на улице припев из времен прежде ихнего, их проданного жестоко муштрованного времени—J</text:span><text:span text:style-name="T16">uch-heierasas-sa! o tempo-tempo-ra</text:span><text:span text:style-name="T689">!—та доска и фигуры и комбинации по крайней мере всё стало ясным для него, и Пёклер знал, что покуда он играет, у него будет Ильзе—его истинное дитя, истинное наскоько он сможет сделать её такой. Это был настоящий момент зачатия, в который, с опозданием на годы, он стал её отцом.</text:span></text:p>
      <text:p text:style-name="P103">Оставшуюся часть отпуска они гуляли по Цвёльфкиндер, <text:span text:style-name="T690">постоянно</text:span> держас<text:span text:style-name="T690">ь</text:span> за руки. <text:span text:style-name="T691">Фонари покачивались в хоботах слоновьих голов на высоких столбах освещали им путь… с паутинных мостов глядя вниз на снежных барсов, обезьян, гиен… проезжая на миниатюрном поезде между ног из труб гармошкой под стальной сеткой динозавра к полосе Африканской пустыни, где точно каждые <text:s/>два часа коварные аборигены атаковали укреплённый лагерь бравых воинов генерала фон Трофа в синей форме, все роли исполняли воодушевлённые мальчики, и великая патриотическая игра популярная среди детей любого возраста… вверх на гигантской <text:s/>Колеса такого обнажённого, лишённого милосердия, помещённого там с единственно ясной миссией: поднять и напугать….</text:span></text:p>
      <text:p text:style-name="P104">В их последнюю ночь<text:span text:style-name="T131">—</text:span>хотя он не знал об этом, <text:span text:style-name="T692">потому что её уберут так же резко <text:s/>невидимо как и перед этим—они снова стояли глядя на чучела пингвинов и фальшивый, а вокруг них поблескивало искусственное полярное сияние.</text:span></text:p>
      <text:p text:style-name="P105"><text:span text:style-name="T131">– </text:span>На будущий год,<text:span text:style-name="T131">– </text:span>сжимая её руку,<text:span text:style-name="T131">–</text:span> мы снова сюда приедем, если захочешь.</text:p>
      <text:p text:style-name="P34">– <text:span text:style-name="T693">О, да, каждый год, Папи.</text:span></text:p>
      <text:p text:style-name="P106">На следующий день её не было, унесена в надвигающуюся войну, оставив Пёклера одного в детской стране, чтоб возвращался в Пенемюнде в конце концов, в одиночку….</text:p>
      <text:p text:style-name="P178"><text:span text:style-name="T617">Так оно и шло с той поры шесть лет. </text:span><text:span text:style-name="T635">По дочери в год, всякий раз почти на год старше, каждый раз начиная почти заново. Единственной преемственностью было её имя, и Цвёльфкиндер, и любовь Пёклера—любовь немного подобная постоянству увиденного, потому что они использовали это, чтобы создать для него движущийся образ дочери, прокручивая для него </text:span><text:soft-page-break/><text:span text:style-name="T635">только эти летние кадры, предоставив ему самому выстраивать иллюзию одно</text:span><text:span text:style-name="T636">го ребёнка… в чём разница избранной шкалы времени, одна 24-я секу</text:span><text:span text:style-name="T637">н</text:span><text:span text:style-name="T636">ды или год </text:span><text:span text:style-name="T637">(не более, думал инженер, не более, чем в аэродинамической трубе, или с осциллографом, чей вращающийся барабан можешь замедлять или ускорять, как тебе хочется…)?</text:span></text:p>
      <text:p text:style-name="P179"><text:span text:style-name="T637">С</text:span><text:span text:style-name="T617">наружи аэродинамической трубы в Пенем</text:span><text:span text:style-name="T656">ю</text:span><text:span text:style-name="T617">нде, </text:span><text:span text:style-name="T638">Пёклер остановился как-то ночью, </text:span><text:span text:style-name="T639">рядом с огромной сферой, высот</text:span><text:span text:style-name="T640">ой в </text:span><text:span text:style-name="T639">40 футов, </text:span><text:span text:style-name="T641">вслушиваясь </text:span><text:span text:style-name="T642">в</text:span><text:span text:style-name="T641"> работу насосов </text:span><text:span text:style-name="T642">откачивающих воздух из </text:span><text:span text:style-name="T643">белой</text:span><text:span text:style-name="T642"> сферы</text:span><text:span text:style-name="T639">, </text:span><text:span text:style-name="T643">пять минут нар</text:span><text:span text:style-name="T644">а</text:span><text:span text:style-name="T643">стающей пустоты</text:span><text:span text:style-name="T618">—</text:span><text:span text:style-name="T644">затем один жуткий всос: 20 секунд сверхзвукового потока… </text:span><text:span text:style-name="T645">затем падение заслонки и </text:span><text:span text:style-name="T646">насосы начинают заново… </text:span><text:span text:style-name="T647">он слушал и </text:span><text:span text:style-name="T648">подразумевал свой цикл отсекаемой заслонкой любви, </text:span><text:span text:style-name="T649">нарастание пустоты в течение года ради двух недель в августе, сконструированных с такой же </text:span><text:span text:style-name="T650">тщательностью инженерной мысли. </text:span><text:span text:style-name="T651">Он улыбался, пил тосты обменивался казарменным юмором с майором Вайсманом, </text:span><text:span text:style-name="T652">и в то же время постоянно, за музыкой </text:span><text:span text:style-name="T653">и хаханьками, он слышал плоть фигур продвигаемых в зимней темени через болота и горные цепи доски… проверял прогон за прогоном </text:span><text:span text:style-name="T654">результаты </text:span><text:span text:style-name="T119">Halbmodelle</text:span><text:span text:style-name="T653"> </text:span><text:span text:style-name="T654">из аэродинамической трубы </text:span><text:span text:style-name="T655">демонстрирующие как равнодействующая сила будет ра</text:span><text:span text:style-name="T656">с</text:span><text:span text:style-name="T655">пределяться </text:span><text:span text:style-name="T656">по всей длине Ракеты, для сотен различных чисел Маха—видел истинный </text:span><text:span text:style-name="T657">профиль </text:span><text:span text:style-name="T658">Р</text:span><text:span text:style-name="T657">акеты искажённым и спародированным, </text:span><text:span text:style-name="T658">ракета из воска, ссутуленная как дельфин где-то возле калибра 2, склонённой к хвосту, которая затем растягивалась, невозможно, к высокой точке, с меньшим плечевым радиусом кормы</text:span><text:span text:style-name="T618">—</text:span><text:span text:style-name="T659">и видел как его собственное лицо можно смоделировать, </text:span><text:span text:style-name="T660">не в свете, но в </text:span><text:span text:style-name="T661">чистых силах воздействующих на него </text:span><text:span text:style-name="T662">из течения Рейха, и принуждения, и любви </text:span><text:span text:style-name="T663">на пути движения потока… </text:span><text:span text:style-name="T664">и знал, что оно должно претерпевать ту же деградацию, как </text:span><text:span text:style-name="T665">искорёженное смертью лицо по черепу</text:span><text:span text:style-name="T664">….</text:span></text:p>
      <text:p text:style-name="P180"><text:span text:style-name="T664">В </text:span><text:span text:style-name="T617">43-м, потому что он уехал в Цвёльфкиндер, Пёклер пропустил Британский воздушный налёт на Пенемюнде. Возвращаясь на станцию, </text:span><text:span text:style-name="T666">как только показались бараки «иностранной рабочей силы» в Трассенхайде, разбитые и срезанные, тела всё ещё откапывали </text:span><text:span text:style-name="T667">из обломков, зародилось жуткое подозрение, от которого невозможно было избавиться. Вайсман спасал его для чего-то: </text:span><text:span text:style-name="T668">для какой-то уникальной судьбы. </text:span><text:span text:style-name="T669">Этот человек как-то знал, что </text:span><text:span text:style-name="T670">Британцы будут бомбить в ту ночь,знал ещё в 39-м, вот и установил традицию отпуска в августе, </text:span><text:span text:style-name="T671">год за годом, но все лишь для того, чтобы уберечь Пёклера </text:span><text:span text:style-name="T672">от одной плохой ночи.</text:span><text:span text:style-name="T617"> </text:span><text:span text:style-name="T673">Не очень </text:span><text:span text:style-name="T676">уравновешено</text:span><text:span text:style-name="T673">… малость паранойно, да, да… </text:span><text:span text:style-name="T674">но мысль гудела в его мозгу, и он чувствовал как <text:s text:c="2"/>каменее</text:span><text:span text:style-name="T675">т.</text:span></text:p>
      <text:p text:style-name="P107">Дым сочился из земли, <text:span text:style-name="T694">обугленные деревья валились, у него на глазах, от малейшего дыхания сос стороны моря. Измельчённая пыль подымалась от каждого шага, делая одежду белой, из лиц пылевые маски. Чем дальше вдоль полуострова, тем меньше урона. Странная градация смерти и крушения, от юга к северу, при которой самым обездоленным и беззащитным досталось хуже всего—как на самом деле градация будет распределяться с востока к <text:s/>западу, в Лондоне, год спустя, когда начнут падать ракеты. Большая часть погибших была среди «иностранных рабочих», эвфемизм покрывавший гражданских узников привезённых из стран под Германской оккупацией. Аэродинамическая труба и здание измерительной задеты не были, повреждения в цехах первичной обработки незначительны. Коллеги Пёклера стояли перед Жилым Комплексом Учёных, куда были попадания—фантомы шевелящиеся в утреннем тумане всё ещё не выгорели, моя посуду в вёдрах с пивом, потому что воды всё ещё не было. Они уставились на Пёклера, не в силах, достаточно многие, сдержать <text:s/>обвинения на своих лицах. </text:span></text:p>
      <text:p text:style-name="P35">– <text:span text:style-name="T695">Я бы тоже хотел пропустить всё это.</text:span></text:p>
      <text:p text:style-name="P35">– <text:span text:style-name="T695">Доктор Тиль погиб.</text:span></text:p>
      <text:p text:style-name="P35">– <text:span text:style-name="T695">Как там в сказочной стране, Пёклер?</text:span></text:p>
      <text:p text:style-name="P36">– <text:span text:style-name="T696">Извините,</text:span>– <text:span text:style-name="T696">сказал он. В этом не было его вины. Остальные умолкли: некоторые смотрели, некоторые всё ещё в шоке после минувшей ночи.</text:span></text:p>
      <text:p text:style-name="P108">Потом появился Мондауген: «Мы на пределе. Можете пойти со мной в Первичную Обработку? Там требуется большая уборка, нам помощь нужна».<text:span text:style-name="T131">– </text:span>Они потопали туда, каждый в собственной <text:soft-page-break/>туче пыли.<text:span text:style-name="T131">– «Это было ужасно»,– сказал Мондауген.– «Нам свем довелось испытать напряжение».</text:span></text:p>
      <text:p text:style-name="P37">– <text:span text:style-name="T697">Они говорят так словно </text:span><text:span text:style-name="T17">я</text:span><text:span text:style-name="T697"> это сделал.</text:span></text:p>
      <text:p text:style-name="P38">– <text:span text:style-name="T698">Ты чувствуешь себя виноватым в том, чт тебя тут не было?</text:span></text:p>
      <text:p text:style-name="P39">– <text:span text:style-name="T699">Я просто хочу понять почему меня не было тут. Вот и всё.</text:span></text:p>
      <text:p text:style-name="P39">– <text:span text:style-name="T699">Потому что ты был в Цвёльфкиндер,</text:span>– <text:span text:style-name="T699">ответил просвещённый.</text:span>– <text:span text:style-name="T699">Давай не усложнять.</text:span></text:p>
      <text:p text:style-name="P109">Он <text:s/>старался. Ведь это работа Вайсмана, не так ли, Вайсман был садистом, его обязанность вносить в игру новые вариации, <text:span text:style-name="T700">нагнетая максимальную жестокость, которая разложит Пёклера до нервных волокон и окончаний, все самые укромные изгибины мозга расплющит в сиянии чёрных свечей, укрыться негде, весь во власти хозяина… момент, который определит его перед самим собой наконец…. Вот что, предчувствовал теперь Пёклер, ожидает впереди, помещение, которого он никогда не видел, церемония, которую не мог заучить заранее….</text:span></text:p>
      <text:p text:style-name="P110">Случались фальшивые тревоги. Пёклер был почти уверен однажды зимой, <text:span text:style-name="T701">во время серии испытаний в Ближне. Они переехали на восток в Польшу. Запуски с Пенемюнде все были нацелены в море и невозможно было пронаблюдать обратный вход А4. Ближна являлась почти исключительно проектом SS: часть строения империи ген.-майором Каммлером. Ракету в ту пору лихорадили проблемы взрывов в воздухе в завершающей фазе—аппарат разрывался на части до достижения цели. У каждого была своя идея. Возможно чрезмерное давление в баке с жидким кислородом. Может быть, потому что Ракета возвращалась на 10 тонн облегчённой от горючего и окислителя, смещение центра тяжести дестабилизировал её. Или же возможно изоляция бака с алкоголем была всему виной как-то позволяя остаточному горючему возгораться при обратном входе в атмосферу. По этой причине Пёклер оказался там. К тому времени он уже не был в группе по двигателю, ни даже просто дизайнером—он работал в отделе Материалов, ускоряя поставки различных пластиков для изоляции, амортизации, прокладок—захватывающая работёнка. Приказ отправляться в Ближну казался довольно странным, чтобы быть делом Вайсмана: в тот день, когда Пёклер вышел сидеть среди Польских лугов точно в том месте, куда должна была попасть Ракета, <text:s/>он уже не сомневался.</text:span></text:p>
      <text:p text:style-name="P111">Зелёная рожь и пологие холмы на мили вокруг: <text:span text:style-name="T702">Пёклер тут в неглубоком окопчике, в районе цели в Сарнаки, устремив свой бинокль к югу в сторону Ближны, как все остальные: в ожидании. </text:span><text:span text:style-name="T18">Erwartung </text:span><text:span text:style-name="T148">в перекрестии, с только что взошедшей колышущейся рожью </text:span><text:span text:style-name="T149">её более нежный пушок приглажен ветром… взгляни на это раздолье, с высоты Ракетных миль утреннего пространства: </text:span><text:span text:style-name="T150">множество лесных оттенков зелёного, </text:span><text:span text:style-name="T151">домики Польских ферм белый с коричневым, </text:span><text:span text:style-name="T152">длинные угри рек ловят солнце в свои извивы… а в самом центре внизу, </text:span><text:span text:style-name="T153">в пресвятой Х, Пёклер, распятый, невидимый пока что, но через минуту… </text:span><text:span text:style-name="T154">вот начинает вырисовываться, </text:span><text:span text:style-name="T156">с нарастанием</text:span><text:span text:style-name="T154"> инерци</text:span><text:span text:style-name="T156">и падения</text:span><text:span text:style-name="T155">—</text:span></text:p>
      <text:p text:style-name="P112"><text:span text:style-name="T154">Н</text:span><text:span text:style-name="T146">о как может он поверить в её реальность там наверху? Насекомые звенят, солнце почти тёплое, <text:s/>ему видна красная земля и миллионы колышущихся колосков, и от этого он почти впадает в небольшой транс: </text:span><text:span text:style-name="T156">в рубахе с коротки рукавом, костлявые колени указуют вверх пиджак от серого костюма мятый годами со времён последней глажки </text:span><text:span text:style-name="T157">у него под задницей </text:span><text:span text:style-name="T158">промакнуть</text:span><text:span text:style-name="T157"> росу. </text:span><text:span text:style-name="T158">Остальные, с кем он сюда явился рассеяны точками тут по Наземному Нулю, блаженные Нацистские лютики—</text:span><text:span text:style-name="T159">бинокли побалтываются на шиферного цвета ремешках </text:span><text:span text:style-name="T160">конской шкуры </text:span><text:span text:style-name="T159">на их шеях, </text:span><text:span text:style-name="T160">группа Аскании суетится со своим оборудованием, и один из офицеров связи SS (Вайсмана тут нет) поглядывает на свои часы, потом на небо, потом на часы, </text:span><text:span text:style-name="T161">стекло их становится, </text:span><text:span text:style-name="T162">в кратких промельках вкл./выкл., перламутровым кругом увязавшим воедино час и небо в барашка.</text:span></text:p>
      <text:p text:style-name="P113"><text:span text:style-name="T162">П</text:span><text:span text:style-name="T146">ёклер почёсывает седеющую 48-часовую бороду, покусывает губы очень потрескавшиеся, словно он провёл большую часть минувшей зимы на морозе: у него зимний вид. Вокруг его глаз, с течением лет, </text:span><text:span text:style-name="T163">разрослась разрушительная система лопнувших капилляров, теней, складок, морщин, </text:span><text:span text:style-name="T164">помол, что к этому времени скопился в простых и прямых глазах его более молодых и </text:span><text:soft-page-break/><text:span text:style-name="T164">нищенских дней… </text:span><text:span text:style-name="T165">нет. </text:span><text:span text:style-name="T166">Что-то было в них, даже тогда, </text:span><text:span text:style-name="T167">что-то что другие видели и знали, что могут воспользоваться, и находили способ. Что-то что Пёклер проморгал. </text:span><text:span text:style-name="T168">Он достаточно в своей жизни смотрелся в зеркала. </text:span><text:span text:style-name="T169">Он действительно запомнил бы….</text:span></text:p>
      <text:p text:style-name="P114"><text:span text:style-name="T146">Взрыв в атмосфере, если случится, будет в пределах видимости. </text:span><text:span text:style-name="T170">Абстракции, математика, модели, это всё прекрасно, но если ты углубился в это, а тебе со всех сторон орут исправить, вот что ты делаешь: отправляешься и садишься точно по центру мишени с безразлично мелкими окопами </text:span><text:span text:style-name="T171">для укрытия, </text:span><text:span text:style-name="T172">и всматриваешься в молчащий цветок огня её последних пары секунд, </text:span><text:span text:style-name="T173">и видишь что уж там увидишь. Шансы астрономически против безукоризненного попадания, конечно, поэтому безопаснее всего в центре района намеченной цели. </text:span><text:span text:style-name="T174">Ракетам положено быть подобными артиллерийским снарядам, они рассеиваются вокруг прицельной метки гигантским эллипсом</text:span><text:span text:style-name="T155">—</text:span><text:span text:style-name="T174">Эллипс Неопределённости. Но Пёклер, хоть и верит как и всякий другой учёный в неопределённость, </text:span><text:span text:style-name="T175">не чувствует себя тут слишком уютно. </text:span><text:span text:style-name="T176">Всё это против его персональной жопы, чьё трепещущее очко помещено точнёхонько на Наземнм Нуле. И во всём этом больше, чем просто баллистика. Тут ещё Вайсман. </text:span><text:span text:style-name="T177">Сколько угодно химиков и материаловедов разбирающихся в изоляторах на уровне Пёклера… зачем избран он, если только не… </text:span><text:span text:style-name="T178">где-то в его мозгу два фокуса сошлись и стали единым… </text:span><text:span text:style-name="T179">нулевой эллипс… единая точка… </text:span><text:span text:style-name="T180">живая боеголовка, втайне заряженная, специальные бункеры для всех остальных… да, вот чего он хочет… все допустимые отклонения в управлении направлены к </text:span><text:span text:style-name="T181">точному попаданию, точнов Пёклера… ах, Вайсман, твоя заключительн</text:span><text:span text:style-name="T182">ой</text:span><text:span text:style-name="T181"> игр</text:span><text:span text:style-name="T182">е не достаёт утончённости</text:span><text:span text:style-name="T155">—</text:span><text:span text:style-name="T183">впрочем </text:span><text:span text:style-name="T184">тут не было не зрителей ни судей по ходу всей этой игры, </text:span><text:span text:style-name="T185">кто вообще сказал, что конец не может быть таким зверским? </text:span><text:span text:style-name="T186">Паранойа хлынула на Пёклера, затопила его до висков и темени. </text:span><text:span text:style-name="T187">Возможно он усрался, ему не разобрать. </text:span><text:span text:style-name="T188">Его пульс отдаётся в затылке. Ломит руки и ноги. </text:span><text:span text:style-name="T189">Чёрнокостюмные блондины силовики присматривают. </text:span><text:span text:style-name="T190">Их металлическая сбруя поблескивает. Волнистые склоны невысоких холмов </text:span><text:span text:style-name="T191">распростёрлись под ранним солнцем. </text:span><text:span text:style-name="T192">Все полевые бинокли смотрят на юг. </text:span><text:span text:style-name="T193">Аггрегат в пути, ничто изменить невозможно. Никому вокруг и дела нет до пенетралии этого мига, или последних таинств: слишком много минуло рациональных лет. </text:span><text:span text:style-name="T194">Бумаги скопилось чересчур плотно и на слишком многое. Пёклер никак не согласовывается, право же ни в какую, </text:span><text:span text:style-name="T195">его мечта быть безупречно принесённым в жертву </text:span><text:span text:style-name="T196">с привитой ему потребностью делать дело</text:span><text:span text:style-name="T155">—</text:span><text:span text:style-name="T197">не видит даже как это может быть одним и тем же. </text:span><text:span text:style-name="T198">А4 должна, в конце концов, быть очень скоро поставлена на поток, этот коэффициент неудач </text:span><text:span text:style-name="T19">должен</text:span><text:span text:style-name="T198"> быть снижен,</text:span><text:span text:style-name="T194"> </text:span><text:span text:style-name="T198">и вот те, кто явил</text:span><text:span text:style-name="T205">ся</text:span><text:span text:style-name="T198">, они </text:span><text:span text:style-name="T205">все</text:span><text:span text:style-name="T198"> тут, и если не случится </text:span><text:span text:style-name="T199">приступ</text:span><text:span text:style-name="T205">а</text:span><text:span text:style-name="T199"> массовой слепоты</text:span><text:span text:style-name="T198"> в это утро на Польском лугу, </text:span><text:span text:style-name="T199">если ни один, даже и самый из них параноидальный, не сможет разглядеть ч</text:span><text:span text:style-name="T205">то</text:span><text:span text:style-name="T199"> </text:span><text:span text:style-name="T205">бы то ни было выходящее</text:span><text:span text:style-name="T200"> </text:span><text:span text:style-name="T205">за рамки</text:span><text:span text:style-name="T200"> заявленны</text:span><text:span text:style-name="T205">х</text:span><text:span text:style-name="T200"> Требовани</text:span><text:span text:style-name="T205">й</text:span><text:span text:style-name="T200">, конечно это не такая уж небывальщина для данного времени, данного места, где глаза приникшие к чёрным биноклям </text:span><text:span text:style-name="T201">высматривают лишь текущую «</text:span><text:span text:style-name="T236">упёртую</text:span><text:span text:style-name="T201"> целку»</text:span><text:span text:style-name="T155">—</text:span><text:span text:style-name="T201">как остроумные ракетчики окрестили свои проблемные ракеты</text:span><text:span text:style-name="T155">—</text:span><text:span text:style-name="T201">пусть проявит себя… </text:span><text:span text:style-name="T202">заметить где, от носа до кормы, </text:span><text:span text:style-name="T203">может таится авария, </text:span><text:span text:style-name="T204">форма форсажной струи, звук взрыва, </text:span><text:span text:style-name="T205">хоть </text:span><text:span text:style-name="T204">что-нибудь что может помочь….</text:span></text:p>
      <text:p text:style-name="P181">В Сарнаках, как занесено в отчёт, <text:span text:style-name="T703">ракета пошла вниз в тот день с обычным двойным взрывом, полоса белого конденсата в синем небе: ещё один преждевременный взрыв в атмосфере. Стальные осколки упали, за сотни метров от точки Нуля, хлеща по ржи как град. Пёклер видел взрыв не больше, чем кто-либо другой. Его никогда не присылали больше. Люди SS видели, что он поднялся на ноги, потянулся, и медленно двинулся с остальными. Вайсман получит свой доклад. Новые виды пытки будут пущены в ход.</text:span></text:p>
      <text:p text:style-name="P115">Но внутри жизни Пёклера, не в записях, но в душе, в его Бедной Германской душе, основа времени удлинилась и замедлилась: <text:span text:style-name="T704">Идеальная Ракета всё ещё там вверху, всё ещё спускается. Он всё ещё ждёт—даже теперь, в одиночестве в Цвёльфкиндер дожидаясь «Ильзе», летнюю выдачу, и вместе с тем взрыв, что <text:s/>застигнет его неожиданно….</text:span></text:p>
      <text:p text:style-name="P116">Весной, когда ветры Пенемюнде сделали полный оборот к юго!западу, и вернулись первые птицы, Пёклера перевели <text:span text:style-name="T705">на</text:span> подземный завод в Нордхаузене, <text:span text:style-name="T705">в Гарце. Работа в Пенемюнде </text:span><text:soft-page-break/><text:span text:style-name="T705">после Британского налёта начала разваливаться. План—опять Каммлера—предусматривал теперь рассеять испытание и производство по всей Германии, чтобы предотвратить ещё один и возможно фатальный удар Союзнвх Сил. Обязанности Пёклера в Миттельверке были рутиной: материалы, поставки. Он спал на койке рядом со стеной пробурённого динамитом камня под слоем побелки, с лампочкой над головой горевшей ночь напролёт. Ему снилось, что лампочка агент Вайсмана, существо, чья яркая нить накаливания была её душой. Они вели долгие диалоги во сне, суть которых Пёклер никак не мог вспомнить. Лампочка объясняла ему сюжет в деталях—он был великолепнее и потряснее, чем Пёклер когда-либо мог представить, много ночей он выглядел чистой музыкой, его сознание двигалось по звукошафту на цыпочках, осмотрительно, податливо, всё ещё чуть удерживаясь, но не надолго.</text:span></text:p>
      <text:p text:style-name="P117">В это время шли слухи о растущем отчуждении между Вайсманом и его «чудовищем» Енциным. <text:span text:style-name="T8">Schwarzkommando </text:span><text:span text:style-name="T146">тогда уже выделились </text:span><text:span text:style-name="T206">из структуры SS, </text:span><text:span text:style-name="T207">весьма подобно тому как сами <text:s/></text:span><text:span text:style-name="T206">SS </text:span><text:span text:style-name="T207">выделились из </text:span><text:span text:style-name="T208">Германской Армии. </text:span><text:span text:style-name="T209">Их сила теперь </text:span><text:span text:style-name="T211">состояла</text:span><text:span text:style-name="T209"> не в абсолютном </text:span><text:span text:style-name="T211">оружии</text:span><text:span text:style-name="T209">, а в информированности и умении. </text:span><text:span text:style-name="T210">Пёклер счастлив был услышать, что у Вайсмана имеются свои неприятности, но </text:span><text:span text:style-name="T211">без понятия как использовать их с выгодой для себя. </text:span><text:span text:style-name="T212">Так что, игра откладывается? </text:span><text:span text:style-name="T213">Может он никогда больше не увидит Ильзе. </text:span><text:span text:style-name="T214">Но принесли напоминание предписывающее ему явиться в кабинет Вайсмана. </text:span></text:p>
      <text:p text:style-name="P118"><text:span text:style-name="T146">Волосы у Вайсмана на висках седели и лохматились. Пёклер увидел, что одна дужка очков Вайсмана держалась на скрепке для бумаг. </text:span><text:span text:style-name="T215">Его стол завале документами, докладами, справочниками. </text:span><text:span text:style-name="T216">Оказалось сюрпризом увидеть его не настолько демоничным, а измытаренным, как и любой чиновник в трудную полосу карьеры. Глаза устремлялись в направлении Пёклера, но лизы искажали их. </text:span></text:p>
      <text:p text:style-name="P118"><text:span text:style-name="T155">– </text:span><text:span text:style-name="T217">Вам понятно, что перевод в Нордхаузен дело добровольное.</text:span></text:p>
      <text:p text:style-name="P118"><text:span text:style-name="T217">Пёклер понял</text:span><text:span text:style-name="T216">, </text:span><text:span text:style-name="T217">с облегчением и парой секунд неподдельной любви к своему хранителю, что игра по-прежнему продолжается: «Это станет чем-то новым».</text:span></text:p>
      <text:p text:style-name="P40"><text:span text:style-name="T217">– Вот как?</text:span><text:span text:style-name="T146">– </text:span><text:span text:style-name="T217">Отчасти вызов, но частью и с интересом.</text:span></text:p>
      <text:p text:style-name="P41"><text:span text:style-name="T217">– </text:span><text:span text:style-name="T218">Производство. Мы тут слишком забурились в исследования-и-разработку. Это не оружие для нас, а скорее «летающая лаборатория», как доктор Тиль однажды выразился</text:span><text:span text:style-name="T146">—</text:span></text:p>
      <text:p text:style-name="P41"><text:span text:style-name="T146">– </text:span><text:span text:style-name="T218">Вы вспоминаете доктора Тиля?</text:span></text:p>
      <text:p text:style-name="P41"><text:span text:style-name="T218">– Да. Он не из моего отдела. </text:span><text:span text:style-name="T219">Я знал его не настолько хорошо.</text:span></text:p>
      <text:p text:style-name="P42"><text:span text:style-name="T219">– </text:span><text:span text:style-name="T220">Позор, что он попал под налёт. Мы все переместились в Эллипс Неопределённости, верно?</text:span></text:p>
      <text:p text:style-name="P119"><text:span text:style-name="T146">Пёклер позволил себе взгляд на захламлённый стол, достаточно быстрый, чтобы расцениваться как нервозность, или возражение</text:span><text:span text:style-name="T155">—</text:span><text:span text:style-name="T221">Вайсман, похоже, у тебя тут собственный Эллипс по полной</text:span><text:span text:style-name="T155">—«</text:span><text:span text:style-name="T221">О, у меня нет обычно времени для беспокойства. По крайней мере Миттельверке под землёй».</text:span></text:p>
      <text:p text:style-name="P43"><text:span text:style-name="T146">– </text:span><text:span text:style-name="T221">Тактические площадки не будут.</text:span></text:p>
      <text:p text:style-name="P43"><text:span text:style-name="T221">– Вы думаете, меня могут послать</text:span><text:span text:style-name="T146">—</text:span></text:p>
      <text:p text:style-name="P120">Вайсман пожал плечами и одарил Пёклера широкой фальшивой улыбкой: «<text:span text:style-name="T706">Мой дорогой Пёклер, <text:s/>как может кто-либо предсказывать, где мы окажемся? Посмотрим как это всё обернётся».</text:span></text:p>
      <text:p text:style-name="P121">Позднее, в Зоне, где вина станет восприниматься через органы чувств, <text:span text:style-name="T707">покалывать его глаза и мембраны словно аллергия, Пёклеру начнёт казаться, что он не мог, даже на тот день в кабинете Вайсмана, быть в неведении. </text:span><text:s/><text:span text:style-name="T708">Что он знал правду своими чувствами, но позволял всем доказательствам укладываться не на те полки, откуда его не побеспокоят. Знал обо всём, но удержался от единственного действия, что принесло бы ему искупление. Ему следовало задушить Вайсмана где тот сидел, складки на тощей шее и Адамово яблоко вдавливаясь ладонями Пёклера, толстые стёкла очков соскальзывают, а маленькие глазки мутнеют беспомощно следуя за их окончательным затемнителем….</text:span></text:p>
      <text:p text:style-name="P122"><text:span text:style-name="T709">Пёклер поспособствовал своей собственной слепотой. Он знал про Нордхаузен и про лагерь Дора: он мог </text:span><text:span text:style-name="T20">видеть</text:span><text:span text:style-name="T709">—истощённые голодом тела, глаза иностранных узников, которых гонят на </text:span><text:soft-page-break/><text:span text:style-name="T709">роботу в четыре утра в ледяном холоде и темноте, шаркающие тысячи в полосатых формах. И он знал также, всё время, что Ильзе жила в лагере перевоспитания. Но до самого августа, пока пришёл отпуск, как обычно в своём чёрном картонном конверте и Пёклер ехал на север через серые километры Германии, которую он больше не узнавал, разбомблённой и обгорелой, деревни военного времени и дождливо лиловый вереск, и наконец нашёл её ожидающую в фойе отеля в Цвёльфкиндер с такой же точно тьмой в её глазах (как мог он не заметить прежде? Такие плывучие орбиты боли) что он смог окончательно свести две области данный вместе. Месяцами, пока её отец по ту сторону проволоки или стен прилежно тянул лямку нудной работы, она оставалась заключённой всего за пару метров от него, избитой, возможно изнасилованной…. Если он должен проклясть Вайсмана, то вместе с ним должен проклясть и себя. Жестокость Вайсмана была не менее изобретательной, чем Пёклера собственное инженерное искусство, дар Дедалуса позволивший ему воздвигнуть сколько нужно лабиринтов между собой и неудобствами небезразличия. Они продали ему удобство, так много, всё в кредит, и теперь Они собирали плату.</text:span></text:p>
      <text:p text:style-name="P123">Стараясь, немного поздно для этого, открыть себя боли, которую он должен был почувствовать, он расспросил её теперь. Знала она название своего лагеря? Да, подтвердила Ильзе<text:span text:style-name="T131">—</text:span><text:span text:style-name="T711">или так ей было велено отвечать</text:span><text:span text:style-name="T712">—</text:span><text:span text:style-name="T711">называется Дора. За ночь перед тем, как отправиться сюда, она видела повешение. Вечер служил часом для повешения. Хотел он услышать это? Хотел он услышать это….</text:span></text:p>
      <text:p text:style-name="P124"><text:span text:style-name="T711">О</text:span><text:span text:style-name="T710">на была очень голодна. </text:span><text:span text:style-name="T713">Они провели первую пару дней за едой всего, что продавалось в Цвёльфкиндер. Выбор меньше, чем за год до этого, и дороже. </text:span><text:span text:style-name="T714">Однако, анклав невинности по-прежнему пользовался высоким приоритетом, так что кое-что было. </text:span></text:p>
      <text:p text:style-name="P125"><text:span text:style-name="T714">Н</text:span><text:span text:style-name="T710">е так много детей в этом году, впрочем. Инженер и девочка пр</text:span><text:span text:style-name="T716">а</text:span><text:span text:style-name="T710">ктически пользовались страной вдвоём. </text:span><text:span text:style-name="T715">Колесо и большинство других аттракционов стояли без движения. </text:span><text:span text:style-name="T716">Дефицит бензина, </text:span><text:span text:style-name="T717">ребёнок сторож </text:span><text:span text:style-name="T716">пояснил </text:span><text:span text:style-name="T717">им. </text:span><text:span text:style-name="T718">Полёты </text:span><text:span text:style-name="T122">Luftwaffe </text:span><text:span text:style-name="T520">выли над головой. Почти каждую ночь сирены понимали крик, и они следили за прожекторами вспыхнувшими в Висмре и в Любеке, и иногда слышали разрывы бомб. Что делал Пёклер в этом мире мечты, в этой лжи? </text:span><text:span text:style-name="T521">Его страна ожидала разрушения захватчиками вторгшимися с востока и запада: </text:span><text:span text:style-name="T522">в Нордхаузен истерия возросла до эпического уровня, когда первые ракеты готовились к выпуску в поле, </text:span><text:span text:style-name="T523">исполнить инженерные пророчества из древних мирных времён. </text:span><text:span text:style-name="T524">Почему в такой критичный момент, отпустили Пёклера? Кто ещё в эти дни получал отпуска? И что «Ильзе» делала тут, разве не была она уже слишком старой для теперь для сказочек? </text:span><text:span text:style-name="T525">её новые груди</text:span><text:span text:style-name="T521"> </text:span><text:span text:style-name="T525">такие приметные теперь под её платьем, её глаза </text:span><text:span text:style-name="T526">так почти пусто <text:s/>без истинного интереса </text:span><text:span text:style-name="T531">поглядывали</text:span><text:span text:style-name="T526"> на случайных мальчиков предназначенных для </text:span><text:span text:style-name="T123">Volkssturm</text:span><text:span text:style-name="T526">, мальчики постарше, больше не интересующиеся ею. Они мечтали о полученных приказах, громадных взрывах и смерти</text:span><text:span text:style-name="T527">—</text:span><text:span text:style-name="T526">если они даже видели её, то искоса, исподтишка...</text:span><text:span text:style-name="T124">её </text:span><text:span text:style-name="T125">О</text:span><text:span text:style-name="T124">тец её объездит… закусит зубами жердь</text:span><text:span text:style-name="T528">… однажды у меня будет стадо таких для меня одного… </text:span><text:span text:style-name="T529">но сперва я должен найти своего Капитана… где-то на Войне… </text:span><text:span text:style-name="T530">сперва меня должны </text:span><text:span text:style-name="T532">о</text:span><text:span text:style-name="T530">свободить из этого захолустья….</text:span><text:span text:style-name="T526"> </text:span></text:p>
      <text:p text:style-name="P126">Кто это был, проходил мимо как раз тогда<text:span text:style-name="T131">—кто был тот стройный мальчик мелькнувший поперёк дорожки, такой блондин, такой белый, почти невидимый в мареве зноя, что стоял над Цвёльфкиндер? Она его увидела? узнала в нём свою вторую тень? Она была зачата потому, что её отец однажды смотрел кино под названием </text:span><text:span text:style-name="T12">Alpdrücken </text:span><text:span text:style-name="T222">и у него случилась эрекция. Разгорячено уставившийся Пёклер упустил тонкий Гностический символизм Режиссёра, приём </text:span><text:span text:style-name="T224">подсветки</text:span><text:span text:style-name="T222"> производивш</text:span><text:span text:style-name="T224">ий</text:span><text:span text:style-name="T222"> две тени</text:span><text:span text:style-name="T224">,</text:span><text:span text:style-name="T222"> Каин</text:span><text:span text:style-name="T224">а</text:span><text:span text:style-name="T222"> и Абел</text:span><text:span text:style-name="T224">я</text:span><text:span text:style-name="T222">. </text:span><text:span text:style-name="T223">Но Ильзе, некая Ильзе, сохранилась долее <text:s/>своей кинематографической матери, долее окончания фильма, </text:span><text:span text:style-name="T224">и точно так же тени теней. В Зоне всё будет двигаться по Ветхому Распределению, внутри Каинова света и пространства: не по какой-то изысканной Гёлерщине, а потому что Двойной Свет</text:span><text:span text:style-name="T222"> </text:span><text:span text:style-name="T224">присутствовал там постоянно, вне всех плёнок, и тот проныра киношник </text:span><text:span text:style-name="T225">оказался единственным, кому случилось заметить и применить его, хоть совершенно без понятия, тогда и теперь, что именно он показывает нации </text:span><text:soft-page-break/><text:span text:style-name="T225">уставившихся…. </text:span><text:span text:style-name="T226">Так что в то лето Ильзе прошла мимо себя самой, </text:span><text:span text:style-name="T227">слишком прикованная к какому-то лишённому теней интерьеру, чтобы заметить пересечение, или придать значение.</text:span></text:p>
      <text:p text:style-name="P127"><text:span text:style-name="T146">Они и Пёклер почти не разговаривали на этот раз: это был их самый немой отпуск вместе. Она ходила в задумчивости, опустив голову, волосы капюшоном вокруг лица, </text:span><text:span text:style-name="T228">коричневые ноги пинали мусор пропущенный недоукомплектованным звеном мусорщиков. </text:span><text:span text:style-name="T229">Такой период её жизни, или ейпретило по приказу проводить время с</text:span><text:span text:style-name="T230">о скучным стареющим инженером </text:span><text:span text:style-name="T231">в место, которое она переросла годы тому назад?</text:span></text:p>
      <text:p text:style-name="P44"><text:span text:style-name="T231">– </text:span><text:span text:style-name="T232">Тебе не очень-то хочется быть ту, верно?</text:span><text:span text:style-name="T146">– </text:span><text:span text:style-name="T232">Они сидели на берегу загрязнённого ручья, бросая хлеб уткам. Желудок Пёклера расстроен кофезаменителем и </text:span><text:span text:style-name="T234">из-за </text:span><text:span text:style-name="T232">крашен</text:span><text:span text:style-name="T234">ого</text:span><text:span text:style-name="T232"> мяс</text:span><text:span text:style-name="T234">а</text:span><text:span text:style-name="T232">. </text:span><text:span text:style-name="T233">Его </text:span><text:span text:style-name="T234">не отпускала</text:span><text:span text:style-name="T233"> голов</text:span><text:span text:style-name="T234">н</text:span><text:span text:style-name="T233">а</text:span><text:span text:style-name="T234">я</text:span><text:span text:style-name="T233"> бол</text:span><text:span text:style-name="T234">ь</text:span><text:span text:style-name="T233">.</text:span></text:p>
      <text:p text:style-name="P45"><text:span text:style-name="T233">– </text:span><text:span text:style-name="T234">Это или тут, или лагерь,</text:span><text:span text:style-name="T146">– </text:span><text:span text:style-name="T235">лицо её упрямо </text:span><text:span text:style-name="T237">отвёрнуто.</text:span><text:span text:style-name="T146">– </text:span><text:span text:style-name="T237">Мне вообще не хочется нигде быть. Всё равно.</text:span></text:p>
      <text:p text:style-name="P182">– Ильзе.</text:p>
      <text:p text:style-name="P182">– Тебе тут нравится? Или хочется обратно под свою гору? Ты говоришь с эльфами, Франц?</text:p>
      <text:p text:style-name="P45"><text:span text:style-name="T237">– Нет, я не в восторге от того, куда я попал</text:span><text:span text:style-name="T146">—</text:span><text:span text:style-name="T21">Франц?</text:span><text:span text:style-name="T146">—</text:span><text:span text:style-name="T237">но у меня, у меня ест работа….</text:span></text:p>
      <text:p text:style-name="P46"><text:span text:style-name="T237">– Да. И у меня есть. Моя работа быть в тюрьме. Я профессиональная заключённая. </text:span><text:span text:style-name="T238">Я знаю как получать поблажки, у кого красть, как доносить, как</text:span><text:span text:style-name="T146">—</text:span></text:p>
      <text:p text:style-name="P128"><text:span text:style-name="T146">Ещё минута и она сказала бы это… «Пожалуйста</text:span><text:span text:style-name="T155">—</text:span><text:span text:style-name="T8">прекрати</text:span><text:span text:style-name="T146">, Ильзе</text:span><text:span text:style-name="T155">—</text:span><text:span text:style-name="T146">» На этот раз Пёклер впал в истерику </text:span><text:span text:style-name="T239">и таки дал пощёчину. </text:span><text:span text:style-name="T240">Утки, удивлённые резким хлопком, </text:span><text:span text:style-name="T241">сделали поворот «кру-гом!» и отплыли прочь. </text:span><text:span text:style-name="T242">Ильзе смотрела на него, </text:span><text:span text:style-name="T243">без слёз, комната за комнатой глаз нанизанных в тенях старого довоенного дома, где он мог бродить годами, слыша голоса и находя двери, ловя себя, </text:span><text:span text:style-name="T244">свою жизнь какой она могла бы стать…. Он не мог стерпеть безразличия от неё. Почти утрачивая контроль, Пёклер тогда совершил свой акт мужества. Он оставил игру. </text:span></text:p>
      <text:p text:style-name="P47"><text:span text:style-name="T244">– </text:span><text:span text:style-name="T245">Если ты не хочешь приезжать на следующий год,</text:span><text:span text:style-name="T146">– </text:span><text:span text:style-name="T245">пусть даже «следующий год» на тот момент означал слишком мало в Германии,</text:span><text:span text:style-name="T146">– </text:span><text:span text:style-name="T245">то можешь не приезжать. Даже лучще, если не приедешь.</text:span></text:p>
      <text:p text:style-name="P48"><text:span text:style-name="T246">Она мгновенно поняла что он сделал. Она подтянула одну коленку вверх и опёрлась на неё лбом, подумала: «Я приеду»,</text:span><text:span text:style-name="T146">– </text:span><text:span text:style-name="T246">сказала она очень тихо. </text:span></text:p>
      <text:p text:style-name="P48"><text:span text:style-name="T146">– </text:span><text:span text:style-name="T246">Ты?</text:span></text:p>
      <text:p text:style-name="P48"><text:span text:style-name="T146">– </text:span><text:span text:style-name="T246">Да. Правда.</text:span></text:p>
      <text:p text:style-name="P48"><text:span text:style-name="T246">И он, тогда, совершенно забыл о всякой сдержанности. </text:span><text:span text:style-name="T247">Он свернул в вихрь своего долгого одиночества, жутко сотрясаясь. Он плакал. </text:span><text:span text:style-name="T248">Она взяла его за руки. Утки на плаву наблюдали.</text:span><text:span text:style-name="T533"> </text:span><text:span text:style-name="T249">Море прохлаждалось под солнцем в дымке. Где-то в городе играл аккордеон. </text:span><text:span text:style-name="T250">За разваливающимися мифическими статуями приговорённые дети орали друг на друга. Лето кончилось.</text:span></text:p>
      <text:p text:style-name="P129"><text:span text:style-name="T250">В</text:span><text:span text:style-name="T146">ернувшись в Миттельверке он попытался, и продолжал пытаться, </text:span><text:span text:style-name="T251">попасть в лагерь Дора и отыскать Ильзе. Вайсман уже не имел значения. Охранники SS всякий раз оказывались вежливыми, понимающими, не пропускающими. </text:span></text:p>
      <text:p text:style-name="P130"><text:span text:style-name="T146">Рабочая нагрузка стала невозможной. </text:span><text:span text:style-name="T252">На сон у Пёклера оставалось менее двух часов в сутки. Военные новости доходили </text:span><text:span text:style-name="T253">под гору лишь в виде слухов и </text:span><text:span text:style-name="T254">растущего </text:span><text:span text:style-name="T253">дефицита. </text:span><text:span text:style-name="T254">Философия поставок была «треугольной»</text:span><text:span text:style-name="T155">—</text:span><text:span text:style-name="T254">три возможных источника для получения той же самой части, на случай один будет разрушен. </text:span><text:span text:style-name="T255">В зависимости от того что не поступало откуда, или с каким опозданием, ты знал какие заводы подверглись бомбёжке, какое железнодорожная магистраль перерезана. </text:span><text:span text:style-name="T256">Ближе к концу, приходилось пробовать и налаживать производство многих компонентов на месте.</text:span></text:p>
      <text:p text:style-name="P131"><text:span text:style-name="T256">К</text:span><text:span text:style-name="T146">огда у Пёклера оставалось время думать, </text:span><text:span text:style-name="T257">он упёрся в растущую загадку молчания Вайсмана. Чтобы пробудить его, или память о нём, Пёклер шёл на всё, чтобы поговорить с офицерами из подразделения безопасности майора Фёршнера, </text:span><text:span text:style-name="T258">добиваясь новостей. </text:span><text:span text:style-name="T259">Ни один из них не относился к Пёклеру иначе, чем к ходячей нервотрёпке. До них доходили слухи, что Вайсман уже не тут а в Голландии, </text:span><text:span text:style-name="T260">командует одной из ракетных батарей. </text:span><text:span text:style-name="T261">Енцин тоже пропал из виду </text:span><text:soft-page-break/><text:span text:style-name="T261">вместе со многими ключевыми </text:span><text:span text:style-name="T22">Schwarzkommando</text:span><text:span text:style-name="T261">. </text:span><text:span text:style-name="T262">Пёклер всё более уверялся, что на этот раз игра действительно кончена, </text:span><text:span text:style-name="T263">что война <text:s/>их всех зацапала, предписала новые приоритеты жизни-и-смерти и лишила досуга для пытки мелкого инженеришки. </text:span><text:span text:style-name="T264">Ему удалось немного расслабиться, вернуться в колею дня, </text:span><text:span text:style-name="T265">ждать конца, даже надеяться, что тысячи в Доре скоро станут свободны, среди них Ильзе, какая-то приемлемая Ильзе….<text:tab/></text:span></text:p>
      <text:p text:style-name="P132"><text:span text:style-name="T265">Н</text:span><text:span text:style-name="T146">о весной он таки снова увидель Вайсмана. Он проснулся из сна про мягкий Цвёльфкиндер, который был также Нордхаузеном, городом, где эльфы производили игрушечные ракеты полётов на луну, </text:span><text:span text:style-name="T266">а над краем его койки было лицо Вайсмана наблюдавшего за ним. Он казался постаревшим лет на десять, и Пёклер насилу узнал его. </text:span></text:p>
      <text:p text:style-name="P49"><text:span text:style-name="T266">– </text:span><text:span text:style-name="T267">Мало времени,</text:span><text:span text:style-name="T146">– </text:span><text:span text:style-name="T267">прошептал Вайсман.</text:span><text:span text:style-name="T146">– </text:span><text:span text:style-name="T267">Пойдём.</text:span></text:p>
      <text:p text:style-name="P133"><text:span text:style-name="T267">О</text:span><text:span text:style-name="T146">ни двинулись через белую бессонную сует</text:span><text:span text:style-name="T268">у</text:span><text:span text:style-name="T146"> тоннелей. </text:span><text:span text:style-name="T268">Вайсман шагал медленно и твёрдо, оба она молчали. </text:span><text:span text:style-name="T269">В одном из управленческих отсеков были <text:s/>с полдюжины других, а также люди из SS и SD. «</text:span><text:span text:style-name="T270">У нас уже есть разрешения от ваших отделов»,</text:span><text:span text:style-name="T155">– </text:span><text:span text:style-name="T270">сказал Вайсман,</text:span><text:span text:style-name="T155">– «</text:span><text:span text:style-name="T272">освободить вас для работы над особым проектом. Это будет секретность наивозможно высшей категории</text:span><text:span text:style-name="T270">. </text:span><text:span text:style-name="T271">Вы будете жить отдельно, питаться отдельно, </text:span><text:span text:style-name="T272">не говорить ни с кем за исключением присутствующих в этой комнате».</text:span><text:span text:style-name="T155">– </text:span><text:span text:style-name="T272">Они оглянулись вокруг увидеть кто же это. Ни одного знакомого. </text:span><text:span text:style-name="T273">Обернулись обратно к Вайсману.</text:span></text:p>
      <text:p text:style-name="P134"><text:span text:style-name="T146">Ему нужны модификации для внесения в одну ракету, только одну. Её серийный номер был снят, и вписаны пять нулей. Пёклер мгновенно осознал, что для этого Вайсман и приберегал его: <text:s/>именно </text:span><text:span text:style-name="T274">это и было его «особой судьбой». </text:span><text:span text:style-name="T275">Он никак не мог понять этого: </text:span><text:span text:style-name="T276">он должен разработать пластмассовый обтекатель, определённого размера, определённых изоляционных свойств, </text:span><text:span text:style-name="T277">на силовую установку ракеты. Инженер силовой установки был самым занятым в этом проекте, перенаправляя линии пара и подачи горючего, перемещая части конструкции. Каким бы ни было новое изделие, никто его не видел. </text:span><text:span text:style-name="T278">По слухам, его произвели где-то в другом месте </text:span><text:span text:style-name="T279">и назвали Schwarzgerät, из соображений высокой секретности </text:span><text:span text:style-name="T280">окружавшей проект</text:span><text:span text:style-name="T279">. </text:span><text:span text:style-name="T281">Даже вес был засекречен. Они уложились в срок менее двух недель, и «Vorrichtung für die Isolierung» отправился по назначению. </text:span><text:span text:style-name="T282">Пёклер вернулся к своему постоянному начальнику, </text:span><text:span text:style-name="T283">и рутина вернулась в свою колею. </text:span><text:span text:style-name="T284">Он никогда больше не видел Вайсмана.</text:span></text:p>
      <text:p text:style-name="P135"><text:span text:style-name="T146">В первую неделю апреля, когда с минуты на минуту ожидалось появление Американских войск, </text:span><text:span text:style-name="T285">большинство инженеров укладывались, обменивались адресами с коллегами, </text:span><text:span text:style-name="T286">пили прощальные тосты, шатаясь по пустеющим помещениям. </text:span><text:span text:style-name="T287">В воздухе было ощущение выпускного дня. </text:span><text:span text:style-name="T288">Насилу сдерживаешься не насвистывать «Gaudeamus igitur». </text:span><text:span text:style-name="T289">Ежданно жизнь в заточении кончалась. </text:span></text:p>
      <text:p text:style-name="P136"><text:span text:style-name="T289">М</text:span><text:span text:style-name="T146">олодой охранник SS, </text:span><text:span text:style-name="T290">последний из уезжавших,</text:span><text:span text:style-name="T146"> нашёл Пёклера в п</text:span><text:span text:style-name="T290">ы</text:span><text:span text:style-name="T146">льном кафетерии, </text:span><text:span text:style-name="T290">передал ему конверт и вышел не сказав ни слова. </text:span><text:span text:style-name="T291">Это обычное отпускное удостоверение, утратившее силу из-за неизбежной кончины Правительства</text:span><text:span text:style-name="T155">—</text:span><text:span text:style-name="T291">и проездные документы до Цвёльфкиндер. </text:span><text:span text:style-name="T292">В пробелах для даты кто-то вписал, почти неразличимо «по окончании военного противостояния». </text:span><text:span text:style-name="T293">На обороте той же рукой (Вайсмана?) </text:span><text:span text:style-name="T294">приписка для </text:span><text:span text:style-name="T293"><text:s/>Пёклер</text:span><text:span text:style-name="T294">а. </text:span><text:span text:style-name="T23">Она освобождена. Встретит там</text:span><text:span text:style-name="T294">. </text:span><text:span text:style-name="T295">Он понял это было его платой за модернизацию сделанную им на </text:span><text:span text:style-name="T296">00000</text:span><text:span text:style-name="T295">. </text:span><text:span text:style-name="T296">Как долго Вайсман умышленно держал его в запасе, всё для того, чтобы иметь человека по пластмассам, на которого он мог положиться, когда придёт время?</text:span></text:p>
      <text:p text:style-name="P137"><text:span text:style-name="T296">В </text:span><text:span text:style-name="T146">последний день Пёклер вышел из южного конца основного тоннеля. </text:span><text:span text:style-name="T297">Грузовики были повсюду, все моторы на ходу, прощание в весеннем воздухе, высокие деревья в солнечном свете зеленели на горных склонах. Obersturmbannführer не стоял на своём посту, когда Пёклер зашёл в лагерь Дора. <text:s/></text:span><text:span text:style-name="T298">Он не искал Иьзе, или не совсем. Может почувствовал, что должен увидеть, наконец. </text:span><text:span text:style-name="T299">Он не был готов. Он не знал. </text:span><text:span text:style-name="T300">Имел данные, да, но не знал, чувствами, сердцем….</text:span></text:p>
      <text:p text:style-name="P138"><text:span text:style-name="T300">В</text:span><text:span text:style-name="T146">онь говна, смерти, пота, болезни, плесени, </text:span><text:span text:style-name="T301">мочи, дыхания Доры, охватили его, когда пробирался, глядя на голые трупы, что теперь вытаскивали, раз Америка так близко, штабелевать перед крематориями, </text:span><text:span text:style-name="T302">члены мужчин болтаются, пальцы ног стиснулись белые и круглые как жемчужины… каждое лицо так совершенно, так индивидуально, губы растянуты в </text:span><text:soft-page-break/><text:span text:style-name="T302">ухмылке смерти, целый зал умолкших зрителей срезанных на заключительном слове, где самая соль шутки… </text:span><text:span text:style-name="T303">а живые, набитые по десятеро на соломенный матрас, бессильно плачущие, кашляющие, лузеры…. Все его пустоты, его лабиринты, были оборотной </text:span><text:span text:style-name="T304">стороной этого. </text:span><text:span text:style-name="T305">Пока он жил и чертил линии </text:span><text:span text:style-name="T306">на бумаге, это невидимое царство длилось, </text:span><text:span text:style-name="T307">во тьме снаружи… всё время…. </text:span><text:span text:style-name="T308">Пёклера вырвало. Он расплакался. Стены не растворились</text:span><text:span text:style-name="T155">—</text:span><text:span text:style-name="T308">ни одна тюремная стена никогда не делала этого, </text:span><text:span text:style-name="T309">не слезами, не от этого открытия, на каждых нарах, в каждой камере, </text:span><text:span text:style-name="T310">всё</text:span><text:span text:style-name="T309"> лица </text:span><text:span text:style-name="T310">что</text:span><text:span text:style-name="T309"> он </text:span><text:span text:style-name="T310">знает, в конце концов, и они дороги ему как и сам он, и не может, поэтому, допустить, чтобы они вернулись в то молчание…. </text:span><text:span text:style-name="T311">Но что он может сделать вообще? Как вообще удержать их? </text:span><text:span text:style-name="T312">Бессилие, зеркальное вращение горя, взвинчивают его ужасно, как вырвавшееся из-под контроля сер</text:span><text:span text:style-name="T313">д</text:span><text:span text:style-name="T312">цебиение, </text:span><text:span text:style-name="T313">почти не оставляя ему шансов хорошенько разбушеваться, или сойти….</text:span></text:p>
      <text:p text:style-name="P138"><text:span text:style-name="T313"><text:s/>Там где было всего темнее, и смердело хуже всего, Пёклер нашёл женщину </text:span><text:span text:style-name="T314">лежавшую, случайную женщину. </text:span><text:span text:style-name="T315">Он сидел полчаса держа её костлявую руку. Она дышала. Прежде, чем уйти, он снял своё золотое обручальное кольцо, и одел на тонкий палец женщины, </text:span><text:span text:style-name="T316">сложил её руку в кулак, чтобы оно не соскальзывало. Если она выживет, кольца хватит на пару обедов, </text:span><text:span text:style-name="T317">или на одеяло, или ночёвку под крышей, или проезд домой….</text:span></text:p>
      <text:p text:style-name="P183"><draw:frame draw:style-name="fr1" draw:name="Image1" text:anchor-type="paragraph" svg:width="6.9252in" svg:height="0.3661in" draw:z-index="0"><draw:image xlink:href="Pictures/1000000000000B720000009B428C9716555D8079.png" xlink:type="simple" xlink:show="embed" xlink:actuate="onLoad" loext:mime-type="image/png"/></draw:frame>По возвращении в Берлин, под грандиозной грозой извергающейся на город, Маргрет<text:span text:style-name="T812">а</text:span> привела Слотропа в покосившийся домик рядом со Шпрее, в Руссом секторе. <text:span text:style-name="T810">Сожжёный танк Королевский Тигр охраняет вход, его краска вспузырилась, гусеницы искалечены и сбиты с цепных колёс, его мёртвое чудище 88-миллиметровой пушки свёрнуто вниз указывая на серую реку, шипящую по шипами спикул взбитых из неё бессчётными каплями.</text:span></text:p>
      <text:p text:style-name="P184">Внутри летучие мыши гнездятся под стропилами, <text:span text:style-name="T811">остатки кроватей отдающие плесенью, битое стекло и помёт летучих мышей на голом деревянном полу, окна заколочены кроме того места где выведена жестяная труба плиты, потому что её кирпичная разбита. На кресло-качалку брошено пальто из шкуры котика, тёмно-серое облако. Краска какого-то художника из дней минувших всё ещё различима на полу во взморщенных пятнах старого пурпура, шафранного, сталисто синего, обратная деформация картин, чьё местонахождение неизвестно. Глубоко в углу висит потемнелое зеркало, по всей раме его цветы <text:s/>и птицы <text:s/>нарисованные белым, отражая Маргрету и Слотропа и дождь в распахнутой двери. Часть потолка сорванная, когда умер Королевский Тигр покрыта мокрыми, в разводах пятен, картонными плакатами все с одной и той же фигурой в плаще и сдвинутой на глаза шляпе </text:span><text:span text:style-name="T5">der feind hört zu</text:span><text:span text:style-name="T811">. Вода каплет сквозь них в полудесятке мест.</text:span></text:p>
      <text:p text:style-name="P185">Грета <text:span text:style-name="T813">зажигает керосиновую лампу. Та согревает свет дождя пригоршней жёлтого. Слотроп раскладывает огонь в плите, пока Маргрета нырнула под домик, где оказывается большой запас картошки. Там есть ещё лук в мешке и даже вино. Охренеть, Слотроп несколько месяцев не видел ни одной картошечки. Она готовит и они сидят просто обжираясь тем картофаном. Позднее, без атрибутики и разговоров, заёбывают друг друга в сон. Но через пару часов Слотроп просыпается и лежит там думая, что дальше.</text:span></text:p>
      <text:p text:style-name="P186">Ладно, найти того Кислоту Бумера, отдать тому его гашиш. <text:span text:style-name="T814">А</text:span> дальше что? <text:span text:style-name="T815">Слотроп и S-Gerät, а также загадка Джампф/Imipolex</text:span> <text:span text:style-name="T815">как-то отдалились друг от друга. Уж сколько времени он не вспоминал о них. Хмм, на чём тогда остановились? В тот день он сидел с Кислотой в кафе, курили тот косяк… о, это позавчера было, нет? Дождь шлёпает впитываясь в пол и Слотроп чувствует, что теряет свой рассудок. Если есть что-то утешительное—религиозное, если угодно—в паранойе, есть также ещё и анти-паранойа, где ничто ни с чем не связано, условие, которые мало кто из нас может долго выдерживать. И как раз тут Слотроп чувствует как он скатывается в анти-параноидную часть своего цикла, чувствует огромный город вокруг себя ширится без </text:span><text:soft-page-break/><text:span text:style-name="T815">крыш, уязвимый, утративший центр как и он, и только картонные изображения Подслушивающего Врага остались между ним и мокрым небом. </text:span></text:p>
      <text:p text:style-name="P187">Либо Они завели его сюда по какой-то причине, или же он тут просто так. <text:span text:style-name="T816">Он не уверен, хочется ли ему, на самом деле, чтобы была этому </text:span><text:span text:style-name="T24">причина</text:span><text:span text:style-name="T816">….</text:span></text:p>
      <text:p text:style-name="P188">В полночь дождь прекращается. <text:span text:style-name="T817">Он оставляет Маргрету, чтобы прокрасться в холодный город со своими пять кило, придержав для себя тот, из которого грабанул Чичерин. Русские войска поют в своих расположениях. Солёная боль музыки гармоней плачет у них на задворках. Материализуются пьяницы, весёлые и ссущие в центральные борозды мощёных улиц. Грязь заполнила какие-то из улиц словно плоть. Снарядные воронки полны дождевой воды <text:s/>до краёв, мерцают в свете ночных бригад по расчистке развалин. Разбитый вдребезги Бидермаерский стул, <text:s text:c="2"/>ботинок без напарника, стальная оправа очков, собачий ошейник (глаза по краям извилистого пути в ожидании знака, явного сигнала), винная пробка, расщепленный веник, велосипед без одного колеса, выброшенная подшивка </text:span><text:span text:style-name="T25">Tägliche Rundschau</text:span><text:span text:style-name="T817">, дверная ручка из халцедона покрашенная в синий давным-давно ферроцианидом железа, рассыпанные клавиши рояля (все белые, октава в В, если быть точным—ли Н, в Германской номенклатуре—ноты отринутого Локрийского тона), чёрно-янтарный глаз какого-то звериного чучела…. Засыпанная ночь. Собаки, запуганные и дрожащие, бегают позади стен чьи крыши в резких изломах графиков температуры лихорадки. Где-то утечка газа выпирает на минуту в смерть и запахи дождя. Ряды чёрных оконных глазниц громоздятся в боках выпотрошенных квартирных блоков. Куски бетона <text:s/>нанизаны на вздыбленные прутья арматуры, что изогнулись как чёрные спагетти, целые груды зловеще покачиваются над головой, едва заденешь пробираясь мимо…. Гладколицый Хранитель Ночи витает, прикрывшись безразличными глазами и улыбкой, свернувшись калачиком и бледный, над городом, урча свои хриплые колыбельные. Молодые мужчины проводили Инфляцию также, на улицах в одиночестве, некуда зайти укрыться от чёрных зим. Девушки оставались допоздна на ступенях, или сидя на скамейках в свете фонарей вдоль рек, в ожидании бизнеса, но молодые мужчины проходили мимо, проигнорированные, сутуля подбитые ватой плечи, деньги не имели отношения к чему-либо что они могли купить, разбухающая, бумажная раковая опухоль в их бумажниках….</text:span></text:p>
      <text:p text:style-name="P199">Чикаго Бар охраняется снаружи двумя из их потомков, пацаны в костюмах Джорджа Рафта, на несколько размеров больше них, на слишком много, чтобы когда-то доросли. Один всё время кашляет, в неудержимых предсмертных спазмах. Второй облизывает свои губы и пялится на Слотропа. Пистолетоносцы. Когда он упоминает имя Кислоты Бумера, они сдвигаются перед дверью, мотая головами. «Послушайте, мне надо передать ему пакет».</text:p>
      <text:p text:style-name="P189">– <text:span text:style-name="T818">Не знаем такого.</text:span></text:p>
      <text:p text:style-name="P190">– <text:span text:style-name="T819">Могу я оставить сообщение для него?</text:span></text:p>
      <text:p text:style-name="P191">– <text:span text:style-name="T819">Его тут нет.</text:span>– <text:span text:style-name="T820">Который с кашлем делает выпад. Слотроп уворачивается, матадорским взмахом накидки отвлекает, делает подножку и валит пацана, тот лежит на земле матерясь, весь запутавшись в своей длинной цепочке с брелоком, пока его напарник запускает руку под болтающийся на нём пиджак костюма за, как полагает Слотроп, огнестрельным, так что этого Слотроп пинает по яйцам и с криком «</text:span><text:span text:style-name="T26">Fickt nicht mit dem </text:span><text:span text:style-name="T8">Raketemensch!», </text:span><text:span text:style-name="T821">чтобы знали, типа </text:span><text:span text:style-name="T27">н-но, Сильвер! </text:span><text:span text:style-name="T821">тут</text:span><text:span text:style-name="T27">,</text:span><text:span text:style-name="T821"> он смывается в тени, между грудами обломков брёвен, камней и земли.</text:span></text:p>
      <text:p text:style-name="P193">Он выбирает тропу, по которой, как ему кажется, Кислота вёл их в ту ночь<text:span text:style-name="T131">—</text:span>часто теряет её, <text:span text:style-name="T822">забредая в безоконные лабиринты, клубки колючей проволоки от празднества смертельных штурмов в минувшем мае, потом в разнесённую с бреющего изрытую стоянку грузовиков, откуда полчаса не может выбраться, круговертящий акр резины, солидола, стали <text:s/>и расплёсканного бензина, куски автомашин указывают в небо или в землю ничем не отличаясь от Американской свалки металлолома мирных времён, слившейся в странные, коричневые лица из </text:span><text:span text:style-name="T28">Сатердей Ивнинг Пост, </text:span><text:span text:style-name="T823">только уже не простецкие, а явно зловещие… да это точно Субботняя Вечерняя </text:span><text:span text:style-name="T29">Почта</text:span><text:span text:style-name="T823">: это лица посыльных в шляпах-треуголках приходящие с длинных холмов, вниз </text:span><text:soft-page-break/><text:span text:style-name="T823">мимо вязов, Бёркширские легенды, путники затерявшиеся на краю Вечера. Приходят с посланием. Они перестанут кривиться, впрочем, если всмотришься. Они разгладятся в извечные маски, которые поведают своё полное значение, всё оно сразу на поверхности.</text:span></text:p>
      <text:p text:style-name="P194">Уходит час, чтобы найти погреб Кислоты. <text:span text:style-name="T824">Но там темно, и там пусто. Слотроп заходит, зажигает огонь. Смотрится как после рейда, или гангстерской войны: печатный пресс исчез, одежда вся разбросана, и при чём довольно странная одежда, тут есть, например, плетёный ивовый костюм, жёлтый плетёный ивовый костюм, для точности, сочленённый на линии локтя, подмышки, колена и паха… о, хмм, ладно, Слотроп, на скорую, проводит личный обыск, заглядывая в туфли, не настоящие туфли, некоторые из них, но перчатки для ступней с </text:span><text:span text:style-name="T30">пальцами</text:span><text:span text:style-name="T824"> по отдельности, не пошиты, однако, а </text:span><text:span text:style-name="T30">отлиты</text:span><text:span text:style-name="T824"> из какой-то неприятно пёстрой резины, типа той что идёт на мячи для боулинга… за отставшими обрывками обоев, в скрученной кверху оконной занавеске, среди штриховки одной или двух фальшивых Рейсмарок рассеянных по полу налётчиками—пятнадцать минут безрезультатных поисков—и белый предмет на столе следящий за ним всё время из своих внимательных теней всё это время. Он почувствовал этот взгляд прежде, чем нашёл его наконец-то: шахматная фигура пять сантиметров высотой. Белый конь отлитый из пластмассы—а и погоди пока Слотроп убедится какого </text:span><text:span text:style-name="T30">вида</text:span><text:span text:style-name="T824"> эта пластмасса, парень!</text:span></text:p>
      <text:p text:style-name="P195">Вот конский череп: полые глазницы уходят вглубь основания. <text:span text:style-name="T825">Внутри одной из них туго скрученная папиросная бумажка с посланием от Кислоты. «</text:span><text:span text:style-name="T31">Raketemensch</text:span><text:span text:style-name="T825">! Дер Шпрингер просит меня передать тебе это, его символ. Держи при себе, по нему он тебя опознает. Я на Якобиштрассе, 12, 3</text:span><text:span text:style-name="T136">-й </text:span><text:span text:style-name="T830">двор, </text:span><text:span text:style-name="T831">номер 7. Как и В/4» В общем, «Как и Би-фор» </text:span><text:span text:style-name="T832"><text:s/>у Джона Дилинджера служило старым сигналом конца послания. Все в Зоне этим летом используют это. Показывает людям как ты относишься к некоторым вещам….</text:span></text:p>
      <text:p text:style-name="P196"><text:span text:style-name="T832">К</text:span><text:span text:style-name="T826">ислота приложил карту-</text:span><text:span text:style-name="T833">план как туда добираться. </text:span><text:span text:style-name="T834">Это прямо обратно в Британский сектор. </text:span><text:span text:style-name="T835">Со стоном, Слотроп двигает обратно в грязь и раннее утро. Вблизи Брандербургских </text:span><text:span text:style-name="T836">В</text:span><text:span text:style-name="T835">орот, снова начинает слегка накрапывать. </text:span><text:span text:style-name="T836">Куски Ворот всё ещё валяются </text:span><text:span text:style-name="T837">на</text:span><text:span text:style-name="T836"> <text:s/>улиц</text:span><text:span text:style-name="T837">е</text:span><text:span text:style-name="T838">—</text:span><text:span text:style-name="T837">упираются, отёсанные снарядами, в дождливое небо, их молчание колоссально, призрачно, пока он </text:span><text:span text:style-name="T839">топает </text:span><text:span text:style-name="T837">огиба</text:span><text:span text:style-name="T839">я</text:span><text:span text:style-name="T837"> их, </text:span><text:span text:style-name="T839">Колесн</text:span><text:span text:style-name="T840">и</text:span><text:span text:style-name="T839">ца </text:span><text:span text:style-name="T840">отблескивает как уголь, </text:span><text:span text:style-name="T841">мчит и неподвижна, это 30-е столетие </text:span><text:span text:style-name="T842">и безрассудный Ракетмэн </text:span><text:span text:style-name="T843">толлько что приземлился </text:span><text:span text:style-name="T844">тут </text:span><text:span text:style-name="T843">обследовать руины, </text:span><text:span text:style-name="T844">следы в высокогорной пустыне древнего Европейского уклада….</text:span></text:p>
      <text:p text:style-name="P197"><text:span text:style-name="T844">Я</text:span><text:span text:style-name="T826">коби штрассе и большая часть её квартала, </text:span><text:span text:style-name="T845">трущобы, пережила уличные бои в неприкосновенности, </text:span><text:span text:style-name="T846">вместе со своей темнотой внутри, </text:span><text:span text:style-name="T847">кладка теней нерушима независимо от того высоко ли солнце или низко. Номер 12 это целый блок квартир </text:span><text:span text:style-name="T848">рождённый ещё до Инфляции, </text:span><text:span text:style-name="T849">пять или шесть этажей и мансарда, пять или шесть Hinterhöfe угнездившихся один внутри другого</text:span><text:span text:style-name="T838">—</text:span><text:span text:style-name="T850">коробки от подарка хохмача, </text:span><text:span text:style-name="T851">в самой последней </text:span><text:span text:style-name="T852">ничего, кроме последнего пустого двора пахнущего одинаковой жра</text:span><text:span text:style-name="T856">тв</text:span><text:span text:style-name="T852">ой </text:span><text:span text:style-name="T853">и</text:span><text:span text:style-name="T852"> мусором </text:span><text:span text:style-name="T853">и мочой </text:span><text:span text:style-name="T855">изливавшейся</text:span><text:span text:style-name="T854"> </text:span><text:span text:style-name="T853">десятилет</text:span><text:span text:style-name="T854">иями. Ха, ха!</text:span></text:p>
      <text:p text:style-name="P198"><text:span text:style-name="T854">С</text:span><text:span text:style-name="T826">лотроп приближается к первому арочному проходу. </text:span><text:span text:style-name="T857">Уличный свет пробрасывает его тень в накидке вперёд сквозь череду этих арок, </text:span><text:span text:style-name="T858">каждая обозначена своим именем выцветшей краской, </text:span><text:span text:style-name="T827">Erster-Hof, Zweiter-Hof, Dritter-Hof u.s.w., </text:span><text:span text:style-name="T859">такой же формы, как вход в Миттельверке, параболичной, но больше похожа на рот и г</text:span><text:span text:style-name="T860">лотку, </text:span><text:span text:style-name="T861">суставы хряща отступают </text:span><text:span text:style-name="T862">в </text:span><text:span text:style-name="T861">ожида</text:span><text:span text:style-name="T862">нии</text:span><text:span text:style-name="T861">, ожидая проглотить… </text:span><text:span text:style-name="T863">надо ртом два оквадраченных глаза, белки органди, зрачки черны как смола, уставились на него… </text:span><text:span text:style-name="T864">оно хохочет как и все эти годы без остановки, </text:span><text:span text:style-name="T865">утробный гулкий хохот, </text:span><text:span text:style-name="T866">как увесистый фарфор покатывающий или постукивающий под водой в раковине. </text:span><text:span text:style-name="T867">Безмозглые хаханьки, просто большое старое геометричное оно, </text:span><text:span text:style-name="T868">чё ты нервничишь, заваливай дывай…. </text:span><text:span text:style-name="T869">Но боль, двадцать, двадцать пять лет боли вот уже застывшей в этой глотке… </text:span><text:span text:style-name="T870">старый пария, пассивный, уже зависимость к выживанию, ждёт годы напролёт, дожидается ранимых лохов как </text:span><text:span text:style-name="T871">этот</text:span><text:span text:style-name="T870"> Слотроп, </text:span><text:span text:style-name="T871">чтоб подставились, </text:span><text:span text:style-name="T872">хохоча и плача и всё молчком… </text:span><text:span text:style-name="T873">краска облупливается с Лица, </text:span><text:span text:style-name="T875">обожжённого</text:span><text:span text:style-name="T874">, больного, </text:span><text:span text:style-name="T875">издавна сдыхающего, и как только Слотроп может входить в такую шизоидную глотку? </text:span><text:span text:style-name="T876">Чего тут не ясно, потому что этого хочет от него </text:span><text:span text:style-name="T877">спонсирующая и мощная </text:span><text:soft-page-break/><text:span text:style-name="T877">Студия, </text:span><text:span text:style-name="T828">natürlich</text:span><text:span text:style-name="T877">: </text:span><text:span text:style-name="T878">Слотроп герой юноша в этот вечер: что держало его в движении всю ночь, его и </text:span><text:span text:style-name="T879">одиночных </text:span><text:span text:style-name="T878">Берлинцев, </text:span><text:span text:style-name="T879">которые выходят только лишь в эти пустые часы, </text:span><text:span text:style-name="T880">ничему не принадлежа и идя никуда конкретно, так это Их не объяснённая потребность </text:span><text:span text:style-name="T881">держать некое маргинальное население в этих </text:span><text:span text:style-name="T882">изнурённых </text:span><text:span text:style-name="T883">и обойдённых местах, </text:span><text:span text:style-name="T884">определённо по экономическим, впрочем, как знать, </text:span><text:span text:style-name="T885">возможно эмоциональным соображением тоже….</text:span></text:p>
      <text:p text:style-name="P200"><text:span text:style-name="T885">К</text:span><text:span text:style-name="T826">ислота в движении тоже, хотя внутреннем, обирает свои сны. </text:span><text:span text:style-name="T886">Это выглядит как одна большая комната, </text:span><text:span text:style-name="T887">тёмная, полная табачного и косячного дыма, осыпавшихся гребней штукатурки там, где <text:s/></text:span><text:span text:style-name="T888">стены были вышиблены, </text:span><text:span text:style-name="T889">соломенные тюфяки по всему полу, </text:span><text:span text:style-name="T890">парочка на одном делят позднюю, тихую сигарету, </text:span><text:span text:style-name="T891">кто-то храпит на соседнем… </text:span><text:span text:style-name="T892">лоснящийся концертный рояль Bosendorfer Imperial, на который </text:span><text:span text:style-name="T893">Труди, одетая в одну только лишь армейскую рубаху, </text:span><text:span text:style-name="T892">оп</text:span><text:span text:style-name="T894">ирается, отчаявшаяся муза, голые ноги длинны и вытянуты, «</text:span><text:span text:style-name="T829">Пожалуйста</text:span><text:span text:style-name="T895">, иди на постель, Густав, скоро станет светло». Единственным ответом злостное бряканье в басовых струнах. </text:span><text:span text:style-name="T896">Кислота лежит на боку, совсем тихо, усохшее дитя, лицо даавно обработанное прыжками из окон второго этажа, «первыми втираниями» от оперчаточенных бабских кулаков сержантов в полицейских участках, </text:span><text:span text:style-name="T897">золотым светом в конце дня на ипподром</text:span><text:span text:style-name="T898">е</text:span><text:span text:style-name="T897"> Карлс</text:span><text:span text:style-name="T898">хорст</text:span><text:span text:style-name="T897">а, </text:span><text:span text:style-name="T899">ч</text:span><text:span text:style-name="T898">ёрным светом </text:span><text:span text:style-name="T899">от тротуаров на бульварах </text:span><text:span text:style-name="T900">по ночам в мелких морщинках как кожа обтягивающая камень, </text:span><text:span text:style-name="T901">белым светом от </text:span><text:span text:style-name="T902">атласных</text:span><text:span text:style-name="T901"> платьев, </text:span><text:span text:style-name="T902">стаканов, выстроенных сияя, перед зеркалами баров, от угловатых «U» на входах станций подземки, </text:span><text:span text:style-name="T903">указующих в гладком магнетизме в небо, </text:span><text:span text:style-name="T905">за</text:span><text:span text:style-name="T903">влечь ангелов сталь</text:span><text:span text:style-name="T905">ной воспря</text:span><text:span text:style-name="T903">н</text:span><text:span text:style-name="T905">утости</text:span><text:span text:style-name="T903">, </text:span><text:span text:style-name="T905">безвольного подчинения</text:span><text:span text:style-name="T904">—лицо так</text:span><text:span text:style-name="T906">ое</text:span><text:span text:style-name="T904"> жутко старое во сне, </text:span><text:span text:style-name="T906">покинутое в</text:span><text:span text:style-name="T904"> своей городской истории….</text:span></text:p>
      <text:p text:style-name="P424">Его глаза открываются<text:span text:style-name="T131">—</text:span>на секунду Слотроп всего лишь затенённые складки зелёного, <text:span text:style-name="T940">высвеченный шлем, световые значения, которые нужно ещё сложить. Затем приходит сладкая кивающая улыбка, всё окей,</text:span><text:span text:style-name="T32"> ja</text:span><text:span text:style-name="T940">, как ты Ракетмэн, </text:span><text:span text:style-name="T32">was ist los? </text:span><text:span text:style-name="T941">Однако неисравимый старый наркоман недостаточно добр, чтоб удержаться и не открыть мгновенно старую матросскую сумку и заглянуть, глазами как проссаные в сугробе дырки, убедиться что тут есть.</text:span></text:p>
      <text:p text:style-name="P425">– <text:span text:style-name="T942">Я думал ты передохнёшь или вроде того.</text:span></text:p>
      <text:p text:style-name="P426">Тут же достаётся Марокканская трубочка и Кислота принимается плющить жирную крошку того гашиша, мурлыкая популярную румбу</text:p>
      <text:p text:style-name="P426"/>
      <text:p text:style-name="P434">Из Марокко кой-чего кусочек</text:p>
      <text:p text:style-name="P434">Заверну я в носовой платочек </text:p>
      <text:p text:style-name="P422"/>
      <text:p text:style-name="P50">– <text:span text:style-name="T943">Да. Такие дела, дер Шпрингер настучал про наш фальшивопечатный бизнес. Типа <text:s/>временная заминочка, врубаешься?</text:span></text:p>
      <text:p text:style-name="P51">– <text:span text:style-name="T944">Нет. Я думал вы между собой по братски.</text:span></text:p>
      <text:p text:style-name="P52">– <text:span text:style-name="T945">Ещё чего. И он движется по верхним орбитам.</text:span>– <text:span text:style-name="T946">Это что-то очень сложно связанное с Американскими сертификатами с жёлтой печатью прекращающими хождение на Средиземноморском театре, с нежеланием Объединённых Сил здесь принимать Рейсмарки. У Шпрингера проблема с балансом выплат тоже, и он усиленно спекулировал на Стерлинге, и…</text:span></text:p>
      <text:p text:style-name="P53">– <text:span text:style-name="T947">Но,</text:span>– <text:span text:style-name="T947">грит Слотроп,</text:span>– <text:span text:style-name="T947">но, этта, где мой миллион марок, тогда, Эмиль?</text:span></text:p>
      <text:p text:style-name="P139">Кислота всасывает жёлтое пламя выплывающее поверх чашечки трубки: «Он ушёл туда, где сплетается плющ».<text:span text:style-name="T131">– </text:span>Слово в слово как Джубли Джим Фиск ответил Комиссии Конгресса <text:span text:style-name="T948">расследующую его и Джея Гулда аферу с золотом в 1869. Эти слова памятка о Бёркшире. Вот и всё, что есть для размышлений, но Слотропу тут доходит, что Кислота никак не может быть на стороне Плохих Парней. Кем бы Они ни были, Они играют затем, чтобы стереть, а не напомнить.</text:span></text:p>
      <text:p text:style-name="P54">– <text:span text:style-name="T949">Ну, я могу продавать унциями из того, что при мне,</text:span>– <text:span text:style-name="T950">прикидывает Слотроп.</text:span>– <text:span text:style-name="T951">За оккупационные сертификаты. Они в цене?</text:span></text:p>
      <text:p text:style-name="P55">– <text:span text:style-name="T952">Ты не злишься. Совсем нет.</text:span></text:p>
      <text:p text:style-name="P55"><text:soft-page-break/>– <text:span text:style-name="T952">Ракетмэн выше этого дерьма, Эмиль.</text:span></text:p>
      <text:p text:style-name="P56">– <text:span text:style-name="T953">У меня для тебя сюрприз. Я могу достать тебе Schwarzgerät, про который ты спрашивал.</text:span></text:p>
      <text:p text:style-name="P56">– <text:span text:style-name="T953">Ты?</text:span></text:p>
      <text:p text:style-name="P56">– <text:span text:style-name="T953">Шпрингер. Я попросил у него для тебя.</text:span></text:p>
      <text:p text:style-name="P57">– <text:span text:style-name="T954">Не гони. Правда? Охренеть, вот это друг. Как я могу</text:span>—</text:p>
      <text:p text:style-name="P57">– <text:span text:style-name="T955">Десять тысяч фунтов стелингов.</text:span></text:p>
      <text:p text:style-name="P140">Слотроп выкашливает добрую затяжку. «<text:span text:style-name="T956">Спасибо, Эмиль...»– Он рассказывает про междусобойчик с Чичериным и как он видел того Мики Руни.</text:span></text:p>
      <text:p text:style-name="P58">– <text:span text:style-name="T957">Ракетмэн! Космомэн! Добро пожаловать на нашу девственную планету! Нам главное, чтоб нас тут не беспокоили, окей? Если ты нас убиваешь, то не ешь. Если ешь, то не переваривай. Давай нам выходить назад с другого конца, как бриллиантам в говне контрабандистов….</text:span></text:p>
      <text:p text:style-name="P59">– <text:span text:style-name="T958">Послушай,—припомнив тут наводку, что Гели дала ему когда-то давно в Нордхаузене—твой дружок Шпрингер упоминал, что собирается на днях оттянуться в Свинемюнде, или что-то такое?</text:span></text:p>
      <text:p text:style-name="P60">– <text:span text:style-name="T959">Только про цену на твой прибор, Ракет. Половину суммы вперёд. Говорит, во столько ему сядет один только поиск.</text:span></text:p>
      <text:p text:style-name="P61">– <text:span text:style-name="T960">Так он даже не знает где оно. Блядь, может просто водит за нос, набивает цену, надеется найти дурака, что даст деньгу авансом.</text:span></text:p>
      <text:p text:style-name="P62">– <text:span text:style-name="T961">Обычно он держит слово. У тебя не было проблем с тем пропуском, что он подделал?</text:span></text:p>
      <text:p text:style-name="P63">– <text:span text:style-name="T962">Йааахх...</text:span>– <text:span text:style-name="T962">О. О, ух-ты, ага, да, надо было ему спросить тут про эту бумажку с Максом Шлепцигом на ней.</text:span>– <text:span text:style-name="T963">Ну, тогда...</text:span>– <text:span text:style-name="T963">Но тем временем Труди оставила приставания к Густаву в рояле и подходит присесть и потереться щекой о ворс на штанах Слотропа, миленькие голые ножки перешёптываются друг об дружку, волосы распущены, рубаха полурасстёгнута, и Кислота в какой№то момент перевернулся и заснул со стоном. Труди и Слотроп удаляются на тюфяк подальше от концертного Bosendorfer. Слотроп со вздохом откидывается, стаскивает шлем, и позволяет крупной сладкой и сочной Труди делать с ним что захочет. Его суставы ноют от долгого хождения по дождю и городу, он наполовину в отключке, Труди зацеловывает его до чудного удобства, тут радушный дом, никаких предпочтений отдельным чувствам или органам, всем достаётся равная доля… пожалуй впервые за свою жизь Слотроп не чувствует себя обязанным иметь хуй торчком, и это ничего, потому что это похоже творят не с его членом, а скорее… о, боже ж ты мой, так право же, неловко, но… ну его нос начинает похоже вставать фактически сопли начинают течь да тут эта </text:span><text:span text:style-name="T33">носовая</text:span><text:span text:style-name="T963"> эрекция и Труди наверняка точно приметила, как могла она помочь но… как она скользит своими губками по пульсирующему шнобелю и шлёт метр своего пылкого языка в одну из его ноздрей… он явственно ощущает каждый вкусовой пупырышек пока он втискивается всё дальше раздвигая стенки крыльев и носовые волосы чтоб поместилась её голова и плечи и… ну, она наполовину уже там, или почти</text:span>—<text:span text:style-name="T964">подтягивает свои колени, ползёт вцепляясь в волосы руками и ногами и может встать наконец внутри громадного красного холла с очень приятным освещением, никаких стен или потолка она вообще-то не различает, но скорее переход в перламутровые или весенние оттенки розового во всех направлениях….</text:span></text:p>
      <text:p text:style-name="P141">Они уснули в комнате полной храпа, <text:span text:style-name="T965">взбряков струн в басовом регистре из рояля, и миллиононогой пробежки дождя по двору снаружи. Когда Слотроп просыпается посреди Часа Зла, Труди в какой-то ещё комнате с Густавом позвякивают кофейными чашками, черепаховый кот гоняет блох у грязного окна. Где-то на берегу Шпрее Белая Женщина ждёт Слотропа. Ему не очень-то хочется уходить. Труди и Густав заходят с кофе и половиной косяка и все рассаживаются поболтать.</text:span></text:p>
      <text:p text:style-name="P142">Густав композитор. Который месяц у него гневные дебаты с Кислотой кто лучше, Бетховен или Россини. <text:span text:style-name="T966">Кислота за Россини. «Не то, чтобы я был за Бетховена </text:span><text:span text:style-name="T34">qua</text:span><text:span text:style-name="T966"> Бетховена»,– доказывает Густав,– «но он представляет Германскую диалектику, включение всё большего числа нот в </text:span><text:soft-page-break/><text:span text:style-name="T966">гамму, поднимаясь до додекафонной демократии, где каждая нота имеет право быть услышанной. Бетховен был одним из архитекторов музыкальной свободы—он подчинился требованию истории, несмотря на свою глухоту. Пока Россини, оставив музыку в 36, гонялся за юбками и толстел, Бетховен жил жизнью полной трагичности и величия.</text:span></text:p>
      <text:p text:style-name="P64">– <text:span text:style-name="T967">Ну, и?</text:span>– <text:span text:style-name="T967">неизменно отвечал Кислота на это.</text:span>– <text:span text:style-name="T968">А что выбрал бы ты? Главное,</text:span>– <text:span text:style-name="T969">прерывая обычный возмущённый вопль Густава,</text:span>– <text:span text:style-name="T969">что человек </text:span><text:span text:style-name="T35">приятно</text:span><text:span text:style-name="T969"> себя чувствует слушая Россини. А всё, что ты чувствуешь слушая Бетховена, щас выйду пойду вторгаться в Польшу. <text:s/>То же мне, Ода Радости. Да у него даже не было чувства юмора. Я тебе говорю,</text:span>– <text:span text:style-name="T970">покачивая старым морщинистым пальцем,</text:span>– <text:span text:style-name="T970">этого Возвышенного больше в партии барабана из </text:span><text:span text:style-name="T36">La Gazza Ladra, </text:span><text:span text:style-name="T318">чем во всей Девятой Симфонии. У Россини, основная мысль, что любовники всегда встречаются, отчуждённости преодолена </text:span><text:span text:style-name="T319">и, нравится тебе или нет, в этом единое тысяченожное движение Мира. </text:span><text:span text:style-name="T320">Вопреки ухищрениям жадности, </text:span><text:span text:style-name="T321">мелочности, злоупотребления властью, </text:span><text:span text:style-name="T37">любовь случается.</text:span><text:span text:style-name="T36"> </text:span><text:span text:style-name="T321">Всё дерьмо превращается в золото. </text:span><text:span text:style-name="T322">Стены пробиты, балконы покорены</text:span><text:span text:style-name="T146">—</text:span><text:span text:style-name="T322">слушай!</text:span><text:span text:style-name="T146">– </text:span><text:span text:style-name="T323">Это была ночь в начале мая, шла заключительная бомбардировка Берлина. </text:span><text:span text:style-name="T324">Кислоте приходилось орать не слыша с</text:span><text:span text:style-name="T325">а</text:span><text:span text:style-name="T324">мого себя.</text:span><text:span text:style-name="T146">– </text:span><text:span text:style-name="T325">Итальяночка в Алжире, у Цирюлника тазиков невпроворот, сорок</text:span><text:span text:style-name="T326">а</text:span><text:span text:style-name="T325"> </text:span><text:span text:style-name="T326">крадёт всё, что подвернётся! </text:span><text:span text:style-name="T327">Мир сбегается </text:span><text:span text:style-name="T328">для объятия</text:span><text:span text:style-name="T327">….</text:span></text:p>
      <text:p text:style-name="P143"><text:span text:style-name="T327">Э</text:span><text:span text:style-name="T146">тим дождливым утром, в тишине, </text:span><text:span text:style-name="T329">похоже Германская Диалектика Густава скончалась. До него только что дошло известие, аж из Вены, по какой-то музыкантской цепочке, </text:span><text:span text:style-name="T330">что Антон Веберн мёртв. «</text:span><text:span text:style-name="T331">Застрелен в мае, Американцами. </text:span><text:span text:style-name="T341">Бессмысленно</text:span><text:span text:style-name="T331">, случайно, если веришь в случайности</text:span><text:span text:style-name="T155">—</text:span><text:span text:style-name="T331">какой-то повар столовой из Северной Каролины, недавний новобранец</text:span><text:span text:style-name="T329"> </text:span><text:span text:style-name="T332">с .45, с которым он едва ли знал как обращаться, </text:span><text:span text:style-name="T333">слишком поздно прибыл для Второй Мировой, но не поздно для Веберна. </text:span><text:span text:style-name="T334">Предлогом для обыска в доме стало то, что брат Веберна приторговывал на чёрном рынке. А кто нет? </text:span><text:span text:style-name="T335">Знаешь в какой миф </text:span><text:span text:style-name="T38">это</text:span><text:span text:style-name="T335"> превратится через тысячу лет? Юный варвар является убить Последнего Европейца, </text:span><text:span text:style-name="T336">стоявшего на дальнем краю того, что продолжалось со времён Баха, </text:span><text:span text:style-name="T337">нарастание полиморфного упрямства музыки пока все ноты не стали равны в конце концов…. </text:span><text:span text:style-name="T338">Куда </text:span><text:span text:style-name="T339">же дальше</text:span><text:span text:style-name="T338"> после Веберна? </text:span><text:span text:style-name="T337"><text:s/></text:span><text:span text:style-name="T339">Это был момент </text:span><text:span text:style-name="T340">максимальной</text:span><text:span text:style-name="T339"> свободы. </text:span><text:span text:style-name="T341">Это должны были прекратить. И снова </text:span><text:span text:style-name="T39">Götterdämmerung</text:span><text:span text:style-name="T341">—»</text:span></text:p>
      <text:p text:style-name="P65"><text:span text:style-name="T341">– Юный болван,</text:span><text:span text:style-name="T146">–</text:span><text:span text:style-name="T341"> вступает хмыканьем Кислота только что из Берлина, притарабанив наволочку головок конопли </text:span><text:span text:style-name="T342">прямиком из Северной Африки. </text:span><text:span text:style-name="T343">Вид, как чёрти что—красные ввалившиеся глаза, младенчески пухлые руки совершенно без волос, ширинка расстёгнута и половины пуговиц не хватает</text:span><text:span text:style-name="T344">,</text:span><text:span text:style-name="T343"> </text:span><text:span text:style-name="T344">белые волосы и синяя рубаха перемазаны какой-то зелёной жуткой нечистью.</text:span><text:span text:style-name="T146">– </text:span><text:span text:style-name="T345">Упал в воронку от снаряда. Быстрей, быстрей, сверните из этой.</text:span></text:p>
      <text:p text:style-name="P65"><text:span text:style-name="T146">– </text:span><text:span text:style-name="T345">Ты это про кого <text:s/>«юный болван»?</text:span><text:span text:style-name="T146">– </text:span><text:span text:style-name="T345">вопрошает Густав.</text:span></text:p>
      <text:p text:style-name="P66"><text:span text:style-name="T146">– </text:span><text:span text:style-name="T345">Про тебя и твои основные течения музыки,</text:span><text:span text:style-name="T146">– </text:span><text:span text:style-name="T345">орёт Кислота.</text:span><text:span text:style-name="T146">– </text:span><text:span text:style-name="T346">Кончилось наконец? Или придётся начать </text:span><text:span text:style-name="T40">da capo</text:span><text:span text:style-name="T344"> </text:span><text:span text:style-name="T346">с Карлом Орфом?</text:span></text:p>
      <text:p text:style-name="P67">– <text:span text:style-name="T971">Об этом я вовсе не подумал,</text:span>– <text:span text:style-name="T971">грит Густав, и на мгновение ясно, что Кислота слыхал про Веберна тоже, и старается в своей не навязчивой манере подбодрить Густава.</text:span></text:p>
      <text:p text:style-name="P68">– <text:span text:style-name="T972">А что не так с </text:span><text:span text:style-name="T41">Россини</text:span><text:span text:style-name="T972">?</text:span>– <text:span text:style-name="T972">орёт Кислота, повеселев.</text:span>– <text:span text:style-name="T972">А?</text:span></text:p>
      <text:p text:style-name="P69">– <text:span text:style-name="T972">Угх,</text:span>– <text:span text:style-name="T972">вскрикивает Густав,</text:span>– <text:span text:style-name="T972">угх, угх, Россини,</text:span>– <text:span text:style-name="T972">и они сцепились снова,</text:span>– <text:span text:style-name="T973">ты порочная развалина. Почему никто уже больше не ходит на концерты? Думаешь из-за войны? </text:span><text:span text:style-name="T42">О</text:span><text:span text:style-name="T973"> нет, </text:span><text:span text:style-name="T42">я</text:span><text:span text:style-name="T973"> тебе скажу почему, старик</text:span>—<text:span text:style-name="T974">потому что залы полны таких вот как ты. </text:span><text:span text:style-name="T43">Обожравшихся</text:span><text:span text:style-name="T974"> по полной</text:span><text:span text:style-name="T43">!</text:span><text:span text:style-name="T974"> В полусне, кивают, лыбятся, пердят через свои вставные челюсти, отхаркивают и плюют в бумажные пакеты, замышляя всё более коварные капканы на своих детей</text:span>—<text:span text:style-name="T975">не только на своих, но и на детей </text:span><text:span text:style-name="T44">других людей</text:span><text:span text:style-name="T975"> тоже! порасселись там, на концерте со всеми другими снежно-верхими старыми подлецами, такой милый фон бормотанья из посапыванья, отрыжки, бурчания в кишках, почёсываний, причмокиванья, карканья, весь оперный театр набит ими аж до галёрки, они подрыгиваются в проходах, свешиваются из самых верхних балконов, и знаешь что они </text:span><text:span text:style-name="T44">все слушают</text:span><text:span text:style-name="T975">, Кислота? а? Они слушают Россини! Сидят там распустив слюни под ворох предсказуемых мотивчиков, склоняются локтями в колени, бормочут «Да, давай, давай уже, </text:span><text:soft-page-break/><text:span text:style-name="T975">Росссини, кончай уже эту фанфарную показуху, давай переходить к </text:span><text:span text:style-name="T44">настоящим классным мелодиям</text:span><text:span text:style-name="T975">!» Такое же гнусное поведение, как съесть банку сгущёнки одним махом. И вот звучит живая тарантелла из </text:span><text:span text:style-name="T44">Tancredi, </text:span><text:span text:style-name="T347">и они в восторге притопывают ногами, </text:span><text:span text:style-name="T349">щерят зубы и бухают тростями: «Ах, ах! Вот </text:span><text:span text:style-name="T45">это</text:span><text:span text:style-name="T349"> более менее!»</text:span><text:span text:style-name="T348">.</text:span></text:p>
      <text:p text:style-name="P70">– <text:span text:style-name="T976">Это великая мелодия?</text:span>– <text:span text:style-name="T976">Кислота кричит в ответ.</text:span>– <text:span text:style-name="T977">Выкури ещё одну из этих и я тебе её тебе тут сыграю на Bosendorfer.</text:span></text:p>
      <text:p text:style-name="P144">Под <text:span text:style-name="T979">аккомпанемент</text:span> этой тарантеллы, <text:span text:style-name="T978">у которой и вправду хороший мотив, является Магда из утреннего дождя и скручивает по косяку для каждого. Она передаёт Кислоте один на раскурку. Он прекращает играть и долго смотрит на него. Кивает время от времени, улыбаясь или нахмуриваясь. </text:span></text:p>
      <text:p text:style-name="P145">Густав <text:span text:style-name="T980">строит</text:span> <text:span text:style-name="T980">хаханьки</text:span>, но <text:span text:style-name="T980">Кислота действительно оказывается адептом сложного искусства папиромантии, способности предсказания посредством рассмотрения как люди свернули свой косяк—форма, как зализан, морщинки с складки, либо отсутствие оных на бумаге. «Ты скоро влюбишься»,– грит Кислота,– «глянь, на эту вот линию». </text:span></text:p>
      <text:p text:style-name="P71">– <text:span text:style-name="T981">Такая длинная, правда? Это значит</text:span>—</text:p>
      <text:p text:style-name="P71">– <text:span text:style-name="T981">Длина обычно интенсивность. Не время.</text:span></text:p>
      <text:p text:style-name="P72">– <text:span text:style-name="T982">Кратко, но сладко,</text:span>– <text:span text:style-name="T982">вздыхает Магда.</text:span>– <text:span text:style-name="T8">Fabelhaft, was?– </text:span><text:span text:style-name="T350">Труди подходит обнять её. </text:span><text:span text:style-name="T351">У них амплуа Джефа и Матта, Труди в каблуках почти на полметра выше. </text:span><text:span text:style-name="T352">Они знают как смотрятся, и ходят по городу вместе, </text:span><text:span text:style-name="T353">когда получается, вмешиваясь, пусть хоть и на минуту, в сознание людей.</text:span></text:p>
      <text:p text:style-name="P73">– <text:span text:style-name="T983">Как тебе эта дрянь?</text:span>– <text:span text:style-name="T983">спрашивает Кислота.</text:span></text:p>
      <text:p text:style-name="P73">– <text:span text:style-name="T8">Hübsch,</text:span>– <text:span text:style-name="T983">подхваливает Густав.</text:span>– <text:span text:style-name="T983">немножко </text:span><text:span text:style-name="T46">stahlig</text:span><text:span text:style-name="T983">, и возможно бесконечно крохотный намёк на </text:span><text:span text:style-name="T46">Bodengeschmack </text:span><text:span text:style-name="T354">за своим</text:span><text:span text:style-name="T47"> Körper, </text:span><text:span text:style-name="T354">что </text:span><text:span text:style-name="T355">принято</text:span><text:span text:style-name="T354"> счита</text:span><text:span text:style-name="T355">ть</text:span><text:span text:style-name="T354"> </text:span><text:span text:style-name="T47">süffig.</text:span></text:p>
      <text:p text:style-name="P74"><text:span text:style-name="T47">– </text:span><text:span text:style-name="T354">Я бы сказал скорее</text:span><text:span text:style-name="T47"> spritzig,</text:span><text:span text:style-name="T8">– </text:span><text:span text:style-name="T354">возражает Кислота, если это то, о чём он.</text:span><text:span text:style-name="T146">– </text:span><text:span text:style-name="T355">В общем, более </text:span><text:span text:style-name="T48">bukettreich, </text:span><text:span text:style-name="T355">чем урожай прошлого года, </text:span><text:span text:style-name="T356">что скажешь?</text:span></text:p>
      <text:p text:style-name="P75"><text:span text:style-name="T355">– </text:span><text:span text:style-name="T357">О, для растительности Атласских гор </text:span><text:span text:style-name="T358">тут имеется свой </text:span><text:span text:style-name="T49">Art</text:span><text:span text:style-name="T358">. </text:span><text:span text:style-name="T359">Определённо можно сказать что </text:span><text:span text:style-name="T50">kernig</text:span><text:span text:style-name="T359">, даже</text:span><text:span text:style-name="T146">—</text:span><text:span text:style-name="T359">что можно также сказать про то </text:span><text:span text:style-name="T50">sauber</text:span><text:span text:style-name="T359"> качество преобладающее в районе Квед Нфис—опознаваемо </text:span><text:span text:style-name="T50">pikant</text:span><text:span text:style-name="T359">.</text:span></text:p>
      <text:p text:style-name="P76">– <text:span text:style-name="T984">Фактически, я склонен подозревать происхождение с южного склона Джебел Сарно,</text:span>– <text:span text:style-name="T984">грит Кислота,</text:span>– <text:span text:style-name="T985">отметь, кстати, </text:span><text:span text:style-name="T51">Spiel</text:span><text:span text:style-name="T985">, довольно </text:span><text:span text:style-name="T51">glatt</text:span><text:span text:style-name="T985"> и </text:span><text:span text:style-name="T51">blumig</text:span><text:span text:style-name="T985">, даже предполагает </text:span><text:span text:style-name="T51">Fülle</text:span><text:span text:style-name="T985"> <text:s/>своей </text:span><text:span text:style-name="T51">würzig</text:span><text:span text:style-name="T985"> дерзостью.</text:span></text:p>
      <text:p text:style-name="P146">Правда в том, что они оба так обдолбались, что ни один не понимает что он плетёт, <text:span text:style-name="T986">и это тоже неплохо, потому что в этот момент раздаётся жуткий грохот в дверь и много </text:span><text:span text:style-name="T52">achtung’ов</text:span><text:span text:style-name="T986"> с другой стороны. Слотроп вскрикивает и бросается к окну, из него на крышу и дальше, карабкаясь по оцинкованной трубе вниз в следующий, по направлению к улице, двор. Тем временем в комнате Кислоты, накрывшие вломились. Берлинская полиция при поддержке Американских ВП со статусом советников.</text:span></text:p>
      <text:p text:style-name="P77">– <text:span text:style-name="T987">Предъявите документы!</text:span>– <text:span text:style-name="T987">орёт предводитель рейда.</text:span></text:p>
      <text:p text:style-name="P147">Кислота улыбается и достаёт пачку Зиг-Заг, только что из Парижа.</text:p>
      <text:p text:style-name="P423"><text:span text:style-name="T677">Двадцать минут спустя, где-то в Американском секторе, </text:span><text:span text:style-name="T678">Слотроп прогуливается мимо кабарэ перед которым и внутри <text:s/>слоняются</text:span><text:span text:style-name="T677"> </text:span><text:span text:style-name="T678">чёрнолицые Воен-Полы, а радио или фонограф где-то играет попурри из Ирвинга Бёрлина. Слотроп идёт прикидывая параноидально вдоль улицы, вот «Боже храни Америку», а и «Тут Армия, мистер Джонс» и они версии его страны Песни Хорста Вессела, хотя это Густав на Якобиштрассе, который <text:s/>бушует (никто не собирается выхватывать Антона Веберна <text:s/>на него) перед помаргивающим Американским подполковником, «Парабола! Капкан! У вас там никогда не было иммунитета от простодушной Германской дуги, от тоники к доминанте, обратно к тонике. </text:span>Величие! <text:span text:style-name="T8">Gesellschaft</text:span>!</text:p>
      <text:p text:style-name="P8">– <text:span text:style-name="T988">Тевтоник?</text:span>– <text:span text:style-name="T988">грит подполковник.</text:span>–<text:span text:style-name="T988"> Доминирование? Война закончилась, парень. О чём разговор?</text:span></text:p>
      <text:p text:style-name="P148"><text:soft-page-break/>Из промокших полей налетает холодная изморось с ветром. <text:span text:style-name="T989">Русская конница пересекает Кюрфюрстендам, гонят стадо коров на бойню мукающих и грязных, ресницы унизаны мелкими капельками дождя. В Советском секторе девушки с винтовками на ремне пропущенном между их прыгающих покрытых гимнастёркой грудей регулируют движение яркими оранжевыми флажками. Бульдозеры рычат, грузовики напрягаются опрокидывая шатающиеся стены, а ребятишки встречают радостными воплями каждый мокрый обвал. Серебряные чайные сервизы позванивают на террасах под листвой, где падают капли, а официанты в зауженных чёрных пиджаках уворачиваются и отклоняют головы. Открытый «виллис» проезжает мимо, два Русских офицера покрытые медалями сидят со своими дамами в шёлковых платьям и больших шляпах с мягкими полями, что реют лентами на ветру. На реке <text:s/>утки взблёскивая зелёными головами покачиваются на волнах, что поднимают проплывая мимо друг друга. Древесный дым рассеивается из помятой трубы домика Маргреты. Первое, что Слотроп видит войдя, это туфля с высоким каблуком запущенная ему в голову. Он отдёргивается с дороги вовремя. Маргрета стоит коленями на кровати, тяжело дыша, уставясь: «Ты бросил меня!»</text:span></text:p>
      <text:p text:style-name="P78">– <text:span text:style-name="T990">Был на работе,</text:span>– <text:span text:style-name="T990">Слотроп шарит по накрытым жестянкам на полке над плитой, находит головки сушёного клевера заварить чай.</text:span></text:p>
      <text:p text:style-name="P79">– <text:span text:style-name="T991">Но ты бросил меня одну.</text:span>– <text:span text:style-name="T992">Её волосы взбились седовато-чёрной тучей вокруг её лица. Она добыча сквозняков, которых он даже не чувствовал.</text:span></text:p>
      <text:p text:style-name="P80">– <text:span text:style-name="T993">Совсем не надолго. Чай будешь?</text:span>–<text:span text:style-name="T994"> С жестянкой <text:s/>направляется к двери.</text:span></text:p>
      <text:p text:style-name="P80">– <text:span text:style-name="T994">Что значит ненадолго? Боже правый! Ты когда-нибудь оставался один?</text:span></text:p>
      <text:p text:style-name="P81">– <text:span text:style-name="T994">Конечно.</text:span>– <text:span text:style-name="T995">Зачерпывает дождевой воды из бочки за дверью. Она лежит, дрожа, лио подёргивается беспомощно.</text:span></text:p>
      <text:p text:style-name="P149">Слотроп ставит жестянку на плиту, вскипятить. «Ты спала очень крепко. <text:span text:style-name="T996">Разве т</text:span>ут <text:span text:style-name="T996">не </text:span>безопасно? <text:span text:style-name="T996">Ты об этом?</text:span></text:p>
      <text:p text:style-name="P82">– <text:span text:style-name="T996">Безопасно.</text:span>– <text:span text:style-name="T996">Жуткий хохот, от которого его коробит. Вода начала шуметь.</text:span>– <text:span text:style-name="T997">Ты знаешь что они со мной делали? Что наваливали мне на груди? Какой </text:span><text:span text:style-name="T53">руганью меня обзывали</text:span><text:span text:style-name="T997">?</text:span></text:p>
      <text:p text:style-name="P83">– <text:span text:style-name="T998">Кто, Грета?</text:span></text:p>
      <text:p text:style-name="P83">– <text:span text:style-name="T998">Когда ты ушёл, я проснулась. Я звала тебя, но ты не возвращался. Когда они убедились, что тебя нет, зашли….</text:span></text:p>
      <text:p text:style-name="P84">– <text:span text:style-name="T999">Так постаралась бы не засыпать.</text:span></text:p>
      <text:p text:style-name="P85">– <text:span text:style-name="T54">Я не спала</text:span><text:span text:style-name="T999">!</text:span>– <text:span text:style-name="T1000">Свет солнца, включившись, прорвался внутрь. Она отворачивает лицо прочь от резкого освещения.</text:span></text:p>
      <text:p text:style-name="P150">Пока он готовит чай, она сидит на кровати проклиная его на Немецком и Итальянском, <text:span text:style-name="T1001">голосом что вот-вот прервётся. Он подаёт ей чашку. Она выбивает её из его рук.</text:span></text:p>
      <text:p text:style-name="P86">– <text:span text:style-name="T1002">Слушай, успокойся, ладно?</text:span>– <text:span text:style-name="T1003">Он садится рядом с ней и дует на свой чай. Отвергнутая ею чашка валяется на боку куда откатилась. Тёмное пятно впаривается в дерево досок. Далёкий клевер возникает, распадается: призрак…. Чуть погодя она берёт его за руку.</text:span></text:p>
      <text:p text:style-name="P87">– <text:span text:style-name="T1004">Извини, что я оставил тебя одну.</text:span></text:p>
      <text:p text:style-name="P151">Она начинает плакать. <text:span text:style-name="T1005">Слотроп засыпает, уплывает в её рыдания, в ощущение её, постоянно прижавшейся, какой-то частью её, к какой-то части него…. Во сне, что тогда приснился, его отец пришёл <text:s/>найти его. Слотроп бродил на закате у Мангаханак, возле развалин старой бумажной фабрики, оставленной ещё в девяностые. Цапля подымается силуэтом на фоне разлившегося умирающего оранжевого. «Сын»,– обрушивающаяся башня слов в обвале одно поверх другого,– «президент умер три месяца назад».– Слотроп стоит и ругает его: «Почему ж ты мне не сказал? Пап, я любил его. Ты только хотел продать меня ИГ. Ты меня продал».– Глаза старика полнятся слезами: «О, сынок...»– стараясь поймать его руку. Но небо стемнело, цапли уж нет, пустой скелет фабрики и тёмное нарастание реки твердящей </text:span><text:span text:style-name="T55">пора идти…</text:span><text:span text:style-name="T1005"> потом его отец тоже пропал, не успев попрощаться, хотя лицо остаётся, лицо Бродерика, который продал его, остаётся долго после пробуждения, и печаль, что <text:s/>причинил ему <text:s/>Слотроп, глупый орущий пацан. Маргрета </text:span><text:soft-page-break/><text:span text:style-name="T1005">склоняется над ним, отирая слёзы с его лица кончиками её ногтей. Ногти очень острые и часто застывают при приближении к его глазам.</text:span></text:p>
      <text:p text:style-name="P88">– <text:span text:style-name="T1006">Я боюсь,</text:span>– <text:span text:style-name="T1006">шепчет она.</text:span>– <text:span text:style-name="T1006">Всего. Своего лица в зеркале</text:span>—<text:span text:style-name="T1007">когда я была ребёнком, мне говорили не смотреть в зеркало слишком часто, не то увижу Дьявола позади стекла… и...</text:span>– <text:span text:style-name="T1008">оглянувшись на зеркало в белых цветах позади них,</text:span>– <text:span text:style-name="T1009">надо его прикрыть, пожалуйста, мы ведь можем прикрыть его...</text:span> <text:span text:style-name="T1009">это где они… </text:span><text:span text:style-name="T56">особенно по ночам</text:span>—</text:p>
      <text:p text:style-name="P89">– <text:span text:style-name="T1009">Тише.</text:span>– <text:span text:style-name="T1009">Он придвигается, чтобы как можно большая часть их тел соприкасалась. Он обнимает её. Дрожь сильна и, может быть, неизбывна: вскоре Слотроп начинает тоже дрожать, одинаково.</text:span>– <text:span text:style-name="T1010">Пожалуйста, успокойся.</text:span>– <text:span text:style-name="T1011">Тому, что овладело ею, требуется прикосновение, ненасытно пить прикосновение.</text:span></text:p>
      <text:p text:style-name="P152">Глубина этого пугает его. Он чувствует себя ответственным за её безопасность и часто попадает в ловушку. <text:span text:style-name="T1012">Поначалу они остаются вместе дни напролёт, пока ему не понадобилось выходить для продажи или за продовольствием. Он мало спит. Ловит себя на рефлективной лжи ей: «Всё хорошо», «Беспокоиться не о чем». Иногда ему удаётся побыть одному у реки, ловит рыбу на кусок лески и одну из её шпилек. Попадается по рыбине в день, в удачные дни пара. Они чокнутые эти рыбы, всё что плавает в воде Берлина в эти дни лучше обходить десятой дорогой. Когда Грета плачет во сне дольше, чем он может выдержать, ему приходится будить её. Они попробуют поговорить или перепихнуться, на что у него в последнее время всё меньше и меньше настроения, и от этого ей ещё хуже, потому что она чувствует, что ему надоело, и это верно. Порки похоже её утешают и он бывает прощён. Иногда он слишком уставший даже для этого. Она постоянно его доводит. Однажды вечером он ставит перед ней варёную рыбу, нездорового вьюна с повреждёнными мозгами. Она не может есть, ей станет плохо.</text:span></text:p>
      <text:p text:style-name="P90">– <text:span text:style-name="T1013">Ты должна поесть.</text:span></text:p>
      <text:p text:style-name="P153">Она отворачивает свою голову в сторону, потом в другую.</text:p>
      <text:p text:style-name="P91">– <text:span text:style-name="T1014">О, ну, что за напасть, слушай сюда, пизда, ты не единственная, кто вообще пострадал</text:span>—<text:span text:style-name="T1015">ты давно </text:span><text:span text:style-name="T57">туда</text:span><text:span text:style-name="T1015"> выходила?</text:span></text:p>
      <text:p text:style-name="P91">– <text:span text:style-name="T1015">Конечно. Я постоянно забываю как </text:span><text:span text:style-name="T57">ты</text:span><text:span text:style-name="T1015"> должен был настрадаться.</text:span></text:p>
      <text:p text:style-name="P92">– <text:span text:style-name="T58">Блядь</text:span><text:span text:style-name="T1016">, вы, Немцы, чокнутые, вы </text:span><text:span text:style-name="T58">все</text:span><text:span text:style-name="T1016"> думаете, что мир против вас.</text:span></text:p>
      <text:p text:style-name="P92">– <text:span text:style-name="T1016">Я не Немка,</text:span>– <text:span text:style-name="T1016">только что вспомнив,</text:span>– <text:span text:style-name="T1016">я из Ломбардии.</text:span></text:p>
      <text:p text:style-name="P92">– <text:span text:style-name="T1016">Недалеко ушла, дорогуша.</text:span></text:p>
      <text:p text:style-name="P154">С шипением, раздув ноздри, она хватает столик и швыряет прочь, <text:span text:style-name="T1017">тарелки, вилки-ножи, рыба с лёту </text:span><text:span text:style-name="T59">шмяк</text:span><text:span text:style-name="T1017"> об стену и начинает по ней стекать, всё ещё, даже послессмерти, нарываясь на неприятности. Они сидят каждый на своём стуле, полтора метра угрожающе пустого пространства между ними. Это тёплое, романтичное лето 45-го и, при всей при той капитуляции, культура смерти продолжает преобладать: то, что Бабушка называла «преступлением на почве страсти» превратилось, в отсутствие особой страсти хотя бы к чему-нибудь сегодня, в излюбленный способ решения межличностных разногласий.</text:span></text:p>
      <text:p text:style-name="P93">– <text:span text:style-name="T1018">Убери.</text:span></text:p>
      <text:p text:style-name="P155">Она прищёлкивает бледный обкусанный ноготь большого пальца об один из её верхних зубов <text:span text:style-name="T1019">и смеётся, тем бесподобным смехом Эрдман. Слотроп, весь дрожа, чуть не сказал: «Ты не представляешь что сейчас—», но затем замечает выражение её лица. Ещё как представляет. «Окей, окей». Он расшвыривает её нижнее по комнате пока не находит чёрный пояс-корсет, который искал. Металлические застёжки резинок-подвязок поднимают тёмные вздутые рубчики на более ранних синяках, что сходили уже с её ягодиц и ляжек. Ему приходится пустить кровь, прежде, чем она убирает рыбу. Закончив, она становится на колени и целует его ботинки. Не совсем такой сценарий как ей хотелось, но недалеко ушла дорогуша.</text:span></text:p>
      <text:p text:style-name="P156">Однако, с каждым днём заходит всё дальше, и Слотропу страшно. Он никогда ещё такого не видел. <text:span text:style-name="T1020">Когда он выходит в город, она просит привязать её чулками к кровати, кино-звездовски, начетверо. Иногда она уходит из дому и не возвращается несколько дней, потом приходит с </text:span><text:soft-page-break/><text:span text:style-name="T1020">рассказами про Негров ВП, что били её дубинками, ебали её в жопу, ей так понравилось, о, в надежде вызвать какую-нибудь расистскую/сексуальную реакцию, что-нибудь чуть-чуть причудливое, чуть-чуть другое….</text:span></text:p>
      <text:p text:style-name="P157">Неизвестно что с ней не то, но Слотроп уже заразился. <text:span text:style-name="T1021">Выходя в развалины он видит темень темень по краям всех изломанных очертаний, </text:span><text:span text:style-name="T60">показывается из-за них</text:span><text:span text:style-name="T1021">. Свет гнездится в волосах Маргреты как чёрные голуби. Он посмотрит на свои меловые руки, и вдоль границ каждого пальца темень стекает и скачет. В небе над Александер-пляц он видел KEZVH мандалу полковника Енцина, и лицо Чичерина у больше, чем одного случайных Воен-Полов. Поперёк фасада Титаниа-паласт, в красном неоне сквозь туман, однажды ночь он увидел </text:span><text:span text:style-name="T6">сдохни, слотроп. </text:span><text:span text:style-name="T1023">Воскресным днём на Ванзее, армада парусов, все выгнутые одинаково, терпеливо, мечтательно по ветру, нескончаемо проходило на фоне дальнего берега, </text:span><text:span text:style-name="T1024">толпа малышни в солдатских пилотках свёрнутых из старых армейских карт сговаривались утопить и принести его в жертву. </text:span><text:span text:style-name="T1025">Он спасся только лишь трижды пробормотав </text:span><text:span text:style-name="T1026">Hauptstufe</text:span><text:span text:style-name="T1025">.</text:span></text:p>
      <text:p text:style-name="P158"><text:span text:style-name="T1025">Д</text:span><text:span text:style-name="T1022">омиу у реки служит заводью, которая действует как пружина-подвеска для дня и погоды, </text:span><text:span text:style-name="T1027">пропуская только плавную смену света и жары, вниз в вечер, </text:span><text:span text:style-name="T1028">снова </text:span><text:span text:style-name="T1027">вверх </text:span><text:span text:style-name="T1029">в утро до пика полудня, </text:span><text:span text:style-name="T1030">но всё приглушено мягким покачиванием землетрясения от окружающего дня.</text:span></text:p>
      <text:p text:style-name="P159"><text:span text:style-name="T1030">К</text:span><text:span text:style-name="T1022">огда Грета слышит выстрелы во всё более отдалённых улицах, </text:span><text:span text:style-name="T1031">ей думается об установках звука в её ранней карьере </text:span><text:span text:style-name="T1032">и воспринимает взрывы как сигналы к равномерному заполнению титанических </text:span><text:span text:style-name="T1033">съёмочных площадок её снов </text:span><text:span text:style-name="T1034">многотысячной массовкой: </text:span><text:span text:style-name="T1035">кроткие, подгоняемые ружейными выстрелами, </text:span><text:span text:style-name="T1036">взбираются и спускаются, построенные порядками, что </text:span><text:span text:style-name="T1037">устраивают представления Режиссёра о живописности</text:span><text:span text:style-name="T1038">—</text:span><text:span text:style-name="T1039">река лиц загримированных жёлтым с белыми губами из-за несовершенства киноплёнок того периода, </text:span><text:span text:style-name="T1040">исходящие потом жёлтые переселения, убегающие ниоткуда, спасающиеся в никуда…</text:span><text:span text:style-name="T1037">.</text:span></text:p>
      <text:p text:style-name="P160"><text:span text:style-name="T1037">С</text:span><text:span text:style-name="T1022">ейчас раннее утро. </text:span><text:span text:style-name="T1041">Дыхание Слотропа белеет на воздухе. </text:span><text:span text:style-name="T1042">Он только что очнулся ото сна. Часть 1-я поэмы </text:span><text:span text:style-name="T1043">с гравюрами по дереву сопровождающими текст</text:span><text:span text:style-name="T1038">—</text:span><text:span text:style-name="T1044">женщина приходит на выставку собак, где, каким-то образом предоставляются услуги по оплодотворению. </text:span><text:span text:style-name="T1045">Она принесла своего китайского мопсика, который у неё сучка с тошнотворно миленьким именем, Мимси или Гуньгуля или что-то там, </text:span><text:span text:style-name="T1046">туда, </text:span><text:span text:style-name="T1047">чтоб обслужили</text:span><text:span text:style-name="T1046">. </text:span><text:span text:style-name="T1048">Она коротает время в саду, </text:span><text:span text:style-name="T1049">с некоторыми другими дамами среднего класса, как и сама, когда из какой-то загородки неподалёку слышит голос своей суки, кончающей. </text:span><text:span text:style-name="T1050">Звук продолжается и продолжается дольше, чем следовало бы, </text:span><text:span text:style-name="T1051">и она вдруг осознаёт, что это звук её собственного голоса, </text:span><text:span text:style-name="T1052">этот нескончаемый крик сучьего наслаждения. </text:span><text:span text:style-name="T1053">Присутствующие, вежливо, прикидываются, что не замечают. </text:span><text:span text:style-name="T1054">Ей стыдно, но ничего не может поделать, </text:span><text:span text:style-name="T1055">она теперь во власти потребности пойти найти другие животные виды для ебли. </text:span><text:span text:style-name="T1056">Она сосёт член пегого </text:span><text:span text:style-name="T1057">пса дворняжных кровей, который </text:span><text:span text:style-name="T1058">пытался покрыть её на улице. </text:span><text:span text:style-name="T1059">В бесплодном поле рядом с изгородью из колючей проволоки, </text:span><text:span text:style-name="T1060">зимние огни в тучах, высокий конь заставляет её встать на колени, </text:span><text:span text:style-name="T1061">пассивно,</text:span><text:span text:style-name="T1060"> и целовать ему копыта</text:span><text:span text:style-name="T1055">. </text:span><text:span text:style-name="T1062">Коты и песцы, гиены и кролики, ебут её внутри автомобилей, </text:span><text:span text:style-name="T1063">затерянных ночью в лесах, у далёких источников в пуст</text:span><text:span text:style-name="T1064">ы</text:span><text:span text:style-name="T1063">не.</text:span></text:p>
      <text:p text:style-name="P161"><text:span text:style-name="T1022">Начинается <text:s/></text:span><text:span text:style-name="T1063">Ч</text:span><text:span text:style-name="T1022">асть 2-я, она обнаружила, что беременна. </text:span><text:span text:style-name="T1065">Её муж, недалёкий, запанибратский продавец сеточных дверей, </text:span><text:span text:style-name="T1066">заключает с ней соглашение: </text:span><text:span text:style-name="T1067">обещание с её стороны никогда не озвучивается, но взамен, </text:span><text:span text:style-name="T1068"><text:s/>девять месяцев спустя, он </text:span><text:span text:style-name="T1069">отвезёт её куда сама захочет. </text:span><text:span text:style-name="T1070">Так что под конец её срока </text:span><text:span text:style-name="T1071">он на реке, Американская река, в лодке, гребёт вёслами, </text:span><text:span text:style-name="T1072">обеспечивает ей путешествие. Ключев</text:span><text:span text:style-name="T1089">ая гамма</text:span><text:span text:style-name="T1072"> это</text:span><text:span text:style-name="T1089">го</text:span><text:span text:style-name="T1072"> раздел</text:span><text:span text:style-name="T1089">а</text:span><text:span text:style-name="T1072"> фиолетовый.</text:span></text:p>
      <text:p text:style-name="P162"><text:span text:style-name="T1073">Часть 3-я находит её на дне реки. </text:span><text:span text:style-name="T1074">Она утопленница. Но все формы жизни наполняют её </text:span><text:span text:style-name="T1078">лоно</text:span><text:span text:style-name="T1074">. «</text:span><text:span text:style-name="T1075">И использовав её как русалку» (строка 7), они переносят её дальше сквозь эти зелёные речные глубины. «</text:span><text:span text:style-name="T1076">Вглуб</text:span><text:span text:style-name="T1078">ь</text:span><text:span text:style-name="T1076">, и </text:span><text:span text:style-name="T1077">обратно</text:span><text:span text:style-name="T1076">./ </text:span><text:span text:style-name="T1078">Старый Сквалидози, бороздитель глубин,/ Видит прозелень её чрева меж водорослей» (строки 10-13), и и вытаскивает её. Он классически бородатая Нептун</text:span><text:span text:style-name="T1079">ова</text:span><text:span text:style-name="T1078"> фигура с</text:span><text:span text:style-name="T1079">о старым</text:span><text:span text:style-name="T1078"> упокоенным лицом. </text:span><text:span text:style-name="T1080">Из её тела изливается тут потоп различных творений, </text:span><text:span text:style-name="T1081">осьминоги, северные олени, кенгуру. «</text:span><text:span text:style-name="T1082">Кто в силах перечислить жизни все,/ </text:span><text:span text:style-name="T1083">Покинувшие чрево </text:span><text:soft-page-break/><text:span text:style-name="T1083">её в тот день?» </text:span><text:span text:style-name="T1084">Сквалидози приметил лишь малую часть изумляющего разлива, пока нёс её обратно на поверхность. </text:span><text:span text:style-name="T1085">Наверху, это тихий залитый солнцем зелёный пруд, или озеро, </text:span><text:span text:style-name="T1086">травянистое по берегам, в сени ив. </text:span><text:span text:style-name="T1087">Насекомые жужжат и зависают. </text:span><text:span text:style-name="T1088">Ключевая гамма </text:span><text:span text:style-name="T1090">теперь</text:span><text:span text:style-name="T1088"> зелёный. «</text:span><text:span text:style-name="T1091">И там, пробившись к солнцу,/ Останки её нашли сон в воде/ И в глубине лета/ </text:span><text:span text:style-name="T1092">Творения разошлись, / Всяк к своей надлежащей любви,/ </text:span><text:span text:style-name="T1093">В самый разгар дня,/ Словно мирная река растеклись….»</text:span></text:p>
      <text:p text:style-name="P163"><text:span text:style-name="T1093">Э</text:span><text:span text:style-name="T1022">тот сон никак не оставляет его. Он наживляет крючок, опускается на корточки на берегу, </text:span><text:span text:style-name="T1094">забрасывает леску в Шпрее. </text:span><text:span text:style-name="T1095">Вскоре он закуривает армейскую сигарету </text:span><text:span text:style-name="T1096">и надолго застывает в неподвижности, пока </text:span><text:span text:style-name="T1097">туман пробирается белея меж речных домиков, </text:span><text:span text:style-name="T1098">а сверху военные самолёты <text:s/>летят гудя куда-то невидимые, и собаки бегают с лаем в проулках.</text:span></text:p>
      <text:p text:style-name="P427"><draw:frame draw:style-name="fr1" draw:name="Image2" text:anchor-type="paragraph" svg:width="6.9252in" svg:height="0.3661in" draw:z-index="1"><draw:image xlink:href="Pictures/1000000000000B720000009B428C9716555D8079.png" xlink:type="simple" xlink:show="embed" xlink:actuate="onLoad" loext:mime-type="image/png"/></draw:frame></text:p>
      <text:p text:style-name="P164">Когда пустой от людей, интерьер сталисто сер. Переполненным, он зелен, спокойный кислотно зелёный. <text:span text:style-name="T1099">Солнечный свет попадает через иллюминаторы в переборках повыше (у этого </text:span><text:span text:style-name="T61">Rücksichtslos </text:span><text:span text:style-name="T360">постоянный крен в 23° 27′), и ряд </text:span><text:span text:style-name="T361">стальных </text:span><text:span text:style-name="T360">смывных бачков </text:span><text:span text:style-name="T361">протянулся вдоль переборки внизу. </text:span><text:span text:style-name="T362">В конце каждого сортирного под-отсека </text:span><text:span text:style-name="T363">кофейные автоматы и кинетоскопы с прокруткой вручную. </text:span><text:span text:style-name="T364">Ты ивидишь всех подтрёпанных, не таких роскошных женщин не-Тевтонсокого склада в машинах для рядового состава. По настоящему крутые и расово более золотистые томатинки достаются офицерам, </text:span><text:span text:style-name="T62">natürlich</text:span><text:span text:style-name="T364">. </text:span><text:span text:style-name="T365">В этом часть </text:span><text:span text:style-name="T366">того </text:span><text:span text:style-name="T365">Нацистского фанатизма.</text:span></text:p>
      <text:p text:style-name="P165"><text:span text:style-name="T365">С</text:span><text:span text:style-name="T146">ам по себе </text:span><text:span text:style-name="T61">Rücksichtslos </text:span><text:span text:style-name="T146">продукт фанатизма иного рода: </text:span><text:span text:style-name="T367">от </text:span><text:span text:style-name="T146">специали</text:span><text:span text:style-name="T367">ста. Этот корабль один из <text:s/></text:span><text:span text:style-name="T379">Сортиро</text:span><text:span text:style-name="T367">судов, триумфа Германской мании к <text:s/>подраспределению. «Если дом органичен»,</text:span><text:span text:style-name="T155">– </text:span><text:span text:style-name="T367">доказывали на заре </text:span><text:span text:style-name="T379">Сортиро</text:span><text:span text:style-name="T367">судостроения его </text:span><text:span text:style-name="T368">пронырливые </text:span><text:span text:style-name="T367">сторонники,</text:span><text:span text:style-name="T155">– «</text:span><text:span text:style-name="T368">семья живёт в доме, семья органична, </text:span><text:span text:style-name="T369">дом открыты</text:span><text:span text:style-name="T379">й</text:span><text:span text:style-name="T369">-</text:span><text:span text:style-name="T379">читае</text:span><text:span text:style-name="T369">мый знак, понимаете»,</text:span><text:span text:style-name="T155">– </text:span><text:span text:style-name="T369">за </text:span><text:span text:style-name="T370">их</text:span><text:span text:style-name="T369"> тёмными стёклами </text:span><text:span text:style-name="T370">и под их серыми короткими стрижками не веря ни слову этой белиберды, Макиавелианские и молодые, ещё не вполне созрели для паранойи,</text:span><text:span text:style-name="T155">– «</text:span><text:span text:style-name="T371">а если туалетная часть дома—</text:span><text:span text:style-name="T372">дом-сплошь-органика! </text:span><text:span text:style-name="T379">х</text:span><text:span text:style-name="T372">а-хах!»,</text:span><text:span text:style-name="T155">– </text:span><text:span text:style-name="T373">напевая, журя, выговаривая широкому блодино-лицему инженеру, волосы разделены прямым пробором и зализаны назад, </text:span><text:span text:style-name="T374">и впрямь краснеет потупившись на свои </text:span><text:span text:style-name="T375">к</text:span><text:span text:style-name="T374">олени среди </text:span><text:span text:style-name="T375">добродушных улыбчивых зубов своих однокашников технологов, потому что он чуть было не забыл эту деталь </text:span><text:span text:style-name="T376">(Альберт Шпеер, собственной персоной, в сером костюме с пятном от мела на рукаве, в самом конце подбоченившись опирается о стену, </text:span><text:span text:style-name="T377">замечательно похожий на Американского ковбойного актёра Генри Фонда, уже забыл, что дом органичен и никто ему не указывает, ДДП). «Следовательно, Сортиросудно является для Kriegsmarine тем же, чем туалет для дома. </text:span><text:span text:style-name="T378">Потому что Военно-морской флот органичен, мы все знаем это». [Генерал, а может адмирал, сме</text:span><text:span text:style-name="T379">х</text:span><text:span text:style-name="T378">.] </text:span><text:span text:style-name="T63">Rücksichtslos </text:span><text:span text:style-name="T380">должен был стать флагманом целой эскадры Сортиросудов. </text:span><text:span text:style-name="T381">Но квоты стали были начисто перенаправлены от Флота на </text:span><text:span text:style-name="T382">ракетную </text:span><text:span text:style-name="T381">программу А4. </text:span><text:span text:style-name="T382">Да, это кажется необычным, но Дегенколб возглавлял уже Ракетный Комитет тогда, </text:span><text:span text:style-name="T383">не забывайте, и располагал как властью, так и желанием урезать по всем отраслям службы. </text:span><text:span text:style-name="T384">Так что </text:span><text:span text:style-name="T64">Rücksichtslos, </text:span><text:span text:style-name="T384"><text:s/>единственный-в-своём-роде, старые коллекционеры военных кораблей, и если вы на рынке вам лучше поспешить, потому что ДжЭл уже побывали посмотреть. </text:span><text:span text:style-name="T385">Повезло, что не достался Большевикам, а, Чарльз? Чарльз, тем временем, </text:span><text:span text:style-name="T386">делает в своём широком блокноте, <text:s/>похожее на старательные заметки, но на самом деле описание текущей сцены, </text:span><text:span text:style-name="T387">типа, Они все уставились на меня или Лейтенант Ринзо замышляет меня убить, и конечно же неувядаемые Он тоже один из них и </text:span><text:span text:style-name="T388">Я его кончу однажды ночью, </text:span><text:span text:style-name="T389">ну тем временем коллега этого Чарльза, Стив, забыл про Русских </text:span><text:span text:style-name="T390">и прервал своё рассмотрение сливного клапана </text:span><text:span text:style-name="T391">с тем</text:span><text:span text:style-name="T390">, чтобы </text:span><text:span text:style-name="T391">всерьёз присмотреться к этому Чарльзу, </text:span><text:span text:style-name="T392">ты не можешь выбирать себе исследовательскую группу, <text:s/>нет, если ты только что из школы и вот он я в жопе посреди хрен знает чего, </text:span><text:span text:style-name="T393">не больше чем мальчик на побегушках тут</text:span><text:span text:style-name="T155">—</text:span><text:span text:style-name="T393">что он такое, педик? Что я такое? Что хочет ДжЭл, чтоб я был? </text:span><text:span text:style-name="T394">Это как</text:span><text:span text:style-name="T395">ая</text:span><text:span text:style-name="T394">-то <text:s/>неясн</text:span><text:span text:style-name="T395">ая форма</text:span><text:span text:style-name="T394"> наказания в компании, </text:span><text:span text:style-name="T395">даже, Боже правый, вечная ссылка? </text:span><text:span text:style-name="T396">Я простой сотрудник, </text:span><text:soft-page-break/><text:span text:style-name="T396">они могут продержать меня тут 20 лет, </text:span><text:span text:style-name="T397">если захотят, </text:span><text:span text:style-name="T398">и д-никто не узнает, просто будут списывать на накладные расходы. Шейла! Как я скажу Шейле? </text:span><text:span text:style-name="T399">Мы обручены. Это её фото (волосы </text:span><text:span text:style-name="T403">с</text:span><text:span text:style-name="T399"> волна</text:span><text:span text:style-name="T403">ми</text:span><text:span text:style-name="T399"> </text:span><text:span text:style-name="T403">бурного</text:span><text:span text:style-name="T399"> мор</text:span><text:span text:style-name="T403">я</text:span><text:span text:style-name="T399"> спадают в стиле Риты Хейворт, </text:span><text:span text:style-name="T400">глаза что, будь это цветным снимком, </text:span><text:span text:style-name="T401">имели бы жёлтые веки с розовыми краями, </text:span><text:span text:style-name="T402">и рот как раскроенный хот-дог с рекламного щита</text:span><text:span text:style-name="T403">). Прокати её в Бафоло </text:span><text:span text:style-name="T404">Плавни</text:span></text:p>
      <text:p text:style-name="P192"/>
      <text:p text:style-name="P435">Ты прикинь какая хохма<text:span text:style-name="T131">—</text:span></text:p>
      <text:p text:style-name="P435">Сунул старый комарище в плавнях</text:p>
      <text:p text:style-name="P435">Голову прям ей под платье, <text:s/>в лохмы,</text:p>
      <text:p text:style-name="P436">С улыбкой противной и плавной, </text:p>
      <text:p text:style-name="P436"><text:span text:style-name="T1102">В</text:span>ыжить непросто в Баффало Плавнях,</text:p>
      <text:p text:style-name="P438">Эй, Москит,</text:p>
      <text:p text:style-name="P438">Закрой-ка свои глазки ты:</text:p>
      <text:p text:style-name="P438">Йа та, йа та-та, йа та-та, тата</text:p>
      <text:p text:style-name="P438">Ты прикинь какая хохма,</text:p>
      <text:p text:style-name="P438"><text:span text:style-name="T8">Ивв</text:span>-месте!</text:p>
      <text:p text:style-name="P192"/>
      <text:p text:style-name="P201">О, са знаешь, когда ты молод и цел [«Ивв-месте» в данном случае <text:span text:style-name="T1100">груз Сортиросудна из смышлёных <text:s/>молодцов в роговой оправе и в до колен шнурованных ботинках, они из Шенектади и подпевают этому вот речитативу</text:span>] <text:span text:style-name="T1101">и ведь хорошая девонька, в церковь ходит, поди не опечалься после такой групповухи от банды Техасских москитов, такое может отбросить тебя лет на 20. Подумай, есть же парни в точности как ты бродят вокруг, может ты даже сталкивался с каким-то из них сегодня на улице и не подумал даже, с сознанием младенца, только потому что эти москиты дорвались <text:s/>до него и сделали своё неудобосказуемое дело. А мы разбрасывали инсектиды, а и бомбили плавни цитронеллой, и это неправильно, ребята. Они плодятся быстрее, чем мы успеем их убить, и нам остаётся только пождать хвост и </text:span><text:span text:style-name="T65">пусть</text:span><text:span text:style-name="T1101"> как себе хочут в Бафало Плавнях, где моя девушка Шейла вынуждена смотреть на бесчинства этих—нелюдей, и мы позволим им даже </text:span><text:span text:style-name="T65">существовать</text:span><text:span text:style-name="T1101">?</text:span></text:p>
      <text:p text:style-name="P192"/>
      <text:p text:style-name="P437"><text:span text:style-name="T131">—В</text:span>ыжить непросто в Баффало Плавнях,</text:p>
      <text:p text:style-name="P439">Эй, Москит,</text:p>
      <text:p text:style-name="P439">Закрой-ка свои глазки ты,</text:p>
      <text:p text:style-name="P441">Хабба, хабба<text:span text:style-name="T131">—</text:span></text:p>
      <text:p text:style-name="P440">Эй, Москит,</text:p>
      <text:p text:style-name="P440">Закрой-ка свои глазки ты!</text:p>
      <text:p text:style-name="P440"/>
      <text:p text:style-name="P166">Ну, на этом месте просто не можешь не задуматься кто на самом деле больший параноик из двоих. <text:span text:style-name="T1103">У Стива ясное дело немало жёлчных поклёпов на Чарльза таким образом. Среди разбитных надписей от залётных математиков</text:span></text:p>
      <text:p text:style-name="P167"><draw:frame draw:style-name="fr2" draw:name="Image3" text:anchor-type="paragraph" svg:width="6.1874in" svg:height="0.8319in" draw:z-index="2"><draw:image xlink:href="Pictures/10000201000003B00000007FC3A3C2EF99FE1046.png" xlink:type="simple" xlink:show="embed" xlink:actuate="onLoad" loext:mime-type="image/png"/></draw:frame>такие вот дела, они уходят не спеша прочь <text:span text:style-name="T1104">вдоль узкого колбосовидного сортира сейчас, два молодых/старых человека, их ступни тают и перестают вызванивать по наклонной стали палубы, их фигуры становятся всё прозрачнее в удалении пока не становится невозможно их вообще разглядеть. Только пустой отсек тут, S-образные спицы <text:s/></text:span><text:span text:style-name="T363">кинетоскоп</text:span><text:span text:style-name="T405">ов, </text:span><text:span text:style-name="T406">ряды зеркал </text:span><text:span text:style-name="T408">лицом к лицу</text:span><text:span text:style-name="T406">, </text:span><text:span text:style-name="T407">отражая друг друга, </text:span><text:span text:style-name="T409">раму за рамой, </text:span><text:span text:style-name="T411">вдоль</text:span><text:span text:style-name="T409"> все</text:span><text:span text:style-name="T411">й кривой</text:span><text:span text:style-name="T409"> </text:span><text:span text:style-name="T410">очень </text:span><text:span text:style-name="T409">большого радиуса. </text:span><text:soft-page-break/><text:span text:style-name="T412">Всё снаружи до конца этого сегмента кривой считается пространством </text:span><text:span text:style-name="T66">Rücksichtslos</text:span><text:span text:style-name="T412">. </text:span><text:span text:style-name="T413">Что делает корабль довольно жирным. </text:span><text:span text:style-name="T414">С полагающейся ему полосой отчуждения. «Моральный облик команды»,</text:span><text:span text:style-name="T155">– </text:span><text:span text:style-name="T414">шептали </text:span><text:span text:style-name="T415">лисьи морды на заседаниях Министерства,</text:span><text:span text:style-name="T155">– «</text:span><text:span text:style-name="T415">моряцкие предрассудки. Зеркала посреди полночи. </text:span><text:span text:style-name="T67">Нам-то</text:span><text:span text:style-name="T415"> известно, не так ли?»</text:span></text:p>
      <text:p text:style-name="P168">Офицерские сортиры, по контрасту, отделаны красным бархатом. <text:span text:style-name="T1105">Декор из Инструкции по Безопасности 1930-х. То есть, по всем стенам, фотограффити, картины Жутких Катастроф из Истории Германского Флота. Столкновения, взрывы артиллерийских погребов, тонущие подлодки, самое оно, если ты офицер которому надо просраться. <text:s/>Эти Лисяры постарались. У Старших офицеров целые номера, отдельные души или втопленные ванны, маникюрщица (волонтёрки из BDM, в основном), парная, массажный стол. Для компенсации, все переборки, и потолки, заняты огромными портретами Гитлера в разных игровых моментах. Туалетная бумага! Туалетная бумага покрыта, квадрат за квадратом, карикатурами Черчилля,Айзехауэра, Рузвельта, Чан Кай-ши, имелся даже Штабно Карикатурист всегда на вахте для заказных иллюстраций по чистой бумаге для знатоком, кто всегда в поиске необычного. Вагнер и Гуго Вольф транслировались в громкоговорители из радио-рубки. Сигареты были бесплатно. Хорошая шла жизнь на борту Сортиросудна </text:span><text:span text:style-name="T68">Rücksichtslos</text:span><text:span text:style-name="T1105">, прокладывавшего свой курс от Свинемюнде к Гельголанду, в любое место где была нужда в нём, в камуфляже из оттенков серого, стиль смены-столетия с резко очерченными корабельными носами начинающимися от середины судна, так что не знаешь в какую сторону оно направляется. Команда корабля размещались фактически каждый в своей кабинке, у каждого отдельный ключ и шкафчик, картинки пришпиленных красоток и библиотечные полочки для украшения перегородок… и там были даже односторонние зеркала, так что ты мог расслабиться и посидеть, член болтается над ледяной водой в твоём унитазе, послушать свой VE-301 Народный Приёмник, и посмотреть на послеобеденную толкучку, деловитый перезвон подошв и разговоров, карточные игры в общих туалетах, у кого колода <text:s/>на тронах настоящего фарфора принимают посетителей, некоторые из которых в строю начинающемся за отсеком (тихие очереди, все очень деловые, как очереди в банках), сортирные юристы делятся советами, всевозможные посетители приходят и уходят, ссутуленые команды подводных лодок, нервно вскидывают глаза каждую секкунду или две к потолку, моряки с эсминцев резвящиеся над корытами (</text:span><text:span text:style-name="T68">гигантскими</text:span><text:span text:style-name="T1105"> корытами! проложеными во всю корабельную длину, даже, ходит легенда, далее в зеркальное пространство, достаточно велики, чтобы присели от 40 до 50 страждущих срак бок о бок, пока постоянная река солёной хлещущей воды ревёт под ними), поджигать комки туалетной бумаги, вот что им особо нравилось делать, пускать их в жёлтом пламени за водой в верху течения и квохтать в ликовании, пока один за другим в порядке очереди, сидельцы вскакивали с дырок вопя и хватаясь за их обожжённые жопы и вдыхая вонь горелых волос паха. Но и команда самого Сортиросудна не прочь были ушкварить шуточку время от времени. Разве забудешь случай когда корабельные слесаря Хёпман и Кройс, в разгар Птомаиновой Эпидемии 1943, направили линии отходов в систему вентиляции каюты старшего механика? <text:s text:c="2"/>Стармех, давний служака на Сортиросудне, добродушно посмеялся над хитроумным приколом и перевёл <text:s/>Хёпмана и Кройса на должность ледоломов, гда два Экскременталиста Механика принялись возводить отдалённо кокашковидые монолиты изо льда и снега по всей Арктике. Время от времени какое-то из их произведений показывается на плавучей льдине дрейфующей к югу в призрачном величии, возбуждая всеобщее восхищение.</text:span></text:p>
      <text:p text:style-name="P169">Хороший корабль, хорошая команда, Весёлого Рождества и обращайтесь. Хорст Ахтфаден, последнее место работы Электормек<text:span text:style-name="T1107">а</text:span>нише Верке, Карлс<text:span text:style-name="T1106">хаг</text:span>ен <text:span text:style-name="T1106">(ещё одно названия для прикрытия испытатеьной станции в Пенемюнде), совсем не имеет времени для флотской ностальгии. С техническими шпионами трёх или четырёх держав, что гоняются за ним, ему катастрофически повезло угодить в лапы </text:span><text:span text:style-name="T69">Schwarzkommando</text:span><text:span text:style-name="T1106">, которые насколько ему известно теперь являются своей отдельной державой. Они интернировали его в Капитанском Гальюне. Он </text:span><text:soft-page-break/><text:span text:style-name="T1106">посмотрел как чувственная Герда и её Меховое Боа повторяют один и тот же номер 178 раз (ему удалось заблокировать коробку сбора монет и включать в обход его), с тех пор как они его тут заперли, и это уже не возбуждает. Что им надо? Зачем они захватили эту развалину посреди Киль Канала? Почему Британцы не вмешиваются?</text:span></text:p>
      <text:p text:style-name="P170">Взгляни на это под таким углом, Ахтфаден. Это Сортиросудно тут просто аэродинамическая труба всего-навсего. Если тензорный анализ годится для турбулентности, то <text:span text:style-name="T1108">должен подойти и для истории. В ней должны быть узлы, критические точки… должны иметься сверхпроизводные <text:s/>плотного и ненасытного потока, которые можно установить равными нулю и найти эти критические точки… 1904 был одной из них—1904 это когда адмирал Рождественский обошёл со своим флотом почти полмира, чтобы снять осаду Порт Артура, что принесло твоего нынешнего поимщика Енцина на планету, в том году Немцы почти уничтожили Иреро, что привило Енцину некие странные идею о выживании, это был год когда люди из Американской Пищи и Лекарства убрали кокаин из Кока-Колы, что произвело алкоголичное и ориентированное на смерть поколение идеально подходящее для Второй Мировой, и в том же году Людвиг Прадтл предложил пограничный слой, что действительно пустило аэродинамику в ход и привело тебя именно сюда, именно сейчас, 1904, Ахтфаден. Ха, ха! </text:span><text:span text:style-name="T70">Эта</text:span><text:span text:style-name="T1108"> шуточка над тобой получше любой обожжённой жопы, будь уверен. Так </text:span><text:span text:style-name="T70">тебе</text:span><text:span text:style-name="T1108"> и надо. Против течения не поплывёшь, во всяком случае не при таком напоре, всё, что остаётся делать, пронумеруй и </text:span><text:span text:style-name="T70">протерпи</text:span><text:span text:style-name="T1108">, Хорст, дружочек. Или, если можешь оторваться от Герды с её Меховым Боа, вот задачка—найди внепространственный коэффициент самого себя. Ты ведь в аэродинамической трубе, не забыл? Ты специалист аэродинамики. Так что—</text:span></text:p>
      <text:p text:style-name="P171">Коэффициенты,<text:span text:style-name="T8"> ja, ja</text:span>. . . . <text:span text:style-name="T1109">Ахтфаден с разгону безутешно шмякается на алый унитаз в самом конце ряда. Он знает про коэффициенты. В Аахене однажды, какое-то время, он и его коллеги могли стоять в <text:s/>передней башенке наблюдения: заглядывать в страну варваров через крохотное окошечко Херманна и Визельбергера. Жуткие давления, ромбовидные тени извивающиеся как змеи. Часто закус бул больше самой модели—сама необходимость измерений выводилась наблюдениями. Вот когда надо было догадаться. Никто не писал тогда о сверхзвуковом потоке. Он был окутан мифом и чистым, первобытным ужасом. Профессор Вагнер из Дармштадта предсказывал, что при Мах 5, воздух станет жидким. Случись частотам шага и крена совпасть, резонанс приведёт летательный объект в дикую осцилляцию. Он войдёт в штопор и распадётся на куски. Это у нас называлось «лунным движением». «Карандашами Бингена» звали мы спиральные следы в небе. С ужасом. Как выплясывали тени Шлирена. В Пенемюнде испытательное сечение составляло 40 х 40 см, размер бульварной газетёнки. «Они молят не только о хлебе на каждый день»,– говаривал Штреземан,– «но и о каждодневной иллюзии». Мы, глядя сквозь толстое стекло, получали Шок наш Насущный—единственная газета, что могли мы <text:s/>читать. </text:span></text:p>
      <text:p text:style-name="P172">Ты приезжаешь<text:span text:style-name="T131">—только что прибыл </text:span><text:s/>в центе Пенемюнде, <text:span text:style-name="T1110">эй, что тута есть для развлечений? Со своим провинциальным чемоданчиком, а там пара рубашек, экземпляр </text:span><text:span text:style-name="T71">Handbuch</text:span><text:span text:style-name="T1110">, может ещё <text:s/></text:span><text:span text:style-name="T71">Lehrbuch der Ballistik </text:span><text:span text:style-name="T1110">Гранца. Ты вызубрил Акерета, Бюзмана, фон Карман и Мора, что-то из отчётов Конгресса Волты. Но ужас не отпускает. Он быстрее, чем </text:span><text:span text:style-name="T71">звук</text:span><text:span text:style-name="T1110">, чем слова, что она произносит в комнате так полной солнечного света, джаз-бенд по радио, когда не можешь заснуть, хриплые </text:span><text:span text:style-name="T71">Heil </text:span><text:span text:style-name="T416">среди тусклых генераторов и переполненных начальством галерей </text:span><text:span text:style-name="T417">над головой… Гомерианские пересвисты в горных ущельях </text:span><text:span text:style-name="T418">(жуткие обрывы, крутизна, сввист просто в пропасть игрушечной деревне лежащей на мили, столетия глубже…</text:span><text:span text:style-name="T419">) </text:span><text:span text:style-name="T420">пока ты сидишь на носу корабля от </text:span><text:span text:style-name="T72">KdF, </text:span><text:span text:style-name="T420">в стороне от хороводных танцев на белой палубе, </text:span><text:span text:style-name="T421">загорелые тела полные пива и </text:span><text:span text:style-name="T422">п</text:span><text:span text:style-name="T421">есен, </text:span><text:span text:style-name="T422">брюха в купальниках </text:span><text:span text:style-name="T423">и плавках, а ты слушал До-Испанский, </text:span><text:span text:style-name="T424">свистом, не голосом, с гор вокруг Чипуда… Гомера был последним кусочком земли, куда приставал Колумб до Америки. </text:span><text:span text:style-name="T425">Слыхал ли он тоже их, в последний вечер? </text:span><text:span text:style-name="T426">Какое послание сообщали они ему? </text:span><text:soft-page-break/><text:span text:style-name="T427">Предупреждение? Понимал ли провидческие козьи стада в </text:span><text:span text:style-name="T430">сумерках</text:span><text:span text:style-name="T427">, </text:span><text:span text:style-name="T428">в вышине среди Канарских падубов и мореллы, </text:span><text:span text:style-name="T429">омертвело зелёных в последнем закате Европы</text:span><text:span text:style-name="T427">? </text:span></text:p>
      <text:p text:style-name="P173"><text:span text:style-name="T427">В </text:span><text:span text:style-name="T146">аэродинамике, по</text:span><text:span text:style-name="T431">скольку</text:span><text:span text:style-name="T146"> сперва <text:s/></text:span><text:span text:style-name="T431">наносишь объект на бумагу, </text:span><text:span text:style-name="T432">ты используешь коэффициенты без размеров: соотношения этого с тем</text:span><text:span text:style-name="T155">—</text:span><text:span text:style-name="T433">сантиметры, секунды, граммы все аккуратно снимаются снизу и сверху. </text:span><text:span text:style-name="T434">Это позволяет тебе применять модели, </text:span><text:span text:style-name="T435">направлять поток воздуха </text:span><text:span text:style-name="T436">для замера того, что тебя интересует, </text:span><text:span text:style-name="T437">затем шкалировать </text:span><text:span text:style-name="T438">результаты аэродинамической трубы до реальных размеров, </text:span><text:span text:style-name="T439">не натыкаясь на слишком много неизвестных, потому что эти коэффициенты </text:span><text:span text:style-name="T440">хороши для </text:span><text:span text:style-name="T73">всех</text:span><text:span text:style-name="T440"> размеров. </text:span><text:span text:style-name="T441">По традиции, они названы именами людей—</text:span><text:span text:style-name="T442">Рейнолдс, Прандтл, Пекле, Насселт, Мах—</text:span><text:span text:style-name="T443">и теперь вопрос, </text:span><text:span text:style-name="T444">как насчёт номера Ахтфадена? </text:span><text:span text:style-name="T445">Какие шансы для него?</text:span></text:p>
      <text:p text:style-name="P174"><text:span text:style-name="T445">Н</text:span><text:span text:style-name="T146">е очень велики. Параметры множатся как москиты в плавнях, </text:span><text:span text:style-name="T446">быстрее, чем он успевает их согнать. </text:span><text:span text:style-name="T447">Голод, компромисс, деньги, паранойя, память, комфорт, вина. </text:span><text:span text:style-name="T448">Вина получает впрочем значение со знаком минус у Ахтфадена, </text:span><text:span text:style-name="T449">хотя она становится уже ходким товаром в Зоне. </text:span><text:span text:style-name="T450">Отщепенцы со всего мира вскоре устремятся в Хайдельберг, специализироваться по классу вины. </text:span><text:span text:style-name="T451">Откроются бары и ночные клубы специально для энтузиастов вины. </text:span><text:span text:style-name="T452">Лагеря смерти будут превращены в туристические достопримечательности, </text:span><text:span text:style-name="T453">иностранцы с камерами потянутся толпами, </text:span><text:span text:style-name="T454">возбуждённые до дрожи виной. </text:span><text:span text:style-name="T455">Жаль</text:span><text:span text:style-name="T155">—</text:span><text:span text:style-name="T455">это не для этого Ахтфадена </text:span><text:span text:style-name="T456">пожимающего плечами своих из-зеркала-в-зеркало отражений от левого борта до правого</text:span><text:span text:style-name="T155">—</text:span><text:span text:style-name="T457">он этим занимался лишь до точки, где воздух слишком разреживается, чтобы как-то сказываться. </text:span><text:span text:style-name="T458">За то, что было дальше, он не отвечает. </text:span><text:span text:style-name="T459">Спросите Вайхенштеллера, </text:span><text:span text:style-name="T460">спросите Флаума и Фибеля</text:span><text:span text:style-name="T155">—</text:span><text:span text:style-name="T461">они занимались обратным вхождением. </text:span><text:span text:style-name="T462">Спросите отдел управления полётом, те направляли куда лететь….</text:span></text:p>
      <text:p text:style-name="P94"><text:span text:style-name="T462">– </text:span><text:span text:style-name="T463">Тебе не кажется это малость шизоидным,</text:span><text:span text:style-name="T146">– </text:span><text:span text:style-name="T463">теперь уже вслух ко всем передам и задам Ахтфадена,</text:span><text:span text:style-name="T146">– </text:span><text:span text:style-name="T463">разделять профиль полёта на сегменты ответственности? </text:span><text:span text:style-name="T464">Это была полу-пуля полу-стрела. </text:span><text:span text:style-name="T465">О</text:span><text:span text:style-name="T464">она этого требовала, </text:span><text:span text:style-name="T465">не мы</text:span><text:span text:style-name="T464">. </text:span><text:span text:style-name="T466">Так-то. Может у тебя была винтовка, рация, пишущая машинка. </text:span><text:span text:style-name="T467">Некоторые пишущие машинки в Уайтхолле, </text:span><text:span text:style-name="T468">в</text:span><text:span text:style-name="T467"> Пентагоне, поубивали больше </text:span><text:span text:style-name="T468">гражданских, чем </text:span><text:span text:style-name="T469">наша маленькая А4 могла даже мечтать. </text:span><text:span text:style-name="T470">Ты либо один абсолютно, один на один со своей смертью, либо часть </text:span><text:span text:style-name="T471">более крупного предприятия и участвуешь в смерти других. </text:span><text:span text:style-name="T472">Разве мы не единое целое? </text:span><text:span text:style-name="T473">Что ты выбираешь,</text:span><text:span text:style-name="T146">– </text:span><text:span text:style-name="T473">это уже Фарингер, зудящий плоский звук через фильтры памяти,</text:span><text:span text:style-name="T146">– </text:span><text:span text:style-name="T473">маленькую повозку или большую?</text:span><text:span text:style-name="T146">– </text:span><text:span text:style-name="T473">Чокнутый Фарингер, единственный в клубе Пенемюнде, </text:span><text:span text:style-name="T474">кто отказался носить эксклюзивный знак фазаньего пера за лентой его шляпы, </text:span><text:span text:style-name="T475">потому что он не мог заставить себя убивать, </text:span><text:span text:style-name="T476">которого можно было вечерами видеть на пляже сидящим в полной позе лотоса </text:span><text:span text:style-name="T477">уставясь в заходящее солнце, </text:span><text:span text:style-name="T478">и кто был первым в Пенемюнде попавшимся SS, однажды днём увели в туман</text:span><text:span text:style-name="T479">, его лабораторный халат флажком капитуляции, вскоре заслонённый </text:span><text:span text:style-name="T480">чёрнной униформой, кожей и металлом его сопровождения. </text:span><text:span text:style-name="T481">Оставил после себя пару палочек для благовония, экземпляр </text:span><text:span text:style-name="T74">Chinesische Blätter für Wissenschaft und Kunst</text:span><text:span text:style-name="T481">, </text:span><text:span text:style-name="T482">фото жены и детей, о которых никто и не знал… </text:span><text:span text:style-name="T486">был</text:span><text:span text:style-name="T483"> ли Пенемюнде его горой, его кельей и постом? </text:span><text:span text:style-name="T484">Нашёл ли он свой путь, свободный от вины, </text:span><text:span text:style-name="T485">такой модной вины?</text:span></text:p>
      <text:p text:style-name="P95"><text:span text:style-name="T146">– </text:span><text:span text:style-name="T75">Atmen . . . atmen</text:span><text:span text:style-name="T485"> . . . </text:span><text:span text:style-name="T486">не только дышать, но ещё и душа, дыхание Бога...</text:span><text:span text:style-name="T146">– </text:span><text:span text:style-name="T486">один из пары раз на памяти Ахтфадена, когда он говорил с ним наедине, напрямую,</text:span><text:span text:style-name="T146">– </text:span><text:span text:style-name="T75">atmen </text:span><text:span text:style-name="T487">чисто арийский глагол. Теперь скажи мне про скорость выхлопной струи.</text:span></text:p>
      <text:p text:style-name="P96"><text:span text:style-name="T487">– </text:span><text:span text:style-name="T488">Что тебе надо знать? 6500 футов в секунду.</text:span></text:p>
      <text:p text:style-name="P97"><text:span text:style-name="T488">– </text:span><text:span text:style-name="T489">Скажи как она изменяется.</text:span></text:p>
      <text:p text:style-name="P202">– Остаётся почти неизменной в процессе горения.</text:p>
      <text:p text:style-name="P98"><text:span text:style-name="T489">– </text:span><text:span text:style-name="T490">И всё же относительная скорость воздуха резко меняется, верно? </text:span><text:span text:style-name="T491">От нуля до Мах 6. Понимаешь что происходит?</text:span></text:p>
      <text:p text:style-name="P203">– Нет, Фарингер.</text:p>
      <text:p text:style-name="P99"><text:span text:style-name="T491">– </text:span><text:span text:style-name="T492">Ракета создаёт свой собственный вихрь… </text:span><text:span text:style-name="T493">нет ветра без обеих, Ракеты и атмосферы… </text:span><text:span text:style-name="T494">однако, внутри сопла, дыхание</text:span><text:span text:style-name="T146">—</text:span><text:span text:style-name="T495">яростное полыхающее дыхание</text:span><text:span text:style-name="T146">—</text:span><text:span text:style-name="T496">неужели не понятно?</text:span></text:p>
      <text:p text:style-name="P175"><text:span text:style-name="T146">Галиматья. Или тот коан, что никак не доходит Ахтфадену, </text:span><text:span text:style-name="T497">запредельный пазл, который мог бы привести его к моменту света…</text:span><text:span text:style-name="T146"> </text:span><text:span text:style-name="T498">почти ничем не лучше, чем:</text:span></text:p>
      <text:p text:style-name="P204"><text:soft-page-break/>—Что летает?</text:p>
      <text:p text:style-name="P176"><text:span text:style-name="T146">—</text:span><text:span text:style-name="T498">Лос!</text:span></text:p>
      <text:p text:style-name="P177"><text:span text:style-name="T498">В</text:span><text:span text:style-name="T146">злетая с Вассеркуппе, реки Улстер и Хауне скатываются по краям в </text:span><text:span text:style-name="T499">формы карты, </text:span><text:span text:style-name="T500">зелёные долины и горы, четверых он оставил внизу, сматывают белые страховочные верёвки, </text:span><text:span text:style-name="T501">только один взглядывает вверх, прикрыв глаза щитком ладони</text:span><text:span text:style-name="T155">—</text:span><text:span text:style-name="T502">Берт Фибель? </text:span><text:span text:style-name="T503">но что значит имя с такой высоты? </text:span><text:span text:style-name="T504">Ахтфаден кружит высматривая грозу</text:span><text:span text:style-name="T155">—</text:span><text:span text:style-name="T505">вниз, сквозь гром исполняет под </text:span><text:span text:style-name="T506">воинственный марш </text:span><text:span text:style-name="T505">в своей голове—</text:span><text:span text:style-name="T507">вскоре громоздится в серых скалах направо, </text:span><text:span text:style-name="T508">штрихи молнии ударяют все горы синим, </text:span><text:span text:style-name="T509">кабина кратко наполнена светом… точно по краю. </text:span><text:span text:style-name="T510">Точно тут, в интерфейсе, воздух будет устремляться вверх. </text:span><text:span text:style-name="T511">Держишься по краю бури, </text:span><text:span text:style-name="T512">и другое чувство</text:span><text:span text:style-name="T155">—</text:span><text:span text:style-name="T512">чувство полёта, </text:span><text:span text:style-name="T513">у которого нет органа,</text:span><text:span text:style-name="T512"> наполняет </text:span><text:span text:style-name="T513">твои нервы… </text:span><text:span text:style-name="T514">пока держишься точно по краю </text:span><text:span text:style-name="T515">между красивыми равнинами </text:span><text:span text:style-name="T516">и безумием Донара, оно тебя не подводит, что уж там летает, </text:span><text:span text:style-name="T517">этот несущий порыв в</text:span><text:span text:style-name="T155">—</text:span><text:span text:style-name="T517">это и </text:span><text:span text:style-name="T76">есть</text:span><text:span text:style-name="T517"> свобода? </text:span><text:span text:style-name="T518">Неужели никто не распознаёт какое рабство гравитация </text:span><text:span text:style-name="T519">пока не достигнет интерфейса грома?</text:span></text:p>
      <text:p text:style-name="P205">Не осталось времени на эти пазлы. Сюда идут <text:span text:style-name="T8">Schwarzkommando</text:span>. <text:span text:style-name="T1111">Ахтфаден слишком долго задержался со сладострастной Гердой и на своих воспоминаниях. Вот они идут топоча по лесенкам, быстрый уга-буга разговор, что и близко не поймёшь о чём, тут полные лингвистические дебри и ему страшно. Что им надо? Почему не оставят его в покое—они уже получили свою победу, что им ещё от бедного Ахтфадена?</text:span></text:p>
      <text:p text:style-name="P206">Им нужен <text:span text:style-name="T8">Schwarzgerät</text:span>. <text:span text:style-name="T1112">Когда Енцин буквально выговаривает это слово вслух, оно уже излишне. Оно было в его осанке, в линии его рта. Остальные у него за спиной, автоматы на ремне, полдюжины Африканских лиц, заполняя зеркала своей темнотой, их вено-пронзёнными красно-бело-синими глазами.</text:span></text:p>
      <text:p text:style-name="P207">– <text:span text:style-name="T1113">Мне была поручена только часть. Совсем тривиальная. Правда.</text:span></text:p>
      <text:p text:style-name="P208">– <text:span text:style-name="T1113">Аэродинамика не тривиальна,</text:span>– <text:span text:style-name="T1114">Енцин спокоен, неулыбчив.</text:span></text:p>
      <text:p text:style-name="P208">– <text:span text:style-name="T1115">Там были другие из отдела Геснера. Дизайн механизмов. Я всегда работал в лаборатории Проф.-Д-ра Курцвега.</text:span></text:p>
      <text:p text:style-name="P209">– <text:span text:style-name="T1115">Кто отстальные?</text:span></text:p>
      <text:p text:style-name="P209">– <text:span text:style-name="T1115">Я не помню.</text:span></text:p>
      <text:p text:style-name="P209">– <text:span text:style-name="T1115">Тогда.</text:span></text:p>
      <text:p text:style-name="P209">– <text:span text:style-name="T1115">Не бейте меня. Зачем мне что-то скрывать? Это правда. Они держали нас разобщёнными. Я никого не знал в Нордхаузене. Всего пару человек в моём рабочем отделе. Клянусь. Люди по S-Gerät мне были незнакомы. До того первого дня когда мы встретились с майором Вайсманом, я никогда не видел никого из них. Настоящих имён никто не употреблял. Нам были даны рабочие клички. Герои из фильмов, кто-то говорил. Два других специалиста по аэродинамике звались «Шпёри» и «Хаваш». Я был «Венком».</text:span></text:p>
      <text:p text:style-name="P210">– <text:span text:style-name="T1116">В чём состояла ваша работа?</text:span></text:p>
      <text:p text:style-name="P210">– <text:span text:style-name="T1116">Контроль веса. Всё что они от меня хотели это сдвиг в CG для прибора определённого веса. Вес был особо секретной информацией. Сорок с чем-то кило. 45? 46?</text:span></text:p>
      <text:p text:style-name="P211">– <text:span text:style-name="T1117">Номера сборки?</text:span>– <text:span text:style-name="T1117">гаркнул Андреас из-за спины Енцина.</text:span></text:p>
      <text:p text:style-name="P212">– <text:span text:style-name="T1118">Я не помню. Устанавливалось в хвостовой части. Помню только что размещение асимметрично продольной оси. Ближе к Стабилизатору 3. Это стабилизатор для контроля курса.</text:span></text:p>
      <text:p text:style-name="P213">– <text:span text:style-name="T1119">Нам это известно.</text:span></text:p>
      <text:p text:style-name="P214">– <text:span text:style-name="T1119">Спросите лучше «Шпёри» или «Хаваша». Они решили эту проблему. Поговорите с Управлением. </text:span><text:span text:style-name="T77">Зачем я сказал</text:span>—</text:p>
      <text:p text:style-name="P214">– <text:span text:style-name="T1120">Зачем ты сказал это?</text:span></text:p>
      <text:p text:style-name="P215">– <text:span text:style-name="T1121">Нет, нет, это не было моей работой, вот и всё, управление, боеголовка, двигатель… Спросите у них. Других спросите.</text:span></text:p>
      <text:p text:style-name="P216">– <text:span text:style-name="T1122">Ты что-то другое хотел сказать. Кто работал по части управления?</text:span></text:p>
      <text:p text:style-name="P217"><text:soft-page-break/>– <text:span text:style-name="T1122">Я говорил вам, я не знаю ни одного из их имён.</text:span>– <text:s/><text:span text:style-name="T1123">Покрытый пылью кофейный автомат при последнем издыхании. Машинная часть в соседних отсеках, что когда-то безжалостно долбила в барабанные перепонки как холодная клёпка день и ночь, в молчании. Римские цифры уставились с циферблатов часовых механизмов на стенах среди стекла оконных проёмов. Телефонные штекеры на чёрных прорезиненных кабелях болтаются из консолей над головой, каждое соединение висит над своим отдельным столиком, все столики совершенно пусты, покрыты соле-пылью осыпавшейся с потолка, нет телефонов для подключения, нет боьше слов, чтоб сказать…. Лицо его друга по ту сторону стола, осунувшееся, бессонное лицо, теперь слишком заострившееся, слишком безгубое, который однажды обблевал походные ботинки Ахтфадена, шепчет сейчас: «Я не мог поехать <text:s/>фон Брауном… только не к Американцам, там всё так и будет продолжаться… я просто хочу, чтобы это кончилось, вот и всё… прощай ‘Венк’»</text:span></text:p>
      <text:p text:style-name="P218">– <text:span text:style-name="T1124">Забить его в трубы сброса отходов,</text:span>– <text:span text:style-name="T1124">предлагает Андреас. Они все такие чёрные, такие уверенные….</text:span></text:p>
      <text:p text:style-name="P314">Я <text:span text:style-name="T1125">должно быть</text:span> последний… <text:span text:style-name="T1125">кто-то уже наверняка поймал его… какая польза этим Африканцам от имени… они могут получит его от кого угодно….</text:span></text:p>
      <text:p text:style-name="P219">– <text:span text:style-name="T1126">Он был моим другом. Мы были знакомы ещё до войны в Дармштадте.</text:span></text:p>
      <text:p text:style-name="P220">– <text:span text:style-name="T1127">Мы не хотим причинить ему вред. Мы не хотим делать тебе больно. Нам нужен S-</text:span>Gerät.</text:p>
      <text:p text:style-name="P412"><text:span text:style-name="T710">– </text:span><text:span text:style-name="T719">Нэриш.</text:span><text:span text:style-name="T1127"> </text:span><text:span text:style-name="T719">Клаус Нэриш.</text:span><text:span text:style-name="T710">– </text:span><text:span text:style-name="T720">Дополнительный параметр теперь для его само-коэффициента: предательство.</text:span></text:p>
      <text:p text:style-name="P415"><text:span text:style-name="T720">П</text:span><text:span text:style-name="T710">окидая </text:span><text:span text:style-name="T121">Rücksichtslos</text:span><text:span text:style-name="T710">, Ахтфаден слышит за спиной </text:span><text:span text:style-name="T721">металлический, раздающийся из другого мира, прерываемый шумами статики, </text:span><text:span text:style-name="T722">радиоголос: «Полковник Енцин. M’oкаманга. M’oкаманга. M’oкаманга». </text:span><text:span text:style-name="T723">В этом слове срочность и опасность. </text:span><text:span text:style-name="T724">Он стоит на берегу канала, среди стальных обломков и стариков в сумерках, ожидая пока скажут куда идти. </text:span><text:span text:style-name="T725">Но где теперь электрический голос что хоть когда-нибудь позовёт его?</text:span><text:span text:style-name="T724"> </text:span></text:p>
      <text:p text:style-name="P315"><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416"><text:span text:style-name="T710">Они </text:span><text:span text:style-name="T727">двинулись</text:span><text:span text:style-name="T710"> </text:span><text:span text:style-name="T726">вдоль Шпрее-Одер Канал</text:span><text:span text:style-name="T727">а, направляясь </text:span><text:span text:style-name="T728">наконец-то в Свинемюнде, </text:span><text:span text:style-name="T729">Слотроп проверить </text:span><text:span text:style-name="T730">куда выведет его намёк Гели </text:span><text:span text:style-name="T731">Трипинг относительно Schwarzgerät, Маргрета для рандеву с полной яхтой беженцев от Люблинского режима, </text:span><text:span text:style-name="T732">среди которых должна быть её дочь Бианка. Какие-то части Канала всё ещё забиты</text:span><text:span text:style-name="T712">—</text:span><text:span text:style-name="T732">по ночам слышно как Русские сапёры взрывают толом остатки затопленных кораблей</text:span><text:span text:style-name="T712">—</text:span><text:span text:style-name="T733">но Слотроп и Грета могут призывать, как фантазёры, плавсредства с осадкой достаточно мелкой, чтобы обходить </text:span><text:span text:style-name="T734">что уж там Война оставила у них на пути. </text:span><text:span text:style-name="T735">От дождя к дождю. Небо начнёт хмурится к полудню, </text:span><text:span text:style-name="T737">н</text:span><text:span text:style-name="T736">абирая цвет мокрого цемента</text:span><text:span text:style-name="T712">—</text:span><text:span text:style-name="T737">затем </text:span><text:span text:style-name="T738">поднимается </text:span><text:span text:style-name="T737">ветер, </text:span><text:span text:style-name="T738">всё резче, холоднее, потом дождь, чуть ли не с мокрым снегом, набрасывается на них вверх по каналу. Они укрываются под брезентом, между тюков и бочек, среди запахов смолы, </text:span><text:span text:style-name="T739">дерева, соломы. В тихие ночи, ночи лягушачьих хоров, </text:span><text:span text:style-name="T740">полосы звёзд и тени вдоль канала доводят до дрожи взгляд путешествующих. </text:span><text:span text:style-name="T741">Ивы тянутся по берегам. </text:span><text:span text:style-name="T742">К полуночи клубы тумана </text:span><text:span text:style-name="T743">собираются заслоняя даже отсвет из трубы баржи, </text:span><text:span text:style-name="T744">далеко выше или ниже, </text:span><text:span text:style-name="T745">зачарованный караван. Эти ночи, пахучие и вьющиеся как трубочный дым, </text:span><text:span text:style-name="T746">спокойны и </text:span><text:span text:style-name="T745">хороши для сна. </text:span><text:span text:style-name="T747">Берлинское безумие миновало, </text:span><text:span text:style-name="T748">страхи Греты словно отступили, </text:span><text:span text:style-name="T749">наверное <text:s/>им просто нужно было двигаться….</text:span></text:p>
      <text:p text:style-name="P417"><text:span text:style-name="T749">Н</text:span><text:span text:style-name="T710">о в один из дней, </text:span><text:span text:style-name="T750">скользя по долгому тихому склону Одера к Балтийскому морю, </text:span><text:span text:style-name="T751">они примечают красный и белый курортный городок, </text:span><text:span text:style-name="T752">исхлёстанный широкими бороздами Войны, </text:span><text:span text:style-name="T753">и она ухватывается за руку Слотропа.</text:span></text:p>
      <text:p text:style-name="P316">– Я была тут…</text:p>
      <text:p text:style-name="P316">– Да?</text:p>
      <text:p text:style-name="P413"><text:span text:style-name="T753">– Как раз перед вторжением в Польшу… </text:span><text:span text:style-name="T754">я была тут с Зигмундом, на </text:span><text:span text:style-name="T755">водах</text:span><text:span text:style-name="T754">…..</text:span></text:p>
      <text:p text:style-name="P418"><text:soft-page-break/><text:span text:style-name="T754">Н</text:span><text:span text:style-name="T710">а берегу, за кранами и стальными перилами, подымаются фронтоны того, что когда-то было ресторанами, мастерскими, отелями, </text:span><text:span text:style-name="T756">теперь сожжённые, лишённые окон, припудренные </text:span><text:span text:style-name="T757">собственным нутром. Город называется Бад Карма. Дождь из первой половины дня исполосовал стены, </text:span><text:span text:style-name="T758">пики развалин и булыжники мостовой. </text:span><text:span text:style-name="T759">Дети и старики стоят на берегу готовясь принять швартовые и п</text:span><text:span text:style-name="T760">ри</text:span><text:span text:style-name="T759">тянуть баржу. </text:span><text:span text:style-name="T761">Чёрные клёцки дыма всплывают из трубы </text:span><text:span text:style-name="T762">белого </text:span><text:span text:style-name="T761">речного парохода. </text:span><text:span text:style-name="T763">Корабельные слесаря громыхают внутри его трюма. Грета уставилась на него. </text:span><text:span text:style-name="T764">Жилка пульсирует на её горле. </text:span><text:span text:style-name="T765">Она трясёт головой: «Я думала это корабль Бианки, </text:span><text:span text:style-name="T766">но нет».</text:span></text:p>
      <text:p text:style-name="P419"><text:span text:style-name="T766">П</text:span><text:span text:style-name="T710">одойдя к пристани, они перемахивают на берег ухватываясь за железную лесенку закреплённую в </text:span><text:span text:style-name="T767">старом </text:span><text:span text:style-name="T710">камне ржавыми болтами, </text:span><text:span text:style-name="T768">каждый пачкает стену ниже себя мокрым веером охры. </text:span><text:span text:style-name="T769">На жакете Маргреты розовая гардения начинает подрагивать. Это не ветер. </text:span><text:span text:style-name="T770">Она твердит: «Я </text:span><text:span text:style-name="T771">должна увидеть</text:span><text:span text:style-name="T770">….»</text:span></text:p>
      <text:p text:style-name="P420"><text:span text:style-name="T770">С</text:span><text:span text:style-name="T710">тарики опираются на перила, курят трубки, поглядывая на </text:span><text:span text:style-name="T772">Грету или на реку. </text:span><text:span text:style-name="T773">На них серая одежда, </text:span><text:span text:style-name="T774">широкие штаны, широкополые шляпы с круглыми тульями. </text:span><text:span text:style-name="T775">Рыночная площадь оживлённа и ухожена: </text:span><text:span text:style-name="T776">поблескивают трамвайные пути, </text:span><text:span text:style-name="T777">пахнет свежей поливкой. </text:span><text:span text:style-name="T778">В руинах сирени сочатся своим цветом, своей избыточной жизнью по </text:span><text:span text:style-name="T781">раздроблённым</text:span><text:span text:style-name="T778"> камням </text:span><text:span text:style-name="T779">и</text:span><text:span text:style-name="T778"> кирпичам.</text:span></text:p>
      <text:p text:style-name="P420"><text:span text:style-name="T779">Помимо пары фигур в чёрном, сидящих на солнышке, </text:span><text:span text:style-name="T780">сам Курорт безлюден. </text:span><text:span text:style-name="T781">Маргрета к этому времени издёргана не меньше, чем она была в Берлине. </text:span><text:span text:style-name="T782">Слотроп тащится рядом в своём Ракетмэнском прикиде, чувствует себя подавленным. Sprudelhof </text:span><text:span text:style-name="T783">с одной стороны ограничен </text:span><text:span text:style-name="T784">аркадой песчаного цвета: </text:span><text:span text:style-name="T785">колонны песка и коричневые тени. </text:span><text:span text:style-name="T786">Полоса вплотную к ней отведена кипарисам. Фонтаны скачут в массивных каменных чашах: </text:span><text:span text:style-name="T787">струи 6-метровой высоты, чьи </text:span><text:span text:style-name="T788">тени поперёк гладкой брусчатки двора широки и нервны. </text:span></text:p>
      <text:p text:style-name="P421"><text:span text:style-name="T788">Н</text:span><text:span text:style-name="T710">о кто это стоит там у центрального источника? </text:span><text:span text:style-name="T789">И почему Маргрета обратилась в камень? </text:span><text:span text:style-name="T790">Солнце в небе, другие смотрят, но даже у Слотропа всё дыбится по спине и бокам, </text:span><text:span text:style-name="T791">мороз пробегает волна за волной, под каждым краем его челюсти… </text:span><text:span text:style-name="T792">на женщине чёрное пальто, креповый шарф покрывает её волосы, </text:span><text:span text:style-name="T793">плоть её толстых икр проступающая сквозь чёрные чулки </text:span><text:span text:style-name="T794">почти пурпурна, она лишь опирается над водами </text:span><text:span text:style-name="T795">очень напряжённо и </text:span><text:span text:style-name="T796">наблюдает как они пытаются приблизиться… но </text:span><text:span text:style-name="T126">улыбка</text:span><text:span text:style-name="T796">… </text:span><text:span text:style-name="T797">за десять метров подметённого двора</text:span><text:span text:style-name="T796">, </text:span><text:span text:style-name="T797">улыбка становится уверенной на очень белом лице, </text:span><text:span text:style-name="T798">вся удручённость </text:span><text:span text:style-name="T799">Европы умершей и минувшей </text:span><text:span text:style-name="T800">скопилась в этих глазах столь же чёрных как её одежд</text:span><text:span text:style-name="T801">а, чёрных и безразличных. </text:span><text:span text:style-name="T127">Она знает их</text:span><text:span text:style-name="T800">. </text:span><text:span text:style-name="T802">Грета отвернулась и пытается спрятать своё лицо в плече Слотропа. «</text:span><text:span text:style-name="T803">У колодца»,</text:span><text:span text:style-name="T712">– </text:span><text:span text:style-name="T803">это она шепчет?</text:span><text:span text:style-name="T712">– «</text:span><text:span text:style-name="T803">на закате, эта женщина в чёрном….»</text:span><text:span text:style-name="T800"> </text:span></text:p>
      <text:p text:style-name="P414"><text:span text:style-name="T800">– </text:span><text:span text:style-name="T804">Ладно тебе. Всё хорошо,</text:span><text:span text:style-name="T710">– </text:span><text:span text:style-name="T804">опять пошли Берлинские разговоры.</text:span><text:span text:style-name="T710">– </text:span><text:span text:style-name="T805">Она тут просто для лечения.</text:span><text:span text:style-name="T710">– </text:span><text:span text:style-name="T806">Идиот, идиот</text:span><text:span text:style-name="T710">—</text:span><text:span text:style-name="T807">прежде, чем он успевает её остановить, она вырывается и бежит прочь, </text:span><text:span text:style-name="T808">отчаянное тату высоких каблуков по </text:span><text:span text:style-name="T809">камню, в затенённые арки Kurhaus.</text:span></text:p>
      <text:p text:style-name="P221">– <text:span text:style-name="T1128">Эй,</text:span>– <text:span text:style-name="T1128">Слотроп, чувствуя подкатывающую тошноту, набрасывается на женщину,</text:span>– <text:span text:style-name="T1128">что за дела, леди?</text:span></text:p>
      <text:p text:style-name="P317">Но её лицо уже изменилось, это всего лишь лицо ещё одной женщины из развалин, <text:span text:style-name="T1129">такое он не заметил бы, прошёл мимо. Она улыбается, верно, но с принуждённым и деловым видом, который ему знаком. «</text:span><text:span text:style-name="T78">Zigaretten, bitte?</text:span><text:span text:style-name="T1129">», он отдаёт ей длинный окурок, который приберегал, и отправляется искать Маргрету.</text:span></text:p>
      <text:p text:style-name="P318">Аркада оказывается пустой. <text:span text:style-name="T1130">Все двери в Kurhaus заперты. Над головой тянется прозрачная крыша из жёлтых стёкол, многие из них вывались. Дальше по коридору, неясные пятна послеполуденного солнца прогуливаются, полные пыли сухого цементного раствора. Он взбирается по разбитому маршу ступеней, что кончаются небом. Частые обломки камня загромождают путь. С площадки наверху открывается Курорт до загородных далей: красивые деревья, кладбищенские облака, синяя река. Греты нигде не видно. Позднее он догадаетсся куда она делась. Но они уже будут на борту </text:span><text:span text:style-name="T79">Анубиса</text:span><text:span text:style-name="T1130">, и это лишь ещё больше его опечалит.</text:span></text:p>
      <text:p text:style-name="P319">Он продолжает искать её пока не опустилась темнота, а он вернулся <text:span text:style-name="T1131">обратно </text:span>вдоль реки. <text:span text:style-name="T1132">Он сидит в кафе на открытом воздухе пронизанном жёлтыми огнями, пьёт пиво, ест </text:span><text:span text:style-name="T80">spaetzle</text:span><text:span text:style-name="T1132"> суп, </text:span><text:soft-page-break/><text:span text:style-name="T1132">ожидает. Когда она материализуется, то это застенчивая истёрзанность, чего Герхардт фон Гёль добился от неё раза два, не так трогательно как с текущего ракурса Слотропа, наплывая на её молчаливый ближний план только что стабилизированный по ту сторону столика, доканчивает его пиво, выпрашивает сигарету. Она не только избегает тему женщины возле источника, она возможно утратила уже память об этом.</text:span></text:p>
      <text:p text:style-name="P222">– <text:span text:style-name="T1133">Я ходила в обсерваторию,</text:span>– <text:span text:style-name="T1134">вот что она наконец сказала,</text:span>– <text:span text:style-name="T1134">посмотреть вдоль реки. Она уже близко. Я видела корабль на котором она. Осталось не больше километра.</text:span></text:p>
      <text:p text:style-name="P223">– <text:span text:style-name="T1135">Это ещё что?</text:span></text:p>
      <text:p text:style-name="P224">– <text:span text:style-name="T1136">Бианка, моё дитя, и мои друзья. Я думала они уже давно в Синемюнде. Но никто уже не придерживается расписаний….</text:span></text:p>
      <text:p text:style-name="P320">И конечно же. После ещё пары <text:span text:style-name="T1137">горьких чашек желудёвого кофе и одной сигареты, является весёлый букет огней, красных, зелёных, белых от устья реки, с неясными всхлипами аккордеона, бамканья струнного баса и звуками женского смеха. Слотроп и Грета идут на набережную, и сквозь туман, то начинает подыматься с реки, различают океанскую яхту, одинакового почти цвета с туманом, позолоченный крылатый шакал под бушпритом, открытые палубы заполнены оживлённой болтовнёй в вечерних костюмах. Некоторые заметили Маргрету. Она машет рукой, а они указывают или машут в ответ, и зовут её по имени. Это передвижная деревня: всё лето она плыла вдоль побережья, как корабли Викингов тысячу лет назад, хотя пассивно, без мародёрства: в поисках убежища, которое точно ещё не определено.</text:span></text:p>
      <text:p text:style-name="P321">Корабль подходит к причалу, команда опускает трап. <text:span text:style-name="T1138">Улыбающиеся пассажиры уже на полпути вниз, протягивают обтянутые перчатками, или унизанные кольцами руки к Маргрете.</text:span></text:p>
      <text:p text:style-name="P225">– <text:span text:style-name="T1139">Ну, ты идёшь?</text:span></text:p>
      <text:p text:style-name="P225">– <text:span text:style-name="T1139">А… а надо?</text:span></text:p>
      <text:p text:style-name="P322">Она пожимает плечами, и повернувшись к нему спиной осторожно ступает с причала и на борт, <text:span text:style-name="T1140">юбка натягивается и лоснится секунду в жёлтом свете от кафе</text:span>. <text:span text:style-name="T1141">Слотроп колеблется, идёт следом—в последний момент какой-то хохмач отдёргивает трап и корабль отходит, Слотроп вскрикивает, теряет равновесие и падает в реку. Головой вниз: шлем Ракетмэна тянет его <text:s/>прямо ко дну. Он сдёргивает его и выныривает, в носу жжёт и зрение размыто, белое судно скользит прочь, хотя бурлящие винты приближаются к нему, начиная втягивать его накидку, так что он избавляется от неё тоже. Он отплывает на спине, а затем осторожно вокруг кормы с чёрными буквами: ANUBIS </text:span><text:span text:style-name="T137">Świnojśie</text:span><text:span text:style-name="T908">, стараясь держаться подальше от тех винтов. </text:span><text:span text:style-name="T911">По другому борту он замечает конец свисающей верёвки, доплывает и хватается за неё. </text:span><text:span text:style-name="T912">Оркестр на палубе наигрывает польки. Три пьяных дамы в тиарах и жемчужных ожерельях </text:span><text:span text:style-name="T913">маются бездельем у спасательного леера, глядя как Слотроп карабкается по верёвке. «</text:span><text:span text:style-name="T914">Давайте её обрежем»,</text:span><text:span text:style-name="T915">– </text:span><text:span text:style-name="T914">кричит одна из них,</text:span><text:span text:style-name="T915">–</text:span><text:span text:style-name="T914"> «и посмотрим, как он </text:span><text:span text:style-name="T909">снова</text:span><text:span text:style-name="T914"> бултыхнётся!» «Да, давайте!»</text:span><text:span text:style-name="T915">– </text:span><text:span text:style-name="T914">соглашаются её компаньонки. </text:span><text:span text:style-name="T916">Иисусе. Одна из них раздобыла здоровенный тесак для мяса и размахивает им вовсю, под весьма оживлённый смех, </text:span><text:span text:style-name="T917">примерно в этот момент кто-то ухватывает Слотропа за лодыжку. </text:span><text:span text:style-name="T918">Он смотрит вниз, замечает </text:span><text:span text:style-name="T919">протянутые из иллюминатора два тонких запястья </text:span><text:span text:style-name="T920">в серебре и сапфирах, </text:span><text:span text:style-name="T921">подсвеченные изнутри словно лёд, </text:span><text:span text:style-name="T922">и маслянистую реку бурлящую ниже.</text:span></text:p>
      <text:p text:style-name="P226"><text:span text:style-name="T922">– </text:span><text:span text:style-name="T923">Сюда,</text:span><text:span text:style-name="T907">– </text:span><text:span text:style-name="T923">девичий голос. </text:span><text:span text:style-name="T924">Он соскальзывает ниже, пока она дёргает его ступню, и садится верхом в иллюминатор. </text:span><text:span text:style-name="T925">Сверху доносится тяжёлый удар, верёвка в падении, женщины заходятся истеричным смехом. Слотроп протискивается внутрь, вода выжимается из него на верхнюю койку </text:span><text:span text:style-name="T926">рядом с девушкой около 18 </text:span><text:span text:style-name="T927">в длинном платье с блёстками, </text:span><text:span text:style-name="T928">волосы светлые до белизны, </text:span><text:span text:style-name="T929">и с первыми скулами на памяти Слотропа, , от </text:span><text:span text:style-name="T930">вида </text:span><text:span text:style-name="T929">которых у него встаёт. </text:span><text:span text:style-name="T931">У него определённо уже там мозги сдвинулись, наверняка….</text:span></text:p>
      <text:p text:style-name="P227"><text:span text:style-name="T931">– </text:span><text:span text:style-name="T932">Э…</text:span></text:p>
      <text:p text:style-name="P227"><text:span text:style-name="T932">– Ммм.</text:span><text:span text:style-name="T907">– </text:span><text:span text:style-name="T932">Они смотрят друг на друга пока он продолжает изливаться водой. </text:span><text:span text:style-name="T933">Зовут её, оказывается, Стефания Прокловска. Её муж </text:span><text:span text:style-name="T939">Э</text:span><text:span text:style-name="T933">нтони владелец этого </text:span><text:span text:style-name="T910">Анубиса</text:span><text:span text:style-name="T933">.</text:span></text:p>
      <text:p text:style-name="P323"><text:span text:style-name="T933">Н</text:span><text:span text:style-name="T907">у, муж, ладно. «Т</text:span><text:span text:style-name="T939">ы ж</text:span><text:span text:style-name="T907"> посмотри»,</text:span><text:span text:style-name="T915">– </text:span><text:span text:style-name="T907">грит Слотроп.</text:span><text:span text:style-name="T915">– «</text:span><text:span text:style-name="T934">Я до нитки промок».</text:span></text:p>
      <text:p text:style-name="P228"><text:soft-page-break/><text:span text:style-name="T934">– Я заметила. </text:span><text:span text:style-name="T935">Чей-нибудь вечерний костюм должен тебе подойти. </text:span><text:span text:style-name="T936">Обсушись, я выйду посмотрю что можно раздобыть. </text:span><text:span text:style-name="T937">Можешь пользоваться </text:span><text:span text:style-name="T938">туалетом</text:span><text:span text:style-name="T937">, если хочешь, там всё есть.</text:span></text:p>
      <text:p text:style-name="P324">Он стаскивает остатки Ракетмэнова прикида, <text:span text:style-name="T1142">принимает душ, пользуясь лимонным мылом с вербеной, на котором обнаруживает пару белых волосков с лобка Стефании, и занят бритьём, когда она возвращается с сухой одеждой для него. </text:span></text:p>
      <text:p text:style-name="P229">– <text:span text:style-name="T1143">Значит ты с Маргретой.</text:span></text:p>
      <text:p text:style-name="P229">– <text:span text:style-name="T1143">Не совсем уверен насчёт этого «с». Она нашла своего ребёнка?</text:span></text:p>
      <text:p text:style-name="P230">– <text:span text:style-name="T1144">О, да, и они уже пристают к Карелу. В этом месяце он выставляет себя кинопродюсером. Ну, ты знаешь Карела. И конечно же ей больше всего охота пристроить Бианку в кино.</text:span></text:p>
      <text:p text:style-name="P231">– <text:span text:style-name="T1145">А…</text:span></text:p>
      <text:p text:style-name="P325">Стефания часто пожимает плечами и каждая блёс<text:span text:style-name="T1146">т</text:span>ка её платья пляшет. «<text:span text:style-name="T1146">Маргрета хочет для неё законную карьеру. Чувствует вину. Она никогда не считала свою собственную карьеру чем-то большим, чем полоса грязных фильмов. Думаю, ты слышал как она забеременела Бианкой.</text:span></text:p>
      <text:p text:style-name="P232">– <text:span text:style-name="T1147">Макс Шлепциг, или что-то там.</text:span></text:p>
      <text:p text:style-name="P233">– <text:span text:style-name="T1147">Или что-то там, вот именно. Никогда не смотрел </text:span><text:span text:style-name="T81">Alpdrücken</text:span><text:span text:style-name="T1147">? В той сцене как Великий Инквизитор прошёлся и заходит человек-шакал, чтобы насиловать и раздирать пойманную баронессу. Фон Гёль не выключал камеры. Кадры из фильма конечно вырезали, но они смогли пробраться в частную коллекцию Геббельса. Я видела</text:span>—<text:span text:style-name="T1148">просто волосы дыбом. На каждом мужчине в той сцене чёрный капюшон или маска… у нас в Бидгошче это стала увлекательной игрой для вечеринок, гадать кто из них отец ребёнка. Чем-то же надо развлечься. Они крутили плёнку и спрашивали у Бианки, а она должна была ответить да, или нет.</text:span></text:p>
      <text:p text:style-name="P234">– <text:span text:style-name="T1149">Ага.</text:span>– <text:span text:style-name="T1149">Слотроп приступает к протиранию своего лица лавровишнёвой водой.</text:span></text:p>
      <text:p text:style-name="P235">– <text:span text:style-name="T1150">О, Маргрета испортила её задолго то того, как приезжала погостить у нас. Я не удивлюсь, если сегодня ночью Бианочка спит с Карело. Часть приобщения к бизнесу, не так ли? Конечно, это должно стать только бизнесом</text:span>—<text:span text:style-name="T1151">меньше этого нельзя требовать от матери. Проблема Маргреты в том, что ей всегда это слишком нравилось, прикованной в камерах пыток. Другими способами её не вставляет. Вот увидишь. Она и Танац. И что там Танац привёз в своём чемодане.</text:span></text:p>
      <text:p text:style-name="P236">– <text:span text:style-name="T1152">Танац?</text:span></text:p>
      <text:p text:style-name="P237">– <text:span text:style-name="T1153">Ах, она тебе не сказала.</text:span>– <text:span text:style-name="T1154">Смеётся,</text:span>– <text:span text:style-name="T1154">Миклош Танац, её муж. Они то сходятся, то расходятся. В конце войны разъезжали с гастролями для парней на фронте</text:span>—<text:span text:style-name="T1155">пара лесбианок, волкодав, сундук кожаных костюмов и приспособлений, маленькая группа. Развлекали войска SS. По концлагерям… короткое замыкание на колючей проволоке, знаешь. А уже позже, в Голландии, на ракетных площадках. Это первый раз после капитуляции собираются вместе, так что я бы особо не рассчитывала часто её видеть….</text:span></text:p>
      <text:p text:style-name="P238">– <text:span text:style-name="T1156">Вон оно как, ну, я не знал.</text:span>– <text:span text:style-name="T1157">Ракетные площадки? Рука Провидения ползёт среди звёзд, протягивает Слотропу палец.</text:span></text:p>
      <text:p text:style-name="P238">– <text:span text:style-name="T1158">Пока в отъезде, они оставляли Бианку с нами в Бидгошч. На неё иногда находит, но вообще чудный ребёнок. Я никогда не играла с ней папашу. Сомневаюсь, что у неё был отец. Это было непорочное зачатие, она чистая Маргрета, если слово «чистая» хоть как-то той подходит.</text:span></text:p>
      <text:p text:style-name="P326">Вечерний костюм сидит превосходно. <text:span text:style-name="T1159">Стефания ведёт Слотропа вверх по сходне на палубу. Анубис движется сейчас в свете звёзд через деревенскую местность, порой горизонт прерывается силуэтом ветряной мельницы, копен сена, свинарни, каким-нибудь рядом деревьев на невысоком холме для ветра…. Есть корабли о которых мы можем мечтать а жутких порогах, против течений… нам желанны ветер и двигатель….</text:span></text:p>
      <text:p text:style-name="P239">– <text:span text:style-name="T1160">Энтони,</text:span>– <text:span text:style-name="T1160">она подвела Слотропа к громадному детине в полевой форме Польской кавалерии со множеством маниакальных зубов.</text:span></text:p>
      <text:p text:style-name="P240">– <text:span text:style-name="T1161">Американец?</text:span>– <text:span text:style-name="T1161">качает руку Слотропа.</text:span>– <text:span text:style-name="T1162">Браво. Ты почти завершаешь набор. Теперь мы кораблю всех наций. У нас даже Японецесть на борту. Экс-представитель из Берлина, которому </text:span><text:soft-page-break/><text:span text:style-name="T1162">затруднительно проехать через Россию. Бар найдёшь на следующей палубе. Всё что тут бродит вокруг,</text:span>– <text:span text:style-name="T1163">привлекая к себе Стефанию,</text:span>– <text:span text:style-name="T1163">кроме вот этой, дозволенная дичь.</text:span></text:p>
      <text:p text:style-name="P327">Слотроп козыряет, решает, что тем хочется побыть наедине и находит лестницу в бар. <text:span text:style-name="T1164">Бар увешан праздничными гирляндами и электролампочками, и заполнен дюжинами элегантно наряженный гостей, которые тут же, под аккомпанемент оркестра, грянули этой песней в быстром темпе:</text:span></text:p>
      <text:p text:style-name="P327"/>
      <text:p text:style-name="P428">Добро пожаловать на борт!</text:p>
      <text:p text:style-name="P324"/>
      <text:p text:style-name="P328">Добро пожаловать на борт, эй, это крутая ор-гия,</text:p>
      <text:p text:style-name="P328">Куда ты угодил, мой друг,</text:p>
      <text:p text:style-name="P329">Уже не вспомнить как мы начинали,</text:p>
      <text:p text:style-name="P330">Зато конец один, без вариантов, <text:span text:style-name="T1165">классный</text:span>!</text:p>
      <text:p text:style-name="P331">Ведём себя по скотски, без лишних слов, и плотски,</text:p>
      <text:p text:style-name="P331">Но ты придёшься ко двору,</text:p>
      <text:p text:style-name="P331">Если забудешь этики муру</text:p>
      <text:p text:style-name="P331">И будешь истерично громогласным!</text:p>
      <text:p text:style-name="P331"/>
      <text:p text:style-name="P333">Тут мамочки любовников меняют,</text:p>
      <text:p text:style-name="P333">У дочек ухажёров отбивают.</text:p>
      <text:p text:style-name="P334">Большим эрекциям особенная предилекция,</text:p>
      <text:p text:style-name="P334">Ты не поверишь и глазам,</text:p>
      <text:p text:style-name="P334">Хочешь попробуй сам,</text:p>
      <text:p text:style-name="P334"><text:s/><text:span text:style-name="T1166">И подымайся </text:span></text:p>
      <text:p text:style-name="P335">На борт <text:span text:style-name="T8">Титаника,</text:span> где среди праздника </text:p>
      <text:p text:style-name="P335">Трахнет айсберг в трюм,</text:p>
      <text:p text:style-name="P336">Так вем придёт конец, затихнет визг и вой,</text:p>
      <text:p text:style-name="P336">Итак, добро пожаловать на борт, друг мой!</text:p>
      <text:p text:style-name="P336"/>
      <text:p text:style-name="P337">Ну, вон тебе парочки стонут в спасательных шлюпках, <text:span text:style-name="T1167">пьяница похрапывает в тенте над головой Слотропа, толстые ребята в белых перчатках с розовыми магнолиями в их волосах, танцуют брюхо-в-брюхо и бормочут на Венедском. Руки шарят внутри атласных платьев. Официанты с коричневой кожей и оленьими глазами циркулируют с подносами, на которых наверняка найдёшь любое количество препаратов и соответствующих принадлежностей. Оркестр играет попурри из Американских фокстротов. Барон де Малакастра подсыпает зловеще белый порошок в фужер </text:span><text:span text:style-name="T82">Mme.</text:span><text:span text:style-name="T1167"> Штип. Всё та же старая херня, что творилась когда-то на вилле Рауля де ля Пирлимпинпин и, насколько Слотроп в курсе, всё та же вечеринка.</text:span></text:p>
      <text:p text:style-name="P338">Он примечает Маргрету с её дочерью, но вокруг них сгрудились оргиасты держа его в удалении. <text:span text:style-name="T1168">Он знает, что уязвим более, чем следовало бы, перед хорошенькими девочками, поэтому решает, что так даже лучше, ведь Бианка полный улёт: 11 или 12, смуглая и миленькая, одета в красное платье из шифона, шёлковые чулки и домашники на высоком каблуке, её волосы зачёсаны вверх тщательно и безукоризненно и переплетены ниткой жемчуга, чтобы открыть висящие серьги кристалла блистающего от её крохотных мочек… спасите, помогите. Почему такое всё должно с ним приключаться? Ему видится теперь некролог в журнале </text:span><text:span text:style-name="T83">Time</text:span><text:span text:style-name="T12">—</text:span><text:span text:style-name="T1169">Умер, Ракетмэн, не достигнув 30, в Зоне, от страсти.</text:span></text:p>
      <text:p text:style-name="P339">Женщина, которая пыталась срубить Слотропа в реку тесаком для мяса, теперь сидит на кнехте, держа поллитра жидкости, что уже всосалась и начала затемнять орхидею для приправы. Она всем рассказывает историю про Маргрету. <text:span text:style-name="T1170">Волосы её уложены или стилизованы так, чтобы </text:span><text:soft-page-break/><text:span text:style-name="T1170">напоминать определённый срез мяса. Заказ Слотропа, номинально Ирландское виски с водой, прибыл и он придвигается послушать.</text:span></text:p>
      <text:p text:style-name="P241">– <text:span text:style-name="T1171">её Нептун с изъяном. А чей без? спросит кое-кто. Ах. Но как обитатели </text:span><text:span text:style-name="T84">этой</text:span><text:span text:style-name="T1171"> планеты, обычно. Грета жила, <text:s/>большей частью, </text:span><text:span text:style-name="T84">на</text:span><text:span text:style-name="T1171"> Нептуне</text:span>—<text:span text:style-name="T1172">её недуг был более прямым, чистым, ясным, чем известные нам тут.</text:span></text:p>
      <text:p text:style-name="P242"><text:span text:style-name="T1172">Она нашла Онейрин в тот день, когда её аванпост в Англии, обычный связной по Хлородайну, подвёл. Недалеко от Темзы, когда герань света плыла по небу слишком медленно, чтоб выразить</text:span>—<text:span text:style-name="T1173">меднистый свет, свет загара кожи и мягкого персика, стилизованные цветы рисовались и рисовались средь облаков, увянуть тут, возродиться там</text:span>—<text:span text:style-name="T1174">как это случилось со светом дня, он пал. Падение часов, не столь экстравагантно как у Люцифера, но в равной мере часть продуманной схемы. Грете суждено было найти Онейрин. Каждый сюжет носит свой знак. Какие-то от Бога, какие-то маскируются под Бога. Это очень изощрённый способ подделки. Но всё равно в ней остаётся та же подлость и смертность как у фальшивого чека. Просто с этим сложнее. Члены имеют имена, как Архангелы. Более или менее обычные, данные людьми имена, чья сохранность может быть взломана и выведаны имена. Но в таких именах нет магии. Тут ключевое отличие, в этом разница. Произнесённые вслух, даже с самым чистым магическим намерением, </text:span><text:span text:style-name="T85">они не срабатывают</text:span><text:span text:style-name="T1174">. <text:s/></text:span></text:p>
      <text:p text:style-name="P340">Онейрин Джамф Imipolex A4. . . .</text:p>
      <text:p text:style-name="P243">– <text:span text:style-name="T1175">Эта тупая сука,</text:span>– <text:span text:style-name="T1175">замечает голос у локтя Слотропа,</text:span>– <text:span text:style-name="T1175">с каждым разом рассказывает всё хуже.</text:span></text:p>
      <text:p text:style-name="P244">– <text:span text:style-name="T1176">Прошу прощения?</text:span>– <text:span text:style-name="T1176">Слотроп оборачивается лицом к лицу с Миклошем Танац, борода веником, брови всклочены, как растопыренные концы крыльев ястреба, пьёт абсент из подарочного бокала, на котором, в жутковатом под карнавальным освещением цвете, костлявая хихикающая Смерть вот-вот ухватит двух любовников в постели.</text:span></text:p>
      <text:p text:style-name="P341">Он без проблем заруливается на тему Ракеты. «<text:span text:style-name="T1177">Эта А4»,– грит он,– «мне видится младенцем Исусом, с нескончаемыми комитетами Иродов в их попытках убить его в младенчестве—Пруссаки, некоторые из них, в глубине глубин своих сердец, всё ещё относятся к артиллерии как к опасному нововведению. Если б ты только видел… с первой же минуты, ясно было, они становились всё покорнее перед её… в ней и впрямь была харизма Макса Вебера… какая-то весёлая—и </text:span><text:span text:style-name="T86">глубоко</text:span><text:span text:style-name="T1177"> иррациональная—сила, которую бюрократия Государства никогда не сможет обратить в рутину, которую не может одолеть… они сопротивлялись как могли, но вместе с тем, дали случиться. Невозможно вообразить кого-то, кто </text:span><text:span text:style-name="T86">избрал</text:span><text:span text:style-name="T1177"> бы такую роль. Но с каждым годом, как-то, число их растёт. </text:span></text:p>
      <text:p text:style-name="P342">Но турне с ракетчиками генерала Каммлера, вот о чём Слотроп больше всего извращённо хочет<text:span text:style-name="T131">—</text:span>хочет?<text:span text:style-name="T131">—</text:span>знать: «<text:span text:style-name="T1178">Ну, я был в Нордхаузене, видал куски и части. Но никогда А4 в полном сборе. <text:s/>Это должно быть что-то, а?»</text:span></text:p>
      <text:p text:style-name="P343">Танац протягивает свой бокал для добавки. <text:span text:style-name="T1179">Официант, лицо неподвижная маска, капает воду из ложки, превращая абсент в молочно зелёный, пока Танац ласкает его ягодицы, потом отходит. Неясно, думал ли Танац как ответить. «Да, заправленная, живая, готовая к запуску… пятьдесят футов в высоту, дрожит… а потом это фантастичный мощный рёв. Почти рвёт твои перепонки. Жёстко, резко врывается в девственно синие одежды неба, друг мой. О, так фаллично. Разве нет?»</text:span></text:p>
      <text:p text:style-name="P245">– <text:span text:style-name="T1180">Угу...</text:span></text:p>
      <text:p text:style-name="P246">– <text:span text:style-name="T1181">Хмм, </text:span><text:span text:style-name="T8">ja</text:span>, <text:span text:style-name="T1181">ты бы с ними поладил, с теми на батареях, они были спокойные, как ты. Любознательнее, чем твои пехотные или танковые типы, внимательность доходила до фанатизма. О, с заметными исключениями конечно. Мы живём ради заметных исключений…. Там был мальчик»,</text:span>– <text:span text:style-name="T1182">Пьяные воспоминания? Или выдумывает на ходу?</text:span>– «<text:span text:style-name="T1183">Его звали Готфрид. Божий мир, который, хочу верить, он нашёл. Нам такого не светит. Нас взвесили на весах и выявили нехватку, а Мясник возложил Свой палец на чашу весов… ты считаешь меня пресыщенным. Я тоже так думал до той жуткой недели. Это было время развала, отступления </text:span><text:soft-page-break/><text:span text:style-name="T1183">через нижнесаксонские нефтяные поля. Тогда-то я понял, что был всего лишь зелёным пацаном. Командир батареи превратился в орущего маньяка. Он называл себя «Блисеро». Начинал говорить как поёт капитан а </text:span><text:span text:style-name="T1184">Wozzeck </text:span><text:span text:style-name="T1187"><text:s/>, </text:span><text:span text:style-name="T1188">и голос срывался вдруг в самые верхни регистры истерики. </text:span><text:span text:style-name="T1189">Всё разваливало</text:span><text:span text:style-name="T1193">с</text:span><text:span text:style-name="T1189">ь и он вернулся к какой-то бывшей у предков версии самого себя, </text:span><text:span text:style-name="T1190">орал в небо, сидел <text:s/>часами в застылом трансе, с глазами явно закатившимися под лоб.</text:span><text:span text:style-name="T1191"> Без предупреждения <text:s/>впадал в ту безбожную колоратуру. </text:span><text:span text:style-name="T1192">Белые пустые овалы, глаза статуи, </text:span><text:span text:style-name="T1193">с серым дождём позади них. </text:span><text:span text:style-name="T1194">Он оставил 1945, </text:span><text:span text:style-name="T1195">закоротил нервы на землю, по которой мы уб</text:span><text:span text:style-name="T1196">е</text:span><text:span text:style-name="T1195">гали, </text:span><text:span text:style-name="T1196">в Urstoff доисторического Германца, </text:span><text:span text:style-name="T1197">Божье самое нищее и паникующее создание. </text:span><text:span text:style-name="T1198">Мы с тобой возможно </text:span><text:span text:style-name="T1199">стали </text:span><text:span text:style-name="T1198">на протяжении поколений </text:span><text:span text:style-name="T1200">до того</text:span><text:span text:style-name="T1199"> Христианизирова</text:span><text:span text:style-name="T1200">н</text:span><text:span text:style-name="T1199">ными, </text:span><text:span text:style-name="T1200">настолько расслабленными </text:span><text:span text:style-name="T1201">Gesellschaft</text:span><text:span text:style-name="T1200"> </text:span><text:span text:style-name="T1205">нашими обязанностями перед его </text:span><text:span text:style-name="T1206">прославленным «Договором», что никогда не существовал, </text:span><text:span text:style-name="T1207">что мы, даже мы приходим в ужас сталкиваясь с такими рецидивами. </text:span><text:span text:style-name="T1208">Но в глубине, из своего молчания Urstoff пробуждается и поёт… </text:span><text:span text:style-name="T1209">а в последний день… </text:span><text:span text:style-name="T1210">стыдно сказать… весь тот день меня не покидала эрекция… </text:span><text:span text:style-name="T1211">не осуждай… я ничего не мог поделать… </text:span><text:span text:style-name="T1212">всё вышло из-под контроля</text:span><text:span text:style-name="T1186">—</text:span></text:p>
      <text:p text:style-name="P344"><text:span text:style-name="T1186">На этом месте их прервали Маргрета и Бианка играющие театралльную мать и непослушное дитя. </text:span><text:span text:style-name="T1213">Перешёптыванье с дирижёром, любители затей охотно окружают </text:span><text:span text:style-name="T1214">рас</text:span><text:span text:style-name="T1213">чищенное место, </text:span><text:span text:style-name="T1214">где Бианка </text:span><text:span text:style-name="T1215">теперь <text:s/></text:span><text:span text:style-name="T1214">стоит </text:span><text:span text:style-name="T1215">надув губки, </text:span><text:span text:style-name="T1216">красное платьице до середины её стройных ляжек, чёрные кружев</text:span><text:span text:style-name="T1253">а нижней юбки</text:span><text:span text:style-name="T1216"> чуть выглядывают из-под подола, наверняка это будет нечто утончённое, столичное, </text:span><text:span text:style-name="T1217">и порочное, но что это она делает </text:span><text:span text:style-name="T1218">своим пальчиком так вот отставленным от её щ</text:span><text:span text:style-name="T1219">ё</text:span><text:span text:style-name="T1218">чки с ямочкой</text:span><text:span text:style-name="T1220">—</text:span><text:span text:style-name="T1219">как раз тут вступает оркестр, </text:span><text:span text:style-name="T1221">предблёвная слюна </text:span><text:span text:style-name="T1222">начинает переполнять</text:span><text:span text:style-name="T1221"> рот Слотропа,</text:span><text:span text:style-name="T1223">а его мозг жуткое сомнение как он продержится предстоящие несколько минут. </text:span></text:p>
      <text:p text:style-name="P345"><text:span text:style-name="T1223">Н</text:span><text:span text:style-name="T1186">е только её песенка «На кораблике Леденец», но и сама <text:s/>она </text:span><text:span text:style-name="T1224">сейчас начинает, </text:span><text:span text:style-name="T1225">ни капли стеснения, выстанывать её в точности копируя юную Ширли Темпл</text:span><text:span text:style-name="T1220">—</text:span><text:span text:style-name="T1225">каждую интонацию поросёночка, </text:span><text:span text:style-name="T1226">каждый встрях локона, бездумная улыбка, запинающаяся чечётка… </text:span><text:span text:style-name="T1227">её нежные голые руки начинают </text:span><text:span text:style-name="T1228">толстеть, платьице укорачиваться</text:span><text:span text:style-name="T1220">—</text:span><text:span text:style-name="T1228">кто-то там дурачится с освещением? </text:span><text:span text:style-name="T1229">Но припухлости бесполого младенческого жирка </text:span><text:span text:style-name="T1230">не изменили её глаз: </text:span><text:span text:style-name="T1231">они остались как и были насмешливыми, тёмными, её собственными….</text:span></text:p>
      <text:p text:style-name="P345"><text:span text:style-name="T1232">Много аплодисментов и алкогольный «браво!» когда </text:span><text:span text:style-name="T1233">это всё же кончилось. </text:span><text:span text:style-name="T1234">Танац воздерживается, отечески покачивая головой, </text:span><text:span text:style-name="T1235">огромные брови насуплены: «</text:span><text:span text:style-name="T1236">Ей никогда не стать женщиной, если так и продолжится….»</text:span><text:span text:style-name="T1233"> </text:span><text:span text:style-name="T1225"><text:s/></text:span></text:p>
      <text:p text:style-name="P247"><text:span text:style-name="T1225">– </text:span><text:span text:style-name="T1237">А </text:span><text:span text:style-name="T1202">теперь</text:span><text:span text:style-name="T1237">, </text:span><text:span text:style-name="T1202">liebling</text:span><text:span text:style-name="T1237">,</text:span><text:span text:style-name="T1225">– </text:span><text:span text:style-name="T1237">Маргрета с редкой для неё и чем-то фальшивой улыбкой,</text:span><text:span text:style-name="T1225">– </text:span><text:span text:style-name="T1238">давай послушаем Крекеры-зверушки в Супе у Меня.</text:span></text:p>
      <text:p text:style-name="P250"><text:span text:style-name="T1225">– </text:span><text:span text:style-name="T1242">Супер Звери в Крэке у Меня,</text:span><text:span text:style-name="T1225">– </text:span><text:span text:style-name="T1243">выкрикивает юморист из толпы.</text:span></text:p>
      <text:p text:style-name="P248"><text:span text:style-name="T1225">– </text:span><text:span text:style-name="T1239">Нет,</text:span><text:span text:style-name="T1225">– </text:span><text:span text:style-name="T1239">стонет ребёнок.</text:span></text:p>
      <text:p text:style-name="P249"><text:span text:style-name="T1225">– </text:span><text:span text:style-name="T1240">Бианка</text:span><text:span text:style-name="T1186">—</text:span></text:p>
      <text:p text:style-name="P250"><text:span text:style-name="T1225">– </text:span><text:span text:style-name="T1313">Хватит,</text:span><text:span text:style-name="T1240"> сука!</text:span><text:span text:style-name="T1225">– </text:span><text:span text:style-name="T1241">Высокий каблук звякает о сталь палубы. Это представление.</text:span><text:span text:style-name="T1225">– </text:span><text:span text:style-name="T1244">Мало ты</text:span><text:span text:style-name="T1243"> меня </text:span><text:span text:style-name="T1244">о</text:span><text:span text:style-name="T1243">позори</text:span><text:span text:style-name="T1244">ла</text:span><text:span text:style-name="T1243">?</text:span></text:p>
      <text:p text:style-name="P251"><text:span text:style-name="T1225">– </text:span><text:span text:style-name="T1244">Вижу, что мало,</text:span><text:span text:style-name="T1225">– </text:span><text:span text:style-name="T1245">бросившись к дочери хватает её за волосы </text:span><text:span text:style-name="T1246">и трясёт. Девочка падает на колени, </text:span><text:span text:style-name="T1247">вырываясь, стараясь убежать.</text:span></text:p>
      <text:p text:style-name="P252"><text:span text:style-name="T1225">– </text:span><text:span text:style-name="T1247">О, бесподобно,</text:span><text:span text:style-name="T1225">– </text:span><text:span text:style-name="T1247">кричит дама тесака для мяса.</text:span><text:span text:style-name="T1225">– </text:span><text:span text:style-name="T1247">Грета её накажет.</text:span></text:p>
      <text:p text:style-name="P253"><text:span text:style-name="T1225">– </text:span><text:span text:style-name="T1248">Как бы и </text:span><text:span text:style-name="T1203">мне</text:span><text:span text:style-name="T1248"> хотелось,</text:span><text:span text:style-name="T1225">– </text:span><text:span text:style-name="T1249">бормочет броская девушка мулатка в платье без бретелек, </text:span><text:span text:style-name="T1250">задевая щеку Слотропа длинным мундштуком с бриллиантами пока атласное бедро прошелестало поперёк его ляжки. </text:span><text:span text:style-name="T1251">Кто-то подал Маргрете стальную линейку и эбонитовый Имперский стул. </text:span><text:span text:style-name="T1252">Она валит Бианку себе на колени, вздёргивает платье и </text:span><text:span text:style-name="T1253">нижнюю юбку</text:span><text:span text:style-name="T1252"> повыше, </text:span><text:span text:style-name="T1253">стаскивает белые кружевные панталоны. </text:span><text:span text:style-name="T1254">Прекрасные девчушкины ягодицы восходят как луны. </text:span><text:span text:style-name="T1255">Нежная расселина сжимается и расслабляется, </text:span><text:span text:style-name="T1256">резинки подвязок сдвигаются и растягиваются, </text:span><text:span text:style-name="T1258">на взбрыки ног</text:span><text:span text:style-name="T1256"> Бианки, </text:span><text:span text:style-name="T1257">шёлковые чулки попискиваю друг о друга, </text:span><text:span text:style-name="T1258">эротично и различимо теперь, когда зрители затихли и нашли к чему приложить</text:span><text:span text:style-name="T1259">ся, руки прижались к грудям и пахам, кадыки вздрагивают, языки </text:span><text:span text:style-name="T1260">в </text:span><text:span text:style-name="T1259">пробеж</text:span><text:span text:style-name="T1260">ке</text:span><text:span text:style-name="T1259"> по губам…</text:span><text:span text:style-name="T1252"> </text:span><text:span text:style-name="T1261">где старая мазохистка и статуя, которую Слотроп </text:span><text:soft-page-break/><text:span text:style-name="T1261">знал в Берлине! </text:span><text:span text:style-name="T1262">Грета словно изливает теперь всю боль скопившуюся </text:span><text:span text:style-name="T1263">в минувшие недели на </text:span><text:span text:style-name="T1264">обнажённый зад ребёнка, </text:span><text:span text:style-name="T1265">кожа настолько нежно-гладкая, что белая разметка сантиметров и цифры </text:span><text:span text:style-name="T1266">остаются зеркально-обёрнутыми в красных </text:span><text:span text:style-name="T1267">полосах от каждого удара, </text:span><text:span text:style-name="T1268">перекрещиваясь, искажая скошенной матрицей боли </text:span><text:span text:style-name="T1269">плоть</text:span><text:span text:style-name="T1268"> Бианки. </text:span><text:span text:style-name="T1270">Слёзы льются ручьями </text:span><text:span text:style-name="T1271">по её стянувшемуся и красному лицу, смывая косметику, брызгая на бледный ящеричный верх туфлей её матери… </text:span><text:span text:style-name="T1272">волосы её рас</text:span><text:span text:style-name="T1329">сыпались</text:span><text:span text:style-name="T1272"> до палубы, </text:span><text:span text:style-name="T1273">тёмные, с щепоткой семян-жемчуж</text:span><text:span text:style-name="T1274">инок. Девушка мулатка упёрлась спиной о Слотропа, </text:span><text:span text:style-name="T1275">ухватив в пригоршню его вскочивший хуй, который покрыт всего лишь чьими-то брюками </text:span><text:span text:style-name="T1330">со складками</text:span><text:span text:style-name="T1275">. Все тут типа как возбудились, Танац сидит на стойке бара, а его пока ещё не вытащенный член охватывает ртом </text:span><text:span text:style-name="T1276">один из Вендов в белых перчатках. </text:span><text:span text:style-name="T1277">Два официанта, </text:span><text:span text:style-name="T1278">опустившись коленями на палубу </text:span><text:span text:style-name="T1279">вылизывают сочные гениталии блондинки </text:span><text:span text:style-name="T1280">в винном бархатном платье, </text:span><text:span text:style-name="T1281">которая тем временем страстно ёлзает языком </text:span><text:span text:style-name="T1282">по высоким сияющим Французским каблукам пожилой дамы в лимонной органзе </text:span><text:span text:style-name="T1283">занятой застегиванием серебряных наручников с войлочным подбоем на своём спутнике, майоре Югославской артиллерии в парадной форме, </text:span><text:span text:style-name="T1284">что стоит на коленях, уткнув нос и язык между исхлёстанных ягодиц </text:span><text:span text:style-name="T1285">длинноногой </text:span><text:span text:style-name="T1284">балерины из Парижа, </text:span><text:span text:style-name="T1285">которая придерживает своё платье для него покорными кончиками пальцев, </text:span><text:span text:style-name="T1286">а её подружка, высокая Шведская разведёнка в кожаном корсете плотной вязки </text:span><text:span text:style-name="T1287">и в чёрных Русских сапогах, расстёгивает верх её платья и </text:span><text:span text:style-name="T1288">изощрённо </text:span><text:span text:style-name="T1287">начинает </text:span><text:span text:style-name="T1288">сечь </text:span><text:span text:style-name="T1289">её оголённые груди </text:span><text:span text:style-name="T1290">стеблями полдюжины роз, </text:span><text:span text:style-name="T1291">красных, как капельки пробившейся крови, что скоро начинают скапывать с её затверделых сосков </text:span><text:span text:style-name="T1292">в жадный рот второго Ве</text:span><text:span text:style-name="T1293">н</text:span><text:span text:style-name="T1292">да</text:span><text:span text:style-name="T1284">, </text:span><text:span text:style-name="T1293">которого дрочит удалившийся от дел Голландский банкир сидя на палубе, </text:span><text:span text:style-name="T1294">туфли и носки его только что сняты парой миленьких школьниц, </text:span><text:span text:style-name="T1295">близняшек, фактически, </text:span><text:span text:style-name="T1296">в одинаковых платьях цветущей </text:span><text:span text:style-name="T1185">voile</text:span><text:span text:style-name="T1296">, </text:span><text:span text:style-name="T1297">большой палец каждой его ступни вставлен сейчас в пушистую бороздку, </text:span><text:span text:style-name="T1298">а они вытянулись поверх его ног целуя его мохнатое брюхо, симпатичные близняшные <text:s/>ягодицы приподняты принять в свои анальные отверстия хуи двух официантов, </text:span><text:span text:style-name="T1299">которые недавно, если припоминаешь, выхлёбывали ту сочную блондинку </text:span><text:span text:style-name="T1300">в бархатном платье, <text:s/>по течению реки Одер, где-то </text:span><text:span text:style-name="T1312">ещё </text:span><text:span text:style-name="T1300">там….</text:span></text:p>
      <text:p text:style-name="P346"><text:span text:style-name="T1300">Ч</text:span><text:span text:style-name="T1186">то касается Слотропа, он кончает тем, </text:span><text:span text:style-name="T1301">что кончает между трепещущих грудей девушки из Вены </text:span><text:span text:style-name="T1302">с волосами цвета шкуры львицы </text:span><text:span text:style-name="T1303">и изумрудными глазами с ресницами пушистыми как мех, </text:span><text:span text:style-name="T1304">его сперва всплёскивает до ямки на её выгнутом горле и между всех алмазов её колье, </text:span><text:span text:style-name="T1305">горящих из дали времён сквозь дымку его семени—и такое ощущение, во всяком случае, будто все кончили вместе, хотя как может такое быть?</text:span><text:span text:style-name="T1303"> </text:span><text:span text:style-name="T1306">Он всё же подмечает, что не участвовал </text:span><text:span text:style-name="T1307">похоже</text:span><text:span text:style-name="T1306">, помимо Энтони и Стефании, <text:s/>лишь </text:span><text:span text:style-name="T1307">Японский представитель, </text:span><text:span text:style-name="T1308">сидевший в одиночестве, на верхней палубе, наблюдая. </text:span><text:span text:style-name="T1309">Не мастурбируя или чего-то ещё, а просто наблюдая, наблюдая реку, ночь…. </text:span><text:span text:style-name="T1310">ну, их трудно раскусить, сам знаешь, этих Япо</text:span><text:span text:style-name="T1311">ш</text:span><text:span text:style-name="T1310">ек.</text:span></text:p>
      <text:p text:style-name="P347"><text:span text:style-name="T1243">П</text:span><text:span text:style-name="T1186">роисходит общий отвал от отверстий чуть погодя, выпивка, приём наркотитков и болтовня возобновляются и многие начинают брести прочь </text:span><text:span text:style-name="T1314">поспать. Тут и там остаются подзадержавшиеся парочки и троечки. </text:span><text:span text:style-name="T1315">Саксофонист саксофона-тенора</text:span><text:span text:style-name="T1186"> <text:s/></text:span><text:span text:style-name="T1315">вставил раструб своего инструмента между ляжек матроны смпатичного вида в солнцезащитных очках, да, солнцезащитные очки среди ночи, Слотроп тут угодил в довольно дегенеративную компанию </text:span><text:span text:style-name="T1316">это точно</text:span><text:span text:style-name="T1220">—</text:span><text:span text:style-name="T1316">саксофонист наяривает «</text:span><text:span text:style-name="T1317">Чатануга Чу Чу» </text:span><text:span text:style-name="T1318">и эти вибрации заводят её </text:span><text:span text:style-name="T1319">просто </text:span><text:span text:style-name="T1318">без предела. </text:span><text:span text:style-name="T1320">Девушка с громадным муляжом члена из стекла с мальками пираньи плавающими внутри декадентски лавандовой среды, забавляется между ягодиц дородного трансвестита в чулках-сеточке и крашеного собольего пальто. </text:span><text:span text:style-name="T1321">Черногорскую графиню ебут одновременно в шиньон и в пуп пара восьмидесятилетних ветеранов в одних только сапогах и при этом ведут своего рода обмен техническими замечаниями, что смахивают на церковную Латынь.</text:span></text:p>
      <text:p text:style-name="P347"><text:span text:style-name="T1322">До восхода ещё несколько часов, солнце ещ</text:span><text:span text:style-name="T1323">ё</text:span><text:span text:style-name="T1322"> внизу, за </text:span><text:span text:style-name="T1323">непостижимыми н</text:span><text:span text:style-name="T1322">изинными равнинами </text:span><text:span text:style-name="T1323">Росии. </text:span><text:span text:style-name="T1324">Туман сползается и моторы сбавляют ход. </text:span><text:span text:style-name="T1325">Затону</text:span><text:span text:style-name="T1326">в</text:span><text:span text:style-name="T1325">шие обломки </text:span><text:span text:style-name="T1326">проскальзывают под килем белого корабля. Трупы с весны застрявшие в обломках колышутся и поворачиваются </text:span><text:soft-page-break/><text:span text:style-name="T1326">когда </text:span><text:span text:style-name="T1204">Анубис</text:span><text:span text:style-name="T1326"> проплывает сверху. </text:span><text:span text:style-name="T1327">Под бушпритом, золочёный шакал, единственное существо на борту, которому дано видеть сквозь туман, </text:span><text:span text:style-name="T1328">уставился вперёд, вниз по реке, к Свинемюнде.</text:span></text:p>
      <text:p text:style-name="P332"><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348">Слотропу тут приснился Ландадно, где он провёл дождливый отпуск <text:span text:style-name="T1331">однажды накачиваясь горьким с дочкой буксирного шкипера. Также где Льюис Кэрол написал </text:span><text:span text:style-name="T87">Алиса в Стране Чудес</text:span><text:span text:style-name="T1331">. Поэтому и поставили памятник Белому Кролику в Ландадно. Белый Кролик вёл серьёзный и решающий разговор со Слотропом, но по пути к пробуждению он забыл его, как обычно. Он лежит уставясь на валы и подшипники над головой, коленчатые трубы в азбесто-изоляции, трубопроводы, датчики, баки, пульты управления, фланцы, муфты, задвижки, и на всё их гущу тени. Тут чертовски шумно. Солнечный свет проникает через люки и должно означать, что уже утро. Теперь уголком глаза он улавливает промельк красного. </text:span></text:p>
      <text:p text:style-name="P254">– <text:span text:style-name="T1332">Ты не должен говорить Маргрете. Пожалуйста.</text:span>– <text:span text:style-name="T1333">Это Бианка. Её волосы распущены до бёдер, щёки размазаны, глаза горят.</text:span>– <text:span text:style-name="T1334">Она убьёт меня.</text:span></text:p>
      <text:p text:style-name="P255">– <text:span text:style-name="T1335">Который час?</text:span></text:p>
      <text:p text:style-name="P255">– <text:span text:style-name="T1335">Солнце взошло давным-давно. Зачем тебе время?</text:span></text:p>
      <text:p text:style-name="P349">Зачем время. Хмм. Может ещё поспать, тут. «Твоя мать на тебя злится или что?»</text:p>
      <text:p text:style-name="P256">– <text:span text:style-name="T1336">О, она просто с ума сошла, только что обвинила меня в любовной связи с Танацем. </text:span><text:span text:style-name="T88">Сума</text:span><text:span text:style-name="T1336">сшествие, конечно мы добрые </text:span><text:span text:style-name="T88">друзья</text:span><text:span text:style-name="T1336">, но и только… если б она хоть </text:span><text:span text:style-name="T88">чуть-чуть</text:span><text:span text:style-name="T1336"> уделяла мне внимание, то знала бы.</text:span></text:p>
      <text:p text:style-name="P257">– <text:span text:style-name="T1337">Она уж точно уделила там внимание твоей заднице, детка.</text:span></text:p>
      <text:p text:style-name="P258">– <text:span text:style-name="T1337"><text:s/>Ой-о-ёй,</text:span>– <text:span text:style-name="T1338">приподнимая своё платье, оборачиваясь так, чтобы следить за Слотропом через плечо.</text:span>– <text:span text:style-name="T1339">Я до сих пор </text:span><text:span text:style-name="T89">чувствую</text:span><text:span text:style-name="T1339">. Следы остались?</text:span></text:p>
      <text:p text:style-name="P259">– <text:span text:style-name="T1340">Тебе придётся подойти поближе.</text:span></text:p>
      <text:p text:style-name="P350">Она движется к нему, улыбаясь, вытягивая ступню на каждый шаг. «<text:span text:style-name="T1341">Я смотрела как ты спишь. Ты очень симпатичный, знаешь. Мать ещё говорила, что ты жестокий».</text:span></text:p>
      <text:p text:style-name="P260">– <text:span text:style-name="T1342">А вот посмотри,</text:span>– <text:span text:style-name="T1342">он склоняется мягко укусить в одну из щёк её зада. Она выкручивается, но не отходит.</text:span></text:p>
      <text:p text:style-name="P261">– <text:span text:style-name="T1343">Мм. Тут этот зиппер, ты бы…</text:span>– <text:span text:style-name="T1344">Она поёживается, вертится пока он расстёгивает её, красная тафта соскальзывает вниз и в сторону, и ясное дело там один или два лавандовых подтёка начинают проступать на её заднице, безукоризненной формы, гладкой словно сливки. При всём её малолетстве, она ещё затянута и в крохотный чёрный корсет, что стягивает её талию до диаметра бутылки бренди и толкает юные грудки вверх маленькими белыми полумесяцами. Атласные подвязки украшенные замысловато порнографической вышивкой спускаются по каждой ляжке удерживать чулки с верхом в отделке из тёмного Алансонского кружева. Обнажённые тыльные стороны её ног мягко трутся о лицо Слотропа. Он начинает осыпать их широкими прикусами энтузиаста задниц, одновременно дотягиваясь к переду поиграть губками пизды и клитором, маленькие ступни Бианки топочут в нервном танце, пока он рассеивает засосы, красные туманности, <text:s/>по её чувствительным местам. Она пахнет мылом, цветами, потом, пиздой. Её волосы рассыпались до уровня глаз Слотропа, шелковистые и чёрные, секущиеся кончики шепчутся на пояснице её белой спины двигаясь в и из поля зрения, словно дождь… она развернулась и опустилась на колени расстегнуть его брюки со складками. Склоняясь, закладывая волосы себе за уши, девочка берёт залупу Слотропова хуя в свой накрашенный рот. Глаза её поблескивают сквозь папоротник ресниц, мышата детских рук бегают по его телу, расстёгивая, лаская. Такой хрупкий ребёнок: её горло, глотая, бренчит стоном, когда он стискивает её волосы, выкручивает… она знает о нём всё наперёд. Знает точный момент когда убрать свой рот и подняться, Парижские туфли-шпильки без задников расставлены по бокам от него, покачиваясь, волосы мягкой волной сбегают вперёд обрамляя её лицо, повторяется </text:span><text:soft-page-break/><text:span text:style-name="T1344">темнотой корсета обрамляющего её лобок и живот. Вскинув голые руки, маленькая Бианка поднимает свои длинные волосы, встряхивает своей головкой пустить колышущуюся гриву вдоль спины, заострённые кончики пальцев затем движутся вниз медленно, заставляя его дожидаться, вниз по атласу, по всем блестящим крючочкам и кружеву, к её ляжкам. Затем её лицо, округлое младенческой пухлостью, огромные оттенённые ночью глаза устремляются вниз, когда, сгибая колени, она направляет его член в себя и опускается медленно, мучительно пока <text:s/>он заполняет её, натягивает полностью….</text:span></text:p>
      <text:p text:style-name="P351">Тут что-то, э, типа <text:span text:style-name="T8">забавное</text:span> тут происходит. <text:span text:style-name="T1345">Не то чтобы Слотропу это сейчас доходит, пока всё продолжается—уже попозже ему дойдёт, что он был—возможно это странно прозвучит, но он был как-то, в самом деле, </text:span><text:span text:style-name="T90">внутри его собственного хуя</text:span><text:span text:style-name="T1345">. Если вам под силу такое представить. Да, внутри главенствующего органа полностью, все колониально побочные ткани забыты и брошены на их собственное усмотрение, его руки и ноги словно бы вплетены в сосуды и жилы, его сперма ревёт всё громче и громче, готовясь извергнуться, где-то там ниже его ног… тёмно-бордовый и вечерний пиздосвет достигает его одиночным лучом сквозь отверстие над головой, отражаясь в прозрачных соках текущих вверх вокруг него. Он заточён. Всё вот-вот кончит, кончит невероятно, а он беспомощен тут в этой взрывной героической </text:span><text:span text:style-name="T90">вылазке…</text:span><text:span text:style-name="T1345"> красная плоть отдаёт эхом… необычайное ощущение </text:span><text:span text:style-name="T90">ожидания взлёта</text:span><text:span text:style-name="T1345">….</text:span></text:p>
      <text:p text:style-name="P352">Она спешит, его прелестная наездница, <text:span text:style-name="T1346">запрокинув лицо, трепеща сверху донизу, мышцы верха ляжек напряглись как канат, детские груди вытиснулись из её одёжки… Слотроп притягивает Бианку к себе за её соски и кусает каждый очень крепко. Охватив руками его шею, обнимая его, она начинает кончать, и он тоже, их собственный потоп вздымает его и его ожидания, из глазка на вершине башни и в неё в небывалом взрыве прикосновения. Оглашение пустоты, чем ещё могло это быть, если не царственным гласом самого Агрегата?</text:span></text:p>
      <text:p text:style-name="P353">Где-то в их за<text:span text:style-name="T1347">мершем</text:span> лежании <text:span text:style-name="T1347">её сердце, колотится, синичка в снегу, её волосы, занавешивают, скрывают оба их лица, язычок на его висках и веках снова и снова, шелковистые ноги трут его бока, прохладная кожа её туфлей на его ногах и щиколотках, лопатки приподымаются на спине словно крылья всякий раз, как она его обнимает. Что это было? Слотропу кажется, что он сейчас заплачет.</text:span></text:p>
      <text:p text:style-name="P354">Они в объятиях друг друга. Она говорила, что им нужно скрыться.</text:p>
      <text:p text:style-name="P262">– <text:span text:style-name="T1348">Конечно, только нужно выбрать момент, чтобы где-то сойти. Свинемюнде, или ещё где.</text:span></text:p>
      <text:p text:style-name="P263">– <text:span text:style-name="T1349">Нет. Мы можем скрыться. Я ребёнок, я умею прятаться. Я и тебя могу спрятать.</text:span></text:p>
      <text:p text:style-name="P355"><text:span text:style-name="T1350">Он знает, что о</text:span>на может. <text:span text:style-name="T1350">Он знает. Прямо здесь, прямо сейчас, под косметикой и прихотливым нижним, она </text:span><text:span text:style-name="T91">есть</text:span><text:span text:style-name="T1350">, любовь, невидимость…. Для Слотропа это немалое открытие. </text:span></text:p>
      <text:p text:style-name="P356">Но её руки зашевелились у него на шее, <text:span text:style-name="T1351">встревоженно. И есть от чего. Конечно, он тут побудет, но в итоге уйдёт, и оттого его нужно причислить, в конце концов, к <text:s/>безвести пропавшим в Зоне. Посох Папы Римского так навсегда и останется бесплодным, подобно нерасцветшему хую Слотропа.</text:span></text:p>
      <text:p text:style-name="P357">Поэтому, когда он выпутывается, то делает это нелепо. <text:span text:style-name="T1352">Он сотворяет формальности отправления, прививки от забывчивости, визы на выезд со штампами любовных укусов… но о возвращении он уже и думать забыл. Поправив галстук-бабочку, отряхнув шёлковые лацканы пиджака, застегнув брюки, вернувшись в униформу дня, он поворачивается к ней спиной и взбирается вверх по лестнице. Последний миг прикосновения их взглядов уже оставлен позади….</text:span></text:p>
      <text:p text:style-name="P358">Одна, коленями на крашеной стали, <text:span text:style-name="T1353">как и мать её знает она, что ужас придёт в разгаре дня. И как и Маргреты, худшие из её видений в чёрно-белом. Каждый день она чувствует приближение к самому краю чего-то. Ей часто снится одно и то же путешествие: поездка на поезде, между двумя прославленными городами, освещённая той же перламутровой морщинистостью, что в фильмах предполагает дождь за окном, В Пульмановском вагоне, диктуя свою историю. Она чувствует себя способной наконец-то пересказать о личном ужасе, передать всё ясно, сделать понятным для других. Это может удержать, не дать ей ступить за грань, в серебристо-солёную </text:span><text:soft-page-break/><text:span text:style-name="T1353">тьму смыкающуюся с тяжкой замедленностью на кайме её сознания… когда она выныривала из окраин себя, в тёмных комнатах её же неопознанные волосы неясно вырисовывались как присутствие…. В её рухнувших башнях теперь её колокола бьют в набат под ветром. Истрёпанные верёвки болтаются или хлещут где её коричневые капюшоны больше не проскальзывают над камнем. Ветер её не даёт даже пыли приблизиться. Вокруг старый свет дня: поздний, холодный. Ужас самый яркий послеполуденный час… паруса в море слишком крохотны и далеки, чтобы что-нибудь значить… вода слишком стальна и холодна…. </text:span></text:p>
      <text:p text:style-name="P359">Её <text:span text:style-name="T1354">взгляд</text:span> сейчас<text:span text:style-name="T131">—</text:span>эт<text:span text:style-name="T1354">и</text:span> <text:span text:style-name="T1354">всё глубже налагаемые узы—уже разбил провидческое сердце Слотропа: разбил уже и разбил, этот же самый взгляд мелькал, когда он гнал мимо, всё дальше прочь в сумерки замшелой крошащейся колонии, тощих затуманенных цилиндров на бензоколонках, жестяных щитов Мокси васильковых и горько-сладких как и привкус, пристыдить состарившиеся бока амбаров, на них оглядываются проверить сколько Прошлых раз в зеркале заднего вида, все из которых слишком внутри металла и сгорания, уделяя планам на день больше истинности, чем чему-то могущему <text:s/>нежданно приключиться, по Закону Мёрфи, возможно принося спасение…. Теряются, снова и снова, мимо бедного Бекета затопленного из-за размытой дамбы, вверх и вниз по коричневым как колея склонам, мехграбли ржавеющие <text:s/>дни напролёт, серо-лиловое небо, тёмноя как жёванная резинка, туман начинающий чертить тире в воздухе, целя к востоку, четверть, полдюйма… она взглянула на него один раз, конечно он ещё помнит, от конца стойки в обеденной забегаловке, дым гриля накладывался на окна терпеливо напротив дождя для клетчатой, нахохленной, протекающей пригоршни пространства внутри, от музыкального автомата скорое мигание в блеянии тромбона, флейты и кларнеты рассаживают ноты свинга в самое оно между тишью средней точки и следующим битом, </text:span><text:span text:style-name="T92">па</text:span><text:span text:style-name="T1354"> (хм), <text:s/></text:span><text:span text:style-name="T92">па</text:span><text:span text:style-name="T1354"> (хм), </text:span><text:span text:style-name="T92">па</text:span><text:span text:style-name="T1354"> до того в самое оно, что явно же чуть забегает, но </text:span><text:span text:style-name="T92">чувствовалось</text:span><text:span text:style-name="T1354"> будто отстаёт, вы оба на разных концах стойки это чувствовали, чувствовали, что ваш возраст заносит вас в новый вид времени, которое может позволить пропустить остальное, бесстыдные ожидания стариков следящих сквозь двухфокусность и мокротное равнодушие, следящих как вы, свингуя, дрыгаете в яму миллионами, ровно столько миллионов, сколько нужно…. Конечно, Слотроп потерял её, и продолжал терять её—так заведено в Америке—из окон в автобусах Грейхунд заворачивая в скошенную каменистость, зелёную и сложенную по вязам за пределы восприятия, либо, в более зловещем смысле, нарочно (когда-то знал ты значение этих слов), уехала она, не беспокоясь, слишком принадлежа Им, и не бывать уж бежевому летнему призраку у </text:span><text:span text:style-name="T92">её</text:span><text:span text:style-name="T1354"> обочины дороги…. </text:span></text:p>
      <text:p text:style-name="P360">Покинула Слотропа с его городскими рефлексами <text:span text:style-name="T1355">и </text:span>в его носках Гарвардской команды<text:span text:style-name="T131">—на обоих оказались красные круги наручников, кандалы из комиксов (хотя та книга комиксов не покупалась, случайна найдена в почти наступившей ночи одним из попрыгунчиков на песчаной отмели в Беркшире. Имя героя—или существа—Диск Солнечных Часов. Картинки никогда не заключали его—или это—настолько долго, чтобы понять. ДСЧ влетел(о), ДСЧ вылетел(о), появляясь «сквозь вихрь», из чего читатель понимал «против какого-то течения, более или менее широкого и вертикального: некая стена в постоянном движении»—по ту сторону был иной мир, где Диск Солнечных Часов делал дела, которые вообще никому не понять).</text:span></text:p>
      <text:p text:style-name="P361">Отдалены, да эти хорошенько отдалены. Ещё как. <text:span text:style-name="T1356">Чересчур вблизи и становится больно возвращать её. Но существует эта зацикленность на Эвридике, это </text:span><text:span text:style-name="T93">возвращение её обратно из</text:span><text:span text:style-name="T1356">… хотя насколько легче было бы просто оставить её там, в зловонном карбиде и канареечном супе дыхания и выйти и утешиться настолько, чтоб <text:s/>тратиться <text:s/>лишь на сносный дубликат—«Зачем выводить её обратно? Зачем стараться? Тут разница всего лишь между реальной крышкой гроба и той, что ты для Них чертишь». Нет. Как может он поверить в это? Им только и надо, чтоб он в это поверил, но как он может? Разницы нет между крышкой гроба и её изображением, всё верно, их вся экономика основана на этом… но она должна быть больше, чем просто изображением, чем продуктом, чем обещанием оплаты….</text:span></text:p>
      <text:p text:style-name="P362"><text:soft-page-break/>Из всех её предполагаемых отцов<text:span text:style-name="T131">—</text:span>Макс Шлепциг и массовка в масках <text:span text:style-name="T1357">с одной стороны стрекочущей плёнки, Франц Пёклер и наверняка другие пары рук трудящихся через материал штанов, на том сеансе </text:span><text:span text:style-name="T94">Alpdrücken</text:span><text:span text:style-name="T1357">, с другой—Бианка ближе всего, в этот последний момент возможности под палубами тут за спиной того хищного шакала, ближе всего к тебе, пришедшему в слепящем цвете, сутулящемуся на своём сиденье, ни разу не угрожаемому ни по прямой линии, ни по диагонали за весь вечер, ты, чья отлучённость от водно-белой любви её матери абсолютна, ты, один, говорящий </text:span><text:span text:style-name="T94">знаю я их, </text:span><text:span text:style-name="T1358">пропущен</text:span><text:span text:style-name="T95">, </text:span><text:span text:style-name="T1359">хихикающий</text:span><text:span text:style-name="T96"> так и меня зачтите</text:span><text:span text:style-name="T1359">, не можешь, прикидывающий </text:span><text:span text:style-name="T96">возможно какая-нибудь проститутка</text:span><text:span text:style-name="T1359">… Она выбирает тебя, из всех. Ты никогда её не увидишь. Так что кто-то должен был тебе сказать. </text:span></text:p>
      <text:p text:style-name="P363"><draw:frame draw:style-name="fr1" draw:name="Image6" text:anchor-type="paragraph" svg:width="6.9252in" svg:height="0.3661in" draw:z-index="5"><draw:image xlink:href="Pictures/1000000000000B720000009B428C9716555D8079.png" xlink:type="simple" xlink:show="embed" xlink:actuate="onLoad" loext:mime-type="image/png"/></draw:frame><text:s/><text:span text:style-name="T1360">На полдороге вверх по лесенке, Слотропа пугает яркий ряд зубов из тёмного люка. «Я смотрел. Надеюсь вы не обижаетесь» Похоже опять тот Йип, который представляется как мичман Моритури из Имперского Японского флота.</text:span></text:p>
      <text:p text:style-name="P264">– <text:span text:style-name="T1361">А и я...</text:span>– <text:span text:style-name="T1361">с чего это Слотроп заговорил с ковбойской оттяжкой?</text:span>– <text:span text:style-name="T1361">видал тя как смотришь… </text:span><text:span text:style-name="T97">прошлой ночью</text:span><text:span text:style-name="T1361">, мистер….</text:span></text:p>
      <text:p text:style-name="P264">– <text:span text:style-name="T1361">Вы думаете, что я вуайер. Да, думаете. Но это не так. Меня не возбуждает, хочу сказать. Но когда смотрю на людей, мне нетак одиноко.</text:span></text:p>
      <text:p text:style-name="P265">– <text:span text:style-name="T1362">Ну, лады, мичман… дак чё тада ты… не присодиняисся? </text:span><text:span text:style-name="T99">Они</text:span><text:span text:style-name="T1362"> всегда рады… в компании.</text:span></text:p>
      <text:p text:style-name="P266">– <text:span text:style-name="T1363">О, Боже мой,</text:span>– <text:span text:style-name="T1363">лучится одной из тех многогранных Япошных улыбок, как они умеют,</text:span>– <text:span text:style-name="T1364">тогда б мне </text:span><text:span text:style-name="T98">стало</text:span><text:span text:style-name="T1364"> ещё тоскливее.</text:span></text:p>
      <text:p text:style-name="P364">Столы и стулья расставлены под оранжево-красными полосами тента на корме <text:span text:style-name="T1365">Слотроп и Моритури наверху почти одни, если не считать нескольких девушек в купальниках, что ловят солнце пока есть. Облачная громада собирается прямо по курсу. Слышится громыханье вдалеке. Воздух оживляется.</text:span></text:p>
      <text:p text:style-name="P365">Стюарт приносит кофе, сливки, кашу и свежие апельсины. <text:span text:style-name="T1366">Слотроп взглядывает на кашу с сомнением. «Я буду»,– Моритури ухватывает тарелку.</text:span></text:p>
      <text:p text:style-name="P267">– <text:span text:style-name="T1367">О, конечно,</text:span>– <text:span text:style-name="T1367">Слотроп теперь замечает какие у этого Йипа широкие усы,</text:span>– <text:span text:style-name="T1368">Ага, ага. Я тя вычислил. Кашелюб! Стыдоба. Скрытый Англофил</text:span>—<text:span text:style-name="T1369">вон как краснеешь.</text:span>– <text:span text:style-name="T1370">Показывает пальцем и орёт ха, ха, ха.</text:span></text:p>
      <text:p text:style-name="P268">– <text:span text:style-name="T1371">Ты меня раскрыл. Да, да. Шесть лет я был не за тех.</text:span></text:p>
      <text:p text:style-name="P269">– <text:span text:style-name="T1372">Ни разу не пробовал переметнуться?</text:span></text:p>
      <text:p text:style-name="P270">– <text:span text:style-name="T1372">И узнать что вы за люди? Чёрт возьми! Что если фил поменялся бы на фоба? Что бы я делал?</text:span>– <text:span text:style-name="T1373">Он хихикает и сплёвывает апельсиновое зёрнышко за борт. Похоже он прошёл пару недель обучения в <text:s/>школе Камикадзе на той Формозе, но его отчислили. Что-то связанное с заходом на цель. «У меня просто никак не получалс хороший заход»,</text:span>– <text:span text:style-name="T1374">вздыхает он.</text:span>– «<text:span text:style-name="T1375">Так что меня снова послали сюда, через Россию и Швейцарию. На этот раз при Министерстве Пропаганды».</text:span>– <text:span text:style-name="T1376">Большую часть дня он просиживал фильмы Союзных Сил, выбирая из чего можно нарезать плёнку где Оь смотрелась бы хорошей, а противная сторона плохой.</text:span>– «<text:span text:style-name="T1377">Всё, что я знаю о Великобритании идёт от тех просмотров.</text:span></text:p>
      <text:p text:style-name="P271">– <text:span text:style-name="T1378">Похоже ты тут не один, кому Германское кино свихнуло мировосприятие.</text:span></text:p>
      <text:p text:style-name="P272">– <text:span text:style-name="T1379">Это, конечно, про Маргрету. Чтоб ты знал, мы так и встретились! Общий знакомый на студии Ufa. Я отдыхал в Бад Карме—как раз перед вторжением в Польшу. Тот городок где ты к нам присоединился. Он был курортом. Я смотрел как ты упал в воду. Потом забрался на борт. Ещё я смотрел как Маргрета смотрит на тебя. Пожалуйста не обижайся, Слотроп, но тебе наверно лучше держаться от неё подальше какое-то время.</text:span></text:p>
      <text:p text:style-name="P273">– <text:span text:style-name="T1380">Какие обиды. Я и сам знаю тут творится что-то жуткое.</text:span>– <text:span text:style-name="T1381">Он рассказывает Моритури про случай в Sprudelhof и о бегстве Маргреты от привидения в чёрном.</text:span></text:p>
      <text:p text:style-name="P366"><text:soft-page-break/>Мичман кивает, угрюмо, подкручивая один ус так, что тот саблей указывает на его глаз. «<text:span text:style-name="T1382">Она не сказала <text:s/>тебе из-за чего? Чёрт, Джек, тебе лучше знать….»</text:span></text:p>
      <text:p text:style-name="P366"/>
      <text:p text:style-name="P429">Рассказ мичмана Моритури</text:p>
      <text:p text:style-name="P367">Войны знают способ опережать дни накануне своего начала. <text:span text:style-name="T1383">Оглядываясь назад замечаешь столько шума и весомости. Но у нас рефлекс забывать. Так чтобы война могла иметь большую важность, да, но всё же… разве не легче увидеть скрытые механизмы в дни подводящие к событию? Появляются расстановки, что-то ускоряется… и зачастую края могут приподыматься, кратко, мы видим то, что нам не полагалось….</text:span></text:p>
      <text:p text:style-name="P368">Маргрету пробовали уговорить, чтоб перебралась в Голливуд. Она поехала, но неудачно. <text:span text:style-name="T1384">Ролло встретил её по возвращении, не допустить, чтобы случилось худшее. На месяц он конфисковал все острые предметы, следил, чтобы высоко не поднималась и прятал химические препараты, поэтому спала она совсем мало. Она впадала в дрёму и вскидывалась в истерике. Боялась заснуть, Боялась, что не будет знать как ей вернуться.</text:span></text:p>
      <text:p text:style-name="P369">Ролло не был слишком умён. Он хотел как лучше, но через месяц с нею почувствовал, что с него хватит. <text:span text:style-name="T1385">Вообще-то, все были удивлены, что он продержался так долго. Грета была передана Зигмунду вряд ли выздоровевшей, но без выраженного ухудшения.</text:span></text:p>
      <text:p text:style-name="P370">Проблемой с Зигмундом было место где он тогда жил, продуваемое насквозь, зубчатое безобразие над маленьким озером в Баварских Альпах. <text:span text:style-name="T1386">Часть сооружения должно быть датировалось временем падения Рима. Вот куда Зигмунд привёз её.</text:span></text:p>
      <text:p text:style-name="P371">Она где-то подцепила мысль, будто она <text:span text:style-name="T1387">отчасти</text:span> Еврейка. <text:span text:style-name="T1388">Дела в Германии тогда, как всякому известно, обстояли очень плохо. Маргрета была в ужасе что «её найдут». Ей слышалось Гестапо в малейшем дуновении прошелестевшего рядом сквозняка через любую из тысячи трещин упадка. Зигмунд целыми ночами пытался убедить её, что показалось. Ему это удавалось не лучше, чем Ролло. Примерно в это время и начались её симптомы.</text:span></text:p>
      <text:p text:style-name="P372">При всей психогенности <text:span text:style-name="T1389">этих болей, тиков, сыпей и тошнот, мучилась она по настоящему. Иглотерапевты прибывали дирижаблем из Берлина, стучась посреди ночи со своими бархатными ларчиками полными золотых иголок. Венские аналитики, Индийские святые, Баптисты из Америки маршировали в и из замка Зигмунда, цирковые гипнотизёры и Колумбийские </text:span><text:span text:style-name="T100">curanderos</text:span><text:span text:style-name="T1389"> спали на ковре перед камином. Ничего не помогало. Зигмунд всё больше тревожился и вскоре не меньше Маргреты готов был к галлюцинациям. Наверное именно она предложила Бад Карму. Он в то лето пользовался репутацией благодаря своей грязи, тёплой и жирной грязи со следами радия, чёрной как смоль, мягко пузырящейся. Ах. Любой страдавший подобными недугами может представить её надежду. Та грязь излечит что угодно.</text:span></text:p>
      <text:p text:style-name="P373">Где были все в то лето накануне Войны? В <text:span text:style-name="T1390">снах</text:span>. <text:span text:style-name="T1390">Курорты в то лето, лето посещения Бад Кармы мичманом Моритури, переполнялись толпами <text:s/>лунатиков. В Посольстве для него не было дела. Ему предложили отпуск до сентября. Он знал должно быть, что-то назревает, но просто отправился в отпуск в Бад Карму—день за днём пил Пильзенское Urquelle в кафе над озером в Шатровом Парке. Он был чужаком, по большей части полупьян, тупо упившийся пивом, и он едва мог разговаривать на их языке. Но то что он видел должно быть творилось по всей Германии. Преднамеренное безумие.</text:span></text:p>
      <text:p text:style-name="P374">Маргрета и Зигмунд прогуливались по тем же дорожкам в тени магнолий, <text:span text:style-name="T1391">сидели в креслах-качалках на концертах патриотической музыки… в дождь занимали себя карточной игрой в одном из публичных залов их </text:span><text:span text:style-name="T101">Kurhaus</text:span><text:span text:style-name="T1391">’а. По вечерам они смотрели фейерверки—фонтаны, пенящиеся искрами ракеты, жёртые взрывы звёзд в вышине над Польшей. Тот онейрический сезон…. И не было никого на всех курортах прочесть хоть что-то в огненных знаках. Это просто весёлые огоньки, нервические словно фантазии, что перебрасывались из глаза в глаз, пробегая по коже как страусовые веера за 50 лет до этого.</text:span></text:p>
      <text:p text:style-name="P375"><text:soft-page-break/>Когда Зигмунд впервые заметил её <text:span text:style-name="T1395">исчезновения</text:span>, или когда они стали для него выходить за рамки обычного? <text:span text:style-name="T1392">Всегда у неё находилась благовидная отговорка: медицинская процедура, случайная встреча давнего знакомого, дремота в грязевых ваннах, не замечая хода времени. Возможно этот непривычный сон и вызвал его подозрения в конце концов, из-за того, что ему пришлось вынести из-за её неусыпимости на Юге. Никак не под впечатлением историй про детей в местной газете, не тогда. Зигмунд прочитывал лишь заголовки, да и то изредка, убить время.</text:span></text:p>
      <text:p text:style-name="P376">Моритури видел их часто. <text:span text:style-name="T1393">При встречах они раскланивались, обменивались </text:span><text:span text:style-name="T102">Heil Hitler</text:span><text:span text:style-name="T1391">’ами, и мичману отпускалась пара минут для упражнения в Немецком. Кроме официантов и барменов, они были единственными людьми с кем он говорил. Возле теннисных кортов, в очереди к залу источника под тенью колоннады, у плавательного бассейна, на поединке цветов, Венецианском празднике, Зигмунд и Маргрета почти не менялись, он со своей—Моритури привык считать её Американской улыбкой, вокруг янтарного чубука его угасшей трубки… голова как Рождественский орнамент во плоти… как давно это было… она в жёлтых очках и её шляпах как у Гарбо. И только цветы менялись у неё день ото дня: ипомея, цвет миндаля, наперстянка. Моритури привык предвкушать эти ежедневные встречи. Его жена и дочери ровно на противоположной стороне планеты, сам он сослан в страну, что угнетала его и сбивала с толку. Ему нужна была учтивость посетителей зоопарка, словарный запас разговорника. Он знает, что тоже был диковинкой не менее любопытной. Своей Европейской лощёностью все они его зачаровывали: старые дамы в белом плюмаже на их шезлонгах, ветераны Великой Войны как умиротворённые гиппопотамы отмокающие в стальных ваннах, их изнеженные секретари пронзительно перекликаются на Шпрудельштрассе, а вдали под арками лип и каштанов слышится нескончаемое рычание углекислого газа в булькающем источнике, исходящем из раствора в большущих сотрясающихся сферах… Но Зигмунд и Маргрет очаровывали его больше всех. «Они казались такими же чуждыми там, как и я. У каждого из нас есть антенны, не так ли, опознавать своих….»</text:span></text:p>
      <text:p text:style-name="P377">Однажды до полудня, случайно, он встретил Зигмунда, одного, статуя в твиде опершись на его тросточку перед Ингаляториумом, с видом заблудившегося, некуда идти, и нет желания. <text:span text:style-name="T1394">Не сговариваясь, тогда, они начали разговор. Время пришло. Вскоре они зашагали, пробираясь в толпе больных чужаков, пока Зигмунд рассказывал о своих проблемах с Гретой, её Еврейской фантазии, её исчезновениях. За день до этого он поймал её на лжи. Она пришла очень поздно. Руки тряслись мелкой дрожью, что никак не унималась. Он начал замечать подробности. Её туфли перемазанные чёрной грязью. Шов на её платье растянут, чуть не лопнул, хотя она теряла в весе. Но ему не стало смелости выяснить напрямую.</text:span></text:p>
      <text:p text:style-name="P378">Моритури, который читал газеты, для которого связь выскочила сразу <text:span text:style-name="T1396">как монстр из шипящих пузырьков в </text:span><text:span text:style-name="T103">Trinkhalle</text:span><text:span text:style-name="T1396">, но у которого не хватало слов, Немецких или каких-то ещё, рассказать Зигмунду, Моритури, Пивной Мичман, начал следить за ней. Она никогда не оглядывалась, но знала, что он тут. На еженедельном балу в Kursaal, он ощутил, впервые, отчуждённость разъединившую их всех. Маргрета, глаза, которые он привык видеть скрытыми стеклом противосолнечных очков, теперь обнажённые, жутко горели, не отрываясь и на миг от него. Оркестр <text:s/>Kursaal’а играл номера из </text:span><text:span text:style-name="T103">Весёлой Вдовы</text:span><text:span text:style-name="T1396"> и </text:span><text:span text:style-name="T103">Тайн Сюзанны</text:span><text:span text:style-name="T1396">, старомодная музыка, и всё же, когда её отрывки нашли его годами позже на улице, по радио, они тут же вернули неописуемый вкус той ночи, они втроём на краю глубины, которую никому <text:s/>не измерить… некая прощальная миниатюра Европейских тридцатых, которых он никогда не знал… а ещё та, что для него определённая комната, салон во второй половине дня: худощавые девушки в платьях, тушь вокруг всех их глаз, мужчины с лицами побритыми так гладко, учтивость кинозвёзд… тут уже не опереточная, а бальная музыка, усложнённая, баюкающая, чуть «осовременена», элегантно вплетая новомодные музыкальные фразы… комната наверху, заглядывает предвечерний свет солнца, глубокие ковры, голоса не произносящие ничего тяжёлого, ничего сложного, улыбки так </text:span><text:soft-page-break/><text:span text:style-name="T1396">понимающи и снисходительны. Он проснулся в то утро в мягкой постели, он предвкушает вечер в кабаре с танцами под популярные песни любви исполняемые именно в этом манерном изысканном стиле. Его послеполуденный салон с его скрытыми слезами, с дымом, с осторожной страстью, был промежуточной станцией между удобным утром и комфортной ночью: это была Европа, это был задымленный городской страх смерти и, всего опаснее, это были поддающиеся прочтению глаза Маргреты, оставшиеся без ответа в <text:s/>Kursaal, чёрные глаза среди той гущи драгоценностей и кивающих генералов, с рыком от Brodelbrunnen за дверями, заполняющим паузы в музыке как машины, что вскоре заполнят небо. </text:span></text:p>
      <text:p text:style-name="P379">На следующий вечер, Моритури следил за ней в последний раз. <text:span text:style-name="T1397">Вдоль застарелых троп, под привычные деревья, мимо пруда с Германскими золотыми рыбками, что напоминал ему о доме, через площадки для гольфа, где последний белоусый игроки дня пробивались через тенёта и ловушки их клюшконосцы в аллегорической постойке смирно в сиянии заката, вязки клюшек Фашистским силуэтом….Сумерки опустились на Бад Карму в тот вечер горячечно бледные: горизонт Библейской катастрофой. Маргрет была одета во всё чёрное, шляпа с вуалью покрывала почти все её волосы, сумка переброшена на длинном ремешке через плечо. Пока выбор пункта назначения сбегался в один, пока Моритури впутывался в силки, которые ночь начинала набрасывать на него, пророчество заполнило его словно речной ветер: где бывала она при своих исчезновениях, как дети из тех заголовков были—</text:span></text:p>
      <text:p text:style-name="P380">Они вышли на край прудка чёрной грязи: <text:span text:style-name="T1398">это подземное присутствие, древнее как Земля, отчасти замкнутое там на Курорте и в имени данном…. Жертвой должен стать мальчик задержавшийся, когда все ушли. Волосами его был холодный снег. Моритури мог слышать лишь обрывки сказанного ими. Мальчик поначалу её не боялся. Может не узнал её из своих снов. Это было бы его единственной надеждой. Но они сделали это невозможным, его Германские надсмотрщики. Моритури стоял неподалёку в своей униформе, выжидая, расстёгивая китель, чтобы <text:s/>мог двигаться, хотя он не хотел. Наверняка они повторяли этот прерванное действо из более раннего времени….</text:span></text:p>
      <text:p text:style-name="P381">Её голос начал повышаться, <text:span text:style-name="T1399">а у</text:span> мальчик<text:span text:style-name="T1399">а</text:span> дрожа<text:span text:style-name="T1399">ть. «Ты был в изгнании слишком долго». Это прозвучало хлопком в полумгле.– «Иди домой, со мною,»– вскрикнула она,– «обратно к своему народу». Тут он попытался убежать, но её рука, её рука обтянутая перчаткой, её лапа с когтями метнулась и схватила его за руку.– «Ошмёток Еврейского дерьма. Не пытайся сбежать от меня».</text:span></text:p>
      <text:p text:style-name="P274">– <text:span text:style-name="T1400">Но...</text:span>– <text:span text:style-name="T1400">однако под конец поднимаясь, в дерзком вопросе.</text:span></text:p>
      <text:p text:style-name="P275">– <text:span text:style-name="T1401">Ты знаешь кто я, тоже. Мой дом есть формой Света,</text:span>– <text:span text:style-name="T1402">переходя теперь в бурлеск, с усиленным Еврейским акцентом, актёрски фальшивым,</text:span>–<text:span text:style-name="T1402"> я обхожу весь народ <text:s/>рассеянный по лику Земли, отыскивая заблудших детей. Я есть Израиль. Я есть Шехина, царица, дочь, невеста, и мать Бога. И я заберу тебя обратно, ты черепок разбитого сосуда, даже если придётся тащить тебя за твой маленький обрезанный член</text:span>—</text:p>
      <text:p text:style-name="P275">– <text:span text:style-name="T104">Нет…</text:span></text:p>
      <text:p text:style-name="P382"><text:span text:style-name="T1403">Т</text:span>ак что мичман Моритури совершил единственный за свою карьеру акт героизма. Он даже не отмечен в его <text:span text:style-name="T1404">деле. Она схватила упирающегося мальчика, одна рука в перчатке между его ног. Моритури бросился вперёд. Какой-то миг они раскачивались сплетённой группой. Серая Нацистская статуя: могла бы называться «Семья». Никакой Греческой неподвижности: нет, они </text:span><text:span text:style-name="T105">шевелились</text:span><text:span text:style-name="T1404">. Речь шла не о бессмертности. В этом-то и отличие. Ограниченность существования, ничто не длится за пределы восприятия—никакой передачи последующим поколениям. Обречена, как происшествие с д’Анунцио в Фиоме, как сам Рейх, как бедное создание, от которой мальчик теперь вырвался и убежал в сгустившийся вечер.</text:span></text:p>
      <text:p text:style-name="P383">Маргрета рухнула <text:span text:style-name="T1405">у края широко разлившейся тьмы. </text:span><text:s/><text:span text:style-name="T1406">Моритури стоял рядом на коленях, пока она плакала. Это было ужасно. То, что привело его туда, что поняло и вмешалось так автоматически, теперь уснуло снова. Его рефлективное, его языковое, должностное и </text:span><text:soft-page-break/><text:span text:style-name="T1406">униформированное «я» вновь обрело свои права. Дрожа стоял он на коленях, в большем испуге, чем за всю свою жизнь. Она вела при их возвращении на Курорт.</text:span></text:p>
      <text:p text:style-name="P384">Она и Зигмунд оставили Бад Карму в ту же ночь. <text:span text:style-name="T1407">Возможно мальчик был слишком напуган, угасающий свет слишком слаб, у самого Моритури могли быть слишком сильные покровители, потому что, Бог свидетель, он был там виден очень хорошо—но к нему не пришли из полиции. «Мне самому и в голову не пришло обратиться. Сердцем, я понимал, что она убивала. Можете меня осуждать за это. Но мне было ясно на что я бы её отдал, и всё кончилось бы так же, в официальном заключении, или как есть, понимаете». Следующим днём было 1-е сентября. У детей уже не осталось возможности загадочно исчезать.</text:span></text:p>
      <text:p text:style-name="P384"/>
      <text:p text:style-name="P385">День потемнел. <text:span text:style-name="T1408">Дождь заплёвывает под тент. Тарелка с кашей так и осталасьнетронутой перед Моритури. Слотроп обливается потом глядя на остатки апельсина. «Послушай»,– озарило вдруг его пытливый ум,– «что же с Бианкой, теперь? Она в безопасности с той Гретой, как думаешь?»</text:span></text:p>
      <text:p text:style-name="P386">Почёсывая свои боьшущие усы: «Что ты имеешь ввиду? Ты спрашиваешь, можно ли её спасти?»</text:p>
      <text:p text:style-name="P276">– <text:span text:style-name="T1409">О, чик-трак, старый Йип, брось</text:span>—</text:p>
      <text:p text:style-name="P277">– <text:span text:style-name="T1410">Слушай, от чего можешь </text:span><text:span text:style-name="T106">ты</text:span><text:span text:style-name="T1410"> спасти её?</text:span>– <text:span text:style-name="T1411">Пытливый взгляд лишает Слотропа равновесия. Дождь теперь барабанит по тенту, проливаясь ясным кружевом по краям.</text:span></text:p>
      <text:p text:style-name="P278">– <text:span text:style-name="T1412">Но погоди-ка. Та женщина вчера, в том Sprudelhof—</text:span></text:p>
      <text:p text:style-name="P279">– <text:span text:style-name="T1413">Да. И помни, Грета тоже видела как ты вылез из реки. Теперь подумай про весь фольклёр среди этих людей на тему радиоактивности</text:span>—<text:span text:style-name="T1414">у этих кочевников по курортам, сезон за сезоном. Это же благодать. Это святые воды Лурда. Эта загадочная радиация, что лечит столько всякой всячины</text:span>—<text:span text:style-name="T1415">вдруг это </text:span><text:span text:style-name="T107">предельное</text:span><text:span text:style-name="T1415"> исцеление?</text:span></text:p>
      <text:p text:style-name="P280">– <text:span text:style-name="T1416">Э...</text:span></text:p>
      <text:p text:style-name="P281">– <text:span text:style-name="T1416">Я посмотрел на её лицо, когда ты поднимался на борт. Я был с ней на краю одной из радиоактивных ночей. Я знаю что она увидела на этот раз. Одного из тех детей</text:span>—<text:span text:style-name="T1417">сохранён, вскормлен грязью, радием, рос выше и сильнее, пока медленно, вязко и медленно, течение несло его под землёй, год за годом, став мужчиной, он вышел к реке, покинул её чёрную радиацию, чтоб вновь найти её, Шехину, <text:s/>невесту, царицу, дочь. И мать. Матерински заботливую, как укрывающая грязь и мерцающая урановая смолка</text:span>—</text:p>
      <text:p text:style-name="P387">Почти над самой головой, <text:span text:style-name="T1418">гром вдруг рвётся слепящим яйцом грохота. Где-то внутри взрыва, Слотроп пробормотал: « Брось дурить».</text:span></text:p>
      <text:p text:style-name="P282">– <text:span text:style-name="T1419">Хочешь рискнуть и убедиться?</text:span></text:p>
      <text:p text:style-name="P388">Кто это вообще, а, ну, конечно, это мичман Япошка <text:span text:style-name="T1420">так вот уставился на меня. Но где руки Бианки, её беззащитный рот…. «Ладно, через пару дней мы будем в Свинемюнде, так?»– болтаешь, чтоб удержаться от—так вылазь уже из-за стола, ты, жопа—</text:span></text:p>
      <text:p text:style-name="P283">– <text:span text:style-name="T1421">Мы так и будем всё просто двигаться, только и всего. В конце не имеет значения.</text:span></text:p>
      <text:p text:style-name="P283">– <text:span text:style-name="T1421">Послушай, у тебя ведь дети, как можешь такое говорить? Это всё ,что ты хочешь «просто двигаться»?</text:span></text:p>
      <text:p text:style-name="P284">– <text:span text:style-name="T1422">Я хочу, чтобы война на Тихом океане закончилась и я смог бы вернуться домой. Сейчас сезон сливовых дождей, Бай-у, когда все сливы созревают. Я только хочу быть с Мичико и нашими детьми и, оказавшись там, никогда больше не покидать Хиросиму. Думаю тебе бы там понравилось. Это город на Хонсю, на Острове Моря, очень красивый, совершенен по своим размерам, достаточно велик для городских развлечений, достаточно для безмятежности нужной человеку. Но эти люди не возвращаются, они покидают свои дома, понимаешь—</text:span></text:p>
      <text:p text:style-name="P389">Но один из тех узлов крепящих <text:span text:style-name="T1423">отягчённый дождём </text:span>тент <text:span text:style-name="T1423">к его раме </text:span>подался, <text:span text:style-name="T1424">белая бечёвка развязывается торопливо, хлеща кругами по дождю. Тент провисает воронкой, сливая дождевую воду на Слотропа и Моритури, и они убегают на нижние палубы.</text:span></text:p>
      <text:p text:style-name="P390">Они разделяются в толпе недавно поднявшихся гуляк. <text:span text:style-name="T1425">В голове Слотропа теперь нет ничего кроме мысли найти Бианку. В конце прохода за роем пустых лиц он различает Стефанию в </text:span><text:soft-page-break/><text:span text:style-name="T1425">белом джемпере и брюках, подзывает его. Уходит минут пять, чтобы протолкаться к ней, за это время он успевает подхватить коктейль Алекзандер, вечернюю шляпу, объявление пришлёпнутое ему на спину. Призывающее всех кто прочтёт, на Нижне-Померанском, пнуть Слотропа, пятна от губной помады трёх оттенков бардового, и Чёрную Итальянскую мадуро, которую кто-то уже заботливо для него раскурил. </text:span></text:p>
      <text:p text:style-name="P285">– <text:span text:style-name="T1426">Можете прикидываться душой праздника,</text:span>–<text:span text:style-name="T1426"> приветствует его Стефания,</text:span>–<text:span text:style-name="T1426"> но меня не проведёшь. Под этой развесёлой маской лицо Ионы.</text:span></text:p>
      <text:p text:style-name="P285">– <text:span text:style-name="T1427">Это вы, э, про, э</text:span>—</text:p>
      <text:p text:style-name="P285">– <text:span text:style-name="T1427">Это я про Маргрету. Она заперлась в туалете. В истерике. Никто не может выманить её.</text:span></text:p>
      <text:p text:style-name="P286">– <text:span text:style-name="T1428">И я вам нужен. Как насчёт Танаца?</text:span></text:p>
      <text:p text:style-name="P287">– <text:span text:style-name="T1429">Танац исчез, и Бианка тоже.</text:span></text:p>
      <text:p text:style-name="P288">– <text:span text:style-name="T1430">О, блядь.</text:span></text:p>
      <text:p text:style-name="P288">– <text:span text:style-name="T1430">Маргрета думает вы с ней убежали.</text:span></text:p>
      <text:p text:style-name="P289">– <text:span text:style-name="T1431">Не я.</text:span>– <text:span text:style-name="T1431">Он вкраце передаёт повесть мичмана Моритури. Часть её пыла, напористости, улеглась. Она прикусывает ноготь.</text:span></text:p>
      <text:p text:style-name="P290">– <text:span text:style-name="T1432">Да, ходили слухи. Зигмунд, перед тем как пропал, делал намёки расщекотать любопытство в людях, но без деталей. В своём обычном стиле. Послушайте, Слотроп. Думаете, что-то грозит Бианке?</text:span></text:p>
      <text:p text:style-name="P291">– <text:span text:style-name="T1433">Попробую разобраться.</text:span>– <text:span text:style-name="T1433">Тут его прерывает быстрый пинок в зад.</text:span></text:p>
      <text:p text:style-name="P293">– <text:span text:style-name="T1434">Не повезло тебе,</text:span>– <text:span text:style-name="T1434">крякает голос за спиной,</text:span>– <text:span text:style-name="T1435">только я, из всех кто на борту, умею читать на Нижне-Померанском.</text:span></text:p>
      <text:p text:style-name="P294">– <text:span text:style-name="T1436">Я всего лишь хоть бесплатно добраться в Свинемюнде.</text:span></text:p>
      <text:p text:style-name="P391">Но, как замечает Стефания: «Бесплатно отвозят только в одно место. Начинайте отрабатыватьь за свой проезд. <text:span text:style-name="T1437">Идите к Маргрете.</text:span></text:p>
      <text:p text:style-name="P295">– <text:span text:style-name="T1437">Вы хотите, чтобы я</text:span>—<text:span text:style-name="T1437">да, ладно.</text:span></text:p>
      <text:p text:style-name="P295">– <text:span text:style-name="T1438">Мы не хоти, чтоб что-нибудь случилось.</text:span></text:p>
      <text:p text:style-name="P392">Один из Общих Распорядков на этом судне. Ничего не должно случиться. <text:span text:style-name="T1439">Ладно, Слотроп вежливо вставляет остатки своей сигары между губ </text:span><text:span text:style-name="T108">Mme</text:span><text:span text:style-name="T1439">. Прокаловска и оставляет её попыхивать её, с кулаками в вязаных карманах джемпера.</text:span></text:p>
      <text:p text:style-name="P393">Бианки нет в машинном отделении. <text:span text:style-name="T1440">Он обходит всё в подрагивающем свете лампочек, среди масс упакованных асбестом, <text:s/>ожёгшись пару раз где слезла изоляция, заглядывая в бледные закоулки, тени, не помешало б самому заизолироваться тут. Ничего кроме механизмов, шума. Он направляется к лесенке. Обрывок красного ждёт его там… нет, только её платье с сего собственным семенем всё ещё на подоле… эта гремящая влажность сохранила тут. Он опускается накорточки, держа наряд, вдыхая её запах. Я ребёнок, умею прятаться и я могу спрятать тебя. «Бианка»,– зовёт он.– «Выходи».</text:span></text:p>
      <text:p text:style-name="P394">Сплотившимися у двери в туалет, находит он сортимент высокосветских бездельни<text:span text:style-name="T1449">ц</text:span> и пьян<text:span text:style-name="T1449">чуг</text:span>, <text:span text:style-name="T1441">загородивших проход вместе с россыпью бутылок и стеклодувных изделий, и усевшихся кружком клиентуры кокаина, пташки-кристаллики вспархивают в леса волосни в их носах с острия золотого кинжала с рубинами. Слотроп проталкивается, опирается на дверь и зовёт Маргрету по имени.</text:span></text:p>
      <text:p text:style-name="P309">– Убирайся.</text:p>
      <text:p text:style-name="P309">– Тебе не надо выходить. Просто впусти меня.</text:p>
      <text:p text:style-name="P310">– Я знаю кто ты.</text:p>
      <text:p text:style-name="P310">– Пожалуйста.</text:p>
      <text:p text:style-name="P311">– Они очень умные, подослали тебя как бедного Макса. <text:s/>Но тут ничего не выйдет.</text:p>
      <text:p text:style-name="P296">– <text:span text:style-name="T1442">Я <text:s/>больше не с Ними. Клянусь. Ты нужна мне Грета.</text:span>– <text:span text:style-name="T1443">Брехня. Для чего?</text:span></text:p>
      <text:p text:style-name="P297">– <text:span text:style-name="T1444">Они тогда убьют тебя. Убирайся.</text:span></text:p>
      <text:p text:style-name="P298">– <text:span text:style-name="T1445">Я знаю где Бианка.</text:span></text:p>
      <text:p text:style-name="P299"><text:soft-page-break/>– <text:span text:style-name="T1446">Что ты с ней сделал?</text:span></text:p>
      <text:p text:style-name="P300">– <text:span text:style-name="T1447">Просто</text:span>—<text:span text:style-name="T1447">может всё-таки впустишь?</text:span>– <text:span text:style-name="T1448">После целой минуты молчания, она всё таки открывает.</text:span>– <text:span text:style-name="T1449">Пара любителей поразвлечься пытаются тоже вломиться, но он захлопывает дверь и снова запирает. На Грете нет ничего кроме чёрной сорочки. Завитки чёрных <text:s/>волос лохматятся высоко на её ляжках. Лицо у неё белое, старое, осунувшееся.</text:span></text:p>
      <text:p text:style-name="P301">– <text:span text:style-name="T1450">Где она?</text:span></text:p>
      <text:p text:style-name="P302">– <text:span text:style-name="T1451">Прячется.</text:span></text:p>
      <text:p text:style-name="P302">– <text:span text:style-name="T1451">От меня?</text:span></text:p>
      <text:p text:style-name="P302">– <text:span text:style-name="T1451">От Них.</text:span></text:p>
      <text:p text:style-name="P395">Быстрый взгляд на него. <text:span text:style-name="T1452">Слишком много зеркал, лезвий, ножниц, огней. Слишком белых.</text:span></text:p>
      <text:p text:style-name="P303">– <text:span text:style-name="T1453">Но </text:span><text:span text:style-name="T109">ты</text:span><text:span text:style-name="T1453"> один из Них.</text:span></text:p>
      <text:p text:style-name="P304">– <text:span text:style-name="T1454">Прекрати, ты знаешь, что нет.</text:span></text:p>
      <text:p text:style-name="P304">– <text:span text:style-name="T1455">Это так. Ты поднялся из реки.</text:span></text:p>
      <text:p text:style-name="P305">– <text:span text:style-name="T1456">Ну, это потому, что я </text:span><text:span text:style-name="T110">туда</text:span><text:span text:style-name="T1456"> упал, Грета.</text:span></text:p>
      <text:p text:style-name="P306">– <text:span text:style-name="T1457">Значит Они сделали тебя.</text:span></text:p>
      <text:p text:style-name="P396">Он смотрит как она поигрывает, нервно, с прядями своих волос. <text:span text:style-name="T111">Анубис</text:span><text:span text:style-name="T1458"> начал малость покачиваться, но вызванная в нём тошнота для головы, а не для его желудка. Когда она заговаривает, тошнота начинает заполнять его: мерцающе-чёрный грязевый оползень тошноты….</text:span></text:p>
      <text:p text:style-name="P396"><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397">Мужчинам всегда было просто под<text:span text:style-name="T1459">ойти и сказа</text:span>ть ей <text:span text:style-name="T1459">кем</text:span> она должна <text:span text:style-name="T1459">быть</text:span>. <text:span text:style-name="T1460">Другие девушки её поколения вырастали спрашивая: «Кто я?» Для них это был вопрос исполненный борьбы и боли. <text:s/>Для Гретель это едва ли даже был вопрос. В ней было больше личностей, чем могла придумать что с ними делать. Некоторые из этих Гретель были всего лишь наилегчайшим наброском по поверхности—другие глубже. У многих был тот или другой невероятный дар, антигравитация, вещие сны… коматозные образы вокруг их лиц, мерцающих в воздухе: свет сам по себе по сути выплаканные слёзы, рыдание этим стилизованным способом, пока её уносит через механизированные города, метеоритные стены зависшие посреди воздуха, каждая выемка и проём пусты подобно кости, и слабеющая тень, что сияет чёрным вокруг всего… либо же удержана в изумлённых позициях, длинных платьях, бахроме и символе алхимии, вуали вьющиеся с кожаной шапочки с концентричной набивкой словно шлем велогонщика, <text:s/>потрескивающая разрядами башня и обсидиановая спираль, проходы для странных летательных кораблей ныряющие под арки, торжественно, мимо лувров и гигантских плавников в тумане города….</text:span></text:p>
      <text:p text:style-name="P397"/>
      <text:p text:style-name="P398">В <text:span text:style-name="T8">Weisse Sandwüste von Neumexiko</text:span> она играла девушку-ковбоя. <text:span text:style-name="T1461">Е</text:span>ё <text:span text:style-name="T1461">первым делом </text:span>спросили: «Можешь ездить <text:span text:style-name="T1461">верхом?» – «Конечно»,– ответила она. В жизни не приближалась ближе, чем кюветы обочин в годы войны, ни к какой лошади, но ей нужна была работа. Когдапришёл момент сесть в седло, ей и в голову не приходило бояться зверя, что надавливал меж её ляжек. Это был Американский конь по имени Змий. Объезженный или нет, он мог унести её, даже убить. Но они скакали по экрану полные Сагиттарианского огня, Гретель и тот жеребец, иулыбка ни разу не стёрлась с её лица. </text:span></text:p>
      <text:p text:style-name="P398"/>
      <text:p text:style-name="P398"><text:span text:style-name="T1462">Вот одна из сброшенных ею вуалей, тонкая белая накипь, едкий осадок от одной из недавних ночей в Берлине. «Пока ты спал, я вышла из домика. Пошла на улицу, босиком. Я нашла труп. Мужчина. Недельная седая щетина и старый серый костюм…..» Он лежал неподвижный и очень белый за стеной. Она легла рядом и обняла. Подмораживало. Тело перекатилось к ней и складки </text:span><text:soft-page-break/><text:span text:style-name="T1462">оставались замёрзшими в материале. Она почувствовала как щетинистое лицо трётся о её щеку. Запах был не хуже, чем от холодного мяса в холодильнике. Она лежала, держа его, до утра. </text:span></text:p>
      <text:p text:style-name="P307">– <text:span text:style-name="T1463">Расскажи мне как там у вас?</text:span>– <text:span text:style-name="T1463">Что разбудило её? Топот ботинок на улице, ранний паровой экскаватор. Она едва слышала её усталый шепоток.</text:span></text:p>
      <text:p text:style-name="P399">Труп отвечает: «Мы живём очень далеко <text:span text:style-name="T1464">под чёрной грязью. Добираться несколько дней». Хотя <text:s/>не получалось двигать его руками так же легко как у куклы, она могла заставить его говорить и думать в точности так, как ей хотелось.</text:span></text:p>
      <text:p text:style-name="P400">На миг она задумалась<text:span text:style-name="T131">—</text:span>не <text:span text:style-name="T1465">совсем </text:span>словами<text:span text:style-name="T131">—не так ли точно чувствует её податливое сознание под пальцами Тех, кто…</text:span></text:p>
      <text:p text:style-name="P308">– <text:span text:style-name="T1466">Мм, там внизу уютно. Время отвремени можешь разобрать что-то от Них</text:span>—<text:span text:style-name="T1467">отдалённый рокот, предполагаемый силуэт, передавшийся сюда через землю над головой… но ничего, никогда, </text:span><text:span text:style-name="T112">слишком близко</text:span><text:span text:style-name="T1467">. Там настолько темно, что всякая вещь мерцает. Можем летать. Секса нет. Зато есть фантазии, даже такие, что мы привыкли увязывать с сексом</text:span>—<text:span text:style-name="T1468">которыми мы когда-то модулировали его энергию….</text:span></text:p>
      <text:p text:style-name="P307"/>
      <text:p text:style-name="P401">Как ошеломлённая дебютантка Лотта Люстиг, она оказалась во время наводнения, принятая за посудомойку, плывущей вниз по реке в одной ванне с <text:span text:style-name="T1469">богатым</text:span> плейбоем <text:span text:style-name="T1469">Максом Шлепцигом. Мечта каждой девушки. Фильм назывался J</text:span><text:span text:style-name="T113">ugend Herauf</text:span><text:span text:style-name="T1469">! (беззаботная игра слов, конечно, на модной на модной в то время фразе «Juden heraus!»). Практически все сцены в ванне снимались в студии—ей ни разу не пришлось плыть по реке в ванне с Максом, всё это делали дублёры, а в окончательной редакции остаются лишь неясные кадры издали. Фигуры затемнены и искажены, напоминают обезьян, и качество света особое, словно вся сцена выгравирована на тёмном металле вроде свинца. Дублёром Греты был собственно Итальянский каскадёр по имени Блаццо в длинном парике блондинки. У них был небольшой роман. Но Грета ни за что не ложилась с ним в постель пока не оденет тот </text:span><text:span text:style-name="T113">парик</text:span><text:span text:style-name="T1469">!</text:span></text:p>
      <text:p text:style-name="P402">По реке хлещет дождь: слыш<text:span text:style-name="T1470">атся</text:span> приближающиеся пороги, <text:span text:style-name="T1471">пока что не видны ещё, но они настоящие, неизбежные. И дублёры оба переживают странный, щекочущий страх сейчас, что может быть они и впрямь потерялись, и там действительно нет камеры на берегу за тонкими серыми росчерками ив… вся съёмочная группа, звукотехники, подсобники, осветители уехали… или не приезжали никогда… и чем это течение ударило о нашу белоснежную скорлупку? и что это был за стук, такой застылый и приглушённый?</text:span></text:p>
      <text:p text:style-name="P402"/>
      <text:p text:style-name="P403">Бианка обычно серебряная, или никакого цвета вообще: <text:span text:style-name="T1472">тысячи раз снята, процежена сквозь стекло, искажена и выправлена через фиолетово-кровоточащие интерфейсы Double и Triple Protars, Schneider Angulons, Voigtländer Collinears, </text:span>Steinheil Orthostigmats, <text:span text:style-name="T1473">и</text:span> Gundlach Turner-Reichs <text:span text:style-name="T1473">от</text:span> 1895. <text:span text:style-name="T1474">Для Греты это душа её дочери всякий раз, неисчерпаемая душа…. Этот шарф единственного ребёнка, заправлен на уровне талии, постоянно выбивается добычей для ветра. Назвать её продолжением его её матери, разумеется, напрашиваешься на едкий сарказм. Но получается, время от времени, Грете увидеть Бианку в других детях, призрачно как при двойной экспозиции… явно да очень явно в Готфриде, юном любимце и протеже капитана Блисеро. </text:span></text:p>
      <text:p text:style-name="P292"/>
      <text:p text:style-name="P312">– <text:span text:style-name="T1475">Спусти на мне бретельки ненадолго. Тут достаточно темно? Смотри. Танац говорил они светятся. Что он наизусть знает каждый. Они сегодня очень белые, нет? Хмм. Длинные и белые как паутина. И на заднице тоже есть. И по бокам ляжек внутри….</text:span>– <text:span text:style-name="T1476">Много раз, потом, когда кровь <text:s/>уже остановится и он протрёт спиртом, Танац сидел держа её поперёк своих коленей и читал шрамы на её спине, как цыганка читает ладонь. Шрам судьбы, шрам сердца. Крест кольца Соломона. Несметные богатства и фантазии! Он впадал во вдохновение, после порки. Настолько переполнялся мыслью, что они </text:span><text:span text:style-name="T114">справятся</text:span><text:span text:style-name="T1476">, убегут. И за сыпал прежде чем озверение и надежда совсем покидали его. Больше всего она любила его в эти моменты, засыпая, её обратная сторона </text:span><text:soft-page-break/><text:span text:style-name="T1476">горит огнём, его небольшая голова увесисто на её груди, пока ткань шрамов формировалась на ней в тишине, клетка за клеткой, посреди ночи. Она чувствовала себя почти в безопасности….</text:span></text:p>
      <text:p text:style-name="P312"/>
      <text:p text:style-name="P442">Всякий раз под ударом плетью, <text:s/>всякий раз как наваливались, в своей беспомощности избежать, ей являлось единственное видение, только одно, для каждого взмыва боли. Глаз на вершине пирамиды. Город принесения жертв, с фигурами водеяниях ржавого цвета. Тёмная женщина ожидает в конце улицы. Горестное лицо Дании в капюшоне склоняющееся над Германией. Вишнёво-красные угли сыпятся в ночи. Бианка в костюме Испанской танцовщицы поглаживает дуло пистолета….</text:p>
      <text:p text:style-name="P404">Недалеко от одной площадки запуска ракет, <text:span text:style-name="T1477">в сосновых лесах, Танац и Гретель нашли дорогу, которой никто уже больше не пользовался. Куски покрытия всё ещё проступали тут и там среди зелёной поросли. Казалось, что если они будут держаться этой дороги, то выйдут к городу, к станции, отдалённому поселению… совсем не ясно было что они найдут. Но место то будет давно покинутым.</text:span></text:p>
      <text:p text:style-name="P405">Они держались за руки. <text:s/>Танац был <text:span text:style-name="T1479">одет в старый </text:span>пиджак зелёной замши с накладками на <text:span text:style-name="T1478">рукавах. На Гретель её пальто верблюжьей шерсти и белый головной платок. Местами, иглы хвои засыпали старую дорогу настолько глубоко, что делали беззвучными их шаги. </text:span></text:p>
      <text:p text:style-name="P406">Они подошли к оползню, где мого лет назад дорога была смыта. <text:span text:style-name="T1480">Гравий рассыпался чёрно-белым вниз по склону к реке, которую они слышали, но видеть не могли. Старый автомобиль, Ханномаг Шторм, свисал там, носом вниз, одна дверь распахнута. Лавандово-серая скорлупа металла начисто обглодана, как скелет оленя. Где-то в этих лесах присутствовало нечто сделавшее это. Они обошли обломки, страшась слишком приближаться к паутинно лопнувшему стеклу, к тяжкой смертоносности в тенях переднего сиденья. </text:span></text:p>
      <text:p text:style-name="P407">Вдали за деревьями виднелись <text:span text:style-name="T1481">о</text:span>статки домов. <text:span text:style-name="T1481">Теперь свет как-то приглушился, хотя полдень ещё не наступал, а лес вокруг не стал гуще. Посреди дороги, показались гигантские какашки, выложенные скрутками как обрывки каната—тёмного, в узлах. Что могло оставить такое?</text:span></text:p>
      <text:p text:style-name="P408">В тот же миг она и Танац, оба осознали что часами шли <text:span text:style-name="T1482">через руины громадного города, не древние руины, а разрушенные на протяжении их жизни. Впереди, тропа сворачивала, в деревья. <text:s/>Но что-то стояло теперь между ними и поворотом: невидимое, неощутимое… нечто </text:span><text:span text:style-name="T115">наблюдающее</text:span><text:span text:style-name="T1482">. Оно говорило: «Ни шагу дальше. На этом всё. Ни одного. Уходите откуда пришли».</text:span></text:p>
      <text:p text:style-name="P409">Невозможно было <text:span text:style-name="T1483">про</text:span>двигаться дальше в это. <text:span text:style-name="T1483">Ужас охватил обоих. Они развернулись, чувствуя <text:s/>спинами </text:span><text:span text:style-name="T116">это</text:span><text:span text:style-name="T1483">, и быстро ушли.</text:span></text:p>
      <text:p text:style-name="P410">Вернувшись на Schußstelle, они нашли Блисеро в крайней стадии его безумия. <text:span text:style-name="T1484">С древесных <text:s/>стволов у холодной полянки ободрана <text:s/>кора, они истекали бисером смолы от ракетных пусков.</text:span></text:p>
      <text:p text:style-name="P313">– <text:span text:style-name="T1485">Он мог изгнать нас. Блисеро был местным божеством. Ему бы не понадобилось и кусочка бумаги. Но он хотел, чтоб все мы оставались. Давал нам лучшее, что было, постели, еду, спиртное, наркотики. Что-то намечалось, связанное с мальчиком Готфридом, это было так же несомненно как запах смолы, самое первое в каждое синее затуманенное утро. Но Блисеро ничего не говорил.</text:span></text:p>
      <text:p text:style-name="P411">Мы продвигались в Хит. Там были нефтеносные поля и почернелая почва. <text:span text:style-name="T8">Jabos</text:span> <text:span text:style-name="T1486">пролетали выстоившись ромбом, охотились на нас. Блисеро превратился в какое-то животное… вервульф… но в глазах не сталось ничего человечьего: оно угасало, день за днём, заменялось серыми бороздами, красными венами расположенными не по-людски. </text:span><text:span text:style-name="T117">Острова</text:span><text:span text:style-name="T1486">: слипшиеся острова на море. Иногда даже топографические линии, исходящие из общей точки. «Это карта моей Ur-Heimat»,– представь крик настолько тихий, что <text:s/>почти шёпотом,– «Королевство лорда Блисеро. Белые земли».– Мне вдруг стало ясно: он видел мир теперь </text:span><text:span text:style-name="T117">мифическими регионами</text:span><text:span text:style-name="T1486">: там были свои карты, с настоящими горами, реками и цветом. Он продвигался не по Германии. То было его особное пространство. Но он вёл всех </text:span><text:span text:style-name="T117">нас</text:span><text:span text:style-name="T1486"> с собою! Моя пизда набрякала кровью от </text:span><text:soft-page-break/><text:span text:style-name="T1486">опасности, от шансов нашего уничтожения, упоительное незнание когда это произойдёт потому что пространством и временем распоряжался Блисеро… Он не следовал дорогам, он не пересекал мосты или поля. Мы плыли по Нижней Саксонии, от острова к острову. Каждая пусковая площадка была ещё одним островом, в белом море. На каждом острове был свой пик по центру… был ли он позицией самой Ракеты? моментом взлёта? Германская Одиссея. Который из островов окажется домом?</text:span></text:p>
      <text:p text:style-name="P443">Я всё забываю спросить Танаца что случилось с Готфридом. <text:span text:style-name="T1487">Танацу было позволено оставаться с батареей. Но меня увезли: в одном Испано-Суиза с самим Блисеро, в пасмурную погоду, на нефтехимический завод, что день за днём маячил на ободе гигантсткого колеса нашего горизонта, чёные разрушенные башни вдали, рядом друг с другом, пламя постоянно вырывавшееся из одной трубы. Это был Замок: Блисеро обернулся собираясь что-то сказать, и я произнесла «Замок». Рот улыбнулся мельком, но отсутствующе, изморщиненные волко-очи ушли уже даже за эти одомашненные моменты телепатии, в дали своего звериного севера, к упрямому выживанию на твёрдом краю смерти, которую я даже представить не в силах, тесные темницы с наименее возможным проблеском внутри, жизнь за счёт льда или того меньше. Он называл меня Катье: «Вот увидишь, твоя маленькая хитрость не сработает. Теперь уже нет, Катье». Я не пугалась. Такое безумие мне было понятно, или галлюцинации о давно минувшем. Серебряный аист летел опустив крылья, разрезал ветер опущенным лбом, выпростав ноги с Прусским затылочным узлом позади: на его блестящих поверхностях теперь появились чёрные завихрения лимузинов и штабных машин на подъездной дорожке у здания заводоуправления. Я увидела маленький самолёт, двухместный, в конце парковки. Лица мужчин внутри казались знакомыми. Я знала их по фильмам, в них была власть и важность—то были значительные люди, но я только узнала одного: Генеральный Директор Смарагд, из Леверкузена. Пожилой человек с тростью, известный спиритуалист до войны, и казалось, даже теперь. «Грета»,– улыбнулся он потрагивая мою руку.– «Ах, мы все тут».– Но в остальных не было и следа его шарма. Они все дожидались Блисеро. Встреча знати в Замке. Они прошли в зал заседаний. Я осталась с помощником по фамилии Дроне, высокий лдоб, седоватые волосы, постоянно поправляет галстук. Он смотрел все мои фильмы до единого. Мы перешли на технические детали. Через окна зала заседаний мне было видно их за круглым столом с чем-то по центру. Что-то серое, пластмассовое, блестящее, свет поигрывал на его поверхностях. «Что это?»– спросила я, заигрывая к Дроне. Он отвёл меня за пределы слышимости для остальных. «Думаю, это для F-</text:span>Gerät»,<text:span text:style-name="T131">– прошептал он.</text:span></text:p>
      <text:p text:style-name="P444">–<text:span text:style-name="T8"> </text:span><text:span text:style-name="T118">F</text:span><text:span text:style-name="T1487">?</text:span>– <text:span text:style-name="T1488">грит Слотроп.</text:span>–<text:span text:style-name="T1488"> <text:s/>F-Gerät, ты уверена?</text:span></text:p>
      <text:p text:style-name="P444">– <text:span text:style-name="T1488">Какая-то буква.</text:span></text:p>
      <text:p text:style-name="P444">– S?</text:p>
      <text:p text:style-name="P445"><text:span text:style-name="T535">– </text:span><text:span text:style-name="T536">Ну, хорошо, S. Они как дети ещё не умеющие говорить, с этими <text:s/>их <text:s/>словами, что изобретают на каждом шагу. Мне это казалось эктоплазмой</text:span><text:span text:style-name="T535">—</text:span><text:span text:style-name="T537">которую они заставили, соединёнными усилиями материализоваться на столе. Никто не шевелил губами, Это был сеанс. Я поняла тогда, что Блисеро перенёс меня через границу. Ввёл меня наконец в его родное пространство без судорог боли. Я была свободна. Мужчины толпились позади меня в коридоре загораживая путь обратно. Рука Дроне покрылась испариной у меня на рукаве. Он был дока в пластмассах. Щёлкнет ногтем по большой явно Африканской маске, склонив ухо: «Слышите? Настоящий отзвук Полистирола...»</text:span><text:span text:style-name="T535">– </text:span><text:span text:style-name="T538">и начинает изливать передо мной восторги тяжкой чашей из </text:span>метилметакрилат<text:span text:style-name="T1489">а, копией </text:span><text:span text:style-name="T538">Святого Грааля… </text:span><text:span text:style-name="T539">Мы были у башни реактора. </text:span><text:span text:style-name="T540">Сильный запах растворителя пронизывал воздух. </text:span><text:span text:style-name="T541">Прозрачные прутья какого-то пластика с шипением выходили из экструдера </text:span><text:span text:style-name="T542">у подножия башни, в охлаждающие каналы, или в нарезку. </text:span><text:span text:style-name="T543">В помещение было очень жарко. </text:span><text:span text:style-name="T544">Мне представлялось что-то глубокое, чёрное и вязкое, поступающее на это производство. </text:span><text:span text:style-name="T545">Снаружи </text:span><text:span text:style-name="T551">раздавался звук</text:span><text:span text:style-name="T545"> мотор</text:span><text:span text:style-name="T551">ов</text:span><text:span text:style-name="T545">. Они разъезжа</text:span><text:span text:style-name="T551">ются</text:span><text:span text:style-name="T545">? </text:span><text:span text:style-name="T551">Зачем я тут?</text:span><text:span text:style-name="T545"> </text:span><text:span text:style-name="T546">Пластмассовые змии ползли бесконечно влево и вправо. </text:span><text:span text:style-name="T547">Эрекция моих сопровождающих </text:span><text:soft-page-break/><text:span text:style-name="T547">старалась выползти </text:span><text:span text:style-name="T551">в местах распахивания</text:span><text:span text:style-name="T547"> их <text:s/>одежд. Я могла делать что вздумается. </text:span><text:span text:style-name="T548">Чёрные сияющие и глубокие. </text:span><text:span text:style-name="T549">Я опустилась на колени и начала расстёгивать брюки на Дроне. </text:span><text:span text:style-name="T550">Но двое других ухватили меня под руки и потащили в складское отделение. </text:span><text:span text:style-name="T552">Остальные пришли следом, или вошли через другую дверь. </text:span><text:span text:style-name="T553">Огромные занавеси стирола или винила, </text:span><text:span text:style-name="T554">всех цветов, сплошных и прозрачных, свисали ряд за рядом </text:span><text:span text:style-name="T555">над головой. </text:span><text:span text:style-name="T556">Они переливались словно северное сияние. </text:span><text:span text:style-name="T557">Я чувствовала, что где-то за ними присутствуют зрители, </text:span><text:span text:style-name="T558">в ожидании начала чего-то. </text:span><text:span text:style-name="T559">Дроне с людьми растянули меня на неподатливом матрасе из пластика. </text:span><text:span text:style-name="T560">Все вокруг и я, смотрели на ясный обвал <text:s/>воздух</text:span><text:span text:style-name="T561">а, или света. </text:span><text:span text:style-name="T562">Кто-то произнёс «бутадиен», а мне слышалось</text:span><text:span text:style-name="T120"> будто дева…</text:span><text:span text:style-name="T562"> </text:span><text:span text:style-name="T563">Пластик прошелестал и сомкнулся вокруг нас, </text:span><text:span text:style-name="T564">окутывая нас, призрачно белым. </text:span><text:span text:style-name="T565">Они сняли мою одежду и нарядили </text:span><text:span text:style-name="T566">м</text:span><text:span text:style-name="T565">еня в экзотичный </text:span><text:span text:style-name="T566">костюм из </text:span><text:span text:style-name="T565">како</text:span><text:span text:style-name="T566">го</text:span><text:span text:style-name="T565">-то </text:span><text:span text:style-name="T566">чёрного полимера, </text:span><text:span text:style-name="T567">очень тугой в талии, открытый на </text:span><text:span text:style-name="T568">рассохе.</text:span><text:span text:style-name="T567"> </text:span><text:span text:style-name="T568">Казалось он живёт на мне. «</text:span><text:span text:style-name="T569">Забудь про кожу, и про атлас»,</text:span><text:span text:style-name="T535">– </text:span><text:span text:style-name="T569">трепетал Дроне.</text:span><text:span text:style-name="T535">– «</text:span><text:span text:style-name="T570">Это Imipolex, материал будущего». </text:span><text:span text:style-name="T571">Я не могу описать его аромат, или как он ощущался</text:span><text:span text:style-name="T535">—</text:span><text:span text:style-name="T571">сама роскошь. </text:span><text:span text:style-name="T572">Едва коснувшись, он вынудил мои соски встать торчком и молить об укусах. </text:span><text:span text:style-name="T573">Мне хотелось ощутить его своей пиздой. </text:span><text:span text:style-name="T574">Ничто из всего, что я когда-либо одевала, до или после этого, не возбуждало меня настолько, как <text:s/></text:span><text:span text:style-name="T570">Imipolex. </text:span><text:span text:style-name="T575">Они обещали мне лифчики, сорочки, чулки, </text:span><text:span text:style-name="T576">платья из такого же материала. </text:span><text:span text:style-name="T577">Дроне нацепил гигантский член из <text:s/></text:span><text:span text:style-name="T570">Imipolex’</text:span><text:span text:style-name="T577">а поверх собственного. </text:span><text:span text:style-name="T578">Я тёрлась об него лицом, это </text:span><text:span text:style-name="T579">было </text:span><text:span text:style-name="T578">так упоительно…. </text:span><text:span text:style-name="T580">Между ног моих разверзлась пропасть. </text:span><text:span text:style-name="T581">Предметы, воспоминания, </text:span><text:span text:style-name="T582">невозможно уже различить это всё, </text:span><text:span text:style-name="T583">скатывались вниз через мою голову. </text:span><text:span text:style-name="T584">Неудержимый поток. </text:span><text:span text:style-name="T585">Я извергала всё это в некую пустоту… </text:span><text:span text:style-name="T586">из моего омута, извиваясь, ярко расцвеченные галлюцинации </text:span><text:span text:style-name="T587">лились… </text:span><text:span text:style-name="T588">безделушки, обрывки диалогов, </text:span><text:span text:style-name="T589">произведения d’art… я избавлялась от всего </text:span><text:span text:style-name="T590">этого. </text:span><text:span text:style-name="T591">Ничего не удерживала. </text:span><text:span text:style-name="T592">Было это «покорностью», тогда</text:span><text:span text:style-name="T535">—</text:span><text:span text:style-name="T592">избавляться от всего?</text:span></text:p>
      <text:p text:style-name="P446"><text:span text:style-name="T592">Н</text:span><text:span text:style-name="T534">е знаю как долго меня там держали. </text:span><text:span text:style-name="T593">Я засыпала, просыпалась. </text:span><text:span text:style-name="T594">Мужчины появлялись и пропадали. </text:span><text:span text:style-name="T595">Время потеряло значение. </text:span><text:span text:style-name="T596">В одно утро я оказалась снаружи завода, голая, под дождём. </text:span><text:span text:style-name="T597">Там ничего не росло. </text:span><text:span text:style-name="T598">Что-то свалено было огромным расходящимся веером на многие мили.</text:span><text:span text:style-name="T595"> </text:span><text:span text:style-name="T599">Какие-то смолистые отходы. </text:span><text:span text:style-name="T600">Мне при</text:span><text:span text:style-name="T601">ш</text:span><text:span text:style-name="T600">лось прошагать весь путь до пусковой площадки. </text:span><text:span text:style-name="T601">Там было пусто. Танац оставил записку, просил меня попытаться попасть в Свинемюнде. </text:span><text:span text:style-name="T602">Что-то <text:s/>явно случилось на площадке. </text:span><text:span text:style-name="T603">На поляне царила тишь, которую мне случалось почувствовать лишь однажды. Однажды в Мехико. В том году, как я была в Америке. </text:span><text:span text:style-name="T604">Мы были глубоко в джунглях. </text:span><text:span text:style-name="T605">Мы подошли к лестнице из каменных ступеней, </text:span><text:span text:style-name="T606">покрыты лианами, мхом, столетия тления. </text:span><text:span text:style-name="T607">Остальные поднялись на самый верх, </text:span><text:span text:style-name="T608">но</text:span><text:span text:style-name="T607"> я не могла. </text:span><text:span text:style-name="T609">Это было как в тот день с Танацем, </text:span><text:span text:style-name="T610">в сосновом лесу. </text:span><text:span text:style-name="T611">Я чувствовала молчание </text:span><text:span text:style-name="T612">дожидавшееся</text:span><text:span text:style-name="T611"> меня наверху. </text:span><text:span text:style-name="T612">Не их, а только меня одну… </text:span></text:p>
      <text:p text:style-name="P292"/>
      <text:p text:style-name="P331"/>
      <text:p text:style-name="P10">–</text:p>
      <text:p text:style-name="P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3-07T17:23:48.351784984</dc:date>
    <meta:editing-duration>P5DT12H13M13S</meta:editing-duration>
    <meta:editing-cycles>3114</meta:editing-cycles>
    <meta:generator>LibreOffice/6.1.5.2$Linux_X86_64 LibreOffice_project/10$Build-2</meta:generator>
    <meta:document-statistic meta:table-count="0" meta:image-count="7" meta:object-count="0" meta:page-count="50" meta:paragraph-count="519" meta:word-count="27666" meta:character-count="185089" meta:non-whitespace-character-count="157674"/>
  </office:meta>
</office:document-meta>
</file>